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0.25pt"/>
    </style:style>
    <style:style style:name="co3" style:family="table-column">
      <style:table-column-properties fo:break-before="auto" style:column-width="25.51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133.6pt"/>
    </style:style>
    <style:style style:name="co6" style:family="table-column">
      <style:table-column-properties fo:break-before="auto" style:column-width="102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ce3"/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104" calcext:value-type="float">
            <text:p>18370104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żefa</text:p>
          </table:table-cell>
          <table:table-cell table:style-name="ce2" office:value-type="string" calcext:value-type="string">
            <text:p>Michał /Gęsin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Tomasz /Brzeziński/</text:p>
          </table:table-cell>
          <table:table-cell table:style-name="ce2" office:value-type="string" calcext:value-type="string">
            <text:p>Jożefa /By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105" calcext:value-type="float">
            <text:p>18370105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arcin /Dobrzyń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oyciech /Kubasiak/</text:p>
          </table:table-cell>
          <table:table-cell table:style-name="ce2" office:value-type="string" calcext:value-type="string">
            <text:p>Jożefa /Bączy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106" calcext:value-type="float">
            <text:p>18370106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??</text:p>
          </table:table-cell>
          <table:table-cell table:style-name="ce2" office:value-type="string" calcext:value-type="string">
            <text:p>Prazida</text:p>
          </table:table-cell>
          <table:table-cell table:style-name="ce2" office:value-type="string" calcext:value-type="string">
            <text:p>Andrzei /Dylawer/</text:p>
          </table:table-cell>
          <table:table-cell table:style-name="ce2" office:value-type="string" calcext:value-type="string">
            <text:p>Anna /Rogalińska/</text:p>
          </table:table-cell>
          <table:table-cell table:style-name="ce2" office:value-type="string" calcext:value-type="string">
            <text:p>Wincenty /Kausa/</text:p>
          </table:table-cell>
          <table:table-cell table:style-name="ce2" office:value-type="string" calcext:value-type="string">
            <text:p>Maryanna /Budzy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117" calcext:value-type="float">
            <text:p>18370117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lexander</text:p>
          </table:table-cell>
          <table:table-cell table:style-name="ce2" office:value-type="string" calcext:value-type="string">
            <text:p>Woyciech /Kolasa/</text:p>
          </table:table-cell>
          <table:table-cell table:style-name="ce2" office:value-type="string" calcext:value-type="string">
            <text:p>Maryanna /Janiszewska/</text:p>
          </table:table-cell>
          <table:table-cell table:style-name="ce2" office:value-type="string" calcext:value-type="string">
            <text:p>Walenty /Szczehowski/</text:p>
          </table:table-cell>
          <table:table-cell table:style-name="ce2" office:value-type="string" calcext:value-type="string">
            <text:p>Agata /Sawi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123" calcext:value-type="float">
            <text:p>18370123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żefa</text:p>
          </table:table-cell>
          <table:table-cell table:style-name="ce2" office:value-type="string" calcext:value-type="string">
            <text:p>Michał /Kasmierż/</text:p>
          </table:table-cell>
          <table:table-cell table:style-name="ce2" office:value-type="string" calcext:value-type="string">
            <text:p>Nepumocyna</text:p>
          </table:table-cell>
          <table:table-cell table:style-name="ce2" office:value-type="string" calcext:value-type="string">
            <text:p>Antoni /Waszkowiak/</text:p>
          </table:table-cell>
          <table:table-cell table:style-name="ce2" office:value-type="string" calcext:value-type="string">
            <text:p>Anna /Jozwia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123" calcext:value-type="float">
            <text:p>18370123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żefa</text:p>
          </table:table-cell>
          <table:table-cell table:style-name="ce2" office:value-type="string" calcext:value-type="string">
            <text:p>Stanisław /Frasz/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Walenty /Frasz/</text:p>
          </table:table-cell>
          <table:table-cell table:style-name="ce2" office:value-type="string" calcext:value-type="string">
            <text:p>Franciszka /Gło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125" calcext:value-type="float">
            <text:p>18370125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ranciszka</text:p>
          </table:table-cell>
          <table:table-cell table:style-name="ce2" office:value-type="string" calcext:value-type="string">
            <text:p>Stanisław /Wozny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Łukacz /Kusz/</text:p>
          </table:table-cell>
          <table:table-cell table:style-name="ce2" office:value-type="string" calcext:value-type="string">
            <text:p>Terasa /Zamelfelt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128" calcext:value-type="float">
            <text:p>18370128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Woyciech /Okoniw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Jożef /Kusz/</text:p>
          </table:table-cell>
          <table:table-cell table:style-name="ce2" office:value-type="string" calcext:value-type="string">
            <text:p>Maryanna /Kędzio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131" calcext:value-type="float">
            <text:p>18370131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 Rozalia</text:p>
          </table:table-cell>
          <table:table-cell table:style-name="ce2" office:value-type="string" calcext:value-type="string">
            <text:p>Jan /Mański/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Frydrych /Bertrand/</text:p>
          </table:table-cell>
          <table:table-cell table:style-name="ce2" office:value-type="string" calcext:value-type="string">
            <text:p>Anna /Kullm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202" calcext:value-type="float">
            <text:p>18370202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żefa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Ulianna /Grzechowiak/</text:p>
          </table:table-cell>
          <table:table-cell table:style-name="ce2" office:value-type="string" calcext:value-type="string">
            <text:p>Franciszek /Biyma/</text:p>
          </table:table-cell>
          <table:table-cell table:style-name="ce2" office:value-type="string" calcext:value-type="string">
            <text:p>Franciszka /Biym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205" calcext:value-type="float">
            <text:p>18370205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Andrzei /Kwiatko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Wodziński/</text:p>
          </table:table-cell>
          <table:table-cell table:style-name="ce2" office:value-type="string" calcext:value-type="string">
            <text:p>Gladin /Kruszew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220" calcext:value-type="float">
            <text:p>18370220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azmierz</text:p>
          </table:table-cell>
          <table:table-cell table:style-name="ce2" office:value-type="string" calcext:value-type="string">
            <text:p>Paweł /Jaczkowiak/</text:p>
          </table:table-cell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Floryan /Zamiar/</text:p>
          </table:table-cell>
          <table:table-cell table:style-name="ce2" office:value-type="string" calcext:value-type="string">
            <text:p>Maryanna /Zieli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304" calcext:value-type="float">
            <text:p>18370304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żef</text:p>
          </table:table-cell>
          <table:table-cell table:style-name="ce2" office:value-type="string" calcext:value-type="string">
            <text:p>Jakób /Rozniecki/</text:p>
          </table:table-cell>
          <table:table-cell table:style-name="ce2" office:value-type="string" calcext:value-type="string">
            <text:p>Agniszka</text:p>
          </table:table-cell>
          <table:table-cell table:style-name="ce2" office:value-type="string" calcext:value-type="string">
            <text:p>Michał /Patczyński/</text:p>
          </table:table-cell>
          <table:table-cell table:style-name="ce2" office:value-type="string" calcext:value-type="string">
            <text:p>Karolina /Sima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309" calcext:value-type="float">
            <text:p>18370309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ranciszek</text:p>
          </table:table-cell>
          <table:table-cell table:style-name="ce2" office:value-type="string" calcext:value-type="string">
            <text:p>Jozef /Kusz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Bartlomi /Okonieski/</text:p>
          </table:table-cell>
          <table:table-cell table:style-name="ce2" office:value-type="string" calcext:value-type="string">
            <text:p>Katarzyna /Okonie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316" calcext:value-type="float">
            <text:p>18370316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żef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Maryanna /Pietrzycka/</text:p>
          </table:table-cell>
          <table:table-cell table:style-name="ce2" office:value-type="string" calcext:value-type="string">
            <text:p>Kazmierz /Kusz/</text:p>
          </table:table-cell>
          <table:table-cell table:style-name="ce2" office:value-type="string" calcext:value-type="string">
            <text:p>Maryanna /Bycz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319" calcext:value-type="float">
            <text:p>18370319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Jakób /Horyński/</text:p>
          </table:table-cell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Krystof /Wegner/</text:p>
          </table:table-cell>
          <table:table-cell table:style-name="ce2" office:value-type="string" calcext:value-type="string">
            <text:p>Maryanna /Drewic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322" calcext:value-type="float">
            <text:p>18370322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Woyciecha</text:p>
          </table:table-cell>
          <table:table-cell table:style-name="ce2" office:value-type="string" calcext:value-type="string">
            <text:p>Woychiech /Przybył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Andrzy /Jaczyński/</text:p>
          </table:table-cell>
          <table:table-cell table:style-name="ce2" office:value-type="string" calcext:value-type="string">
            <text:p>Jozefa /Kuberów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323" calcext:value-type="float">
            <text:p>18370323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Michał /Sabczak/</text:p>
          </table:table-cell>
          <table:table-cell table:style-name="ce2" office:value-type="string" calcext:value-type="string">
            <text:p>Franciszka</text:p>
          </table:table-cell>
          <table:table-cell table:style-name="ce2" office:value-type="string" calcext:value-type="string">
            <text:p>Maci /Limański/</text:p>
          </table:table-cell>
          <table:table-cell table:style-name="ce2" office:value-type="string" calcext:value-type="string">
            <text:p>Katarzyna /Hyskowa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323" calcext:value-type="float">
            <text:p>18370323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Ludowik /Armata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alenty /Kaczmarzak/</text:p>
          </table:table-cell>
          <table:table-cell table:style-name="ce2" office:value-type="string" calcext:value-type="string">
            <text:p>Rozalia /Armacia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330" calcext:value-type="float">
            <text:p>18370330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Mikołai /Kuiaw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Kazmierz /Kusz/</text:p>
          </table:table-cell>
          <table:table-cell table:style-name="ce2" office:value-type="string" calcext:value-type="string">
            <text:p>Ulianna /Ku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401" calcext:value-type="float">
            <text:p>18370401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Wincent /Kaus/</text:p>
          </table:table-cell>
          <table:table-cell table:style-name="ce2" office:value-type="string" calcext:value-type="string">
            <text:p>Chrystyna</text:p>
          </table:table-cell>
          <table:table-cell table:style-name="ce2" office:value-type="string" calcext:value-type="string">
            <text:p>Stefan /Gurecki/</text:p>
          </table:table-cell>
          <table:table-cell table:style-name="ce2" office:value-type="string" calcext:value-type="string">
            <text:p>Tekla /Jasi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411" calcext:value-type="float">
            <text:p>18370411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Antoni /Przybył/</text:p>
          </table:table-cell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Woyciech /Rumel/</text:p>
          </table:table-cell>
          <table:table-cell table:style-name="ce2" office:value-type="string" calcext:value-type="string">
            <text:p>Dorota /Matiu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418" calcext:value-type="float">
            <text:p>18370418</text:p>
          </table:table-cell>
          <table:table-cell table:style-name="ce2" office:value-type="string" calcext:value-type="string">
            <text:p>Komoro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Jozef /Pruss/</text:p>
          </table:table-cell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Krystof /Zywiziy/</text:p>
          </table:table-cell>
          <table:table-cell table:style-name="ce2" office:value-type="string" calcext:value-type="string">
            <text:p>Anna /Krygior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420" calcext:value-type="float">
            <text:p>18370420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Antoni /Waszkowiak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Franciszek /Byma/</text:p>
          </table:table-cell>
          <table:table-cell table:style-name="ce2" office:value-type="string" calcext:value-type="string">
            <text:p>Nepumocyna /Kusnicz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421" calcext:value-type="float">
            <text:p>18370421</text:p>
          </table:table-cell>
          <table:table-cell table:style-name="ce2" office:value-type="string" calcext:value-type="string">
            <text:p>Leonardo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ronisława</text:p>
          </table:table-cell>
          <table:table-cell table:style-name="ce2" office:value-type="string" calcext:value-type="string">
            <text:p>Wilhelm /Bodyn/</text:p>
          </table:table-cell>
          <table:table-cell table:style-name="ce2" office:value-type="string" calcext:value-type="string">
            <text:p>Konstancya /Retz/</text:p>
          </table:table-cell>
          <table:table-cell table:style-name="ce2" office:value-type="string" calcext:value-type="string">
            <text:p>Hilary /Retz/</text:p>
          </table:table-cell>
          <table:table-cell table:style-name="ce2" office:value-type="string" calcext:value-type="string">
            <text:p>Maryanna /Markiewic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428" calcext:value-type="float">
            <text:p>18370428</text:p>
          </table:table-cell>
          <table:table-cell table:style-name="ce2" office:value-type="string" calcext:value-type="string">
            <text:p>Staręzyn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tonina</text:p>
          </table:table-cell>
          <table:table-cell table:style-name="ce2" office:value-type="string" calcext:value-type="string">
            <text:p>Andrzei /Nowak/</text:p>
          </table:table-cell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Bartlomi /Baczyński/</text:p>
          </table:table-cell>
          <table:table-cell table:style-name="ce2" office:value-type="string" calcext:value-type="string">
            <text:p>Antonina /Woz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502" calcext:value-type="float">
            <text:p>18370502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tanisław</text:p>
          </table:table-cell>
          <table:table-cell table:style-name="ce2" office:value-type="string" calcext:value-type="string">
            <text:p>Kazmierz /Kusz/</text:p>
          </table:table-cell>
          <table:table-cell table:style-name="ce2" office:value-type="string" calcext:value-type="string">
            <text:p>Josefa</text:p>
          </table:table-cell>
          <table:table-cell table:style-name="ce2" office:value-type="string" calcext:value-type="string">
            <text:p>Woyciech /Rumel/</text:p>
          </table:table-cell>
          <table:table-cell table:style-name="ce2" office:value-type="string" calcext:value-type="string">
            <text:p>Katarzyna /Ku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506" calcext:value-type="float">
            <text:p>18370506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 Nepumocyn</text:p>
          </table:table-cell>
          <table:table-cell table:style-name="ce2" office:value-type="string" calcext:value-type="string">
            <text:p>Woyciech /Matuszeski/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Franciszek /Biyma/</text:p>
          </table:table-cell>
          <table:table-cell table:style-name="ce2" office:value-type="string" calcext:value-type="string">
            <text:p>Michalina /Ziełk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506" calcext:value-type="float">
            <text:p>18370506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Paweł /Brzuskoski/</text:p>
          </table:table-cell>
          <table:table-cell table:style-name="ce2" office:value-type="string" calcext:value-type="string">
            <text:p>Jożefa</text:p>
          </table:table-cell>
          <table:table-cell table:style-name="ce2" office:value-type="string" calcext:value-type="string">
            <text:p>Andrzy /Zieliński/</text:p>
          </table:table-cell>
          <table:table-cell table:style-name="ce2" office:value-type="string" calcext:value-type="string">
            <text:p>Magdalena /Ku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520" calcext:value-type="float">
            <text:p>18370520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Szymon /Wozniak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Franciszek /Armata/</text:p>
          </table:table-cell>
          <table:table-cell table:style-name="ce2" office:value-type="string" calcext:value-type="string">
            <text:p>Wiktorya /Malusicz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608" calcext:value-type="float">
            <text:p>18370608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Gaspar /Frasz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Antoni /Palklicz/</text:p>
          </table:table-cell>
          <table:table-cell table:style-name="ce2" office:value-type="string" calcext:value-type="string">
            <text:p>Kunegunda /Fra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608" calcext:value-type="float">
            <text:p>18370608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tonina</text:p>
          </table:table-cell>
          <table:table-cell table:style-name="ce2" office:value-type="string" calcext:value-type="string">
            <text:p>Antoni /Tefelski/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Andrzy</text:p>
          </table:table-cell>
          <table:table-cell table:style-name="ce2" office:value-type="string" calcext:value-type="string">
            <text:p>Lucya /Kausi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608" calcext:value-type="float">
            <text:p>18370608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tonina</text:p>
          </table:table-cell>
          <table:table-cell table:style-name="ce2" office:value-type="string" calcext:value-type="string">
            <text:p>Woyciech /Schreder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Antoni /Tefelski/</text:p>
          </table:table-cell>
          <table:table-cell table:style-name="ce2" office:value-type="string" calcext:value-type="string">
            <text:p>Wiktorya /Langow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617" calcext:value-type="float">
            <text:p>18370617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Michał /Parado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Jan /Kruszewski/</text:p>
          </table:table-cell>
          <table:table-cell table:style-name="ce2" office:value-type="string" calcext:value-type="string">
            <text:p>Jożefa /Armat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623" calcext:value-type="float">
            <text:p>18370623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aweł</text:p>
          </table:table-cell>
          <table:table-cell table:style-name="ce2" office:value-type="string" calcext:value-type="string">
            <text:p>Mateusz /Szczeho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Paweł /Szczehowski/</text:p>
          </table:table-cell>
          <table:table-cell table:style-name="ce2" office:value-type="string" calcext:value-type="string">
            <text:p>Magdalena /Wichła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623" calcext:value-type="float">
            <text:p>18370623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Walenty /Kowalsk/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Andrzy /Spychała/</text:p>
          </table:table-cell>
          <table:table-cell table:style-name="ce2" office:value-type="string" calcext:value-type="string">
            <text:p>Maryanna /Woyciech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625" calcext:value-type="float">
            <text:p>18370625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Andrzy /Przybył/</text:p>
          </table:table-cell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Stanisław /Przybył/</text:p>
          </table:table-cell>
          <table:table-cell table:style-name="ce2" office:value-type="string" calcext:value-type="string">
            <text:p>Teresa /Przybył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629" calcext:value-type="float">
            <text:p>18370629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Jozef /Szewczyko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arcin /Szewczykoski/</text:p>
          </table:table-cell>
          <table:table-cell table:style-name="ce2" office:value-type="string" calcext:value-type="string">
            <text:p>Maryanna /Krauszow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370710" calcext:value-type="float">
            <text:p>18370710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Michał /Sipior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Bal?? /Harmata/</text:p>
          </table:table-cell>
          <table:table-cell table:style-name="ce2" office:value-type="string" calcext:value-type="string">
            <text:p>Maryanna /Zieli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710" calcext:value-type="float">
            <text:p>18370710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arcin /Gruszka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oyciech /Rumel/</text:p>
          </table:table-cell>
          <table:table-cell table:style-name="ce2" office:value-type="string" calcext:value-type="string">
            <text:p>Katarzyna /Ku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712" calcext:value-type="float">
            <text:p>18370712</text:p>
          </table:table-cell>
          <table:table-cell table:style-name="ce2" office:value-type="string" calcext:value-type="string">
            <text:p>Staręzyn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Andrzy /Krystofiak/</text:p>
          </table:table-cell>
          <table:table-cell table:style-name="ce2" office:value-type="string" calcext:value-type="string">
            <text:p>Franciszka</text:p>
          </table:table-cell>
          <table:table-cell table:style-name="ce2" office:value-type="string" calcext:value-type="string">
            <text:p>Jan /Krystofiak/</text:p>
          </table:table-cell>
          <table:table-cell table:style-name="ce2" office:value-type="string" calcext:value-type="string">
            <text:p>Dorota /Kusmier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807" calcext:value-type="float">
            <text:p>18370807</text:p>
          </table:table-cell>
          <table:table-cell table:style-name="ce2" office:value-type="string" calcext:value-type="string">
            <text:p>Komoro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Franciszek /Doliński/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Michał /Łapczyński/</text:p>
          </table:table-cell>
          <table:table-cell table:style-name="ce2" office:value-type="string" calcext:value-type="string">
            <text:p>Maryanna /Gurca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825" calcext:value-type="float">
            <text:p>18370825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ranciszek</text:p>
          </table:table-cell>
          <table:table-cell table:style-name="ce2" office:value-type="string" calcext:value-type="string">
            <text:p>Marcin /Nowicki/</text:p>
          </table:table-cell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Stefan /Gorecki/</text:p>
          </table:table-cell>
          <table:table-cell table:style-name="ce2" office:value-type="string" calcext:value-type="string">
            <text:p>Magdalena /Ku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828" calcext:value-type="float">
            <text:p>18370828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Michał /Hiskow/</text:p>
          </table:table-cell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Jan /Kusnierek/</text:p>
          </table:table-cell>
          <table:table-cell table:style-name="ce2" office:value-type="string" calcext:value-type="string">
            <text:p>Maryanna /Hiskow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903" calcext:value-type="float">
            <text:p>18370903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ranciszek</text:p>
          </table:table-cell>
          <table:table-cell table:style-name="ce2" office:value-type="string" calcext:value-type="string">
            <text:p>Franciszek /Szczepaniak/</text:p>
          </table:table-cell>
          <table:table-cell table:style-name="ce2" office:value-type="string" calcext:value-type="string">
            <text:p>Agata /Kusz/</text:p>
          </table:table-cell>
          <table:table-cell table:style-name="ce2" office:value-type="string" calcext:value-type="string">
            <text:p>Stanisław /Przybył/</text:p>
          </table:table-cell>
          <table:table-cell table:style-name="ce2" office:value-type="string" calcext:value-type="string">
            <text:p>Barbara /Lenithiy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903" calcext:value-type="float">
            <text:p>18370903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ranciszek</text:p>
          </table:table-cell>
          <table:table-cell table:style-name="ce2" office:value-type="string" calcext:value-type="string">
            <text:p>Stanisław /Fydrych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aci /Limański/</text:p>
          </table:table-cell>
          <table:table-cell table:style-name="ce2" office:value-type="string" calcext:value-type="string">
            <text:p>Katarzyna /Jawor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913" calcext:value-type="float">
            <text:p>18370913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Szymon /Janowiak/</text:p>
          </table:table-cell>
          <table:table-cell table:style-name="ce2" office:value-type="string" calcext:value-type="string">
            <text:p>Jadwiga</text:p>
          </table:table-cell>
          <table:table-cell table:style-name="ce2" office:value-type="string" calcext:value-type="string">
            <text:p>Andrzy /Janowiak/</text:p>
          </table:table-cell>
          <table:table-cell table:style-name="ce2" office:value-type="string" calcext:value-type="string">
            <text:p>Katarzyna /Gor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918" calcext:value-type="float">
            <text:p>18370918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ranciszka</text:p>
          </table:table-cell>
          <table:table-cell table:style-name="ce2" office:value-type="string" calcext:value-type="string">
            <text:p>Maci /Jankiewicz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Etter/</text:p>
          </table:table-cell>
          <table:table-cell table:style-name="ce2" office:value-type="string" calcext:value-type="string">
            <text:p>Franciszka /Beymą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0920" calcext:value-type="float">
            <text:p>18370920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Bartłomi /Bielski/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Michah /Lethic/</text:p>
          </table:table-cell>
          <table:table-cell table:style-name="ce2" office:value-type="string" calcext:value-type="string">
            <text:p>Anna /Ku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1001" calcext:value-type="float">
            <text:p>18371001</text:p>
          </table:table-cell>
          <table:table-cell table:style-name="ce2" office:value-type="string" calcext:value-type="string">
            <text:p>Staręzynk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zymon</text:p>
          </table:table-cell>
          <table:table-cell table:style-name="ce2" office:value-type="string" calcext:value-type="string">
            <text:p>Tomasz /Nowak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ichał /Nowak/</text:p>
          </table:table-cell>
          <table:table-cell table:style-name="ce2" office:value-type="string" calcext:value-type="string">
            <text:p>Katarzyna /Czubią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71012" calcext:value-type="float">
            <text:p>18371012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ranciszka</text:p>
          </table:table-cell>
          <table:table-cell table:style-name="ce2" office:value-type="string" calcext:value-type="string">
            <text:p>Tomasz /Kędziora/</text:p>
          </table:table-cell>
          <table:table-cell table:style-name="ce2" office:value-type="string" calcext:value-type="string">
            <text:p>Jadwig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1019" calcext:value-type="float">
            <text:p>18371019</text:p>
          </table:table-cell>
          <table:table-cell table:style-name="ce2" office:value-type="string" calcext:value-type="string">
            <text:p>Staręzynk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Michał /Gapski</text:p>
          </table:table-cell>
          <table:table-cell table:style-name="ce2" office:value-type="string" calcext:value-type="string">
            <text:p>Anastazya</text:p>
          </table:table-cell>
          <table:table-cell table:style-name="ce2" office:value-type="string" calcext:value-type="string">
            <text:p>Gottlieb /Krygier/</text:p>
          </table:table-cell>
          <table:table-cell table:style-name="ce2" office:value-type="string" calcext:value-type="string">
            <text:p>Maryanna /Mrowczy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71019" calcext:value-type="float">
            <text:p>18371019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ranciszek Felix</text:p>
          </table:table-cell>
          <table:table-cell table:style-name="ce2" office:value-type="string" calcext:value-type="string">
            <text:p>Franciszek /Byk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Etter/</text:p>
          </table:table-cell>
          <table:table-cell table:style-name="ce2" office:value-type="string" calcext:value-type="string">
            <text:p>Katarzyna /Ku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1026" calcext:value-type="float">
            <text:p>18371026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epumocyna</text:p>
          </table:table-cell>
          <table:table-cell table:style-name="ce2" office:value-type="string" calcext:value-type="string">
            <text:p>Jan /Drzewiec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Jozef /Mikołayczak/</text:p>
          </table:table-cell>
          <table:table-cell table:style-name="ce2" office:value-type="string" calcext:value-type="string">
            <text:p>Konstancya /Jawor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1029" calcext:value-type="float">
            <text:p>18371029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tanisław</text:p>
          </table:table-cell>
          <table:table-cell table:style-name="ce2" office:value-type="string" calcext:value-type="string">
            <text:p>Stanisław /Wrublewski/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Franciszek /Pazderski/</text:p>
          </table:table-cell>
          <table:table-cell table:style-name="ce2" office:value-type="string" calcext:value-type="string">
            <text:p>Maryanna /Lenity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1029" calcext:value-type="float">
            <text:p>18371029</text:p>
          </table:table-cell>
          <table:table-cell table:style-name="ce2" office:value-type="string" calcext:value-type="string">
            <text:p>Staręzyn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Jan /Lewandoski/</text:p>
          </table:table-cell>
          <table:table-cell table:style-name="ce2" office:value-type="string" calcext:value-type="string">
            <text:p>Chelena</text:p>
          </table:table-cell>
          <table:table-cell table:style-name="ce2" office:value-type="string" calcext:value-type="string">
            <text:p>Jożef /Kusz/</text:p>
          </table:table-cell>
          <table:table-cell table:style-name="ce2" office:value-type="string" calcext:value-type="string">
            <text:p>Maryanna /Popła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371030" calcext:value-type="float">
            <text:p>18371030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toni</text:p>
          </table:table-cell>
          <table:table-cell table:style-name="ce2" office:value-type="string" calcext:value-type="string">
            <text:p>Szczepan /Rakoski/</text:p>
          </table:table-cell>
          <table:table-cell table:style-name="ce2" office:value-type="string" calcext:value-type="string">
            <text:p>Honorata</text:p>
          </table:table-cell>
          <table:table-cell table:style-name="ce2" office:value-type="string" calcext:value-type="string">
            <text:p>Jan /Etter/</text:p>
          </table:table-cell>
          <table:table-cell table:style-name="ce2" office:value-type="string" calcext:value-type="string">
            <text:p>Jozefa /Bakow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71101" calcext:value-type="float">
            <text:p>18371101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żefata</text:p>
          </table:table-cell>
          <table:table-cell table:style-name="ce2" office:value-type="string" calcext:value-type="string">
            <text:p>Jan /Nowako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kób /Rożniecki/</text:p>
          </table:table-cell>
          <table:table-cell table:style-name="ce2" office:value-type="string" calcext:value-type="string">
            <text:p>Wiktorya /Putczy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71106" calcext:value-type="float">
            <text:p>18371106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astazy</text:p>
          </table:table-cell>
          <table:table-cell table:style-name="ce2" office:value-type="string" calcext:value-type="string">
            <text:p>Andrzei /Kurzaski/</text:p>
          </table:table-cell>
          <table:table-cell table:style-name="ce2" office:value-type="string" calcext:value-type="string">
            <text:p>Anastazy</text:p>
          </table:table-cell>
          <table:table-cell table:style-name="ce2" office:value-type="string" calcext:value-type="string">
            <text:p>Wincenty /Zaferłowicz/</text:p>
          </table:table-cell>
          <table:table-cell table:style-name="ce2" office:value-type="string" calcext:value-type="string">
            <text:p>Jozefa /Pazder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71110" calcext:value-type="float">
            <text:p>18371110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alenty /Bielski/</text:p>
          </table:table-cell>
          <table:table-cell table:style-name="ce2" office:value-type="string" calcext:value-type="string">
            <text:p>Franciszka</text:p>
          </table:table-cell>
          <table:table-cell table:style-name="ce2" office:value-type="string" calcext:value-type="string">
            <text:p>Jan /Amborski/</text:p>
          </table:table-cell>
          <table:table-cell table:style-name="ce2" office:value-type="string" calcext:value-type="string">
            <text:p>Jadwiga /Przybył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71118" calcext:value-type="float">
            <text:p>18371118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Antoni /Drzewiec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Andrzy /Oberski/</text:p>
          </table:table-cell>
          <table:table-cell table:style-name="ce2" office:value-type="string" calcext:value-type="string">
            <text:p>Jozefa /Rakow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71118" calcext:value-type="float">
            <text:p>18371118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drzy</text:p>
          </table:table-cell>
          <table:table-cell table:style-name="ce2" office:value-type="string" calcext:value-type="string">
            <text:p>Jan /Heller/</text:p>
          </table:table-cell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Jan /Wegner/</text:p>
          </table:table-cell>
          <table:table-cell table:style-name="ce2" office:value-type="string" calcext:value-type="string">
            <text:p>Maryanna /Przygod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71125" calcext:value-type="float">
            <text:p>18371125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drzy</text:p>
          </table:table-cell>
          <table:table-cell table:style-name="ce2" office:value-type="string" calcext:value-type="string">
            <text:p>Jan /Strzelecki/</text:p>
          </table:table-cell>
          <table:table-cell table:style-name="ce2" office:value-type="string" calcext:value-type="string">
            <text:p>Agniszka</text:p>
          </table:table-cell>
          <table:table-cell table:style-name="ce2" office:value-type="string" calcext:value-type="string">
            <text:p>Tadeusz /Tawadzki/</text:p>
          </table:table-cell>
          <table:table-cell table:style-name="ce2" office:value-type="string" calcext:value-type="string">
            <text:p>Jadwiga /Jozwia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71217" calcext:value-type="float">
            <text:p>18371217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kob /Kociko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Toporski/</text:p>
          </table:table-cell>
          <table:table-cell table:style-name="ce2" office:value-type="string" calcext:value-type="string">
            <text:p>Jozefa /Pazder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71219" calcext:value-type="float">
            <text:p>18371219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zczepan</text:p>
          </table:table-cell>
          <table:table-cell table:style-name="ce2" office:value-type="string" calcext:value-type="string">
            <text:p>Walenty /Wichłacz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Franciszek /Wichłacz/</text:p>
          </table:table-cell>
          <table:table-cell table:style-name="ce2" office:value-type="string" calcext:value-type="string">
            <text:p>Magdalena /Wichłac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71231" calcext:value-type="float">
            <text:p>18371231</text:p>
          </table:table-cell>
          <table:table-cell table:style-name="ce2" office:value-type="string" calcext:value-type="string">
            <text:p>Staręzynk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azmierz</text:p>
          </table:table-cell>
          <table:table-cell table:style-name="ce2" office:value-type="string" calcext:value-type="string">
            <text:p>Tomasz /Wądałow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oyciech /Wozny/</text:p>
          </table:table-cell>
          <table:table-cell table:style-name="ce2" office:value-type="string" calcext:value-type="string">
            <text:p>Michalina /Nowa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80102" calcext:value-type="float">
            <text:p>18380102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gnacy</text:p>
          </table:table-cell>
          <table:table-cell table:style-name="ce2" office:value-type="string" calcext:value-type="string">
            <text:p>Jan /Pawłowicz/</text:p>
          </table:table-cell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Jan /Frasz/</text:p>
          </table:table-cell>
          <table:table-cell table:style-name="ce2" office:value-type="string" calcext:value-type="string">
            <text:p>Dorota /Rumel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80107" calcext:value-type="float">
            <text:p>18380107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ulian Tomatusz</text:p>
          </table:table-cell>
          <table:table-cell table:style-name="ce2" office:value-type="string" calcext:value-type="string">
            <text:p>Jan /Etter/</text:p>
          </table:table-cell>
          <table:table-cell table:style-name="ce2" office:value-type="string" calcext:value-type="string">
            <text:p>Ludowika</text:p>
          </table:table-cell>
          <table:table-cell table:style-name="ce2" office:value-type="string" calcext:value-type="string">
            <text:p>Sylvester /Kinicki/</text:p>
          </table:table-cell>
          <table:table-cell table:style-name="ce2" office:value-type="string" calcext:value-type="string">
            <text:p>Jozefa /Rakow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80107" calcext:value-type="float">
            <text:p>18380107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Bartłomi /Jozwiak/</text:p>
          </table:table-cell>
          <table:table-cell table:style-name="ce2" office:value-type="string" calcext:value-type="string">
            <text:p>Franciszka</text:p>
          </table:table-cell>
          <table:table-cell table:style-name="ce2" office:value-type="string" calcext:value-type="string">
            <text:p>Ignacy /Byk/</text:p>
          </table:table-cell>
          <table:table-cell table:style-name="ce2" office:value-type="string" calcext:value-type="string">
            <text:p>Katarzyna /Piotrkow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80107" calcext:value-type="float">
            <text:p>18380107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gnacy</text:p>
          </table:table-cell>
          <table:table-cell table:style-name="ce2" office:value-type="string" calcext:value-type="string">
            <text:p>Walenty /Przybył/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Andrzy /Dobrzynski/</text:p>
          </table:table-cell>
          <table:table-cell table:style-name="ce2" office:value-type="string" calcext:value-type="string">
            <text:p>Maryanna /Chauzi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80112" calcext:value-type="float">
            <text:p>18380112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ogumieł</text:p>
          </table:table-cell>
          <table:table-cell table:style-name="ce2" office:value-type="string" calcext:value-type="string">
            <text:p>Bogumieł /Kaut/</text:p>
          </table:table-cell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Jakób /Węech/</text:p>
          </table:table-cell>
          <table:table-cell table:style-name="ce2" office:value-type="string" calcext:value-type="string">
            <text:p>Maryanna /Zieli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80118" calcext:value-type="float">
            <text:p>18380118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żefa</text:p>
          </table:table-cell>
          <table:table-cell table:style-name="ce2" office:value-type="string" calcext:value-type="string">
            <text:p>Szymon /Kubasiak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oyciech /Kubasiak/</text:p>
          </table:table-cell>
          <table:table-cell table:style-name="ce2" office:value-type="string" calcext:value-type="string">
            <text:p>Katarzyna /Kubasia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80119" calcext:value-type="float">
            <text:p>18380119</text:p>
          </table:table-cell>
          <table:table-cell table:style-name="ce2" office:value-type="string" calcext:value-type="string">
            <text:p>Komoro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gniszka</text:p>
          </table:table-cell>
          <table:table-cell table:style-name="ce2" office:value-type="string" calcext:value-type="string">
            <text:p>Walenty /Weyfert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Szymon /Szafrański/</text:p>
          </table:table-cell>
          <table:table-cell table:style-name="ce2" office:value-type="string" calcext:value-type="string">
            <text:p>Wiktorya /Jaskul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80125" calcext:value-type="float">
            <text:p>18380125</text:p>
          </table:table-cell>
          <table:table-cell table:style-name="ce2" office:value-type="string" calcext:value-type="string">
            <text:p>Domasław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Franciszka /Kaczor/</text:p>
          </table:table-cell>
          <table:table-cell table:style-name="ce2" office:value-type="string" calcext:value-type="string">
            <text:p>Jan /Amborski/</text:p>
          </table:table-cell>
          <table:table-cell table:style-name="ce2" office:value-type="string" calcext:value-type="string">
            <text:p>Franciszka /Bieł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80208" calcext:value-type="float">
            <text:p>18380208</text:p>
          </table:table-cell>
          <table:table-cell table:style-name="ce2" office:value-type="string" calcext:value-type="string">
            <text:p>Staręzyn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Teofil /Wgner/</text:p>
          </table:table-cell>
          <table:table-cell table:style-name="ce2" office:value-type="string" calcext:value-type="string">
            <text:p>Apolonia</text:p>
          </table:table-cell>
          <table:table-cell table:style-name="ce2" office:value-type="string" calcext:value-type="string">
            <text:p>Mateus /Malickiń/</text:p>
          </table:table-cell>
          <table:table-cell table:style-name="ce2" office:value-type="string" calcext:value-type="string">
            <text:p>Carolina /Sima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80210" calcext:value-type="float">
            <text:p>18380210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żef</text:p>
          </table:table-cell>
          <table:table-cell table:style-name="ce2" office:value-type="string" calcext:value-type="string">
            <text:p>Jan /Sczeho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oyciech /Kusz/</text:p>
          </table:table-cell>
          <table:table-cell table:style-name="ce2" office:value-type="string" calcext:value-type="string">
            <text:p>Rozalia /Ku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80210" calcext:value-type="float">
            <text:p>18380210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alenty /Szczehoski/</text:p>
          </table:table-cell>
          <table:table-cell table:style-name="ce2" office:value-type="string" calcext:value-type="string">
            <text:p>Franciszka</text:p>
          </table:table-cell>
          <table:table-cell table:style-name="ce2" office:value-type="string" calcext:value-type="string">
            <text:p>Stanisław /Dobrzyński/</text:p>
          </table:table-cell>
          <table:table-cell table:style-name="ce2" office:value-type="string" calcext:value-type="string">
            <text:p>Jozefa /Urbańic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80211" calcext:value-type="float">
            <text:p>18380211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Jan /Kusmierek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Hiska/</text:p>
          </table:table-cell>
          <table:table-cell table:style-name="ce2" office:value-type="string" calcext:value-type="string">
            <text:p>Maryanna /Strzele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380218" calcext:value-type="float">
            <text:p>18380218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ci</text:p>
          </table:table-cell>
          <table:table-cell table:style-name="ce2" office:value-type="string" calcext:value-type="string">
            <text:p>Jan /Weyner/</text:p>
          </table:table-cell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Maci /Gemanski/</text:p>
          </table:table-cell>
          <table:table-cell table:style-name="ce2" office:value-type="string" calcext:value-type="string">
            <text:p>Katarzyna /Mro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227" calcext:value-type="float">
            <text:p>18380227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żef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Anna /Hiskowa/</text:p>
          </table:table-cell>
          <table:table-cell table:style-name="ce2" office:value-type="string" calcext:value-type="string">
            <text:p>Jan /Hiska/</text:p>
          </table:table-cell>
          <table:table-cell table:style-name="ce2" office:value-type="string" calcext:value-type="string">
            <text:p>Lucia /Węgich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301" calcext:value-type="float">
            <text:p>18380301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żef</text:p>
          </table:table-cell>
          <table:table-cell table:style-name="ce2" office:value-type="string" calcext:value-type="string">
            <text:p>Marcin /Napierata/</text:p>
          </table:table-cell>
          <table:table-cell table:style-name="ce2" office:value-type="string" calcext:value-type="string">
            <text:p>Franciszka</text:p>
          </table:table-cell>
          <table:table-cell table:style-name="ce2" office:value-type="string" calcext:value-type="string">
            <text:p>Marcin /Armata/</text:p>
          </table:table-cell>
          <table:table-cell table:style-name="ce2" office:value-type="string" calcext:value-type="string">
            <text:p>Maryanna /Kraus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319" calcext:value-type="float">
            <text:p>18380319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zef</text:p>
          </table:table-cell>
          <table:table-cell table:style-name="ce2" office:value-type="string" calcext:value-type="string">
            <text:p>Antoni /Jęzioroski/</text:p>
          </table:table-cell>
          <table:table-cell table:style-name="ce2" office:value-type="string" calcext:value-type="string">
            <text:p>Franciszka</text:p>
          </table:table-cell>
          <table:table-cell table:style-name="ce2" office:value-type="string" calcext:value-type="string">
            <text:p>Jan /Jęzioroski/</text:p>
          </table:table-cell>
          <table:table-cell table:style-name="ce2" office:value-type="string" calcext:value-type="string">
            <text:p>Elzbieta /Lask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403" calcext:value-type="float">
            <text:p>18380403</text:p>
          </table:table-cell>
          <table:table-cell table:style-name="ce2" office:value-type="string" calcext:value-type="string">
            <text:p>Staręzyn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Gaspar /Pieczynski/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azmierz /Nowak/</text:p>
          </table:table-cell>
          <table:table-cell table:style-name="ce2" office:value-type="string" calcext:value-type="string">
            <text:p>Antonina /Woz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403" calcext:value-type="float">
            <text:p>18380403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Kazmierz /Kusz/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Ignacy /Mnich/</text:p>
          </table:table-cell>
          <table:table-cell table:style-name="ce2" office:value-type="string" calcext:value-type="string">
            <text:p>Franciszka /Błchowiakow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404" calcext:value-type="float">
            <text:p>18380404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Walenty /Komasa/</text:p>
          </table:table-cell>
          <table:table-cell table:style-name="ce2" office:value-type="string" calcext:value-type="string">
            <text:p>Łucia</text:p>
          </table:table-cell>
          <table:table-cell table:style-name="ce2" office:value-type="string" calcext:value-type="string">
            <text:p>Jakob /Komasa/</text:p>
          </table:table-cell>
          <table:table-cell table:style-name="ce2" office:value-type="string" calcext:value-type="string">
            <text:p>Tekla /Ku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404" calcext:value-type="float">
            <text:p>18380404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 Rozalia</text:p>
          </table:table-cell>
          <table:table-cell table:style-name="ce2" office:value-type="string" calcext:value-type="string">
            <text:p>Jakób /Węcel/</text:p>
          </table:table-cell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Maci /Jęziorski/</text:p>
          </table:table-cell>
          <table:table-cell table:style-name="ce2" office:value-type="string" calcext:value-type="string">
            <text:p>Chrystyna /Wecel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405" calcext:value-type="float">
            <text:p>18380405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Paweł /Jaczkowiak/</text:p>
          </table:table-cell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Andrzy /Zielinski/</text:p>
          </table:table-cell>
          <table:table-cell table:style-name="ce2" office:value-type="string" calcext:value-type="string">
            <text:p>Maryanna /Wiechła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408" calcext:value-type="float">
            <text:p>18380408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Jan /Kusz/</text:p>
          </table:table-cell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Jan /Szczehoski/</text:p>
          </table:table-cell>
          <table:table-cell table:style-name="ce2" office:value-type="string" calcext:value-type="string">
            <text:p>Maryanna /By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408" calcext:value-type="float">
            <text:p>18380408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Jan /Ambor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alenty /Bielski/</text:p>
          </table:table-cell>
          <table:table-cell table:style-name="ce2" office:value-type="string" calcext:value-type="string">
            <text:p>Katarzyna /Mro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408" calcext:value-type="float">
            <text:p>18380408</text:p>
          </table:table-cell>
          <table:table-cell table:style-name="ce2" office:value-type="string" calcext:value-type="string">
            <text:p>Komoro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tonina</text:p>
          </table:table-cell>
          <table:table-cell table:style-name="ce2" office:value-type="string" calcext:value-type="string">
            <text:p>Andrzy /Kubar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arcin /Przybylski/</text:p>
          </table:table-cell>
          <table:table-cell table:style-name="ce2" office:value-type="string" calcext:value-type="string">
            <text:p>Jezefa /Bogacz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408" calcext:value-type="float">
            <text:p>18380408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tonina</text:p>
          </table:table-cell>
          <table:table-cell table:style-name="ce2" office:value-type="string" calcext:value-type="string">
            <text:p>Woyciech /Komasa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oyciech /Kusz/</text:p>
          </table:table-cell>
          <table:table-cell table:style-name="ce2" office:value-type="string" calcext:value-type="string">
            <text:p>Agniszka /Ku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508" calcext:value-type="float">
            <text:p>18380508</text:p>
          </table:table-cell>
          <table:table-cell table:style-name="ce2" office:value-type="string" calcext:value-type="string">
            <text:p>Komoro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Andrzy /Wętlant/</text:p>
          </table:table-cell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Roch /Blachowiak/</text:p>
          </table:table-cell>
          <table:table-cell table:style-name="ce2" office:value-type="string" calcext:value-type="string">
            <text:p>Jozefa /Boga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513" calcext:value-type="float">
            <text:p>18380513</text:p>
          </table:table-cell>
          <table:table-cell table:style-name="ce2" office:value-type="string" calcext:value-type="string">
            <text:p>Komoro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Agniszka /Kubaczanka/</text:p>
          </table:table-cell>
          <table:table-cell table:style-name="ce2" office:value-type="string" calcext:value-type="string">
            <text:p>Jozef /Sadowski/</text:p>
          </table:table-cell>
          <table:table-cell table:style-name="ce2" office:value-type="string" calcext:value-type="string">
            <text:p>Maryanna /Kuba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518" calcext:value-type="float">
            <text:p>18380518</text:p>
          </table:table-cell>
          <table:table-cell table:style-name="ce2" office:value-type="string" calcext:value-type="string">
            <text:p>Komoro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Jan /Graboski/</text:p>
          </table:table-cell>
          <table:table-cell table:style-name="ce2" office:value-type="string" calcext:value-type="string">
            <text:p>Helena</text:p>
          </table:table-cell>
          <table:table-cell table:style-name="ce2" office:value-type="string" calcext:value-type="string">
            <text:p>Marcin /Zielinski/</text:p>
          </table:table-cell>
          <table:table-cell table:style-name="ce2" office:value-type="string" calcext:value-type="string">
            <text:p>Chrystyna /Klimkow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523" calcext:value-type="float">
            <text:p>18380523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Michał /Hetmaniak/</text:p>
          </table:table-cell>
          <table:table-cell table:style-name="ce2" office:value-type="string" calcext:value-type="string">
            <text:p>Jozefa /Niealnych/</text:p>
          </table:table-cell>
          <table:table-cell table:style-name="ce2" office:value-type="string" calcext:value-type="string">
            <text:p>Woyciech /Armata/</text:p>
          </table:table-cell>
          <table:table-cell table:style-name="ce2" office:value-type="string" calcext:value-type="string">
            <text:p>Maryanna /Gło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525" calcext:value-type="float">
            <text:p>18380525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Agniszka /Armacinska/</text:p>
          </table:table-cell>
          <table:table-cell table:style-name="ce2" office:value-type="string" calcext:value-type="string">
            <text:p>Marcin /Naperata/</text:p>
          </table:table-cell>
          <table:table-cell table:style-name="ce2" office:value-type="string" calcext:value-type="string">
            <text:p>Katarzyna /Jackow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615" calcext:value-type="float">
            <text:p>18380615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Paweł /Kusz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Jozef /Gruska/</text:p>
          </table:table-cell>
          <table:table-cell table:style-name="ce2" office:value-type="string" calcext:value-type="string">
            <text:p>Maryanna /By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628" calcext:value-type="float">
            <text:p>18380628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Piotr /Brzeżinski/</text:p>
          </table:table-cell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Floryan /Zamiar/</text:p>
          </table:table-cell>
          <table:table-cell table:style-name="ce2" office:value-type="string" calcext:value-type="string">
            <text:p>Rozalia /Breykra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701" calcext:value-type="float">
            <text:p>18380701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Mikołai /Kuiaw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alenty /Mnich/</text:p>
          </table:table-cell>
          <table:table-cell table:style-name="ce2" office:value-type="string" calcext:value-type="string">
            <text:p>Ulianna /Zieli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0720" calcext:value-type="float">
            <text:p>18380720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kób</text:p>
          </table:table-cell>
          <table:table-cell table:style-name="ce2" office:value-type="string" calcext:value-type="string">
            <text:p>Andrzy /Krygier/</text:p>
          </table:table-cell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Piotr /Kausa/</text:p>
          </table:table-cell>
          <table:table-cell table:style-name="ce2" office:value-type="string" calcext:value-type="string">
            <text:p>Jożefa /Rakow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807" calcext:value-type="float">
            <text:p>18380807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kób</text:p>
          </table:table-cell>
          <table:table-cell table:style-name="ce2" office:value-type="string" calcext:value-type="string">
            <text:p>Franciszek /Kuiawa/</text:p>
          </table:table-cell>
          <table:table-cell table:style-name="ce2" office:value-type="string" calcext:value-type="string">
            <text:p>Franciszka</text:p>
          </table:table-cell>
          <table:table-cell table:style-name="ce2" office:value-type="string" calcext:value-type="string">
            <text:p>Jozef /Kubara/</text:p>
          </table:table-cell>
          <table:table-cell table:style-name="ce2" office:value-type="string" calcext:value-type="string">
            <text:p>Katarzyna /Chetma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0808" calcext:value-type="float">
            <text:p>18380808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Andrzy /Langa/</text:p>
          </table:table-cell>
          <table:table-cell table:style-name="ce2" office:value-type="string" calcext:value-type="string">
            <text:p>Wiktoria /Rostrzaska/</text:p>
          </table:table-cell>
          <table:table-cell table:style-name="ce2" office:value-type="string" calcext:value-type="string">
            <text:p>Jakób /Cholewiński/</text:p>
          </table:table-cell>
          <table:table-cell table:style-name="ce2" office:value-type="string" calcext:value-type="string">
            <text:p>Anna /Tefel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810" calcext:value-type="float">
            <text:p>18380810</text:p>
          </table:table-cell>
          <table:table-cell table:style-name="ce2" office:value-type="string" calcext:value-type="string">
            <text:p>Do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kob</text:p>
          </table:table-cell>
          <table:table-cell table:style-name="ce2" office:value-type="string" calcext:value-type="string">
            <text:p>Kazmierz /Biadasiak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Ignacy /Mnic/</text:p>
          </table:table-cell>
          <table:table-cell table:style-name="ce2" office:value-type="string" calcext:value-type="string">
            <text:p>Weronika /Zawadz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819" calcext:value-type="float">
            <text:p>18380819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kób</text:p>
          </table:table-cell>
          <table:table-cell table:style-name="ce2" office:value-type="string" calcext:value-type="string">
            <text:p>Franciszek /Armata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Ignacy /Byk/</text:p>
          </table:table-cell>
          <table:table-cell table:style-name="ce2" office:value-type="string" calcext:value-type="string">
            <text:p>Agniszka /Armacia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0919" calcext:value-type="float">
            <text:p>18380919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Tomasz /Sobczak/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Jozef //Wichlacz/</text:p>
          </table:table-cell>
          <table:table-cell table:style-name="ce2" office:value-type="string" calcext:value-type="string">
            <text:p>Julianna /Biskup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380920" calcext:value-type="float">
            <text:p>18380920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epumocyn</text:p>
          </table:table-cell>
          <table:table-cell table:style-name="ce2" office:value-type="string" calcext:value-type="string">
            <text:p>Antoni /Mazurkiewicz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Tomasz /Biskupski/</text:p>
          </table:table-cell>
          <table:table-cell table:style-name="ce2" office:value-type="string" calcext:value-type="string">
            <text:p>Nepumocyna /Jagodi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0922" calcext:value-type="float">
            <text:p>18380922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iela</text:p>
          </table:table-cell>
          <table:table-cell table:style-name="ce2" office:value-type="string" calcext:value-type="string">
            <text:p>Franciszek /Pazderski/</text:p>
          </table:table-cell>
          <table:table-cell table:style-name="ce2" office:value-type="string" calcext:value-type="string">
            <text:p>Jożefa</text:p>
          </table:table-cell>
          <table:table-cell table:style-name="ce2" office:value-type="string" calcext:value-type="string">
            <text:p>Alexander /Guttry/</text:p>
          </table:table-cell>
          <table:table-cell table:style-name="ce2" office:value-type="string" calcext:value-type="string">
            <text:p>Julia /Guttry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0923" calcext:value-type="float">
            <text:p>18380923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Symon /Janowiak/</text:p>
          </table:table-cell>
          <table:table-cell table:style-name="ce2" office:value-type="string" calcext:value-type="string">
            <text:p>Jadwiga</text:p>
          </table:table-cell>
          <table:table-cell table:style-name="ce2" office:value-type="string" calcext:value-type="string">
            <text:p>Michał /Krąkowski/</text:p>
          </table:table-cell>
          <table:table-cell table:style-name="ce2" office:value-type="string" calcext:value-type="string">
            <text:p>Maryanna /Tu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0927" calcext:value-type="float">
            <text:p>18380927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Woyciech /Kusz/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Jakób /Armata/</text:p>
          </table:table-cell>
          <table:table-cell table:style-name="ce2" office:value-type="string" calcext:value-type="string">
            <text:p>Katarzyna /Dude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0928" calcext:value-type="float">
            <text:p>18380928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Jakób /Armata/</text:p>
          </table:table-cell>
          <table:table-cell table:style-name="ce2" office:value-type="string" calcext:value-type="string">
            <text:p>Jożefa</text:p>
          </table:table-cell>
          <table:table-cell table:style-name="ce2" office:value-type="string" calcext:value-type="string">
            <text:p>Maci /Armata/</text:p>
          </table:table-cell>
          <table:table-cell table:style-name="ce2" office:value-type="string" calcext:value-type="string">
            <text:p>Maryanna /Domagał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1007" calcext:value-type="float">
            <text:p>18381007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cyna</text:p>
          </table:table-cell>
          <table:table-cell table:style-name="ce2" office:value-type="string" calcext:value-type="string">
            <text:p>Walenty /Tuszynski/</text:p>
          </table:table-cell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Jan /Byk/</text:p>
          </table:table-cell>
          <table:table-cell table:style-name="ce2" office:value-type="string" calcext:value-type="string">
            <text:p>Maryanna /Krygiar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1009" calcext:value-type="float">
            <text:p>18381009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Andrzy /Kwasnie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Stefan /Gurecki/</text:p>
          </table:table-cell>
          <table:table-cell table:style-name="ce2" office:value-type="string" calcext:value-type="string">
            <text:p>Joanna /Palucz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1013" calcext:value-type="float">
            <text:p>18381013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Andrzy /Dobrzyn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Stanisław /Dobrzyński/</text:p>
          </table:table-cell>
          <table:table-cell table:style-name="ce2" office:value-type="string" calcext:value-type="string">
            <text:p>Maryanna /Tucza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1013" calcext:value-type="float">
            <text:p>18381013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awrzyn /Pioerków/</text:p>
          </table:table-cell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Piotr /Przybył/</text:p>
          </table:table-cell>
          <table:table-cell table:style-name="ce2" office:value-type="string" calcext:value-type="string">
            <text:p>Anna /Kusz/</text:p>
          </table:table-cell>
          <table:table-cell/>
          <table:table-cell table:style-name="ce2" office:value-type="string" calcext:value-type="string">
            <text:p>twins</text:p>
          </table:table-cell>
          <table:table-cell table:number-columns-repeated="1012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1013" calcext:value-type="float">
            <text:p>18381013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ranciszka</text:p>
          </table:table-cell>
          <table:table-cell table:style-name="ce2" office:value-type="string" calcext:value-type="string">
            <text:p>Wawrzyn /Pioerków/</text:p>
          </table:table-cell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Marcin /Gwid/</text:p>
          </table:table-cell>
          <table:table-cell table:style-name="ce2" office:value-type="string" calcext:value-type="string">
            <text:p>Maryanna /Przybyła/</text:p>
          </table:table-cell>
          <table:table-cell/>
          <table:table-cell table:style-name="ce2" office:value-type="string" calcext:value-type="string">
            <text:p>twins</text:p>
          </table:table-cell>
          <table:table-cell table:number-columns-repeated="1012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1014" calcext:value-type="float">
            <text:p>18381014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regita</text:p>
          </table:table-cell>
          <table:table-cell table:style-name="ce2" office:value-type="string" calcext:value-type="string">
            <text:p>Stefan /Gurecki/</text:p>
          </table:table-cell>
          <table:table-cell table:style-name="ce2" office:value-type="string" calcext:value-type="string">
            <text:p>Balbina</text:p>
          </table:table-cell>
          <table:table-cell table:style-name="ce2" office:value-type="string" calcext:value-type="string">
            <text:p>Piotr /Waligorski/</text:p>
          </table:table-cell>
          <table:table-cell table:style-name="ce2" office:value-type="string" calcext:value-type="string">
            <text:p>Bregida /Klawci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1016" calcext:value-type="float">
            <text:p>18381016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drzy</text:p>
          </table:table-cell>
          <table:table-cell table:style-name="ce2" office:value-type="string" calcext:value-type="string">
            <text:p>Woyciech /Komasz/</text:p>
          </table:table-cell>
          <table:table-cell table:style-name="ce2" office:value-type="string" calcext:value-type="string">
            <text:p>Agniszka</text:p>
          </table:table-cell>
          <table:table-cell table:style-name="ce2" office:value-type="string" calcext:value-type="string">
            <text:p>Jakób /Kącikoski/</text:p>
          </table:table-cell>
          <table:table-cell table:style-name="ce2" office:value-type="string" calcext:value-type="string">
            <text:p>Barbara /Kozwal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1115" calcext:value-type="float">
            <text:p>18381115</text:p>
          </table:table-cell>
          <table:table-cell table:style-name="ce2" office:value-type="string" calcext:value-type="string">
            <text:p>Staręzyn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alenty /Nowako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Andrzy /Spychata/</text:p>
          </table:table-cell>
          <table:table-cell table:style-name="ce2" office:value-type="string" calcext:value-type="string">
            <text:p>Katarzyna /Posała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1115" calcext:value-type="float">
            <text:p>18381115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Jan /Wituc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ichał /Jozwiak/</text:p>
          </table:table-cell>
          <table:table-cell table:style-name="ce2" office:value-type="string" calcext:value-type="string">
            <text:p>Ulianna /Biskup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1128" calcext:value-type="float">
            <text:p>18381128</text:p>
          </table:table-cell>
          <table:table-cell table:style-name="ce2" office:value-type="string" calcext:value-type="string">
            <text:p>Komoro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drzyi</text:p>
          </table:table-cell>
          <table:table-cell table:style-name="ce2" office:value-type="string" calcext:value-type="string">
            <text:p>Stanisław /Bogaci/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Marcin /Rymarcżak/</text:p>
          </table:table-cell>
          <table:table-cell table:style-name="ce2" office:value-type="string" calcext:value-type="string">
            <text:p>Melania /Sada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1207" calcext:value-type="float">
            <text:p>18381207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Bartlomi /Szielcze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arcin /Szielczinski/</text:p>
          </table:table-cell>
          <table:table-cell table:style-name="ce2" office:value-type="string" calcext:value-type="string">
            <text:p>Agniszka /Nowi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1214" calcext:value-type="float">
            <text:p>18381214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Wiktorya</text:p>
          </table:table-cell>
          <table:table-cell table:style-name="ce2" office:value-type="string" calcext:value-type="string">
            <text:p>Jozef /Kusz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incenty /Okoniewski/</text:p>
          </table:table-cell>
          <table:table-cell table:style-name="ce2" office:value-type="string" calcext:value-type="string">
            <text:p>Małgorzata /Ku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1217" calcext:value-type="float">
            <text:p>18381217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zczepan</text:p>
          </table:table-cell>
          <table:table-cell table:style-name="ce2" office:value-type="string" calcext:value-type="string">
            <text:p>Marcin /Grusżka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Paweł /Kusz/</text:p>
          </table:table-cell>
          <table:table-cell table:style-name="ce2" office:value-type="string" calcext:value-type="string">
            <text:p>Barbara /Jarzy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1225" calcext:value-type="float">
            <text:p>18381225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gniszka</text:p>
          </table:table-cell>
          <table:table-cell table:style-name="ce2" office:value-type="string" calcext:value-type="string">
            <text:p>Stanisław /Szafran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Kurczeski/</text:p>
          </table:table-cell>
          <table:table-cell table:style-name="ce2" office:value-type="string" calcext:value-type="string">
            <text:p>Zofia /Pawlowic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81225" calcext:value-type="float">
            <text:p>18381225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Jan /Kuroski/</text:p>
          </table:table-cell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Walenty /Suszyński/</text:p>
          </table:table-cell>
          <table:table-cell table:style-name="ce2" office:value-type="string" calcext:value-type="string">
            <text:p>Maryanna /Krąk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90107" calcext:value-type="float">
            <text:p>18390107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Franciszek /Łukomski/</text:p>
          </table:table-cell>
          <table:table-cell table:style-name="ce2" office:value-type="string" calcext:value-type="string">
            <text:p>Petronella</text:p>
          </table:table-cell>
          <table:table-cell table:style-name="ce2" office:value-type="string" calcext:value-type="string">
            <text:p>Marcin /Naperata/</text:p>
          </table:table-cell>
          <table:table-cell table:style-name="ce2" office:value-type="string" calcext:value-type="string">
            <text:p>Magdalena /Kus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90111" calcext:value-type="float">
            <text:p>18390111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gniszka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Jadwiga /Rosińska/</text:p>
          </table:table-cell>
          <table:table-cell table:style-name="ce2" office:value-type="string" calcext:value-type="string">
            <text:p>Jan /Krusżeski/</text:p>
          </table:table-cell>
          <table:table-cell table:style-name="ce2" office:value-type="string" calcext:value-type="string">
            <text:p>Teresia /Zamiar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90112" calcext:value-type="float">
            <text:p>18390112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cyanna</text:p>
          </table:table-cell>
          <table:table-cell table:style-name="ce2" office:value-type="string" calcext:value-type="string">
            <text:p>Ignaci /Mnich/</text:p>
          </table:table-cell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Woyciech /Mnich/</text:p>
          </table:table-cell>
          <table:table-cell table:style-name="ce2" office:value-type="string" calcext:value-type="string">
            <text:p>Maryanna /Zieli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90114" calcext:value-type="float">
            <text:p>18390114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oyciech /Kusż/</text:p>
          </table:table-cell>
          <table:table-cell table:style-name="ce2" office:value-type="string" calcext:value-type="string">
            <text:p>Ulianna</text:p>
          </table:table-cell>
          <table:table-cell table:style-name="ce2" office:value-type="string" calcext:value-type="string">
            <text:p>Bartlomi /Bielski/</text:p>
          </table:table-cell>
          <table:table-cell table:style-name="ce2" office:value-type="string" calcext:value-type="string">
            <text:p>Agniszka /Kus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390114" calcext:value-type="float">
            <text:p>18390114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Jan /Byk/</text:p>
          </table:table-cell>
          <table:table-cell table:style-name="ce2" office:value-type="string" calcext:value-type="string">
            <text:p>Wiktoria</text:p>
          </table:table-cell>
          <table:table-cell table:style-name="ce2" office:value-type="string" calcext:value-type="string">
            <text:p>Ignacy /Byk/</text:p>
          </table:table-cell>
          <table:table-cell table:style-name="ce2" office:value-type="string" calcext:value-type="string">
            <text:p>Zuzanna /Tusżyń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131" calcext:value-type="float">
            <text:p>18390131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Apolonia /Fydrych/</text:p>
          </table:table-cell>
          <table:table-cell table:style-name="ce2" office:value-type="string" calcext:value-type="string">
            <text:p>Maeusż /Malin?/</text:p>
          </table:table-cell>
          <table:table-cell table:style-name="ce2" office:value-type="string" calcext:value-type="string">
            <text:p>Karolina /Śema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131" calcext:value-type="float">
            <text:p>18390131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Michał /Domowicz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alenty /Sżcżichoski/</text:p>
          </table:table-cell>
          <table:table-cell table:style-name="ce2" office:value-type="string" calcext:value-type="string">
            <text:p>Katarzyna /Śmucży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207" calcext:value-type="float">
            <text:p>18390207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polonia</text:p>
          </table:table-cell>
          <table:table-cell table:style-name="ce2" office:value-type="string" calcext:value-type="string">
            <text:p>Woyciech /Wozny/</text:p>
          </table:table-cell>
          <table:table-cell table:style-name="ce2" office:value-type="string" calcext:value-type="string">
            <text:p>Antonina</text:p>
          </table:table-cell>
          <table:table-cell table:style-name="ce2" office:value-type="string" calcext:value-type="string">
            <text:p>Piotr /Łomżynski/</text:p>
          </table:table-cell>
          <table:table-cell table:style-name="ce2" office:value-type="string" calcext:value-type="string">
            <text:p>Maryanna /Knaś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207" calcext:value-type="float">
            <text:p>18390207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Michał /Wozny/</text:p>
          </table:table-cell>
          <table:table-cell table:style-name="ce2" office:value-type="string" calcext:value-type="string">
            <text:p>Antonina</text:p>
          </table:table-cell>
          <table:table-cell table:style-name="ce2" office:value-type="string" calcext:value-type="string">
            <text:p>Jan /Amborski/</text:p>
          </table:table-cell>
          <table:table-cell table:style-name="ce2" office:value-type="string" calcext:value-type="string">
            <text:p>Maryanna /Głato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214" calcext:value-type="float">
            <text:p>18390214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Tomasz /Kędziora/</text:p>
          </table:table-cell>
          <table:table-cell table:style-name="ce2" office:value-type="string" calcext:value-type="string">
            <text:p>Jadwiga</text:p>
          </table:table-cell>
          <table:table-cell table:style-name="ce2" office:value-type="string" calcext:value-type="string">
            <text:p>Jan /Kędziora/</text:p>
          </table:table-cell>
          <table:table-cell table:style-name="ce2" office:value-type="string" calcext:value-type="string">
            <text:p>Maryanna /Domagalo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307" calcext:value-type="float">
            <text:p>18390307</text:p>
          </table:table-cell>
          <table:table-cell table:style-name="ce2" office:value-type="string" calcext:value-type="string">
            <text:p>Staręz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azmierz</text:p>
          </table:table-cell>
          <table:table-cell table:style-name="ce2" office:value-type="string" calcext:value-type="string">
            <text:p>Walenty /Kowalski/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Maci /Lemański/</text:p>
          </table:table-cell>
          <table:table-cell table:style-name="ce2" office:value-type="string" calcext:value-type="string">
            <text:p>Michalina /Wegner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311" calcext:value-type="float">
            <text:p>18390311</text:p>
          </table:table-cell>
          <table:table-cell table:style-name="ce2" office:value-type="string" calcext:value-type="string">
            <text:p>Staręzyn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Andrzei /Nowak/</text:p>
          </table:table-cell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Bartlomi /Bączynski/</text:p>
          </table:table-cell>
          <table:table-cell table:style-name="ce2" office:value-type="string" calcext:value-type="string">
            <text:p>Wiktorya /Jałoto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311" calcext:value-type="float">
            <text:p>18390311</text:p>
          </table:table-cell>
          <table:table-cell table:style-name="ce2" office:value-type="string" calcext:value-type="string">
            <text:p>Jun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zef</text:p>
          </table:table-cell>
          <table:table-cell table:style-name="ce2" office:value-type="string" calcext:value-type="string">
            <text:p>Woyciech /Okoniew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Bartlomi /Okoniewski/</text:p>
          </table:table-cell>
          <table:table-cell table:style-name="ce2" office:value-type="string" calcext:value-type="string">
            <text:p>Marianna /Kędzior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403" calcext:value-type="float">
            <text:p>18390403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Adam /Kaczor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Łukasz /Pioterek/</text:p>
          </table:table-cell>
          <table:table-cell table:style-name="ce2" office:value-type="string" calcext:value-type="string">
            <text:p>Agniszka /Ku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411" calcext:value-type="float">
            <text:p>18390411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Andrzei /Sniadec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Andrzy /Jaruzal/</text:p>
          </table:table-cell>
          <table:table-cell table:style-name="ce2" office:value-type="string" calcext:value-type="string">
            <text:p>Cecilia /Kowalk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413" calcext:value-type="float">
            <text:p>18390413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tonina</text:p>
          </table:table-cell>
          <table:table-cell table:style-name="ce2" office:value-type="string" calcext:value-type="string">
            <text:p>Michał /Wołkowiak/</text:p>
          </table:table-cell>
          <table:table-cell table:style-name="ce2" office:value-type="string" calcext:value-type="string">
            <text:p>Jadwiga</text:p>
          </table:table-cell>
          <table:table-cell table:style-name="ce2" office:value-type="string" calcext:value-type="string">
            <text:p>Stanisław /Dobrzyński/</text:p>
          </table:table-cell>
          <table:table-cell table:style-name="ce2" office:value-type="string" calcext:value-type="string">
            <text:p>Maryanna /Komasi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424" calcext:value-type="float">
            <text:p>18390424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Woyciech /Przybył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Andrzy /Jaczyun/</text:p>
          </table:table-cell>
          <table:table-cell table:style-name="ce2" office:value-type="string" calcext:value-type="string">
            <text:p>Jozefa /Kaburzy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513" calcext:value-type="float">
            <text:p>18390513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Franciszka /Zdanowikina/</text:p>
          </table:table-cell>
          <table:table-cell table:style-name="ce2" office:value-type="string" calcext:value-type="string">
            <text:p>Wincenty /Kausza/</text:p>
          </table:table-cell>
          <table:table-cell table:style-name="ce2" office:value-type="string" calcext:value-type="string">
            <text:p>Konstancya /Maciyew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518" calcext:value-type="float">
            <text:p>18390518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Michał /Gęsin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ateusz /Maceiński/</text:p>
          </table:table-cell>
          <table:table-cell table:style-name="ce2" office:value-type="string" calcext:value-type="string">
            <text:p>Zuzanna /Tusży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518" calcext:value-type="float">
            <text:p>18390518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Walenty /Mańkoski/</text:p>
          </table:table-cell>
          <table:table-cell table:style-name="ce2" office:value-type="string" calcext:value-type="string">
            <text:p>Agnisżka</text:p>
          </table:table-cell>
          <table:table-cell table:style-name="ce2" office:value-type="string" calcext:value-type="string">
            <text:p>Walenty /Kacżmarzak/</text:p>
          </table:table-cell>
          <table:table-cell table:style-name="ce2" office:value-type="string" calcext:value-type="string">
            <text:p>Balbina /Gure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525" calcext:value-type="float">
            <text:p>18390525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Jakob /Laskoski/</text:p>
          </table:table-cell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Jozef /Kurocki/</text:p>
          </table:table-cell>
          <table:table-cell table:style-name="ce2" office:value-type="string" calcext:value-type="string">
            <text:p>Barbara /Madcze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525" calcext:value-type="float">
            <text:p>18390525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Gaspar /Katul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Jan /Ulatoski/</text:p>
          </table:table-cell>
          <table:table-cell table:style-name="ce2" office:value-type="string" calcext:value-type="string">
            <text:p>Balbina /Gure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528" calcext:value-type="float">
            <text:p>18390528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Francisżek /Katulski/</text:p>
          </table:table-cell>
          <table:table-cell table:style-name="ce2" office:value-type="string" calcext:value-type="string">
            <text:p>Francisżka</text:p>
          </table:table-cell>
          <table:table-cell table:style-name="ce2" office:value-type="string" calcext:value-type="string">
            <text:p>Walenty /Mnich/</text:p>
          </table:table-cell>
          <table:table-cell table:style-name="ce2" office:value-type="string" calcext:value-type="string">
            <text:p>Maryanna /Sinethiy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530" calcext:value-type="float">
            <text:p>18390530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Tomasż /Nowak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Parzynski/</text:p>
          </table:table-cell>
          <table:table-cell table:style-name="ce2" office:value-type="string" calcext:value-type="string">
            <text:p>Maryanna /Strzele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606" calcext:value-type="float">
            <text:p>18390606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Jan /Kuber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Kraska/</text:p>
          </table:table-cell>
          <table:table-cell table:style-name="ce2" office:value-type="string" calcext:value-type="string">
            <text:p>Michalina /Kuber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625" calcext:value-type="float">
            <text:p>18390625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toni</text:p>
          </table:table-cell>
          <table:table-cell table:style-name="ce2" office:value-type="string" calcext:value-type="string">
            <text:p>Jakob /Holiński/</text:p>
          </table:table-cell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Piotr /Czisinski/</text:p>
          </table:table-cell>
          <table:table-cell table:style-name="ce2" office:value-type="string" calcext:value-type="string">
            <text:p>Maryanna /Kami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707" calcext:value-type="float">
            <text:p>18390707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gnacy</text:p>
          </table:table-cell>
          <table:table-cell table:style-name="ce2" office:value-type="string" calcext:value-type="string">
            <text:p>Jozef /Kusż/ gospdarz</text:p>
          </table:table-cell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Jan /Gwid/</text:p>
          </table:table-cell>
          <table:table-cell table:style-name="ce2" office:value-type="string" calcext:value-type="string">
            <text:p>Maryanna /Gwid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708" calcext:value-type="float">
            <text:p>18390708</text:p>
          </table:table-cell>
          <table:table-cell table:style-name="ce2" office:value-type="string" calcext:value-type="string">
            <text:p>Starężyn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Michał /Gapski/ parz</text:p>
          </table:table-cell>
          <table:table-cell table:style-name="ce2" office:value-type="string" calcext:value-type="string">
            <text:p>Anastazya</text:p>
          </table:table-cell>
          <table:table-cell table:style-name="ce2" office:value-type="string" calcext:value-type="string">
            <text:p>Matusż /Malicki/</text:p>
          </table:table-cell>
          <table:table-cell table:style-name="ce2" office:value-type="string" calcext:value-type="string">
            <text:p>Maryanna /Fydrych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711" calcext:value-type="float">
            <text:p>18390711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oyciech /Jasin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arcin /Junceski/</text:p>
          </table:table-cell>
          <table:table-cell table:style-name="ce2" office:value-type="string" calcext:value-type="string">
            <text:p>Justyna /Zieli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711" calcext:value-type="float">
            <text:p>18390711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onstancya</text:p>
          </table:table-cell>
          <table:table-cell table:style-name="ce2" office:value-type="string" calcext:value-type="string">
            <text:p>Francisżek /Rozwarz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awrzyn /Stawińcki/</text:p>
          </table:table-cell>
          <table:table-cell table:style-name="ce2" office:value-type="string" calcext:value-type="string">
            <text:p>Konstancya /Maciye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713" calcext:value-type="float">
            <text:p>18390713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Andrzei /Kolassa/ parobi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awrzyn /Lesnieski/</text:p>
          </table:table-cell>
          <table:table-cell table:style-name="ce2" office:value-type="string" calcext:value-type="string">
            <text:p>Francisżka /Oco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724" calcext:value-type="float">
            <text:p>18390724</text:p>
          </table:table-cell>
          <table:table-cell table:style-name="ce2" office:value-type="string" calcext:value-type="string">
            <text:p>Komoro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Katarzyna /Śżafrańska/ dziewski</text:p>
          </table:table-cell>
          <table:table-cell table:style-name="ce2" office:value-type="string" calcext:value-type="string">
            <text:p>Śzymon /Jackowiak/</text:p>
          </table:table-cell>
          <table:table-cell table:style-name="ce2" office:value-type="string" calcext:value-type="string">
            <text:p>Maryanna /Wegkwert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729" calcext:value-type="float">
            <text:p>18390729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rancisżka</text:p>
          </table:table-cell>
          <table:table-cell table:style-name="ce2" office:value-type="string" calcext:value-type="string">
            <text:p>Michał /Dobrzynski/</text:p>
          </table:table-cell>
          <table:table-cell table:style-name="ce2" office:value-type="string" calcext:value-type="string">
            <text:p>Agata</text:p>
          </table:table-cell>
          <table:table-cell table:style-name="ce2" office:value-type="string" calcext:value-type="string">
            <text:p>Ignacy /Bykoski/</text:p>
          </table:table-cell>
          <table:table-cell table:style-name="ce2" office:value-type="string" calcext:value-type="string">
            <text:p>Wiktorya /Pauleicz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729" calcext:value-type="float">
            <text:p>18390729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Bartlomi /Hitman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Ulatoski/</text:p>
          </table:table-cell>
          <table:table-cell table:style-name="ce2" office:value-type="string" calcext:value-type="string">
            <text:p>Justyna /Pawlicżo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730" calcext:value-type="float">
            <text:p>18390730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Katarzyna /Głonka/ dziewka</text:p>
          </table:table-cell>
          <table:table-cell table:style-name="ce2" office:value-type="string" calcext:value-type="string">
            <text:p>Maci /Jankewicż/</text:p>
          </table:table-cell>
          <table:table-cell table:style-name="ce2" office:value-type="string" calcext:value-type="string">
            <text:p>Antonina /Śżyper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801" calcext:value-type="float">
            <text:p>18390801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Antoni /Rozwarzki/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Frańciszek /Jagodziński/</text:p>
          </table:table-cell>
          <table:table-cell table:style-name="ce2" office:value-type="string" calcext:value-type="string">
            <text:p>Katarzyna /Łochni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801" calcext:value-type="float">
            <text:p>18390801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rancisżek</text:p>
          </table:table-cell>
          <table:table-cell table:style-name="ce2" office:value-type="string" calcext:value-type="string">
            <text:p>Jakob /Rogac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Ulatoski/</text:p>
          </table:table-cell>
          <table:table-cell table:style-name="ce2" office:value-type="string" calcext:value-type="string">
            <text:p>Maryanna /Styie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0802" calcext:value-type="float">
            <text:p>18390802</text:p>
          </table:table-cell>
          <table:table-cell table:style-name="ce2" office:value-type="string" calcext:value-type="string">
            <text:p>Śtaręż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Marcin /Biedasże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Andrzy /Wichłacz/</text:p>
          </table:table-cell>
          <table:table-cell table:style-name="ce2" office:value-type="string" calcext:value-type="string">
            <text:p>Maryanna /Łewand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803" calcext:value-type="float">
            <text:p>18390803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Katarzyna /Dąbna/ wdowa</text:p>
          </table:table-cell>
          <table:table-cell table:style-name="ce2" office:value-type="string" calcext:value-type="string">
            <text:p>Piotr /Grzechowiak/</text:p>
          </table:table-cell>
          <table:table-cell table:style-name="ce2" office:value-type="string" calcext:value-type="string">
            <text:p>Agnisżka /Fydrych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0807" calcext:value-type="float">
            <text:p>18390807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Walenty /Kausiński/</text:p>
          </table:table-cell>
          <table:table-cell table:style-name="ce2" office:value-type="string" calcext:value-type="string">
            <text:p>Krystyna</text:p>
          </table:table-cell>
          <table:table-cell table:style-name="ce2" office:value-type="string" calcext:value-type="string">
            <text:p>Jan /Etter/</text:p>
          </table:table-cell>
          <table:table-cell table:style-name="ce2" office:value-type="string" calcext:value-type="string">
            <text:p>Faustyna /Rakow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390809" calcext:value-type="float">
            <text:p>18390809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toni</text:p>
          </table:table-cell>
          <table:table-cell table:style-name="ce2" office:value-type="string" calcext:value-type="string">
            <text:p>Antoni /Sobieralski/</text:p>
          </table:table-cell>
          <table:table-cell table:style-name="ce2" office:value-type="string" calcext:value-type="string">
            <text:p>Julianna</text:p>
          </table:table-cell>
          <table:table-cell table:style-name="ce2" office:value-type="string" calcext:value-type="string">
            <text:p>Andrzyi /Kożarzki/</text:p>
          </table:table-cell>
          <table:table-cell table:style-name="ce2" office:value-type="string" calcext:value-type="string">
            <text:p>Jozefa /Pazder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0809" calcext:value-type="float">
            <text:p>18390809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epumucina</text:p>
          </table:table-cell>
          <table:table-cell table:style-name="ce2" office:value-type="string" calcext:value-type="string">
            <text:p>Marcin /Biedasże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Antoni /Rozwadżki/</text:p>
          </table:table-cell>
          <table:table-cell table:style-name="ce2" office:value-type="string" calcext:value-type="string">
            <text:p>Nepumucina /Jagodzi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0813" calcext:value-type="float">
            <text:p>18390813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rancisżka</text:p>
          </table:table-cell>
          <table:table-cell table:style-name="ce2" office:value-type="string" calcext:value-type="string">
            <text:p>Francisżek /Byko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Paweł /Kusż/</text:p>
          </table:table-cell>
          <table:table-cell table:style-name="ce2" office:value-type="string" calcext:value-type="string">
            <text:p>Maryanna /Kławe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0819" calcext:value-type="float">
            <text:p>18390819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Marcin /Przybyliń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Michał /Łukomski/</text:p>
          </table:table-cell>
          <table:table-cell table:style-name="ce2" office:value-type="string" calcext:value-type="string">
            <text:p>Jakobina /Hengic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017" calcext:value-type="float">
            <text:p>18391017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Jozef /Gorz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ozef /Mazur/</text:p>
          </table:table-cell>
          <table:table-cell table:style-name="ce2" office:value-type="string" calcext:value-type="string">
            <text:p>Katarzyna /Cżiebalo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022" calcext:value-type="float">
            <text:p>18391022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alenty /Komasza/</text:p>
          </table:table-cell>
          <table:table-cell table:style-name="ce2" office:value-type="string" calcext:value-type="string">
            <text:p>Łucia</text:p>
          </table:table-cell>
          <table:table-cell table:style-name="ce2" office:value-type="string" calcext:value-type="string">
            <text:p>Jan /Komasza/</text:p>
          </table:table-cell>
          <table:table-cell table:style-name="ce2" office:value-type="string" calcext:value-type="string">
            <text:p>Maryanna /Komassia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022" calcext:value-type="float">
            <text:p>18391022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alenty /Lewando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Kalka/</text:p>
          </table:table-cell>
          <table:table-cell table:style-name="ce2" office:value-type="string" calcext:value-type="string">
            <text:p>Maryanna /Krąnk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022" calcext:value-type="float">
            <text:p>18391022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Walenty /Przybył/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Jan /Jankoski/</text:p>
          </table:table-cell>
          <table:table-cell table:style-name="ce2" office:value-type="string" calcext:value-type="string">
            <text:p>Maryanna /Kus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023" calcext:value-type="float">
            <text:p>18391023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Jakob /Adam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oyciech /Adamski/</text:p>
          </table:table-cell>
          <table:table-cell table:style-name="ce2" office:value-type="string" calcext:value-type="string">
            <text:p>Katarzyna /Kubasio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101" calcext:value-type="float">
            <text:p>18391101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Michał /Jozwiak/</text:p>
          </table:table-cell>
          <table:table-cell table:style-name="ce2" office:value-type="string" calcext:value-type="string">
            <text:p>Francisżka</text:p>
          </table:table-cell>
          <table:table-cell table:style-name="ce2" office:value-type="string" calcext:value-type="string">
            <text:p>Jakób /Jozwiak/</text:p>
          </table:table-cell>
          <table:table-cell table:style-name="ce2" office:value-type="string" calcext:value-type="string">
            <text:p>Maryanna /Hiskow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101" calcext:value-type="float">
            <text:p>18391101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Francisżek /Kujawa/</text:p>
          </table:table-cell>
          <table:table-cell table:style-name="ce2" office:value-type="string" calcext:value-type="string">
            <text:p>Francisżka</text:p>
          </table:table-cell>
          <table:table-cell table:style-name="ce2" office:value-type="string" calcext:value-type="string">
            <text:p>Jan /Frasż/</text:p>
          </table:table-cell>
          <table:table-cell table:style-name="ce2" office:value-type="string" calcext:value-type="string">
            <text:p>Jozefa /Hetmanio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102" calcext:value-type="float">
            <text:p>18391102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Michał /Mędliń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ichał /Woyciechoski/</text:p>
          </table:table-cell>
          <table:table-cell table:style-name="ce2" office:value-type="string" calcext:value-type="string">
            <text:p>Agniszka /Rybarożow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104" calcext:value-type="float">
            <text:p>18391104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 Nepumucina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Maryanna /Lanoska/</text:p>
          </table:table-cell>
          <table:table-cell table:style-name="ce2" office:value-type="string" calcext:value-type="string">
            <text:p>Jan /Paczynski/</text:p>
          </table:table-cell>
          <table:table-cell table:style-name="ce2" office:value-type="string" calcext:value-type="string">
            <text:p>Karolina /Lema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112" calcext:value-type="float">
            <text:p>18391112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Michał /Gwid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kób /Pioterek/</text:p>
          </table:table-cell>
          <table:table-cell table:style-name="ce2" office:value-type="string" calcext:value-type="string">
            <text:p>Maryanna /Gwid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112" calcext:value-type="float">
            <text:p>18391112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drzy</text:p>
          </table:table-cell>
          <table:table-cell table:style-name="ce2" office:value-type="string" calcext:value-type="string">
            <text:p>Walenty /Kolassa/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Jakób /Kolassa/</text:p>
          </table:table-cell>
          <table:table-cell table:style-name="ce2" office:value-type="string" calcext:value-type="string">
            <text:p>Teressa /Moracże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204" calcext:value-type="float">
            <text:p>18391204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Walenty /Masżek/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Piotr /Cieselski/</text:p>
          </table:table-cell>
          <table:table-cell table:style-name="ce2" office:value-type="string" calcext:value-type="string">
            <text:p>Jakobina /Higer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206" calcext:value-type="float">
            <text:p>18391206</text:p>
          </table:table-cell>
          <table:table-cell table:style-name="ce2" office:value-type="string" calcext:value-type="string">
            <text:p>Starężyn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Krysżtofiak/</text:p>
          </table:table-cell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Jan /Kujawa/</text:p>
          </table:table-cell>
          <table:table-cell table:style-name="ce2" office:value-type="string" calcext:value-type="string">
            <text:p>Ewa /Krysżtofia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206" calcext:value-type="float">
            <text:p>18391206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oyciech /Gurec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Bielski/</text:p>
          </table:table-cell>
          <table:table-cell table:style-name="ce2" office:value-type="string" calcext:value-type="string">
            <text:p>Katarzyna /Szcżech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206" calcext:value-type="float">
            <text:p>18391206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Jan /Galwas/</text:p>
          </table:table-cell>
          <table:table-cell table:style-name="ce2" office:value-type="string" calcext:value-type="string">
            <text:p>Wiktorya</text:p>
          </table:table-cell>
          <table:table-cell table:style-name="ce2" office:value-type="string" calcext:value-type="string">
            <text:p>Francisżek /Wichłacż/</text:p>
          </table:table-cell>
          <table:table-cell table:style-name="ce2" office:value-type="string" calcext:value-type="string">
            <text:p>Zofia /Wichłac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207" calcext:value-type="float">
            <text:p>18391207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alenty /Bielski/</text:p>
          </table:table-cell>
          <table:table-cell table:style-name="ce2" office:value-type="string" calcext:value-type="string">
            <text:p>Francisżka</text:p>
          </table:table-cell>
          <table:table-cell table:style-name="ce2" office:value-type="string" calcext:value-type="string">
            <text:p>Francisżek /Bielski/</text:p>
          </table:table-cell>
          <table:table-cell table:style-name="ce2" office:value-type="string" calcext:value-type="string">
            <text:p>Maryanna /Ambor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211" calcext:value-type="float">
            <text:p>18391211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omasż</text:p>
          </table:table-cell>
          <table:table-cell table:style-name="ce2" office:value-type="string" calcext:value-type="string">
            <text:p>Gaspar /Frasż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Piotr /Tefelski/</text:p>
          </table:table-cell>
          <table:table-cell table:style-name="ce2" office:value-type="string" calcext:value-type="string">
            <text:p>Maryanna /Fras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221" calcext:value-type="float">
            <text:p>18391221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Woyciech /Hetman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oyciech /Kraska/</text:p>
          </table:table-cell>
          <table:table-cell table:style-name="ce2" office:value-type="string" calcext:value-type="string">
            <text:p>Agnisżka /Szachlo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1222" calcext:value-type="float">
            <text:p>18391222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Śzcżepan</text:p>
          </table:table-cell>
          <table:table-cell table:style-name="ce2" office:value-type="string" calcext:value-type="string">
            <text:p>Adam /Dejów/</text:p>
          </table:table-cell>
          <table:table-cell table:style-name="ce2" office:value-type="string" calcext:value-type="string">
            <text:p>Antonina</text:p>
          </table:table-cell>
          <table:table-cell table:style-name="ce2" office:value-type="string" calcext:value-type="string">
            <text:p>Michał /Jaworski/</text:p>
          </table:table-cell>
          <table:table-cell table:style-name="ce2" office:value-type="string" calcext:value-type="string">
            <text:p>Maryanna /Śzielcże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392104" calcext:value-type="float">
            <text:p>18392104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Francisżek /Armata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alenty /Bykoski/</text:p>
          </table:table-cell>
          <table:table-cell table:style-name="ce2" office:value-type="string" calcext:value-type="string">
            <text:p>Barbara /Dąbr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400101" calcext:value-type="float">
            <text:p>18400101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Piotr /Tefel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ichał /Tefelski/</text:p>
          </table:table-cell>
          <table:table-cell table:style-name="ce2" office:value-type="string" calcext:value-type="string">
            <text:p>Anna /Łapacż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400103" calcext:value-type="float">
            <text:p>18400103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ichał /Kusż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Jan /Kędziora/</text:p>
          </table:table-cell>
          <table:table-cell table:style-name="ce2" office:value-type="string" calcext:value-type="string">
            <text:p>Katarzyna /Królik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400106" calcext:value-type="float">
            <text:p>18400106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Bartlomi /Jęziora/</text:p>
          </table:table-cell>
          <table:table-cell table:style-name="ce2" office:value-type="string" calcext:value-type="string">
            <text:p>Agniszka</text:p>
          </table:table-cell>
          <table:table-cell table:style-name="ce2" office:value-type="string" calcext:value-type="string">
            <text:p>Woyciech /Hitman/</text:p>
          </table:table-cell>
          <table:table-cell table:style-name="ce2" office:value-type="string" calcext:value-type="string">
            <text:p>Ulianna /Grzeskowia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110" calcext:value-type="float">
            <text:p>18400110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milia</text:p>
          </table:table-cell>
          <table:table-cell table:style-name="ce2" office:value-type="string" calcext:value-type="string">
            <text:p>Adam /Wegner/</text:p>
          </table:table-cell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Piotr /Cicelski/</text:p>
          </table:table-cell>
          <table:table-cell table:style-name="ce2" office:value-type="string" calcext:value-type="string">
            <text:p>Elzbieta /Śomelfelt/</text:p>
          </table:table-cell>
          <table:table-cell/>
          <table:table-cell table:style-name="ce2" office:value-type="string" calcext:value-type="string">
            <text:p>owczarz</text:p>
          </table:table-cell>
          <table:table-cell table:number-columns-repeated="1012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113" calcext:value-type="float">
            <text:p>18400113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Walenty /Nowicki/</text:p>
          </table:table-cell>
          <table:table-cell table:style-name="ce2" office:value-type="string" calcext:value-type="string">
            <text:p>Agnisżka</text:p>
          </table:table-cell>
          <table:table-cell table:style-name="ce2" office:value-type="string" calcext:value-type="string">
            <text:p>Jakób /Komasza/</text:p>
          </table:table-cell>
          <table:table-cell table:style-name="ce2" office:value-type="string" calcext:value-type="string">
            <text:p>Ulianna /Paulo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119" calcext:value-type="float">
            <text:p>18400119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incenty</text:p>
          </table:table-cell>
          <table:table-cell table:style-name="ce2" office:value-type="string" calcext:value-type="string">
            <text:p>Szcżepan /Rakoski/</text:p>
          </table:table-cell>
          <table:table-cell table:style-name="ce2" office:value-type="string" calcext:value-type="string">
            <text:p>Honorata</text:p>
          </table:table-cell>
          <table:table-cell table:style-name="ce2" office:value-type="string" calcext:value-type="string">
            <text:p>Woyciech /Okonieski/</text:p>
          </table:table-cell>
          <table:table-cell table:style-name="ce2" office:value-type="string" calcext:value-type="string">
            <text:p>Jadwiga /Przybył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119" calcext:value-type="float">
            <text:p>18400119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polonia</text:p>
          </table:table-cell>
          <table:table-cell table:style-name="ce2" office:value-type="string" calcext:value-type="string">
            <text:p>Woyciech /Kusż/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Piotr /Przybył/</text:p>
          </table:table-cell>
          <table:table-cell table:style-name="ce2" office:value-type="string" calcext:value-type="string">
            <text:p>Katarzyna /Osi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129" calcext:value-type="float">
            <text:p>18400129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Jan /Śzcżecho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Łukasż /Pioterek/</text:p>
          </table:table-cell>
          <table:table-cell table:style-name="ce2" office:value-type="string" calcext:value-type="string">
            <text:p>Maryanna /Szcżech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205" calcext:value-type="float">
            <text:p>18400205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Maci /Jankiewicż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Wegner/</text:p>
          </table:table-cell>
          <table:table-cell table:style-name="ce2" office:value-type="string" calcext:value-type="string">
            <text:p>Francisżka /Bacży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212" calcext:value-type="float">
            <text:p>18400212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Jan /Wegner/</text:p>
          </table:table-cell>
          <table:table-cell table:style-name="ce2" office:value-type="string" calcext:value-type="string">
            <text:p>Agnisżka</text:p>
          </table:table-cell>
          <table:table-cell table:style-name="ce2" office:value-type="string" calcext:value-type="string">
            <text:p>Walenty /Kowalski/</text:p>
          </table:table-cell>
          <table:table-cell table:style-name="ce2" office:value-type="string" calcext:value-type="string">
            <text:p>Maryanna /Jankiewic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214" calcext:value-type="float">
            <text:p>18400214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ci</text:p>
          </table:table-cell>
          <table:table-cell table:style-name="ce2" office:value-type="string" calcext:value-type="string">
            <text:p>Wawrzyn /Pioterek/</text:p>
          </table:table-cell>
          <table:table-cell table:style-name="ce2" office:value-type="string" calcext:value-type="string">
            <text:p>Barbara /Gwid/</text:p>
          </table:table-cell>
          <table:table-cell table:style-name="ce2" office:value-type="string" calcext:value-type="string">
            <text:p>Mateusż /Gwid/</text:p>
          </table:table-cell>
          <table:table-cell table:style-name="ce2" office:value-type="string" calcext:value-type="string">
            <text:p>Małgorzata /Kus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215" calcext:value-type="float">
            <text:p>18400215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zef</text:p>
          </table:table-cell>
          <table:table-cell table:style-name="ce2" office:value-type="string" calcext:value-type="string">
            <text:p>Woyciech /Przybyl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Michał /Łukomski/</text:p>
          </table:table-cell>
          <table:table-cell table:style-name="ce2" office:value-type="string" calcext:value-type="string">
            <text:p>Karzyna /Jarzy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219" calcext:value-type="float">
            <text:p>18400219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żefa</text:p>
          </table:table-cell>
          <table:table-cell table:style-name="ce2" office:value-type="string" calcext:value-type="string">
            <text:p>Jakub /Bogaczki/</text:p>
          </table:table-cell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Jakób /Komasza/</text:p>
          </table:table-cell>
          <table:table-cell table:style-name="ce2" office:value-type="string" calcext:value-type="string">
            <text:p>Michalina /Grabarkiewic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219" calcext:value-type="float">
            <text:p>18400219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Antoni /Przybył/</text:p>
          </table:table-cell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Tomasz /Kusz/</text:p>
          </table:table-cell>
          <table:table-cell table:style-name="ce2" office:value-type="string" calcext:value-type="string">
            <text:p>Maryanna /Klawi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220" calcext:value-type="float">
            <text:p>18400220</text:p>
          </table:table-cell>
          <table:table-cell table:style-name="ce2" office:value-type="string" calcext:value-type="string">
            <text:p>Staręzyn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Walenty /Janko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ozef /Mroż/</text:p>
          </table:table-cell>
          <table:table-cell table:style-name="ce2" office:value-type="string" calcext:value-type="string">
            <text:p>Maryanna /Łomzy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222" calcext:value-type="float">
            <text:p>18400222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żef</text:p>
          </table:table-cell>
          <table:table-cell table:style-name="ce2" office:value-type="string" calcext:value-type="string">
            <text:p>Woyciech /Gorny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Szymon /Janówiak/</text:p>
          </table:table-cell>
          <table:table-cell table:style-name="ce2" office:value-type="string" calcext:value-type="string">
            <text:p>Jadwiga /Jozwia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222" calcext:value-type="float">
            <text:p>18400222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Franciszek /Pazderski/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Martinus /Śmarzynski/</text:p>
          </table:table-cell>
          <table:table-cell table:style-name="ce2" office:value-type="string" calcext:value-type="string">
            <text:p>zona jego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227" calcext:value-type="float">
            <text:p>18400227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zef</text:p>
          </table:table-cell>
          <table:table-cell table:style-name="ce2" office:value-type="string" calcext:value-type="string">
            <text:p>Marcin /Pyszczyn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Szczepan /Gorecki/</text:p>
          </table:table-cell>
          <table:table-cell table:style-name="ce2" office:value-type="string" calcext:value-type="string">
            <text:p>Regina /Kowal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309" calcext:value-type="float">
            <text:p>18400309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alenty /Wichłac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Andrzy /Galwas/</text:p>
          </table:table-cell>
          <table:table-cell table:style-name="ce2" office:value-type="string" calcext:value-type="string">
            <text:p>Jadwiga /Jozwia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310" calcext:value-type="float">
            <text:p>18400310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żefa</text:p>
          </table:table-cell>
          <table:table-cell table:style-name="ce2" office:value-type="string" calcext:value-type="string">
            <text:p>Paweł /Kusż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Jakób /Adamski/</text:p>
          </table:table-cell>
          <table:table-cell table:style-name="ce2" office:value-type="string" calcext:value-type="string">
            <text:p>Agata /Kluczy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311" calcext:value-type="float">
            <text:p>18400311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zef</text:p>
          </table:table-cell>
          <table:table-cell table:style-name="ce2" office:value-type="string" calcext:value-type="string">
            <text:p>Bartlomi /Bielski//</text:p>
          </table:table-cell>
          <table:table-cell table:style-name="ce2" office:value-type="string" calcext:value-type="string">
            <text:p>Małgorzata</text:p>
          </table:table-cell>
          <table:table-cell table:number-columns-repeated="3"/>
          <table:table-cell table:style-name="ce2" office:value-type="string" calcext:value-type="string">
            <text:p>Josephus Bielski iniet matrimium cum Josepha Rymorkiewicz 19130731 in Znin</text:p>
          </table:table-cell>
          <table:table-cell table:number-columns-repeated="1012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314" calcext:value-type="float">
            <text:p>18400314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zef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Karolina /Baczynska/</text:p>
          </table:table-cell>
          <table:table-cell table:style-name="ce2" office:value-type="string" calcext:value-type="string">
            <text:p>Jan /Kurcewski/</text:p>
          </table:table-cell>
          <table:table-cell table:style-name="ce2" office:value-type="string" calcext:value-type="string">
            <text:p>Agniszka /Baczy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315" calcext:value-type="float">
            <text:p>18400315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Jakob /Kubasiak/</text:p>
          </table:table-cell>
          <table:table-cell table:style-name="ce2" office:value-type="string" calcext:value-type="string">
            <text:p>Katarzy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321" calcext:value-type="float">
            <text:p>18400321</text:p>
          </table:table-cell>
          <table:table-cell table:style-name="ce2" office:value-type="string" calcext:value-type="string">
            <text:p>Kumoro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rancisżek</text:p>
          </table:table-cell>
          <table:table-cell table:style-name="ce2" office:value-type="string" calcext:value-type="string">
            <text:p>Andrzy /Mętlant/</text:p>
          </table:table-cell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Walenty /Załweski/</text:p>
          </table:table-cell>
          <table:table-cell table:style-name="ce2" office:value-type="string" calcext:value-type="string">
            <text:p>Melania /Gadaw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323" calcext:value-type="float">
            <text:p>18400323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Piotr /Męzydło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kob /Kubasiak/</text:p>
          </table:table-cell>
          <table:table-cell table:style-name="ce2" office:value-type="string" calcext:value-type="string">
            <text:p>Maryanna /Jimaczą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323" calcext:value-type="float">
            <text:p>18400323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ranciszka Balbina</text:p>
          </table:table-cell>
          <table:table-cell table:style-name="ce2" office:value-type="string" calcext:value-type="string">
            <text:p>Szymon /Wozniak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alenty /Pułczyński/</text:p>
          </table:table-cell>
          <table:table-cell table:style-name="ce2" office:value-type="string" calcext:value-type="string">
            <text:p>Maryanna /Woznia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325" calcext:value-type="float">
            <text:p>18400325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oyciech /Przygoda/</text:p>
          </table:table-cell>
          <table:table-cell table:style-name="ce2" office:value-type="string" calcext:value-type="string">
            <text:p>Antonina</text:p>
          </table:table-cell>
          <table:table-cell table:style-name="ce2" office:value-type="string" calcext:value-type="string">
            <text:p>Andrzy /Przygoda/</text:p>
          </table:table-cell>
          <table:table-cell table:style-name="ce2" office:value-type="string" calcext:value-type="string">
            <text:p>Katarzyna /Kubasia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404" calcext:value-type="float">
            <text:p>18400404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Michał /Lewandoski/</text:p>
          </table:table-cell>
          <table:table-cell table:style-name="ce2" office:value-type="string" calcext:value-type="string">
            <text:p>Antoni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407" calcext:value-type="float">
            <text:p>18400407</text:p>
          </table:table-cell>
          <table:table-cell table:style-name="ce2" office:value-type="string" calcext:value-type="string">
            <text:p>Kumoro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kob /Chmulow/</text:p>
          </table:table-cell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Wawrzyn /Dębny/</text:p>
          </table:table-cell>
          <table:table-cell table:style-name="ce2" office:value-type="string" calcext:value-type="string">
            <text:p>Balbina /Szafra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409" calcext:value-type="float">
            <text:p>18400409</text:p>
          </table:table-cell>
          <table:table-cell table:style-name="ce2" office:value-type="string" calcext:value-type="string">
            <text:p>Staręzyn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Marcin /Rybic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alenty /Wozniak/</text:p>
          </table:table-cell>
          <table:table-cell table:style-name="ce2" office:value-type="string" calcext:value-type="string">
            <text:p>Apolonia /Fydrych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409" calcext:value-type="float">
            <text:p>18400409</text:p>
          </table:table-cell>
          <table:table-cell table:style-name="ce2" office:value-type="string" calcext:value-type="string">
            <text:p>Jun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Jakób /Pioterek/</text:p>
          </table:table-cell>
          <table:table-cell table:style-name="ce2" office:value-type="string" calcext:value-type="string">
            <text:p>Franciszka</text:p>
          </table:table-cell>
          <table:table-cell table:style-name="ce2" office:value-type="string" calcext:value-type="string">
            <text:p>Jan /Kędziora/</text:p>
          </table:table-cell>
          <table:table-cell table:style-name="ce2" office:value-type="string" calcext:value-type="string">
            <text:p>Katarzyna /Okoniew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410" calcext:value-type="float">
            <text:p>18400410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Marcin /Lampar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Jan /Parzyński/</text:p>
          </table:table-cell>
          <table:table-cell table:style-name="ce2" office:value-type="string" calcext:value-type="string">
            <text:p>Zofia /Galwa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430" calcext:value-type="float">
            <text:p>18400430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Agnisżka /Oberskina/</text:p>
          </table:table-cell>
          <table:table-cell table:style-name="ce2" office:value-type="string" calcext:value-type="string">
            <text:p>Marcin /Juńcewski/</text:p>
          </table:table-cell>
          <table:table-cell table:style-name="ce2" office:value-type="string" calcext:value-type="string">
            <text:p>Katarzina /Armacina/ pauper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515" calcext:value-type="float">
            <text:p>18400515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Marcin /Dobrzyn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Jan /Kacżor/</text:p>
          </table:table-cell>
          <table:table-cell table:style-name="ce2" office:value-type="string" calcext:value-type="string">
            <text:p>Anastazya /Gapo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515" calcext:value-type="float">
            <text:p>18400515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Janko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Marcin /Grątkoski/</text:p>
          </table:table-cell>
          <table:table-cell table:style-name="ce2" office:value-type="string" calcext:value-type="string">
            <text:p>Antonina /Batk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520" calcext:value-type="float">
            <text:p>18400520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Neymann/</text:p>
          </table:table-cell>
          <table:table-cell table:style-name="ce2" office:value-type="string" calcext:value-type="string">
            <text:p>Rozyna</text:p>
          </table:table-cell>
          <table:table-cell table:style-name="ce2" office:value-type="string" calcext:value-type="string">
            <text:p>Jan /Etter/</text:p>
          </table:table-cell>
          <table:table-cell table:style-name="ce2" office:value-type="string" calcext:value-type="string">
            <text:p>Jozefa /Rakow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521" calcext:value-type="float">
            <text:p>18400521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Woyciech /Komasza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ichał /Woytkowiak/</text:p>
          </table:table-cell>
          <table:table-cell table:style-name="ce2" office:value-type="string" calcext:value-type="string">
            <text:p>Barbara /Lentkiy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0527" calcext:value-type="float">
            <text:p>18400527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Marcin /Naperała/</text:p>
          </table:table-cell>
          <table:table-cell table:style-name="ce2" office:value-type="string" calcext:value-type="string">
            <text:p>Frańciszka</text:p>
          </table:table-cell>
          <table:table-cell table:style-name="ce2" office:value-type="string" calcext:value-type="string">
            <text:p>Balcar /Armata/</text:p>
          </table:table-cell>
          <table:table-cell table:style-name="ce2" office:value-type="string" calcext:value-type="string">
            <text:p>Barbara /Sżachło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527" calcext:value-type="float">
            <text:p>18400527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Piotr /Grzuchowiak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oyciech /Jasiński/</text:p>
          </table:table-cell>
          <table:table-cell table:style-name="ce2" office:value-type="string" calcext:value-type="string">
            <text:p>Maryanna /Lenethey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528" calcext:value-type="float">
            <text:p>18400528</text:p>
          </table:table-cell>
          <table:table-cell table:style-name="ce2" office:value-type="string" calcext:value-type="string">
            <text:p>Starężyn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August /Paullin/ komornik</text:p>
          </table:table-cell>
          <table:table-cell table:style-name="ce2" office:value-type="string" calcext:value-type="string">
            <text:p>Francisżka</text:p>
          </table:table-cell>
          <table:table-cell table:style-name="ce2" office:value-type="string" calcext:value-type="string">
            <text:p>Wawrzyn /Jarosżeski/</text:p>
          </table:table-cell>
          <table:table-cell table:style-name="ce2" office:value-type="string" calcext:value-type="string">
            <text:p>Magdalena? /Komornic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603" calcext:value-type="float">
            <text:p>18400603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Antoni /Krygier/ komornik</text:p>
          </table:table-cell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Paweł /Jackowiak/</text:p>
          </table:table-cell>
          <table:table-cell table:style-name="ce2" office:value-type="string" calcext:value-type="string">
            <text:p>Francisżka /Paul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610" calcext:value-type="float">
            <text:p>18400610</text:p>
          </table:table-cell>
          <table:table-cell table:style-name="ce2" office:value-type="string" calcext:value-type="string">
            <text:p>Starężyn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Adam /Obartoski/ komornik</text:p>
          </table:table-cell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Woyciech /Wożny/</text:p>
          </table:table-cell>
          <table:table-cell table:style-name="ce2" office:value-type="string" calcext:value-type="string">
            <text:p>Katarzyna /Nowicż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611" calcext:value-type="float">
            <text:p>18400611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drzyi</text:p>
          </table:table-cell>
          <table:table-cell table:style-name="ce2" office:value-type="string" calcext:value-type="string">
            <text:p>Stanisław /Frasz/ komornik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Andrzyi /Głon/</text:p>
          </table:table-cell>
          <table:table-cell table:style-name="ce2" office:value-type="string" calcext:value-type="string">
            <text:p>Maryanna /Fras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613" calcext:value-type="float">
            <text:p>18400613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tonina Emilia</text:p>
          </table:table-cell>
          <table:table-cell table:style-name="ce2" office:value-type="string" calcext:value-type="string">
            <text:p>Wawrzyn /Sławiński/</text:p>
          </table:table-cell>
          <table:table-cell table:style-name="ce2" office:value-type="string" calcext:value-type="string">
            <text:p>Emilia</text:p>
          </table:table-cell>
          <table:table-cell table:style-name="ce2" office:value-type="string" calcext:value-type="string">
            <text:p>Hippolit /Guttry/</text:p>
          </table:table-cell>
          <table:table-cell table:style-name="ce2" office:value-type="string" calcext:value-type="string">
            <text:p>Julianna /Guttrow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615" calcext:value-type="float">
            <text:p>18400615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Tomasż /Kędziora/</text:p>
          </table:table-cell>
          <table:table-cell table:style-name="ce2" office:value-type="string" calcext:value-type="string">
            <text:p>Jadwiga</text:p>
          </table:table-cell>
          <table:table-cell table:style-name="ce2" office:value-type="string" calcext:value-type="string">
            <text:p>Łukasż /Kusż/</text:p>
          </table:table-cell>
          <table:table-cell table:style-name="ce2" office:value-type="string" calcext:value-type="string">
            <text:p>Agnisżka /Kus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625" calcext:value-type="float">
            <text:p>18400625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rancisżka</text:p>
          </table:table-cell>
          <table:table-cell table:style-name="ce2" office:value-type="string" calcext:value-type="string">
            <text:p>Walenty /Kowalski/ komornik</text:p>
          </table:table-cell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Marcin /Grusżka/</text:p>
          </table:table-cell>
          <table:table-cell table:style-name="ce2" office:value-type="string" calcext:value-type="string">
            <text:p>Karolina /Lema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627" calcext:value-type="float">
            <text:p>18400627</text:p>
          </table:table-cell>
          <table:table-cell table:style-name="ce2" office:value-type="string" calcext:value-type="string">
            <text:p>Komoro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Paweł /Piotrkowiak/</text:p>
          </table:table-cell>
          <table:table-cell table:style-name="ce2" office:value-type="string" calcext:value-type="string">
            <text:p>Agnisżka /Przygodowa/</text:p>
          </table:table-cell>
          <table:table-cell table:style-name="ce2" office:value-type="string" calcext:value-type="string">
            <text:p>Jan /Szulz/ owczarz z Komorowa</text:p>
          </table:table-cell>
          <table:table-cell table:style-name="ce2" office:value-type="string" calcext:value-type="string">
            <text:p>Maryanna /Gasiorowska/ żona parolka ??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627" calcext:value-type="float">
            <text:p>18400627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Jan /Kuroski/ komornik</text:p>
          </table:table-cell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Walenty /Borucki/</text:p>
          </table:table-cell>
          <table:table-cell table:style-name="ce2" office:value-type="string" calcext:value-type="string">
            <text:p>Jadwiga /Woytysionka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701" calcext:value-type="float">
            <text:p>18400701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kob</text:p>
          </table:table-cell>
          <table:table-cell table:style-name="ce2" office:value-type="string" calcext:value-type="string">
            <text:p>Jozef /Zbieran/ komornik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aci /Śżymański/</text:p>
          </table:table-cell>
          <table:table-cell table:style-name="ce2" office:value-type="string" calcext:value-type="string">
            <text:p>Magdalena /Kurze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712" calcext:value-type="float">
            <text:p>18400712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Jan /Kuroski/ komornik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ichał /Putcżynski/</text:p>
          </table:table-cell>
          <table:table-cell table:style-name="ce2" office:value-type="string" calcext:value-type="string">
            <text:p>Maryanna /Klawi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819" calcext:value-type="float">
            <text:p>18400819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Jozef /Wichłacz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Łukasz /Pioterek/</text:p>
          </table:table-cell>
          <table:table-cell table:style-name="ce2" office:value-type="string" calcext:value-type="string">
            <text:p>Maryanna /Kławi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823" calcext:value-type="float">
            <text:p>18400823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Jozef /Sniadecki/ komornik</text:p>
          </table:table-cell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Jakób /Pawłowicż/</text:p>
          </table:table-cell>
          <table:table-cell table:style-name="ce2" office:value-type="string" calcext:value-type="string">
            <text:p>Maryanna /Fras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830" calcext:value-type="float">
            <text:p>18400830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athias /Małaycżak/ komornik</text:p>
          </table:table-cell>
          <table:table-cell table:style-name="ce2" office:value-type="string" calcext:value-type="string">
            <text:p>Marianna</text:p>
          </table:table-cell>
          <table:table-cell table:style-name="ce2" office:value-type="string" calcext:value-type="string">
            <text:p>Andreas /Galwas/</text:p>
          </table:table-cell>
          <table:table-cell table:style-name="ce2" office:value-type="string" calcext:value-type="string">
            <text:p>Margaretha /Rozwai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830" calcext:value-type="float">
            <text:p>18400830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Marcin /Korbal/</text:p>
          </table:table-cell>
          <table:table-cell table:style-name="ce2" office:value-type="string" calcext:value-type="string">
            <text:p>Marianna</text:p>
          </table:table-cell>
          <table:table-cell table:style-name="ce2" office:value-type="string" calcext:value-type="string">
            <text:p>Woyciech /Witucki/</text:p>
          </table:table-cell>
          <table:table-cell table:style-name="ce2" office:value-type="string" calcext:value-type="string">
            <text:p>Katarzyna ubogi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912" calcext:value-type="float">
            <text:p>18400912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halena</text:p>
          </table:table-cell>
          <table:table-cell table:style-name="ce2" office:value-type="string" calcext:value-type="string">
            <text:p>Piotr /Bacżynski/</text:p>
          </table:table-cell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Tomasż /Bacżynski/</text:p>
          </table:table-cell>
          <table:table-cell table:style-name="ce2" office:value-type="string" calcext:value-type="string">
            <text:p>Jozefa /Wank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924" calcext:value-type="float">
            <text:p>18400924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Woyciech /Kacżor/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Jan /Kacżor/</text:p>
          </table:table-cell>
          <table:table-cell table:style-name="ce2" office:value-type="string" calcext:value-type="string">
            <text:p>Maryanna /Kacżor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0925" calcext:value-type="float">
            <text:p>18400925</text:p>
          </table:table-cell>
          <table:table-cell table:style-name="ce2" office:value-type="string" calcext:value-type="string">
            <text:p>Komoro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rańcisżka</text:p>
          </table:table-cell>
          <table:table-cell table:style-name="ce2" office:value-type="string" calcext:value-type="string">
            <text:p>Wincent /Gręzior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awrzyn /Napieralski/</text:p>
          </table:table-cell>
          <table:table-cell table:style-name="ce2" office:value-type="string" calcext:value-type="string">
            <text:p>Michalena /Śad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1004" calcext:value-type="float">
            <text:p>18401004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Marcin /Benieski/ komornik</text:p>
          </table:table-cell>
          <table:table-cell table:style-name="ce2" office:value-type="string" calcext:value-type="string">
            <text:p>Jadwiga</text:p>
          </table:table-cell>
          <table:table-cell table:style-name="ce2" office:value-type="string" calcext:value-type="string">
            <text:p>Walenty /Mańkoski/</text:p>
          </table:table-cell>
          <table:table-cell table:style-name="ce2" office:value-type="string" calcext:value-type="string">
            <text:p>Wiktorya /Putcży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1004" calcext:value-type="float">
            <text:p>18401004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rańcisżek</text:p>
          </table:table-cell>
          <table:table-cell table:style-name="ce2" office:value-type="string" calcext:value-type="string">
            <text:p>Tomasż /Rybarcżyk/</text:p>
          </table:table-cell>
          <table:table-cell table:style-name="ce2" office:value-type="string" calcext:value-type="string">
            <text:p>Agniszka</text:p>
          </table:table-cell>
          <table:table-cell table:style-name="ce2" office:value-type="string" calcext:value-type="string">
            <text:p>Jozef /Kusż/</text:p>
          </table:table-cell>
          <table:table-cell table:style-name="ce2" office:value-type="string" calcext:value-type="string">
            <text:p>Maryanna /Mędli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1008" calcext:value-type="float">
            <text:p>18401008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rańcisżek</text:p>
          </table:table-cell>
          <table:table-cell table:style-name="ce2" office:value-type="string" calcext:value-type="string">
            <text:p>Woyciech /Okonie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Stanisław /Mroziński/</text:p>
          </table:table-cell>
          <table:table-cell table:style-name="ce2" office:value-type="string" calcext:value-type="string">
            <text:p>Ludowika /Etter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1008" calcext:value-type="float">
            <text:p>18401008</text:p>
          </table:table-cell>
          <table:table-cell table:style-name="ce2" office:value-type="string" calcext:value-type="string">
            <text:p>Starężyn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żymon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Rozalia /Rękawicżowna/</text:p>
          </table:table-cell>
          <table:table-cell table:style-name="ce2" office:value-type="string" calcext:value-type="string">
            <text:p>Wawrzyn /Jarosżek/</text:p>
          </table:table-cell>
          <table:table-cell table:style-name="ce2" office:value-type="string" calcext:value-type="string">
            <text:p>Maryanna /Kędzior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1011" calcext:value-type="float">
            <text:p>18401011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Jozef /Nowacżyk/ komornik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Jozef /Wichłacz/</text:p>
          </table:table-cell>
          <table:table-cell table:style-name="ce2" office:value-type="string" calcext:value-type="string">
            <text:p>Katarzyna /Lema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1011" calcext:value-type="float">
            <text:p>18401011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Wincent /Jasinski/ komornik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ichał /Łukomski/</text:p>
          </table:table-cell>
          <table:table-cell table:style-name="ce2" office:value-type="string" calcext:value-type="string">
            <text:p>Maryanna /Napierali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1015" calcext:value-type="float">
            <text:p>18401015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Andrzyi /Kwiatkowski/</text:p>
          </table:table-cell>
          <table:table-cell table:style-name="ce2" office:value-type="string" calcext:value-type="string">
            <text:p>Franciszka</text:p>
          </table:table-cell>
          <table:table-cell table:style-name="ce2" office:value-type="string" calcext:value-type="string">
            <text:p>Piotr /Kaczaroski/</text:p>
          </table:table-cell>
          <table:table-cell table:style-name="ce2" office:value-type="string" calcext:value-type="string">
            <text:p>Maryanna /Ulat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1026" calcext:value-type="float">
            <text:p>18401026</text:p>
          </table:table-cell>
          <table:table-cell table:style-name="ce2" office:value-type="string" calcext:value-type="string">
            <text:p>Komoro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Andrzyi /Puber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Andrzyi /Wendlaud/</text:p>
          </table:table-cell>
          <table:table-cell table:style-name="ce2" office:value-type="string" calcext:value-type="string">
            <text:p>Antonina /Sżmania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1027" calcext:value-type="float">
            <text:p>18401027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rańciszek</text:p>
          </table:table-cell>
          <table:table-cell table:style-name="ce2" office:value-type="string" calcext:value-type="string">
            <text:p>Jan /Amborski/ komornik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ozef /Mroz/</text:p>
          </table:table-cell>
          <table:table-cell table:style-name="ce2" office:value-type="string" calcext:value-type="string">
            <text:p>Maryanna /Ambor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1104" calcext:value-type="float">
            <text:p>18401104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Andrzyi /Przybył/ ubogi</text:p>
          </table:table-cell>
          <table:table-cell table:style-name="ce2" office:value-type="string" calcext:value-type="string">
            <text:p>Michalena</text:p>
          </table:table-cell>
          <table:table-cell table:style-name="ce2" office:value-type="string" calcext:value-type="string">
            <text:p>Tomasż /Wozniak/</text:p>
          </table:table-cell>
          <table:table-cell table:style-name="ce2" office:value-type="string" calcext:value-type="string">
            <text:p>Katarzyna /Kus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1105" calcext:value-type="float">
            <text:p>18401105</text:p>
          </table:table-cell>
          <table:table-cell table:style-name="ce2" office:value-type="string" calcext:value-type="string">
            <text:p>Do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Jakob /Kucżniń??/</text:p>
          </table:table-cell>
          <table:table-cell table:style-name="ce2" office:value-type="string" calcext:value-type="string">
            <text:p>Michalena</text:p>
          </table:table-cell>
          <table:table-cell table:style-name="ce2" office:value-type="string" calcext:value-type="string">
            <text:p>Jozef /Kuroski//</text:p>
          </table:table-cell>
          <table:table-cell table:style-name="ce2" office:value-type="string" calcext:value-type="string">
            <text:p>Katarzyna /Wroble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1106" calcext:value-type="float">
            <text:p>18401106</text:p>
          </table:table-cell>
          <table:table-cell table:style-name="ce2" office:value-type="string" calcext:value-type="string">
            <text:p>Śtaręż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drzyi</text:p>
          </table:table-cell>
          <table:table-cell table:style-name="ce2" office:value-type="string" calcext:value-type="string">
            <text:p>Kazmier /Bacżynski/</text:p>
          </table:table-cell>
          <table:table-cell table:style-name="ce2" office:value-type="string" calcext:value-type="string">
            <text:p>Francisżka</text:p>
          </table:table-cell>
          <table:table-cell table:style-name="ce2" office:value-type="string" calcext:value-type="string">
            <text:p>Maci /Jańkoski/</text:p>
          </table:table-cell>
          <table:table-cell table:style-name="ce2" office:value-type="string" calcext:value-type="string">
            <text:p>Maryanna /Wożń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1111" calcext:value-type="float">
            <text:p>18401111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Symon /Kwiatkoski/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Wojcieh /Palusinski/</text:p>
          </table:table-cell>
          <table:table-cell table:style-name="ce2" office:value-type="string" calcext:value-type="string">
            <text:p>Ulianna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8401112" calcext:value-type="float">
            <text:p>18401112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Antoni /Pałocki/</text:p>
          </table:table-cell>
          <table:table-cell table:style-name="ce2" office:value-type="string" calcext:value-type="string">
            <text:p>Cecylia</text:p>
          </table:table-cell>
          <table:table-cell table:style-name="ce2" office:value-type="string" calcext:value-type="string">
            <text:p>Walenty /Gomagała/</text:p>
          </table:table-cell>
          <table:table-cell table:style-name="ce2" office:value-type="string" calcext:value-type="string">
            <text:p>Agniszka /Głon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401118" calcext:value-type="float">
            <text:p>18401118</text:p>
          </table:table-cell>
          <table:table-cell table:style-name="ce2" office:value-type="string" calcext:value-type="string">
            <text:p>Leonar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ozef /Lewandoski/</text:p>
          </table:table-cell>
          <table:table-cell table:style-name="ce2" office:value-type="string" calcext:value-type="string">
            <text:p>Agniszka</text:p>
          </table:table-cell>
          <table:table-cell table:style-name="ce2" office:value-type="string" calcext:value-type="string">
            <text:p>Jan /Wichłacż/</text:p>
          </table:table-cell>
          <table:table-cell table:style-name="ce2" office:value-type="string" calcext:value-type="string">
            <text:p>Wiktorya /Pioterzy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01119" calcext:value-type="float">
            <text:p>18401119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drzyi</text:p>
          </table:table-cell>
          <table:table-cell table:style-name="ce2" office:value-type="string" calcext:value-type="string">
            <text:p>Bogusław /Fersżt/</text:p>
          </table:table-cell>
          <table:table-cell table:style-name="ce2" office:value-type="string" calcext:value-type="string">
            <text:p>Agniszka</text:p>
          </table:table-cell>
          <table:table-cell table:style-name="ce2" office:value-type="string" calcext:value-type="string">
            <text:p>Frańcisżek /Grzesżynski/</text:p>
          </table:table-cell>
          <table:table-cell table:style-name="ce2" office:value-type="string" calcext:value-type="string">
            <text:p>Maryanna /Fersżt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01121" calcext:value-type="float">
            <text:p>18401121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oyciech /Krasek/</text:p>
          </table:table-cell>
          <table:table-cell table:style-name="ce2" office:value-type="string" calcext:value-type="string">
            <text:p>Tekla</text:p>
          </table:table-cell>
          <table:table-cell table:style-name="ce2" office:value-type="string" calcext:value-type="string">
            <text:p>Marcin /Jaros/</text:p>
          </table:table-cell>
          <table:table-cell table:style-name="ce2" office:value-type="string" calcext:value-type="string">
            <text:p>Nepumucina /Stanisże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01123" calcext:value-type="float">
            <text:p>18401123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giela Katarzyna</text:p>
          </table:table-cell>
          <table:table-cell table:style-name="ce2" office:value-type="string" calcext:value-type="string">
            <text:p>Jan /Strzelecki/ komornik</text:p>
          </table:table-cell>
          <table:table-cell table:style-name="ce2" office:value-type="string" calcext:value-type="string">
            <text:p>Agnisżka</text:p>
          </table:table-cell>
          <table:table-cell table:style-name="ce2" office:value-type="string" calcext:value-type="string">
            <text:p>Łukasż /Kusż/</text:p>
          </table:table-cell>
          <table:table-cell table:style-name="ce2" office:value-type="string" calcext:value-type="string">
            <text:p>Maryanna /Strzele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01126" calcext:value-type="float">
            <text:p>18401126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oyciech /Mulak/</text:p>
          </table:table-cell>
          <table:table-cell table:style-name="ce2" office:value-type="string" calcext:value-type="string">
            <text:p>Ursżula</text:p>
          </table:table-cell>
          <table:table-cell table:style-name="ce2" office:value-type="string" calcext:value-type="string">
            <text:p>Woyciech /Przybyłski/</text:p>
          </table:table-cell>
          <table:table-cell table:style-name="ce2" office:value-type="string" calcext:value-type="string">
            <text:p>Michalena /Kubacia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01126" calcext:value-type="float">
            <text:p>18401126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Konstancya /Maciyeska/</text:p>
          </table:table-cell>
          <table:table-cell table:style-name="ce2" office:value-type="string" calcext:value-type="string">
            <text:p>Francisżek /Pazderski/</text:p>
          </table:table-cell>
          <table:table-cell table:style-name="ce2" office:value-type="string" calcext:value-type="string">
            <text:p>Jozefa /Pazder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01204" calcext:value-type="float">
            <text:p>18401204</text:p>
          </table:table-cell>
          <table:table-cell table:style-name="ce2" office:value-type="string" calcext:value-type="string">
            <text:p>Starężyn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omasż</text:p>
          </table:table-cell>
          <table:table-cell table:style-name="ce2" office:value-type="string" calcext:value-type="string">
            <text:p>Tomasż /Nowak/ komornik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aci /Jańkiewicż/</text:p>
          </table:table-cell>
          <table:table-cell table:style-name="ce2" office:value-type="string" calcext:value-type="string">
            <text:p>Justina /Jarosze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01206" calcext:value-type="float">
            <text:p>18401206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Łucya</text:p>
          </table:table-cell>
          <table:table-cell table:style-name="ce2" office:value-type="string" calcext:value-type="string">
            <text:p>Wawrzyn /Mrożiński/</text:p>
          </table:table-cell>
          <table:table-cell table:style-name="ce2" office:value-type="string" calcext:value-type="string">
            <text:p>Petronella</text:p>
          </table:table-cell>
          <table:table-cell table:style-name="ce2" office:value-type="string" calcext:value-type="string">
            <text:p>Jakób /Piotras/</text:p>
          </table:table-cell>
          <table:table-cell table:style-name="ce2" office:value-type="string" calcext:value-type="string">
            <text:p>Maryanna /Domagali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01207" calcext:value-type="float">
            <text:p>18401207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Woyciech /Jasiń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Teofil /Łomżynski</text:p>
          </table:table-cell>
          <table:table-cell table:style-name="ce2" office:value-type="string" calcext:value-type="string">
            <text:p>Jadwiga /Kacżor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01209" calcext:value-type="float">
            <text:p>18401209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Andrzyi /Rumiński/ komornik</text:p>
          </table:table-cell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Walenty /Rzymanci/</text:p>
          </table:table-cell>
          <table:table-cell table:style-name="ce2" office:value-type="string" calcext:value-type="string">
            <text:p>Magdalena /Brzezi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01211" calcext:value-type="float">
            <text:p>18401211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Śzymon /Kubasiak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Mikołay /Jaworski/</text:p>
          </table:table-cell>
          <table:table-cell table:style-name="ce2" office:value-type="string" calcext:value-type="string">
            <text:p>Antonina /Kubasi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01222" calcext:value-type="float">
            <text:p>18401222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Wiktorya</text:p>
          </table:table-cell>
          <table:table-cell table:style-name="ce2" office:value-type="string" calcext:value-type="string">
            <text:p>Michal /Łukasżewicż/</text:p>
          </table:table-cell>
          <table:table-cell table:style-name="ce2" office:value-type="string" calcext:value-type="string">
            <text:p>Łucya</text:p>
          </table:table-cell>
          <table:table-cell table:style-name="ce2" office:value-type="string" calcext:value-type="string">
            <text:p>Ignacy /Batkoski/</text:p>
          </table:table-cell>
          <table:table-cell table:style-name="ce2" office:value-type="string" calcext:value-type="string">
            <text:p>Maryanna /Kurcżi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01225" calcext:value-type="float">
            <text:p>18401225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Napoleon /Pawłowicż/</text:p>
          </table:table-cell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Michał /Jaworski/</text:p>
          </table:table-cell>
          <table:table-cell table:style-name="ce2" office:value-type="string" calcext:value-type="string">
            <text:p>Małgorzata /Oszi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01225" calcext:value-type="float">
            <text:p>18401225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Paweł /Jaczkowiak/</text:p>
          </table:table-cell>
          <table:table-cell table:style-name="ce2" office:value-type="string" calcext:value-type="string">
            <text:p>Zofia</text:p>
          </table:table-cell>
          <table:table-cell table:style-name="ce2" office:value-type="string" calcext:value-type="string">
            <text:p>Sżymon /Jackowiak/</text:p>
          </table:table-cell>
          <table:table-cell table:style-name="ce2" office:value-type="string" calcext:value-type="string">
            <text:p>Justyna /Mnich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01229" calcext:value-type="float">
            <text:p>18401229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Wiktorya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Maryanna /Kaczor/</text:p>
          </table:table-cell>
          <table:table-cell table:style-name="ce2" office:value-type="string" calcext:value-type="string">
            <text:p>Franciszek /Grzeszcżynski/</text:p>
          </table:table-cell>
          <table:table-cell table:style-name="ce2" office:value-type="string" calcext:value-type="string">
            <text:p>Jadwiga /Kacżor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106" calcext:value-type="float">
            <text:p>18410106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toni</text:p>
          </table:table-cell>
          <table:table-cell table:style-name="ce2" office:value-type="string" calcext:value-type="string">
            <text:p>Wincent /Okonie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Andrzyi /Saskoski/</text:p>
          </table:table-cell>
          <table:table-cell table:style-name="ce2" office:value-type="string" calcext:value-type="string">
            <text:p>Katarzyna /Kus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107" calcext:value-type="float">
            <text:p>18410107</text:p>
          </table:table-cell>
          <table:table-cell table:style-name="ce2" office:value-type="string" calcext:value-type="string">
            <text:p>Starężyn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polonia</text:p>
          </table:table-cell>
          <table:table-cell table:style-name="ce2" office:value-type="string" calcext:value-type="string">
            <text:p>Andrzyi /Nowak/ komornik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Andrzyi /Kędziora/</text:p>
          </table:table-cell>
          <table:table-cell table:style-name="ce2" office:value-type="string" calcext:value-type="string">
            <text:p>Maryanna /Wożńi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108" calcext:value-type="float">
            <text:p>18410108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pollinary Seweryn</text:p>
          </table:table-cell>
          <table:table-cell table:style-name="ce2" office:value-type="string" calcext:value-type="string">
            <text:p>Bogumił</text:p>
          </table:table-cell>
          <table:table-cell table:style-name="ce2" office:value-type="string" calcext:value-type="string">
            <text:p>Brigitta</text:p>
          </table:table-cell>
          <table:table-cell table:style-name="ce2" office:value-type="string" calcext:value-type="string">
            <text:p>Walenty /Putcżynski/</text:p>
          </table:table-cell>
          <table:table-cell table:style-name="ce2" office:value-type="string" calcext:value-type="string">
            <text:p>Klentyna /Zaler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114" calcext:value-type="float">
            <text:p>18410114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zef</text:p>
          </table:table-cell>
          <table:table-cell table:style-name="ce2" office:value-type="string" calcext:value-type="string">
            <text:p>Andrzyi /Lang/ komornik</text:p>
          </table:table-cell>
          <table:table-cell table:style-name="ce2" office:value-type="string" calcext:value-type="string">
            <text:p>Wiktorya</text:p>
          </table:table-cell>
          <table:table-cell table:style-name="ce2" office:value-type="string" calcext:value-type="string">
            <text:p>Piotr /Ciesielski/</text:p>
          </table:table-cell>
          <table:table-cell table:style-name="ce2" office:value-type="string" calcext:value-type="string">
            <text:p>Michalina /Batk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116" calcext:value-type="float">
            <text:p>18410116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Francisżek /Biel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Stanisław /Przybył/</text:p>
          </table:table-cell>
          <table:table-cell table:style-name="ce2" office:value-type="string" calcext:value-type="string">
            <text:p>Katarzyna /Kus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193" calcext:value-type="float">
            <text:p>18410193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rancisżek</text:p>
          </table:table-cell>
          <table:table-cell table:style-name="ce2" office:value-type="string" calcext:value-type="string">
            <text:p>Jan /Gołębinski/ komornik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Michał /Andrzejeski/</text:p>
          </table:table-cell>
          <table:table-cell table:style-name="ce2" office:value-type="string" calcext:value-type="string">
            <text:p>Katarzyna /Szcżuh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201" calcext:value-type="float">
            <text:p>18410201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gnisżka</text:p>
          </table:table-cell>
          <table:table-cell table:style-name="ce2" office:value-type="string" calcext:value-type="string">
            <text:p>Walenty /Szcżuhoski/</text:p>
          </table:table-cell>
          <table:table-cell table:style-name="ce2" office:value-type="string" calcext:value-type="string">
            <text:p>Francisżka</text:p>
          </table:table-cell>
          <table:table-cell table:style-name="ce2" office:value-type="string" calcext:value-type="string">
            <text:p>Woyciech /Borucki/</text:p>
          </table:table-cell>
          <table:table-cell table:style-name="ce2" office:value-type="string" calcext:value-type="string">
            <text:p>Katarzyna /Dobrzy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207" calcext:value-type="float">
            <text:p>18410207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Francisżek /Armata/</text:p>
          </table:table-cell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Balur /Armata/</text:p>
          </table:table-cell>
          <table:table-cell table:style-name="ce2" office:value-type="string" calcext:value-type="string">
            <text:p>Frańcisżka /Napieral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207" calcext:value-type="float">
            <text:p>18410207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rancisżka</text:p>
          </table:table-cell>
          <table:table-cell table:style-name="ce2" office:value-type="string" calcext:value-type="string">
            <text:p>Kazmierz /Kusż/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Mikołay /Kusż/</text:p>
          </table:table-cell>
          <table:table-cell table:style-name="ce2" office:value-type="string" calcext:value-type="string">
            <text:p>Katarzyna /Szcżuh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208" calcext:value-type="float">
            <text:p>18410208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Bartlomi /Jęziorski/</text:p>
          </table:table-cell>
          <table:table-cell table:style-name="ce2" office:value-type="string" calcext:value-type="string">
            <text:p>Agnisżka</text:p>
          </table:table-cell>
          <table:table-cell table:style-name="ce2" office:value-type="string" calcext:value-type="string">
            <text:p>Marcin /Armata/</text:p>
          </table:table-cell>
          <table:table-cell table:style-name="ce2" office:value-type="string" calcext:value-type="string">
            <text:p>Michalin /Gorzy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218" calcext:value-type="float">
            <text:p>18410218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lexander</text:p>
          </table:table-cell>
          <table:table-cell table:style-name="ce2" office:value-type="string" calcext:value-type="string">
            <text:p>Walenty /Hegier/ goscinny</text:p>
          </table:table-cell>
          <table:table-cell table:style-name="ce2" office:value-type="string" calcext:value-type="string">
            <text:p>Jakobina</text:p>
          </table:table-cell>
          <table:table-cell table:style-name="ce2" office:value-type="string" calcext:value-type="string">
            <text:p>Piotr /Ciesielski/</text:p>
          </table:table-cell>
          <table:table-cell table:style-name="ce2" office:value-type="string" calcext:value-type="string">
            <text:p>Maryanna /Gło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313" calcext:value-type="float">
            <text:p>18410313</text:p>
          </table:table-cell>
          <table:table-cell table:style-name="ce2" office:value-type="string" calcext:value-type="string">
            <text:p>Starężyn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Michał /Nowak/ komornik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oyciech /Adamski/</text:p>
          </table:table-cell>
          <table:table-cell table:style-name="ce2" office:value-type="string" calcext:value-type="string">
            <text:p>Katarzyna /Nowa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313" calcext:value-type="float">
            <text:p>18410313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zef</text:p>
          </table:table-cell>
          <table:table-cell table:style-name="ce2" office:value-type="string" calcext:value-type="string">
            <text:p>Mateusz /Szcżuho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Hippolit /Nowak/</text:p>
          </table:table-cell>
          <table:table-cell table:style-name="ce2" office:value-type="string" calcext:value-type="string">
            <text:p>Katarzyna /Szcżuh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314" calcext:value-type="float">
            <text:p>18410314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Kuraiecz/ komornik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Amborski/</text:p>
          </table:table-cell>
          <table:table-cell table:style-name="ce2" office:value-type="string" calcext:value-type="string">
            <text:p>Julianna /Paulo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317" calcext:value-type="float">
            <text:p>18410317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Bartlomi /Jozwiak/</text:p>
          </table:table-cell>
          <table:table-cell table:style-name="ce2" office:value-type="string" calcext:value-type="string">
            <text:p>Francisżka</text:p>
          </table:table-cell>
          <table:table-cell table:style-name="ce2" office:value-type="string" calcext:value-type="string">
            <text:p>Ignacy /Bielski/</text:p>
          </table:table-cell>
          <table:table-cell table:style-name="ce2" office:value-type="string" calcext:value-type="string">
            <text:p>Maryanna /Biel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401" calcext:value-type="float">
            <text:p>18410401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Jozef /Kusż/ gospodarz</text:p>
          </table:table-cell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Michał /Osiński/</text:p>
          </table:table-cell>
          <table:table-cell table:style-name="ce2" office:value-type="string" calcext:value-type="string">
            <text:p>Katarzyna /Swiątk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403" calcext:value-type="float">
            <text:p>18410403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Woyciech /Kusż/ komornik</text:p>
          </table:table-cell>
          <table:table-cell table:style-name="ce2" office:value-type="string" calcext:value-type="string">
            <text:p>Julianna</text:p>
          </table:table-cell>
          <table:table-cell table:style-name="ce2" office:value-type="string" calcext:value-type="string">
            <text:p>Antoni /Kusż/</text:p>
          </table:table-cell>
          <table:table-cell table:style-name="ce2" office:value-type="string" calcext:value-type="string">
            <text:p>Maryanna /Kujawi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408" calcext:value-type="float">
            <text:p>18410408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Andrzyi /Sniadec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Michał /Łukomski/</text:p>
          </table:table-cell>
          <table:table-cell table:style-name="ce2" office:value-type="string" calcext:value-type="string">
            <text:p>Cecylia /Pałe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408" calcext:value-type="float">
            <text:p>18410408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Francisżek /Byk/ gospodarz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Sżcżechoski/</text:p>
          </table:table-cell>
          <table:table-cell table:style-name="ce2" office:value-type="string" calcext:value-type="string">
            <text:p>Anna /Andrzeje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429" calcext:value-type="float">
            <text:p>18410429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tanisław</text:p>
          </table:table-cell>
          <table:table-cell table:style-name="ce2" office:value-type="string" calcext:value-type="string">
            <text:p>Śebestyan /Reyma/ zebrak</text:p>
          </table:table-cell>
          <table:table-cell table:style-name="ce2" office:value-type="string" calcext:value-type="string">
            <text:p>Frańcisżka</text:p>
          </table:table-cell>
          <table:table-cell table:style-name="ce2" office:value-type="string" calcext:value-type="string">
            <text:p>Jan /Etter/</text:p>
          </table:table-cell>
          <table:table-cell table:style-name="ce2" office:value-type="string" calcext:value-type="string">
            <text:p>Katarzyna /Pioterkowa/ ubogi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505" calcext:value-type="float">
            <text:p>18410505</text:p>
          </table:table-cell>
          <table:table-cell table:style-name="ce2" office:value-type="string" calcext:value-type="string">
            <text:p>Do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etronella</text:p>
          </table:table-cell>
          <table:table-cell table:style-name="ce2" office:value-type="string" calcext:value-type="string">
            <text:p>Michał /Wankoski/</text:p>
          </table:table-cell>
          <table:table-cell table:style-name="ce2" office:value-type="string" calcext:value-type="string">
            <text:p>Antonina</text:p>
          </table:table-cell>
          <table:table-cell table:style-name="ce2" office:value-type="string" calcext:value-type="string">
            <text:p>Ignacy /Balkoski/</text:p>
          </table:table-cell>
          <table:table-cell table:style-name="ce2" office:value-type="string" calcext:value-type="string">
            <text:p>Elzbieta /Łoży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508" calcext:value-type="float">
            <text:p>18410508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Teofila</text:p>
          </table:table-cell>
          <table:table-cell table:style-name="ce2" office:value-type="string" calcext:value-type="string">
            <text:p>Michał /Hetman/ komornik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alenty /Pawlak/</text:p>
          </table:table-cell>
          <table:table-cell table:style-name="ce2" office:value-type="string" calcext:value-type="string">
            <text:p>Maryanna /Ulat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518" calcext:value-type="float">
            <text:p>18410518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toni</text:p>
          </table:table-cell>
          <table:table-cell table:style-name="ce2" office:value-type="string" calcext:value-type="string">
            <text:p>Jakob /Kąciko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arcin /Komassa/</text:p>
          </table:table-cell>
          <table:table-cell table:style-name="ce2" office:value-type="string" calcext:value-type="string">
            <text:p>Michalina /Boyac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528" calcext:value-type="float">
            <text:p>18410528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Andrzyi /Mnich/ gospodarz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ichał /Woylkoski/</text:p>
          </table:table-cell>
          <table:table-cell table:style-name="ce2" office:value-type="string" calcext:value-type="string">
            <text:p>Marcyanna /Linal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612" calcext:value-type="float">
            <text:p>18410612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Adam /Deja/ komornik</text:p>
          </table:table-cell>
          <table:table-cell table:style-name="ce2" office:value-type="string" calcext:value-type="string">
            <text:p>Antonina</text:p>
          </table:table-cell>
          <table:table-cell table:style-name="ce2" office:value-type="string" calcext:value-type="string">
            <text:p>Mikołay /Jaworski/</text:p>
          </table:table-cell>
          <table:table-cell table:style-name="ce2" office:value-type="string" calcext:value-type="string">
            <text:p>Magdalena /Jan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613" calcext:value-type="float">
            <text:p>18410613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Stanisław /Frasz/ gospodarz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Andrzyi /Głon/</text:p>
          </table:table-cell>
          <table:table-cell table:style-name="ce2" office:value-type="string" calcext:value-type="string">
            <text:p>Kunegunda /Fra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619" calcext:value-type="float">
            <text:p>18410619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Walenty /Amborski/ komornik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ozef /Mroz/</text:p>
          </table:table-cell>
          <table:table-cell table:style-name="ce2" office:value-type="string" calcext:value-type="string">
            <text:p>Maryanna /Mro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410620" calcext:value-type="float">
            <text:p>18410620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ażmierz</text:p>
          </table:table-cell>
          <table:table-cell table:style-name="ce2" office:value-type="string" calcext:value-type="string">
            <text:p>Jan /Etter/</text:p>
          </table:table-cell>
          <table:table-cell table:style-name="ce2" office:value-type="string" calcext:value-type="string">
            <text:p>Ludowika /Bęlkorska/</text:p>
          </table:table-cell>
          <table:table-cell table:style-name="ce2" office:value-type="string" calcext:value-type="string">
            <text:p>Jozef /Kinecki/</text:p>
          </table:table-cell>
          <table:table-cell table:style-name="ce2" office:value-type="string" calcext:value-type="string">
            <text:p>Apolonia /Więckow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624" calcext:value-type="float">
            <text:p>18410624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Walenty /Musżek/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Jan /Etter/</text:p>
          </table:table-cell>
          <table:table-cell table:style-name="ce2" office:value-type="string" calcext:value-type="string">
            <text:p>Maryanna /Klawi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706" calcext:value-type="float">
            <text:p>18410706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Walenty /Komassa/</text:p>
          </table:table-cell>
          <table:table-cell table:style-name="ce2" office:value-type="string" calcext:value-type="string">
            <text:p>Łucya</text:p>
          </table:table-cell>
          <table:table-cell table:style-name="ce2" office:value-type="string" calcext:value-type="string">
            <text:p>Jan /Kolka/</text:p>
          </table:table-cell>
          <table:table-cell table:style-name="ce2" office:value-type="string" calcext:value-type="string">
            <text:p>Jadwiga /Gwid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710" calcext:value-type="float">
            <text:p>18410710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Michał /Mędlik/ komornik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Ignacy /Byk/</text:p>
          </table:table-cell>
          <table:table-cell table:style-name="ce2" office:value-type="string" calcext:value-type="string">
            <text:p>Małgorzata /Kusz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710" calcext:value-type="float">
            <text:p>18410710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Jakob /Woytelak/</text:p>
          </table:table-cell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Szymon /Kubasiak/</text:p>
          </table:table-cell>
          <table:table-cell table:style-name="ce2" office:value-type="string" calcext:value-type="string">
            <text:p>Katarzyna /Krolik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710" calcext:value-type="float">
            <text:p>18410710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kob</text:p>
          </table:table-cell>
          <table:table-cell table:style-name="ce2" office:value-type="string" calcext:value-type="string">
            <text:p>Jan /Gwid/ gospodarz</text:p>
          </table:table-cell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Michał /Osinski/</text:p>
          </table:table-cell>
          <table:table-cell table:style-name="ce2" office:value-type="string" calcext:value-type="string">
            <text:p>Maryanna /Gwid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711" calcext:value-type="float">
            <text:p>18410711</text:p>
          </table:table-cell>
          <table:table-cell table:style-name="ce2" office:value-type="string" calcext:value-type="string">
            <text:p>Jun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kob</text:p>
          </table:table-cell>
          <table:table-cell table:style-name="ce2" office:value-type="string" calcext:value-type="string">
            <text:p>Mikolai gospodarz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ozef /Zielinski/</text:p>
          </table:table-cell>
          <table:table-cell table:style-name="ce2" office:value-type="string" calcext:value-type="string">
            <text:p>Maryanna /Walentow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711" calcext:value-type="float">
            <text:p>18410711</text:p>
          </table:table-cell>
          <table:table-cell table:style-name="ce2" office:value-type="string" calcext:value-type="string">
            <text:p>Jun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Wawrzyn /Pieterek/ gospodarz</text:p>
          </table:table-cell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Jan /Kusz/</text:p>
          </table:table-cell>
          <table:table-cell table:style-name="ce2" office:value-type="string" calcext:value-type="string">
            <text:p>Maryanna /Woyciech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713" calcext:value-type="float">
            <text:p>18410713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Jan /Kurosnich/</text:p>
          </table:table-cell>
          <table:table-cell table:style-name="ce2" office:value-type="string" calcext:value-type="string">
            <text:p>Rozali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819" calcext:value-type="float">
            <text:p>18410819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ianna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Konstancia /Marcinkoska/ służąca</text:p>
          </table:table-cell>
          <table:table-cell table:style-name="ce2" office:value-type="string" calcext:value-type="string">
            <text:p>Walenty /Palusiak/</text:p>
          </table:table-cell>
          <table:table-cell table:style-name="ce2" office:value-type="string" calcext:value-type="string">
            <text:p>Mary /Stuyie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820" calcext:value-type="float">
            <text:p>18410820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Woyciech /Kusż/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Jan /Kędziora/</text:p>
          </table:table-cell>
          <table:table-cell table:style-name="ce2" office:value-type="string" calcext:value-type="string">
            <text:p>Rozalia /Gwid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821" calcext:value-type="float">
            <text:p>18410821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halena</text:p>
          </table:table-cell>
          <table:table-cell table:style-name="ce2" office:value-type="string" calcext:value-type="string">
            <text:p>Michał /Adamcżyk/ komornik</text:p>
          </table:table-cell>
          <table:table-cell table:style-name="ce2" office:value-type="string" calcext:value-type="string">
            <text:p>Agnisżka</text:p>
          </table:table-cell>
          <table:table-cell table:style-name="ce2" office:value-type="string" calcext:value-type="string">
            <text:p>Jakób /Światowiak/</text:p>
          </table:table-cell>
          <table:table-cell table:number-columns-repeated="1015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823" calcext:value-type="float">
            <text:p>18410823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arcin /Przyby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Sżymon /Kubasiak/</text:p>
          </table:table-cell>
          <table:table-cell table:style-name="ce2" office:value-type="string" calcext:value-type="string">
            <text:p>Agnisżka /Armaci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0823" calcext:value-type="float">
            <text:p>18410823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halena</text:p>
          </table:table-cell>
          <table:table-cell table:style-name="ce2" office:value-type="string" calcext:value-type="string">
            <text:p>Woyciech /Palusiak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Andrzyi /Głon/</text:p>
          </table:table-cell>
          <table:table-cell table:style-name="ce2" office:value-type="string" calcext:value-type="string">
            <text:p>Jozefa /Palusia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915" calcext:value-type="float">
            <text:p>18410915</text:p>
          </table:table-cell>
          <table:table-cell table:style-name="ce2" office:value-type="string" calcext:value-type="string">
            <text:p>Starężyn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Michał /Gapski/</text:p>
          </table:table-cell>
          <table:table-cell table:style-name="ce2" office:value-type="string" calcext:value-type="string">
            <text:p>Anastazya</text:p>
          </table:table-cell>
          <table:table-cell table:style-name="ce2" office:value-type="string" calcext:value-type="string">
            <text:p>Jan /Wegner/</text:p>
          </table:table-cell>
          <table:table-cell table:style-name="ce2" office:value-type="string" calcext:value-type="string">
            <text:p>Apolonia /Dęb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915" calcext:value-type="float">
            <text:p>18410915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Andrzyi /Przygoda/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Walenty /Przygoda/</text:p>
          </table:table-cell>
          <table:table-cell table:style-name="ce2" office:value-type="string" calcext:value-type="string">
            <text:p>Antonina /Kubasi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920" calcext:value-type="float">
            <text:p>18410920</text:p>
          </table:table-cell>
          <table:table-cell table:style-name="ce2" office:value-type="string" calcext:value-type="string">
            <text:p>Komoro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Jakob /Sżafrański/</text:p>
          </table:table-cell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Francisżek /Bąkoski/</text:p>
          </table:table-cell>
          <table:table-cell table:style-name="ce2" office:value-type="string" calcext:value-type="string">
            <text:p>Maryanna /Lubi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0926" calcext:value-type="float">
            <text:p>18410926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rancisżka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Albertina /Musżkowna/</text:p>
          </table:table-cell>
          <table:table-cell table:style-name="ce2" office:value-type="string" calcext:value-type="string">
            <text:p>Jakób /Kusżieński/</text:p>
          </table:table-cell>
          <table:table-cell table:style-name="ce2" office:value-type="string" calcext:value-type="string">
            <text:p>Konstancia /Smakul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1008" calcext:value-type="float">
            <text:p>18411008</text:p>
          </table:table-cell>
          <table:table-cell table:style-name="ce2" office:value-type="string" calcext:value-type="string">
            <text:p>Leonardo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Marcin /Biedasże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ozef /Mroz/</text:p>
          </table:table-cell>
          <table:table-cell table:style-name="ce2" office:value-type="string" calcext:value-type="string">
            <text:p>Maryanna /Mroz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1010" calcext:value-type="float">
            <text:p>18411010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alenty /Mańkoski/</text:p>
          </table:table-cell>
          <table:table-cell table:style-name="ce2" office:value-type="string" calcext:value-type="string">
            <text:p>Agnisżka</text:p>
          </table:table-cell>
          <table:table-cell table:style-name="ce2" office:value-type="string" calcext:value-type="string">
            <text:p>Andrzyi /Ulatoski/</text:p>
          </table:table-cell>
          <table:table-cell table:style-name="ce2" office:value-type="string" calcext:value-type="string">
            <text:p>Barbara /Woż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011" calcext:value-type="float">
            <text:p>18411011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drzyi</text:p>
          </table:table-cell>
          <table:table-cell table:style-name="ce2" office:value-type="string" calcext:value-type="string">
            <text:p>Jakob /Janko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Frańcisżek /Kujawa/</text:p>
          </table:table-cell>
          <table:table-cell table:style-name="ce2" office:value-type="string" calcext:value-type="string">
            <text:p>Katarzyna /Chetmania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1014" calcext:value-type="float">
            <text:p>18411014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Wiktorya</text:p>
          </table:table-cell>
          <table:table-cell table:style-name="ce2" office:value-type="string" calcext:value-type="string">
            <text:p>Paweł /Kusż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oyciech /Gwid/</text:p>
          </table:table-cell>
          <table:table-cell table:style-name="ce2" office:value-type="string" calcext:value-type="string">
            <text:p>Małgorzata /Kus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1017" calcext:value-type="float">
            <text:p>18411017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drzyi</text:p>
          </table:table-cell>
          <table:table-cell table:style-name="ce2" office:value-type="string" calcext:value-type="string">
            <text:p>Michał /Gęsiń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Andrzyi /Krąkoski/</text:p>
          </table:table-cell>
          <table:table-cell table:style-name="ce2" office:value-type="string" calcext:value-type="string">
            <text:p>Anna /Ignacow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017" calcext:value-type="float">
            <text:p>18411017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Jozefa /Kwiwatkoskina/</text:p>
          </table:table-cell>
          <table:table-cell table:style-name="ce2" office:value-type="string" calcext:value-type="string">
            <text:p>Sżymon /Kubasiak/</text:p>
          </table:table-cell>
          <table:table-cell table:style-name="ce2" office:value-type="string" calcext:value-type="string">
            <text:p>Agnisżka /Armaci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411019" calcext:value-type="float">
            <text:p>18411019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Wawrzyn /Mułkoski/</text:p>
          </table:table-cell>
          <table:table-cell table:style-name="ce2" office:value-type="string" calcext:value-type="string">
            <text:p>Apolonia</text:p>
          </table:table-cell>
          <table:table-cell table:style-name="ce2" office:value-type="string" calcext:value-type="string">
            <text:p>Jan /Muńkoski/</text:p>
          </table:table-cell>
          <table:table-cell table:style-name="ce2" office:value-type="string" calcext:value-type="string">
            <text:p>Maryanna /Kurci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027" calcext:value-type="float">
            <text:p>18411027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ecylia</text:p>
          </table:table-cell>
          <table:table-cell table:style-name="ce2" office:value-type="string" calcext:value-type="string">
            <text:p>Walenty /Lewando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ichał /Łukomski/</text:p>
          </table:table-cell>
          <table:table-cell table:style-name="ce2" office:value-type="string" calcext:value-type="string">
            <text:p>Katarzyna /Fras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027" calcext:value-type="float">
            <text:p>18411027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Mateusż /Sżymkowiak/</text:p>
          </table:table-cell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Tomasż /Mroz/</text:p>
          </table:table-cell>
          <table:table-cell table:style-name="ce2" office:value-type="string" calcext:value-type="string">
            <text:p>Salomea /Liesnie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029" calcext:value-type="float">
            <text:p>18411029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drzyi</text:p>
          </table:table-cell>
          <table:table-cell table:style-name="ce2" office:value-type="string" calcext:value-type="string">
            <text:p>Walenty /Przybył/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Jakób /Kucziniński/</text:p>
          </table:table-cell>
          <table:table-cell table:style-name="ce2" office:value-type="string" calcext:value-type="string">
            <text:p>Maryanna /Dobrzy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030" calcext:value-type="float">
            <text:p>18411030</text:p>
          </table:table-cell>
          <table:table-cell table:style-name="ce2" office:value-type="string" calcext:value-type="string">
            <text:p>Leonardo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Michał /Pulcżynski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Jan /Jabłonski/</text:p>
          </table:table-cell>
          <table:table-cell table:style-name="ce2" office:value-type="string" calcext:value-type="string">
            <text:p>Katarzyna /Grzichowiak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102" calcext:value-type="float">
            <text:p>18411102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Teofila</text:p>
          </table:table-cell>
          <table:table-cell table:style-name="ce2" office:value-type="string" calcext:value-type="string">
            <text:p>Śzcżepan /Gurecki/</text:p>
          </table:table-cell>
          <table:table-cell table:style-name="ce2" office:value-type="string" calcext:value-type="string">
            <text:p>Balwina</text:p>
          </table:table-cell>
          <table:table-cell table:style-name="ce2" office:value-type="string" calcext:value-type="string">
            <text:p>Michał /Jankoski/</text:p>
          </table:table-cell>
          <table:table-cell table:style-name="ce2" office:value-type="string" calcext:value-type="string">
            <text:p>Katarzyna /Gowroń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112" calcext:value-type="float">
            <text:p>18411112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Walenty /Tusżynki/</text:p>
          </table:table-cell>
          <table:table-cell table:style-name="ce2" office:value-type="string" calcext:value-type="string">
            <text:p>Zuzanna</text:p>
          </table:table-cell>
          <table:table-cell table:style-name="ce2" office:value-type="string" calcext:value-type="string">
            <text:p>Jan /Tusżynski/</text:p>
          </table:table-cell>
          <table:table-cell table:style-name="ce2" office:value-type="string" calcext:value-type="string">
            <text:p>Maryanna /Gęsi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112" calcext:value-type="float">
            <text:p>18411112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ugustyn Tomasż</text:p>
          </table:table-cell>
          <table:table-cell table:style-name="ce2" office:value-type="string" calcext:value-type="string">
            <text:p>Francisżek /Sżtessosse/</text:p>
          </table:table-cell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Andrzyi /Ulatoski/</text:p>
          </table:table-cell>
          <table:table-cell table:style-name="ce2" office:value-type="string" calcext:value-type="string">
            <text:p>Joanna /Woytych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118" calcext:value-type="float">
            <text:p>18411118</text:p>
          </table:table-cell>
          <table:table-cell table:style-name="ce2" office:value-type="string" calcext:value-type="string">
            <text:p>S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Antoni /Pałecki/</text:p>
          </table:table-cell>
          <table:table-cell table:style-name="ce2" office:value-type="string" calcext:value-type="string">
            <text:p>Cecylia</text:p>
          </table:table-cell>
          <table:table-cell table:style-name="ce2" office:value-type="string" calcext:value-type="string">
            <text:p>Tomasż /Pałecki/</text:p>
          </table:table-cell>
          <table:table-cell table:style-name="ce2" office:value-type="string" calcext:value-type="string">
            <text:p>Frańcisżka /Łukom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120" calcext:value-type="float">
            <text:p>18411120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omasż</text:p>
          </table:table-cell>
          <table:table-cell table:style-name="ce2" office:value-type="string" calcext:value-type="string">
            <text:p>Adam /Grochowiak/</text:p>
          </table:table-cell>
          <table:table-cell table:style-name="ce2" office:value-type="string" calcext:value-type="string">
            <text:p>Agnisżka</text:p>
          </table:table-cell>
          <table:table-cell table:style-name="ce2" office:value-type="string" calcext:value-type="string">
            <text:p>Woyciech /Rochowiak/</text:p>
          </table:table-cell>
          <table:table-cell table:style-name="ce2" office:value-type="string" calcext:value-type="string">
            <text:p>Zuzanna /Tusżyn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120" calcext:value-type="float">
            <text:p>18411120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omasż</text:p>
          </table:table-cell>
          <table:table-cell table:style-name="ce2" office:value-type="string" calcext:value-type="string">
            <text:p>Michał /Janowiak/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Roch /Grochowiak/</text:p>
          </table:table-cell>
          <table:table-cell table:style-name="ce2" office:value-type="string" calcext:value-type="string">
            <text:p>Michalina /Tefel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121" calcext:value-type="float">
            <text:p>18411121</text:p>
          </table:table-cell>
          <table:table-cell table:style-name="ce2" office:value-type="string" calcext:value-type="string">
            <text:p>Starężyn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drzyi</text:p>
          </table:table-cell>
          <table:table-cell table:style-name="ce2" office:value-type="string" calcext:value-type="string">
            <text:p>Jozef /Gurski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Jan /Krysżtofiak/</text:p>
          </table:table-cell>
          <table:table-cell table:style-name="ce2" office:value-type="string" calcext:value-type="string">
            <text:p>Ewa /Krysztofia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124" calcext:value-type="float">
            <text:p>18411124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Marcin /Grusżka/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Piotr /Tefelski/</text:p>
          </table:table-cell>
          <table:table-cell table:style-name="ce2" office:value-type="string" calcext:value-type="string">
            <text:p>Katarzyna /Kus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125" calcext:value-type="float">
            <text:p>18411125</text:p>
          </table:table-cell>
          <table:table-cell table:style-name="ce2" office:value-type="string" calcext:value-type="string">
            <text:p>omitte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alenty /Armata/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oyciech /Borucki/</text:p>
          </table:table-cell>
          <table:table-cell table:style-name="ce2" office:value-type="string" calcext:value-type="string">
            <text:p>Maryanna /Smuł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127" calcext:value-type="float">
            <text:p>18411127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olesław</text:p>
          </table:table-cell>
          <table:table-cell table:style-name="ce2" office:value-type="string" calcext:value-type="string">
            <text:p>Wawrzyn /Sławiński/</text:p>
          </table:table-cell>
          <table:table-cell table:style-name="ce2" office:value-type="string" calcext:value-type="string">
            <text:p>Emilia</text:p>
          </table:table-cell>
          <table:table-cell table:style-name="ce2" office:value-type="string" calcext:value-type="string">
            <text:p>Jozef /Sławiński/</text:p>
          </table:table-cell>
          <table:table-cell table:style-name="ce2" office:value-type="string" calcext:value-type="string">
            <text:p>Michalena /Mikołajeska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202" calcext:value-type="float">
            <text:p>18411202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Francisżek</text:p>
          </table:table-cell>
          <table:table-cell table:style-name="ce2" office:value-type="string" calcext:value-type="string">
            <text:p>Jozef /Kwasnieski/</text:p>
          </table:table-cell>
          <table:table-cell table:style-name="ce2" office:value-type="string" calcext:value-type="string">
            <text:p>Jadwiga</text:p>
          </table:table-cell>
          <table:table-cell table:style-name="ce2" office:value-type="string" calcext:value-type="string">
            <text:p>Andrzyi /Domagała/</text:p>
          </table:table-cell>
          <table:table-cell table:style-name="ce2" office:value-type="string" calcext:value-type="string">
            <text:p>Anna /Kwiasnie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205" calcext:value-type="float">
            <text:p>18411205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gnisżka</text:p>
          </table:table-cell>
          <table:table-cell table:style-name="ce2" office:value-type="string" calcext:value-type="string">
            <text:p>Mateusż /Wożny/</text:p>
          </table:table-cell>
          <table:table-cell table:style-name="ce2" office:value-type="string" calcext:value-type="string">
            <text:p>Barbara</text:p>
          </table:table-cell>
          <table:table-cell table:style-name="ce2" office:value-type="string" calcext:value-type="string">
            <text:p>Stanisław /Katulski/</text:p>
          </table:table-cell>
          <table:table-cell table:style-name="ce2" office:value-type="string" calcext:value-type="string">
            <text:p>Jozefa /Woż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209" calcext:value-type="float">
            <text:p>18411209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zcżepan</text:p>
          </table:table-cell>
          <table:table-cell table:style-name="ce2" office:value-type="string" calcext:value-type="string">
            <text:p>Szcżepan /Rakoski/</text:p>
          </table:table-cell>
          <table:table-cell table:style-name="ce2" office:value-type="string" calcext:value-type="string">
            <text:p>Chonorata</text:p>
          </table:table-cell>
          <table:table-cell table:style-name="ce2" office:value-type="string" calcext:value-type="string">
            <text:p>Franciszek /Klawiński/</text:p>
          </table:table-cell>
          <table:table-cell table:style-name="ce2" office:value-type="string" calcext:value-type="string">
            <text:p>Katarzyna /Kusż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215" calcext:value-type="float">
            <text:p>18411215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drzyi</text:p>
          </table:table-cell>
          <table:table-cell table:style-name="ce2" office:value-type="string" calcext:value-type="string">
            <text:p>Kasmierz /Baczynski/</text:p>
          </table:table-cell>
          <table:table-cell table:style-name="ce2" office:value-type="string" calcext:value-type="string">
            <text:p>Franciszk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11223" calcext:value-type="float">
            <text:p>18411223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alenty /Reyment/</text:p>
          </table:table-cell>
          <table:table-cell table:style-name="ce2" office:value-type="string" calcext:value-type="string">
            <text:p>Francisżka</text:p>
          </table:table-cell>
          <table:table-cell table:style-name="ce2" office:value-type="string" calcext:value-type="string">
            <text:p>Jakob /Bogaski/</text:p>
          </table:table-cell>
          <table:table-cell table:style-name="ce2" office:value-type="string" calcext:value-type="string">
            <text:p>Maryanna /Kącih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20101" calcext:value-type="float">
            <text:p>18420101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Honorata</text:p>
          </table:table-cell>
          <table:table-cell table:style-name="ce2" office:value-type="string" calcext:value-type="string">
            <text:p>illegitimate</text:p>
          </table:table-cell>
          <table:table-cell table:style-name="ce2" office:value-type="string" calcext:value-type="string">
            <text:p>Antonina /Kondrakowska/</text:p>
          </table:table-cell>
          <table:table-cell table:style-name="ce2" office:value-type="string" calcext:value-type="string">
            <text:p>Adam /Kacżor/</text:p>
          </table:table-cell>
          <table:table-cell table:style-name="ce2" office:value-type="string" calcext:value-type="string">
            <text:p>Jadwiga /Kacżor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20114" calcext:value-type="float">
            <text:p>18420114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Woyciech /Kubasiak/</text:p>
          </table:table-cell>
          <table:table-cell table:style-name="ce2" office:value-type="string" calcext:value-type="string">
            <text:p>Antonina</text:p>
          </table:table-cell>
          <table:table-cell table:style-name="ce2" office:value-type="string" calcext:value-type="string">
            <text:p>Jan /Kubasiak/</text:p>
          </table:table-cell>
          <table:table-cell table:style-name="ce2" office:value-type="string" calcext:value-type="string">
            <text:p>Katarzyna /Przygod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20115" calcext:value-type="float">
            <text:p>18420115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Bogasław /Ferster/</text:p>
          </table:table-cell>
          <table:table-cell table:style-name="ce2" office:value-type="string" calcext:value-type="string">
            <text:p>Agnisżka</text:p>
          </table:table-cell>
          <table:table-cell table:style-name="ce2" office:value-type="string" calcext:value-type="string">
            <text:p>Walenty /Reyment/</text:p>
          </table:table-cell>
          <table:table-cell table:style-name="ce2" office:value-type="string" calcext:value-type="string">
            <text:p>Konstancia /Kacżor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20115" calcext:value-type="float">
            <text:p>18420115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Woyciech /Okonieski/ gospodarz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Wincenty /Okonieski/</text:p>
          </table:table-cell>
          <table:table-cell table:style-name="ce2" office:value-type="string" calcext:value-type="string">
            <text:p>Teressa /Kędzior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20116" calcext:value-type="float">
            <text:p>18420116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Antoni /Rozwarski/ komornik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Łukasż /Ciążynski/</text:p>
          </table:table-cell>
          <table:table-cell table:style-name="ce2" office:value-type="string" calcext:value-type="string">
            <text:p>Agnisżka /Olender/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20118" calcext:value-type="float">
            <text:p>18420118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Jozef /Zbierański/ komornik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Mikołay /Jaworski/</text:p>
          </table:table-cell>
          <table:table-cell table:style-name="ce2" office:value-type="string" calcext:value-type="string">
            <text:p>Maryanna /Armat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20122" calcext:value-type="float">
            <text:p>18420122</text:p>
          </table:table-cell>
          <table:table-cell table:style-name="ce2" office:value-type="string" calcext:value-type="string">
            <text:p>Komoro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Andrzyi /Śzcżepański/ komornik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Jakób /Śobkoski/</text:p>
          </table:table-cell>
          <table:table-cell table:style-name="ce2" office:value-type="string" calcext:value-type="string">
            <text:p>Melania /Śadow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20125" calcext:value-type="float">
            <text:p>18420125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azmierz</text:p>
          </table:table-cell>
          <table:table-cell table:style-name="ce2" office:value-type="string" calcext:value-type="string">
            <text:p>Kazmierz /Wesotoski/ komornik</text:p>
          </table:table-cell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Michał /Łukomski/</text:p>
          </table:table-cell>
          <table:table-cell table:style-name="ce2" office:value-type="string" calcext:value-type="string">
            <text:p>Małgorzata /Mali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20125" calcext:value-type="float">
            <text:p>18420125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Jakob /Bogadżki/</text:p>
          </table:table-cell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Hyppolit /Guttry/</text:p>
          </table:table-cell>
          <table:table-cell table:style-name="ce2" office:value-type="string" calcext:value-type="string">
            <text:p>Helena /Mosżcżi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20127" calcext:value-type="float">
            <text:p>18420127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azmierz</text:p>
          </table:table-cell>
          <table:table-cell table:style-name="ce2" office:value-type="string" calcext:value-type="string">
            <text:p>Walenty /Kolassa/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Adam /Kacżor/</text:p>
          </table:table-cell>
          <table:table-cell table:style-name="ce2" office:value-type="string" calcext:value-type="string">
            <text:p>Maryanna /Herżtown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20131" calcext:value-type="float">
            <text:p>18420131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ci</text:p>
          </table:table-cell>
          <table:table-cell table:style-name="ce2" office:value-type="string" calcext:value-type="string">
            <text:p>Walenty /Palusiak/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Mateusż /Tefelski/</text:p>
          </table:table-cell>
          <table:table-cell table:style-name="ce2" office:value-type="string" calcext:value-type="string">
            <text:p>Agnisżka /Głon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20203" calcext:value-type="float">
            <text:p>18420203</text:p>
          </table:table-cell>
          <table:table-cell table:style-name="ce2" office:value-type="string" calcext:value-type="string">
            <text:p>Komorowo</text:p>
          </table:table-cell>
          <table:table-cell table:number-columns-repeated="2" table:style-name="ce2" office:value-type="string" calcext:value-type="string">
            <text:p>omitted</text:p>
          </table:table-cell>
          <table:table-cell table:style-name="ce2" office:value-type="string" calcext:value-type="string">
            <text:p>Andrzyi /Dylewer/ ekonom??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Walenty /Zaleski/</text:p>
          </table:table-cell>
          <table:table-cell table:style-name="ce2" office:value-type="string" calcext:value-type="string">
            <text:p>Melania /Śadow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420204" calcext:value-type="float">
            <text:p>18420204</text:p>
          </table:table-cell>
          <table:table-cell table:style-name="ce2" office:value-type="string" calcext:value-type="string">
            <text:p>Jun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Jozef /Kusż/ gospodarz</text:p>
          </table:table-cell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Jan /Kusż/</text:p>
          </table:table-cell>
          <table:table-cell table:style-name="ce2" office:value-type="string" calcext:value-type="string">
            <text:p>Katarzyna /Pioterkow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207" calcext:value-type="float">
            <text:p>18420207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astazya</text:p>
          </table:table-cell>
          <table:table-cell table:style-name="ce2" office:value-type="string" calcext:value-type="string">
            <text:p>Francisżek /Pazderski/</text:p>
          </table:table-cell>
          <table:table-cell table:style-name="ce2" office:value-type="string" calcext:value-type="string">
            <text:p>Jozef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209" calcext:value-type="float">
            <text:p>18420209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Jan /Jankoski/</text:p>
          </table:table-cell>
          <table:table-cell table:style-name="ce2" office:value-type="string" calcext:value-type="string">
            <text:p>Katarzy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210" calcext:value-type="float">
            <text:p>18420210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lenty</text:p>
          </table:table-cell>
          <table:table-cell table:style-name="ce2" office:value-type="string" calcext:value-type="string">
            <text:p>Francisżek /Armata/</text:p>
          </table:table-cell>
          <table:table-cell table:style-name="ce2" office:value-type="string" calcext:value-type="string">
            <text:p>Katarzy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305" calcext:value-type="float">
            <text:p>18420305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ozef</text:p>
          </table:table-cell>
          <table:table-cell table:style-name="ce2" office:value-type="string" calcext:value-type="string">
            <text:p>Andrzyi /Kwiatkowski/</text:p>
          </table:table-cell>
          <table:table-cell table:style-name="ce2" office:value-type="string" calcext:value-type="string">
            <text:p>Jadwiga /Kusż/</text:p>
          </table:table-cell>
          <table:table-cell table:number-columns-repeated="3"/>
          <table:table-cell table:style-name="ce2" office:value-type="string" calcext:value-type="string">
            <text:p>legiitimized by marriage 18450112</text:p>
          </table:table-cell>
          <table:table-cell table:number-columns-repeated="1012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307" calcext:value-type="float">
            <text:p>18420307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ranciszka</text:p>
          </table:table-cell>
          <table:table-cell table:style-name="ce2" office:value-type="string" calcext:value-type="string">
            <text:p>Michał /Gwid/</text:p>
          </table:table-cell>
          <table:table-cell table:style-name="ce2" office:value-type="string" calcext:value-type="string">
            <text:p>Maryanna</text:p>
          </table:table-cell>
          <table:table-cell table:number-columns-repeated="1016"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7" calcext:value-type="float">
            <text:p>17</text:p>
          </table:table-cell>
          <table:table-cell office:value-type="float" office:value="18420315" calcext:value-type="float">
            <text:p>1842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Amborski/</text:p>
          </table:table-cell>
          <table:table-cell office:value-type="string" calcext:value-type="string">
            <text:p>Marian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320" calcext:value-type="float">
            <text:p>18420320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oyciech</text:p>
          </table:table-cell>
          <table:table-cell table:style-name="ce2" office:value-type="string" calcext:value-type="string">
            <text:p>Jan /Wegner/</text:p>
          </table:table-cell>
          <table:table-cell table:style-name="ce2" office:value-type="string" calcext:value-type="string">
            <text:p>Michalina</text:p>
          </table:table-cell>
          <table:table-cell table:number-columns-repeated="1016"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7" calcext:value-type="float">
            <text:p>17</text:p>
          </table:table-cell>
          <table:table-cell office:value-type="float" office:value="18420328" calcext:value-type="float">
            <text:p>1842032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Walenty /Kowalski/</text:p>
          </table:table-cell>
          <table:table-cell office:value-type="string" calcext:value-type="string">
            <text:p>Jozef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401" calcext:value-type="float">
            <text:p>18420401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onstanty</text:p>
          </table:table-cell>
          <table:table-cell table:style-name="ce2" office:value-type="string" calcext:value-type="string">
            <text:p>Ignacy</text:p>
          </table:table-cell>
          <table:table-cell table:style-name="ce2" office:value-type="string" calcext:value-type="string">
            <text:p>Katarzy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601" calcext:value-type="float">
            <text:p>18420601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tanisław</text:p>
          </table:table-cell>
          <table:table-cell table:style-name="ce2" office:value-type="string" calcext:value-type="string">
            <text:p>Jakob /Pioterek/</text:p>
          </table:table-cell>
          <table:table-cell table:style-name="ce2" office:value-type="string" calcext:value-type="string">
            <text:p>Franciszk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612" calcext:value-type="float">
            <text:p>18420612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Ulianna</text:p>
          </table:table-cell>
          <table:table-cell table:style-name="ce2" office:value-type="string" calcext:value-type="string">
            <text:p>Walenty /Bielski/</text:p>
          </table:table-cell>
          <table:table-cell table:style-name="ce2" office:value-type="string" calcext:value-type="string">
            <text:p>Frańciszk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615" calcext:value-type="float">
            <text:p>18420615</text:p>
          </table:table-cell>
          <table:table-cell table:style-name="ce2" office:value-type="string" calcext:value-type="string">
            <text:p>Komoro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tonina</text:p>
          </table:table-cell>
          <table:table-cell table:style-name="ce2" office:value-type="string" calcext:value-type="string">
            <text:p>Andrzy /Wendlaud/</text:p>
          </table:table-cell>
          <table:table-cell table:style-name="ce2" office:value-type="string" calcext:value-type="string">
            <text:p>Magdalena</text:p>
          </table:table-cell>
          <table:table-cell table:number-columns-repeated="1016"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7" calcext:value-type="float">
            <text:p>17</text:p>
          </table:table-cell>
          <table:table-cell office:value-type="float" office:value="18420615" calcext:value-type="float">
            <text:p>1842061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Sżymon /Sżafranski/</text:p>
          </table:table-cell>
          <table:table-cell office:value-type="string" calcext:value-type="string">
            <text:p>Małgorzata /Ulatoska/</text:p>
          </table:table-cell>
          <table:table-cell office:value-type="string" calcext:value-type="string">
            <text:p>Jakób /Sżafranski/</text:p>
          </table:table-cell>
          <table:table-cell office:value-type="string" calcext:value-type="string">
            <text:p>Maryanna /Ulatoska/</text:p>
          </table:table-cell>
          <table:table-cell table:number-columns-repeated="1014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619" calcext:value-type="float">
            <text:p>18420619</text:p>
          </table:table-cell>
          <table:table-cell table:style-name="ce2" office:value-type="string" calcext:value-type="string">
            <text:p>Starężyn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Marcin /Rybicki/</text:p>
          </table:table-cell>
          <table:table-cell table:style-name="ce2" office:value-type="string" calcext:value-type="string">
            <text:p>Maryan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623" calcext:value-type="float">
            <text:p>18420623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Francisżek /Kujawa/</text:p>
          </table:table-cell>
          <table:table-cell table:style-name="ce2" office:value-type="string" calcext:value-type="string">
            <text:p>Franciszka</text:p>
          </table:table-cell>
          <table:table-cell table:number-columns-repeated="3"/>
          <table:table-cell table:style-name="ce2" office:value-type="string" calcext:value-type="string">
            <text:p>crossed out</text:p>
          </table:table-cell>
          <table:table-cell table:number-columns-repeated="1012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623" calcext:value-type="float">
            <text:p>18420623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etronela</text:p>
          </table:table-cell>
          <table:table-cell table:style-name="ce2" office:value-type="string" calcext:value-type="string">
            <text:p>Mateusż /Tefelski/</text:p>
          </table:table-cell>
          <table:table-cell table:style-name="ce2" office:value-type="string" calcext:value-type="string">
            <text:p>Rozali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623" calcext:value-type="float">
            <text:p>18420623</text:p>
          </table:table-cell>
          <table:table-cell table:style-name="ce2" office:value-type="string" calcext:value-type="string">
            <text:p>Staręży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Wincienty /Kaniesinski/</text:p>
          </table:table-cell>
          <table:table-cell table:style-name="ce2" office:value-type="string" calcext:value-type="string">
            <text:p>An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624" calcext:value-type="float">
            <text:p>18420624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ytus Szcżepan</text:p>
          </table:table-cell>
          <table:table-cell table:style-name="ce2" office:value-type="string" calcext:value-type="string">
            <text:p>Jozef /Kanarkoski/</text:p>
          </table:table-cell>
          <table:table-cell table:style-name="ce2" office:value-type="string" calcext:value-type="string">
            <text:p>Kordul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625" calcext:value-type="float">
            <text:p>18420625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żymon /Janowiak/</text:p>
          </table:table-cell>
          <table:table-cell table:style-name="ce2" office:value-type="string" calcext:value-type="string">
            <text:p>Jadwig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626" calcext:value-type="float">
            <text:p>18420626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Franciszek /Gielski/</text:p>
          </table:table-cell>
          <table:table-cell table:style-name="ce2" office:value-type="string" calcext:value-type="string">
            <text:p>Maryan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702" calcext:value-type="float">
            <text:p>18420702</text:p>
          </table:table-cell>
          <table:table-cell table:style-name="ce2" office:value-type="string" calcext:value-type="string">
            <text:p>Paryż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Woyciech /Dębny/</text:p>
          </table:table-cell>
          <table:table-cell table:style-name="ce2" office:value-type="string" calcext:value-type="string">
            <text:p>Wiktory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708" calcext:value-type="float">
            <text:p>18420708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łgorzata</text:p>
          </table:table-cell>
          <table:table-cell table:style-name="ce2" office:value-type="string" calcext:value-type="string">
            <text:p>Woyciech /Gorecki/</text:p>
          </table:table-cell>
          <table:table-cell table:style-name="ce2" office:value-type="string" calcext:value-type="string">
            <text:p>Maryan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712" calcext:value-type="float">
            <text:p>18420712</text:p>
          </table:table-cell>
          <table:table-cell table:style-name="ce2" office:value-type="string" calcext:value-type="string">
            <text:p>Piotrkowic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Walenty /Nowicki/</text:p>
          </table:table-cell>
          <table:table-cell table:style-name="ce2" office:value-type="string" calcext:value-type="string">
            <text:p>Agnisżk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712" calcext:value-type="float">
            <text:p>18420712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Mathias</text:p>
          </table:table-cell>
          <table:table-cell table:style-name="ce2" office:value-type="string" calcext:value-type="string">
            <text:p>Marian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713" calcext:value-type="float">
            <text:p>18420713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Jakob /Kabayiak/</text:p>
          </table:table-cell>
          <table:table-cell table:style-name="ce2" office:value-type="string" calcext:value-type="string">
            <text:p>Katarzy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718" calcext:value-type="float">
            <text:p>18420718</text:p>
          </table:table-cell>
          <table:table-cell table:style-name="ce2" office:value-type="string" calcext:value-type="string">
            <text:p>Komoro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Paweł /Piotrkowiak/</text:p>
          </table:table-cell>
          <table:table-cell table:style-name="ce2" office:value-type="string" calcext:value-type="string">
            <text:p>Agnisżk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722" calcext:value-type="float">
            <text:p>18420722</text:p>
          </table:table-cell>
          <table:table-cell table:style-name="ce2" office:value-type="string" calcext:value-type="string">
            <text:p>Juńcewo plebani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tanisława Magdlalena</text:p>
          </table:table-cell>
          <table:table-cell table:style-name="ce2" office:value-type="string" calcext:value-type="string">
            <text:p>Antoni /Rzączewski/</text:p>
          </table:table-cell>
          <table:table-cell table:style-name="ce2" office:value-type="string" calcext:value-type="string">
            <text:p>Antonina /Muzoska/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731" calcext:value-type="float">
            <text:p>18420731</text:p>
          </table:table-cell>
          <table:table-cell table:style-name="ce2" office:value-type="string" calcext:value-type="string">
            <text:p>Jun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Stanisław /Wrobleski/</text:p>
          </table:table-cell>
          <table:table-cell table:style-name="ce2" office:value-type="string" calcext:value-type="string">
            <text:p>An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802" calcext:value-type="float">
            <text:p>18420802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wrzyn</text:p>
          </table:table-cell>
          <table:table-cell table:style-name="ce2" office:value-type="string" calcext:value-type="string">
            <text:p>Francisżek /Byk/</text:p>
          </table:table-cell>
          <table:table-cell table:style-name="ce2" office:value-type="string" calcext:value-type="string">
            <text:p>Maryan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802" calcext:value-type="float">
            <text:p>18420802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wrzyn</text:p>
          </table:table-cell>
          <table:table-cell table:style-name="ce2" office:value-type="string" calcext:value-type="string">
            <text:p>Jan /Kuroski/</text:p>
          </table:table-cell>
          <table:table-cell table:style-name="ce2" office:value-type="string" calcext:value-type="string">
            <text:p>Katarzy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818" calcext:value-type="float">
            <text:p>18420818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wrzyn</text:p>
          </table:table-cell>
          <table:table-cell table:style-name="ce2" office:value-type="string" calcext:value-type="string">
            <text:p>Marcin /Dobrzynski/</text:p>
          </table:table-cell>
          <table:table-cell table:style-name="ce2" office:value-type="string" calcext:value-type="string">
            <text:p>Katarzy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820" calcext:value-type="float">
            <text:p>18420820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ndrzyi</text:p>
          </table:table-cell>
          <table:table-cell table:style-name="ce2" office:value-type="string" calcext:value-type="string">
            <text:p>Jan /Ulatoski/ ferrifaber</text:p>
          </table:table-cell>
          <table:table-cell table:style-name="ce2" office:value-type="string" calcext:value-type="string">
            <text:p>Magdale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820" calcext:value-type="float">
            <text:p>18420820</text:p>
          </table:table-cell>
          <table:table-cell table:style-name="ce2" office:value-type="string" calcext:value-type="string">
            <text:p>Damasław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Franciszek /Katulski/</text:p>
          </table:table-cell>
          <table:table-cell table:style-name="ce2" office:value-type="string" calcext:value-type="string">
            <text:p>Franciszk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820" calcext:value-type="float">
            <text:p>18420820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Woyciech /Kusż/</text:p>
          </table:table-cell>
          <table:table-cell table:style-name="ce2" office:value-type="string" calcext:value-type="string">
            <text:p>Ulian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903" calcext:value-type="float">
            <text:p>18420903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Ignaci /Mnich/</text:p>
          </table:table-cell>
          <table:table-cell table:style-name="ce2" office:value-type="string" calcext:value-type="string">
            <text:p>Jozef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904" calcext:value-type="float">
            <text:p>18420904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ryanna</text:p>
          </table:table-cell>
          <table:table-cell table:style-name="ce2" office:value-type="string" calcext:value-type="string">
            <text:p>Bartlomi /Sżielcżeski/</text:p>
          </table:table-cell>
          <table:table-cell table:style-name="ce2" office:value-type="string" calcext:value-type="string">
            <text:p>Maryan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908" calcext:value-type="float">
            <text:p>18420908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Wawrzyn</text:p>
          </table:table-cell>
          <table:table-cell table:style-name="ce2" office:value-type="string" calcext:value-type="string">
            <text:p>Jan /Bielski/</text:p>
          </table:table-cell>
          <table:table-cell table:style-name="ce2" office:value-type="string" calcext:value-type="string">
            <text:p>Maryan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917" calcext:value-type="float">
            <text:p>18420917</text:p>
          </table:table-cell>
          <table:table-cell table:style-name="ce2" office:value-type="string" calcext:value-type="string">
            <text:p>Damasław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ozalia</text:p>
          </table:table-cell>
          <table:table-cell table:style-name="ce2" office:value-type="string" calcext:value-type="string">
            <text:p>Michał /Mendlik/</text:p>
          </table:table-cell>
          <table:table-cell table:style-name="ce2" office:value-type="string" calcext:value-type="string">
            <text:p>Maryanna</text:p>
          </table:table-cell>
          <table:table-cell table:number-columns-repeated="1016"/>
        </table:table-row>
        <table:table-row table:style-name="ro1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920" calcext:value-type="float">
            <text:p>18420920</text:p>
          </table:table-cell>
          <table:table-cell table:style-name="ce2" office:value-type="string" calcext:value-type="string">
            <text:p>Damasłąwek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ozefa</text:p>
          </table:table-cell>
          <table:table-cell table:style-name="ce2" office:value-type="string" calcext:value-type="string">
            <text:p>Woyciech /Nowak/</text:p>
          </table:table-cell>
          <table:table-cell table:style-name="ce2" office:value-type="string" calcext:value-type="string">
            <text:p>Maryanna</text:p>
          </table:table-cell>
          <table:table-cell table:number-columns-repeated="1016"/>
        </table:table-row>
        <table:table-row table:style-name="ro2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921" calcext:value-type="float">
            <text:p>18420921</text:p>
          </table:table-cell>
          <table:table-cell table:style-name="ce2" office:value-type="string" calcext:value-type="string">
            <text:p>Dąbrow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halina</text:p>
          </table:table-cell>
          <table:table-cell table:style-name="ce2" office:value-type="string" calcext:value-type="string">
            <text:p>Maycher /Babarzyk/</text:p>
          </table:table-cell>
          <table:table-cell table:style-name="ce2" office:value-type="string" calcext:value-type="string">
            <text:p>Maryanna</text:p>
          </table:table-cell>
          <table:table-cell table:number-columns-repeated="1016"/>
        </table:table-row>
        <table:table-row table:style-name="ro2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925" calcext:value-type="float">
            <text:p>18420925</text:p>
          </table:table-cell>
          <table:table-cell table:style-name="ce2" office:value-type="string" calcext:value-type="string">
            <text:p>Juńcew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Jan /Gwid/</text:p>
          </table:table-cell>
          <table:table-cell table:style-name="ce2" office:value-type="string" calcext:value-type="string">
            <text:p>Rozalia</text:p>
          </table:table-cell>
          <table:table-cell table:number-columns-repeated="1016"/>
        </table:table-row>
        <table:table-row table:style-name="ro2">
          <table:table-cell table:style-name="ce2" office:value-type="float" office:value="2152674" calcext:value-type="float">
            <text:p>215267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420930" calcext:value-type="float">
            <text:p>18420930</text:p>
          </table:table-cell>
          <table:table-cell table:style-name="ce2" office:value-type="string" calcext:value-type="string">
            <text:p>Śiele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Marcin /Przybylski/</text:p>
          </table:table-cell>
          <table:table-cell table:style-name="ce2" office:value-type="string" calcext:value-type="string">
            <text:p>Katarzyna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7" calcext:value-type="float">
            <text:p>17</text:p>
          </table:table-cell>
          <table:table-cell office:value-type="float" office:value="18421022" calcext:value-type="float">
            <text:p>1842102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Joannes /Etter/ praeeptoris scholae</text:p>
          </table:table-cell>
          <table:table-cell office:value-type="string" calcext:value-type="string">
            <text:p>Ludovica /Bentkowska/</text:p>
          </table:table-cell>
          <table:table-cell office:value-type="string" calcext:value-type="string">
            <text:p>Frumentius /Bentkowski/</text:p>
          </table:table-cell>
          <table:table-cell office:value-type="string" calcext:value-type="string">
            <text:p>Faustina /Rakowska/</text:p>
          </table:table-cell>
          <table:table-cell office:value-type="float" office:value="18421015" calcext:value-type="float">
            <text:p>18421015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7" calcext:value-type="float">
            <text:p>17</text:p>
          </table:table-cell>
          <table:table-cell office:value-type="float" office:value="18421028" calcext:value-type="float">
            <text:p>18421028</text:p>
          </table:table-cell>
          <table:table-cell office:value-type="string" calcext:value-type="string">
            <text:p>Tur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osephus /Tone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Krziwiński/</text:p>
          </table:table-cell>
          <table:table-cell office:value-type="string" calcext:value-type="string">
            <text:p>Agnes /Obęnde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0914" calcext:value-type="float">
            <text:p>1842091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Walenty /Woźny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Kazmierz /Woźny/</text:p>
          </table:table-cell>
          <table:table-cell office:value-type="string" calcext:value-type="string">
            <text:p>Michalena /Wegne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0915" calcext:value-type="float">
            <text:p>184209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Marcin /Napierata/ komornik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Franciszek /Armata/</text:p>
          </table:table-cell>
          <table:table-cell office:value-type="string" calcext:value-type="string">
            <text:p>Maryanna /Styień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0928" calcext:value-type="float">
            <text:p>184209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</text:p>
          </table:table-cell>
          <table:table-cell office:value-type="string" calcext:value-type="string">
            <text:p>Walenty /Muraski/ komornik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Ignacy /Mnich/</text:p>
          </table:table-cell>
          <table:table-cell office:value-type="string" calcext:value-type="string">
            <text:p>Maryanna /Jackow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001" calcext:value-type="float">
            <text:p>1842100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Katarzyna /Śzafrańska/</text:p>
          </table:table-cell>
          <table:table-cell office:value-type="string" calcext:value-type="string">
            <text:p>Jan /Wichłacż/</text:p>
          </table:table-cell>
          <table:table-cell office:value-type="string" calcext:value-type="string">
            <text:p>Balwina /Sżafra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009" calcext:value-type="float">
            <text:p>184210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Woyciech /Ulatoski/ komorni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Andrzy /Ulatoski/</text:p>
          </table:table-cell>
          <table:table-cell office:value-type="string" calcext:value-type="string">
            <text:p>Maryanna /Gał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010" calcext:value-type="float">
            <text:p>1842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</text:p>
          </table:table-cell>
          <table:table-cell office:value-type="string" calcext:value-type="string">
            <text:p>Piotr /Męzydło/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yciech /Przybyłski/</text:p>
          </table:table-cell>
          <table:table-cell office:value-type="string" calcext:value-type="string">
            <text:p>Magdalena /Hayrzy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101" calcext:value-type="float">
            <text:p>1842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incent /Okoniewski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artlomi /Okonieski/</text:p>
          </table:table-cell>
          <table:table-cell office:value-type="string" calcext:value-type="string">
            <text:p>Małgorzat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105" calcext:value-type="float">
            <text:p>1842110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Cholewiński/ komornik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Jan /Cholewiński/</text:p>
          </table:table-cell>
          <table:table-cell office:value-type="string" calcext:value-type="string">
            <text:p>Francisżka /Buja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106" calcext:value-type="float">
            <text:p>1842110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</text:p>
          </table:table-cell>
          <table:table-cell office:value-type="string" calcext:value-type="string">
            <text:p>Walenty /Janko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Adamski/</text:p>
          </table:table-cell>
          <table:table-cell office:value-type="string" calcext:value-type="string">
            <text:p>Konstancya /Mazu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107" calcext:value-type="float">
            <text:p>18421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tony /Patecki/ komornik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Piotr /Jaruzal/</text:p>
          </table:table-cell>
          <table:table-cell office:value-type="string" calcext:value-type="string">
            <text:p>Maryanna /Mat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115" calcext:value-type="float">
            <text:p>184211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</text:p>
          </table:table-cell>
          <table:table-cell office:value-type="string" calcext:value-type="string">
            <text:p>Gaspar /Frasze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teusż /Malicki/</text:p>
          </table:table-cell>
          <table:table-cell office:value-type="string" calcext:value-type="string">
            <text:p>Anna /Jan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118" calcext:value-type="float">
            <text:p>184211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yi /Głon/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Piotr /Kupcżynski/</text:p>
          </table:table-cell>
          <table:table-cell office:value-type="string" calcext:value-type="string">
            <text:p>Justyna /Mni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119" calcext:value-type="float">
            <text:p>1842111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ikołai /Krysżtofiak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zef /Nowacki/</text:p>
          </table:table-cell>
          <table:table-cell office:value-type="string" calcext:value-type="string">
            <text:p>Ewa /Krysżtof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120" calcext:value-type="float">
            <text:p>1842112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Stanisław /Kacżmarak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Teofil /Łomżynski</text:p>
          </table:table-cell>
          <table:table-cell office:value-type="string" calcext:value-type="string">
            <text:p>Franciszka /Bacż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123" calcext:value-type="float">
            <text:p>184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Woyciech /Komassa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 /Mnich/</text:p>
          </table:table-cell>
          <table:table-cell office:value-type="string" calcext:value-type="string">
            <text:p>Maryanna /Mni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123" calcext:value-type="float">
            <text:p>1842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Maci /Rataycżak/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Sżczuhoski/</text:p>
          </table:table-cell>
          <table:table-cell office:value-type="string" calcext:value-type="string">
            <text:p>jJozefa /Biela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124" calcext:value-type="float">
            <text:p>18421124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Andrzy /Nowako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y /Baliczowicż/</text:p>
          </table:table-cell>
          <table:table-cell office:value-type="string" calcext:value-type="string">
            <text:p>Maryanna /Ziel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124" calcext:value-type="float">
            <text:p>1842112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Francisżek /Lutomski/ gospodarz</text:p>
          </table:table-cell>
          <table:table-cell office:value-type="string" calcext:value-type="string">
            <text:p>Petronela</text:p>
          </table:table-cell>
          <table:table-cell office:value-type="string" calcext:value-type="string">
            <text:p>Walenty /Rachela/</text:p>
          </table:table-cell>
          <table:table-cell office:value-type="string" calcext:value-type="string">
            <text:p>Katarzyna /Sżafro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126" calcext:value-type="float">
            <text:p>184211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Jan /Zielin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Kacżmarek/</text:p>
          </table:table-cell>
          <table:table-cell office:value-type="string" calcext:value-type="string">
            <text:p>Katarzyna /Adam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213" calcext:value-type="float">
            <text:p>1842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masż</text:p>
          </table:table-cell>
          <table:table-cell office:value-type="string" calcext:value-type="string">
            <text:p>Tomasż /Rybarcżyk/</text:p>
          </table:table-cell>
          <table:table-cell office:value-type="string" calcext:value-type="string">
            <text:p>Agniszka</text:p>
          </table:table-cell>
          <table:table-cell office:value-type="string" calcext:value-type="string">
            <text:p>Woyciech /Kusż/</text:p>
          </table:table-cell>
          <table:table-cell office:value-type="string" calcext:value-type="string">
            <text:p>Agat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214" calcext:value-type="float">
            <text:p>184212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Napoleon /Pawłowicż/ komornik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Walenty /Tremóy/</text:p>
          </table:table-cell>
          <table:table-cell office:value-type="string" calcext:value-type="string">
            <text:p>Petronella /Tremóy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224" calcext:value-type="float">
            <text:p>184212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masż</text:p>
          </table:table-cell>
          <table:table-cell office:value-type="string" calcext:value-type="string">
            <text:p>Marcin /Hartmann/ komorni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Marcin /Armata/</text:p>
          </table:table-cell>
          <table:table-cell office:value-type="string" calcext:value-type="string">
            <text:p>Jozefa /Palusż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21224" calcext:value-type="float">
            <text:p>18421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Andrzy /Mnich/</text:p>
          </table:table-cell>
          <table:table-cell office:value-type="string" calcext:value-type="string">
            <text:p>Maryanna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30101" calcext:value-type="float">
            <text:p>18430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kob /Ciemiński/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y /Żieliński/</text:p>
          </table:table-cell>
          <table:table-cell office:value-type="string" calcext:value-type="string">
            <text:p>Małgorzata /Juńcew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30103" calcext:value-type="float">
            <text:p>184301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KrusZeski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toni /Kurdelski/</text:p>
          </table:table-cell>
          <table:table-cell office:value-type="string" calcext:value-type="string">
            <text:p>Zofia /Brzez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30103" calcext:value-type="float">
            <text:p>1843010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ŚZymon /Jaczynski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ł /Głon/</text:p>
          </table:table-cell>
          <table:table-cell office:value-type="string" calcext:value-type="string">
            <text:p>Jozefa /Witu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30111" calcext:value-type="float">
            <text:p>18430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lomi</text:p>
          </table:table-cell>
          <table:table-cell office:value-type="string" calcext:value-type="string">
            <text:p>Jan /Woytkowiak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ł /Woytkowiak/</text:p>
          </table:table-cell>
          <table:table-cell office:value-type="string" calcext:value-type="string">
            <text:p>Maryanna /Krąnko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30111" calcext:value-type="float">
            <text:p>18430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Woytkowiak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ł /Woytkowiak/</text:p>
          </table:table-cell>
          <table:table-cell office:value-type="string" calcext:value-type="string">
            <text:p>Maryanna /Krąnko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30121" calcext:value-type="float">
            <text:p>18430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Sakołoski/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arcin /Armata/</text:p>
          </table:table-cell>
          <table:table-cell office:value-type="string" calcext:value-type="string">
            <text:p>Maryanna /Ulat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30121" calcext:value-type="float">
            <text:p>184301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Katarzyna /Jackowiańka/ służąca</text:p>
          </table:table-cell>
          <table:table-cell office:value-type="string" calcext:value-type="string">
            <text:p>Jan /Kuroski/</text:p>
          </table:table-cell>
          <table:table-cell office:value-type="string" calcext:value-type="string">
            <text:p>Rozalia /Armac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30123" calcext:value-type="float">
            <text:p>18430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Jan /Kubasiak/ komornik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Walenty /Armata/</text:p>
          </table:table-cell>
          <table:table-cell office:value-type="string" calcext:value-type="string">
            <text:p>Anna /Jan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30124" calcext:value-type="float">
            <text:p>1843012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kob /Zatuskoski/ komorni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Jozef /Wichłacz/</text:p>
          </table:table-cell>
          <table:table-cell office:value-type="string" calcext:value-type="string">
            <text:p>Maryanna /Kędzior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30203" calcext:value-type="float">
            <text:p>18430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Walenty /Jankoski/ komornik</text:p>
          </table:table-cell>
          <table:table-cell office:value-type="string" calcext:value-type="string">
            <text:p>Tekla</text:p>
          </table:table-cell>
          <table:table-cell office:value-type="string" calcext:value-type="string">
            <text:p>Franciszek /ŚzcŻepaniak/</text:p>
          </table:table-cell>
          <table:table-cell office:value-type="string" calcext:value-type="string">
            <text:p>Antoni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30223" calcext:value-type="float">
            <text:p>1843022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zef /Kusż/ gospodarz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Piotr /Przybył/</text:p>
          </table:table-cell>
          <table:table-cell office:value-type="string" calcext:value-type="string">
            <text:p>Katarzyna /Pioterkow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30228" calcext:value-type="float">
            <text:p>1843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Jan /Jabłonski/</text:p>
          </table:table-cell>
          <table:table-cell office:value-type="string" calcext:value-type="string">
            <text:p>Wiktorya</text:p>
          </table:table-cell>
          <table:table-cell office:value-type="string" calcext:value-type="string">
            <text:p>Teofil /Jabłonski/</text:p>
          </table:table-cell>
          <table:table-cell office:value-type="string" calcext:value-type="string">
            <text:p>Michalina /Petroh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30225" calcext:value-type="float">
            <text:p>1843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Walenty /Nowak/ komornik</text:p>
          </table:table-cell>
          <table:table-cell office:value-type="string" calcext:value-type="string">
            <text:p>Jozefa /Wożniak/</text:p>
          </table:table-cell>
          <table:table-cell office:value-type="string" calcext:value-type="string">
            <text:p>Śzymon /Woźny/</text:p>
          </table:table-cell>
          <table:table-cell office:value-type="string" calcext:value-type="string">
            <text:p>Maryanna /??ęży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30303" calcext:value-type="float">
            <text:p>184303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Michał /Tefelski/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Pioterek/</text:p>
          </table:table-cell>
          <table:table-cell office:value-type="string" calcext:value-type="string">
            <text:p>Jozefa /Przybył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30304" calcext:value-type="float">
            <text:p>18430304</text:p>
          </table:table-cell>
          <table:table-cell office:value-type="string" calcext:value-type="string">
            <text:p>Staręz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Kasmierz /Bacżynski/</text:p>
          </table:table-cell>
          <table:table-cell office:value-type="string" calcext:value-type="string">
            <text:p>Franciszka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8" calcext:value-type="float">
            <text:p>18</text:p>
          </table:table-cell>
          <table:table-cell office:value-type="float" office:value="18430313" calcext:value-type="float">
            <text:p>184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Szymon /Szafranski/</text:p>
          </table:table-cell>
          <table:table-cell office:value-type="string" calcext:value-type="string">
            <text:p>Katarzyna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311" calcext:value-type="float">
            <text:p>184303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 Tomasż</text:p>
          </table:table-cell>
          <table:table-cell office:value-type="string" calcext:value-type="string">
            <text:p>Jan /Kacżmarek/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ozef /Mroźiński/</text:p>
          </table:table-cell>
          <table:table-cell office:value-type="string" calcext:value-type="string">
            <text:p>Pelagia /Mroź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326" calcext:value-type="float">
            <text:p>184303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Bartlomi /Bielski/ gospodarz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Michał /Kusż/</text:p>
          </table:table-cell>
          <table:table-cell office:value-type="string" calcext:value-type="string">
            <text:p>Maryanna /By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317" calcext:value-type="float">
            <text:p>184303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lwina</text:p>
          </table:table-cell>
          <table:table-cell office:value-type="string" calcext:value-type="string">
            <text:p>Gaspar /Gudsil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kób /Armata/</text:p>
          </table:table-cell>
          <table:table-cell office:value-type="string" calcext:value-type="string">
            <text:p>Maryanna /Ziel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322" calcext:value-type="float">
            <text:p>1843032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oyciech /Woźny/ komorni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Michał /Zielinski/</text:p>
          </table:table-cell>
          <table:table-cell office:value-type="string" calcext:value-type="string">
            <text:p>Justyna /Jaro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322" calcext:value-type="float">
            <text:p>1843032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yciech /Woźny/ komorni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Walenty /Kowalski/</text:p>
          </table:table-cell>
          <table:table-cell office:value-type="string" calcext:value-type="string">
            <text:p>Maryanna /Biskub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328" calcext:value-type="float">
            <text:p>18430328</text:p>
          </table:table-cell>
          <table:table-cell office:value-type="string" calcext:value-type="string">
            <text:p>Staręz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Marcin /Lamperski/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chał /Dębny/</text:p>
          </table:table-cell>
          <table:table-cell office:value-type="string" calcext:value-type="string">
            <text:p>Ewa /Krysżtof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327" calcext:value-type="float">
            <text:p>1843032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yanna /Matkoskina/</text:p>
          </table:table-cell>
          <table:table-cell office:value-type="string" calcext:value-type="string">
            <text:p>Sżymon /Jackowiak/</text:p>
          </table:table-cell>
          <table:table-cell office:value-type="string" calcext:value-type="string">
            <text:p>Maryanna /Jacżi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330" calcext:value-type="float">
            <text:p>1843033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yciech</text:p>
          </table:table-cell>
          <table:table-cell office:value-type="string" calcext:value-type="string">
            <text:p>Woyciech /Pioterek/ gospodar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zy /Saskoski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403" calcext:value-type="float">
            <text:p>184304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Marcin /Tabacżnik/</text:p>
          </table:table-cell>
          <table:table-cell office:value-type="string" calcext:value-type="string">
            <text:p>Chrystyna /Sżultz/</text:p>
          </table:table-cell>
          <table:table-cell office:value-type="string" calcext:value-type="string">
            <text:p>Michał /Lenetkey/</text:p>
          </table:table-cell>
          <table:table-cell office:value-type="string" calcext:value-type="string">
            <text:p>Maryanna /Klaw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405" calcext:value-type="float">
            <text:p>1843040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omasż /Nowak/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Kędziora/</text:p>
          </table:table-cell>
          <table:table-cell office:value-type="string" calcext:value-type="string">
            <text:p>Maryanna /Jań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412" calcext:value-type="float">
            <text:p>1843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yna Antonina</text:p>
          </table:table-cell>
          <table:table-cell office:value-type="string" calcext:value-type="string">
            <text:p>Aloyz /Zieliński/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awrzyn /Napierata/</text:p>
          </table:table-cell>
          <table:table-cell office:value-type="string" calcext:value-type="string">
            <text:p>Maryanna /Drozdz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415" calcext:value-type="float">
            <text:p>1843041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yciech</text:p>
          </table:table-cell>
          <table:table-cell office:value-type="string" calcext:value-type="string">
            <text:p>Michał /Gapski/ gospodarz</text:p>
          </table:table-cell>
          <table:table-cell office:value-type="string" calcext:value-type="string">
            <text:p>Anastazya</text:p>
          </table:table-cell>
          <table:table-cell office:value-type="string" calcext:value-type="string">
            <text:p>Tomasż /Gapski/</text:p>
          </table:table-cell>
          <table:table-cell office:value-type="string" calcext:value-type="string">
            <text:p>Małgorzata /Sipio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418" calcext:value-type="float">
            <text:p>184304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Łukasż /Pianoski/ komorni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akób /Wesotoski/</text:p>
          </table:table-cell>
          <table:table-cell office:value-type="string" calcext:value-type="string">
            <text:p>Tekla /Pijan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418" calcext:value-type="float">
            <text:p>184304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oyciech /Kusż/ gospod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zef /Kusż/</text:p>
          </table:table-cell>
          <table:table-cell office:value-type="string" calcext:value-type="string">
            <text:p>Katarzyna /Piotere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411" calcext:value-type="float">
            <text:p>1843041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 /Krysżtofiak/ komornik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Jan /Knaś/</text:p>
          </table:table-cell>
          <table:table-cell office:value-type="string" calcext:value-type="string">
            <text:p>Maryanna /Kędzior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423" calcext:value-type="float">
            <text:p>184304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Jan /Gateski/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Zielinski/</text:p>
          </table:table-cell>
          <table:table-cell office:value-type="string" calcext:value-type="string">
            <text:p>Anna /Armaci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507" calcext:value-type="float">
            <text:p>184305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pumucina</text:p>
          </table:table-cell>
          <table:table-cell office:value-type="string" calcext:value-type="string">
            <text:p>Mateusz /Szcżuhoski/ gospodarz</text:p>
          </table:table-cell>
          <table:table-cell office:value-type="string" calcext:value-type="string">
            <text:p>Maryanna /Blera/</text:p>
          </table:table-cell>
          <table:table-cell office:value-type="string" calcext:value-type="string">
            <text:p>Walenty /Komassa/</text:p>
          </table:table-cell>
          <table:table-cell office:value-type="string" calcext:value-type="string">
            <text:p>Maryanna /Szcżech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523" calcext:value-type="float">
            <text:p>1843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alenty /Mańkoski/ komornik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Mateusż /Woźny/</text:p>
          </table:table-cell>
          <table:table-cell office:value-type="string" calcext:value-type="string">
            <text:p>Maryanna /Drązdz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524" calcext:value-type="float">
            <text:p>1843052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Jozef /Szewożyko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Szcżepański/</text:p>
          </table:table-cell>
          <table:table-cell office:value-type="string" calcext:value-type="string">
            <text:p>Magdalena /Wendlaud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528" calcext:value-type="float">
            <text:p>1843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ób</text:p>
          </table:table-cell>
          <table:table-cell office:value-type="string" calcext:value-type="string">
            <text:p>Szymon /Woźny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ozef /Wozniak/</text:p>
          </table:table-cell>
          <table:table-cell office:value-type="string" calcext:value-type="string">
            <text:p>Barbara /Woz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528" calcext:value-type="float">
            <text:p>1843052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żymon /Kubasiak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Kubasiak/</text:p>
          </table:table-cell>
          <table:table-cell office:value-type="string" calcext:value-type="string">
            <text:p>Maryanna /Kubasiań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602" calcext:value-type="float">
            <text:p>1843060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yanna /Głonianka/ służąca</text:p>
          </table:table-cell>
          <table:table-cell office:value-type="string" calcext:value-type="string">
            <text:p>Piotr /Tomasżeski/</text:p>
          </table:table-cell>
          <table:table-cell office:value-type="string" calcext:value-type="string">
            <text:p>Agnisżka /Głonia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606" calcext:value-type="float">
            <text:p>184306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Jakob /Kucżmiński/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Marcin /Koraleski/</text:p>
          </table:table-cell>
          <table:table-cell office:value-type="string" calcext:value-type="string">
            <text:p>Konstancya /Smaku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605" calcext:value-type="float">
            <text:p>184306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Francisżek /Byk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alus /Armata/</text:p>
          </table:table-cell>
          <table:table-cell office:value-type="string" calcext:value-type="string">
            <text:p>Maryanna /By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614" calcext:value-type="float">
            <text:p>1843061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Katarzyna /Sobcżynska/ służąca</text:p>
          </table:table-cell>
          <table:table-cell office:value-type="string" calcext:value-type="string">
            <text:p>Piotr /Tomasżeski/</text:p>
          </table:table-cell>
          <table:table-cell office:value-type="string" calcext:value-type="string">
            <text:p>Antonina /Joz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616" calcext:value-type="float">
            <text:p>184306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Walenty /Przygoda/ parob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Śeweryn /Kłosiński/</text:p>
          </table:table-cell>
          <table:table-cell office:value-type="string" calcext:value-type="string">
            <text:p>Jozefa /Pazde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619" calcext:value-type="float">
            <text:p>1843061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Antoni /Przybył/ komornik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Woyciech /Przybył/</text:p>
          </table:table-cell>
          <table:table-cell office:value-type="string" calcext:value-type="string">
            <text:p>Małgorzata /Rozwa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620" calcext:value-type="float">
            <text:p>184306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Marcin /Banicki/ komorni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alenty /Palusiak/</text:p>
          </table:table-cell>
          <table:table-cell office:value-type="string" calcext:value-type="string">
            <text:p>Maryanna /Gał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624" calcext:value-type="float">
            <text:p>1843062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ób</text:p>
          </table:table-cell>
          <table:table-cell office:value-type="string" calcext:value-type="string">
            <text:p>Tomasż /Jobcżeski/ parobe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iotr /Tomasżeski/</text:p>
          </table:table-cell>
          <table:table-cell office:value-type="string" calcext:value-type="string">
            <text:p>Antonina /Joz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625" calcext:value-type="float">
            <text:p>184306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drzy /Sniadec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toni /Puteski/</text:p>
          </table:table-cell>
          <table:table-cell office:value-type="string" calcext:value-type="string">
            <text:p>Magdalena /Koryu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620" calcext:value-type="float">
            <text:p>184306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ób</text:p>
          </table:table-cell>
          <table:table-cell office:value-type="string" calcext:value-type="string">
            <text:p>Marcin /Banicki/ parob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alenty /Palusiak/</text:p>
          </table:table-cell>
          <table:table-cell office:value-type="string" calcext:value-type="string">
            <text:p>Maryanna /Gałecka/</text:p>
          </table:table-cell>
          <table:table-cell/>
          <table:table-cell office:value-type="string" calcext:value-type="string">
            <text:p>duplicate entry; crossed out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624" calcext:value-type="float">
            <text:p>1843062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ób</text:p>
          </table:table-cell>
          <table:table-cell office:value-type="string" calcext:value-type="string">
            <text:p>Tomasż /Jobcżiak/ parobe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iotr /Tomasżeski/</text:p>
          </table:table-cell>
          <table:table-cell office:value-type="string" calcext:value-type="string">
            <text:p>Antonina /Jozwiak/</text:p>
          </table:table-cell>
          <table:table-cell/>
          <table:table-cell office:value-type="string" calcext:value-type="string">
            <text:p>duplicate entry; crossed out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628" calcext:value-type="float">
            <text:p>184306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Andrzy /Szcżesan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Francisżek /Chwiatkoski/</text:p>
          </table:table-cell>
          <table:table-cell office:value-type="string" calcext:value-type="string">
            <text:p>Anna /Sadow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702" calcext:value-type="float">
            <text:p>1843070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Adam /Piaczyn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Tomasż /Sżymkowiak/</text:p>
          </table:table-cell>
          <table:table-cell office:value-type="string" calcext:value-type="string">
            <text:p>Antonina /Brz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704" calcext:value-type="float">
            <text:p>184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ób</text:p>
          </table:table-cell>
          <table:table-cell office:value-type="string" calcext:value-type="string">
            <text:p>Walenty /Reymarz/ komornik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Jakób /Bogacki/</text:p>
          </table:table-cell>
          <table:table-cell office:value-type="string" calcext:value-type="string">
            <text:p>Dorotea /Chars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719" calcext:value-type="float">
            <text:p>184307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asyda</text:p>
          </table:table-cell>
          <table:table-cell office:value-type="string" calcext:value-type="string">
            <text:p>Wawrzyn /Sławiński/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Alexandry /Guttry/</text:p>
          </table:table-cell>
          <table:table-cell office:value-type="string" calcext:value-type="string">
            <text:p>Palmira /Radzim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1118" calcext:value-type="float">
            <text:p>1843111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omasż /Kędziora/ komorni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gnacy /Adamski/</text:p>
          </table:table-cell>
          <table:table-cell office:value-type="string" calcext:value-type="string">
            <text:p>Maryanna /Klaw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1118" calcext:value-type="float">
            <text:p>18431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Komasiński/ komornik</text:p>
          </table:table-cell>
          <table:table-cell office:value-type="string" calcext:value-type="string">
            <text:p>Łucya</text:p>
          </table:table-cell>
          <table:table-cell office:value-type="string" calcext:value-type="string">
            <text:p>Antoni /Kusż/</text:p>
          </table:table-cell>
          <table:table-cell office:value-type="string" calcext:value-type="string">
            <text:p>Maryanna /Szcżech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728" calcext:value-type="float">
            <text:p>184307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Michał /Lewandoski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chał /Kowiarski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730" calcext:value-type="float">
            <text:p>184307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tonina /Marcżynska/ służąca</text:p>
          </table:table-cell>
          <table:table-cell office:value-type="string" calcext:value-type="string">
            <text:p>Michał /Fydrych/</text:p>
          </table:table-cell>
          <table:table-cell office:value-type="string" calcext:value-type="string">
            <text:p>Justyna /Jarosż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616" calcext:value-type="float">
            <text:p>1843061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Andrzy /Rymarkiewicż/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toni /Rzączewski/</text:p>
          </table:table-cell>
          <table:table-cell office:value-type="string" calcext:value-type="string">
            <text:p>Faustyna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807" calcext:value-type="float">
            <text:p>1843080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dam /Deja/ komorni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Tomasż /Nowicki/</text:p>
          </table:table-cell>
          <table:table-cell office:value-type="string" calcext:value-type="string">
            <text:p>Maryanna /Jawo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807" calcext:value-type="float">
            <text:p>184308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Paweł /Jackowiak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Tłoryan /Zamiar/</text:p>
          </table:table-cell>
          <table:table-cell office:value-type="string" calcext:value-type="string">
            <text:p>Jozefa /Armat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19" calcext:value-type="float">
            <text:p>19</text:p>
          </table:table-cell>
          <table:table-cell office:value-type="float" office:value="18430512" calcext:value-type="float">
            <text:p>18430512</text:p>
          </table:table-cell>
          <table:table-cell office:value-type="string" calcext:value-type="string">
            <text:p>Leonard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Ludovicus /Urbanowski/</text:p>
          </table:table-cell>
          <table:table-cell office:value-type="string" calcext:value-type="string">
            <text:p>Ludovica</text:p>
          </table:table-cell>
          <table:table-cell office:value-type="string" calcext:value-type="string">
            <text:p>Josephus /Markiewicż/</text:p>
          </table:table-cell>
          <table:table-cell office:value-type="string" calcext:value-type="string">
            <text:p>Constantia /Mar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0810" calcext:value-type="float">
            <text:p>184308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Francisżek /Frasż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Paweł /Kusż/</text:p>
          </table:table-cell>
          <table:table-cell office:value-type="string" calcext:value-type="string">
            <text:p>Anna /Jan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0825" calcext:value-type="float">
            <text:p>184308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Michał /Gorzycki/ komornik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Jan /Kuroski/</text:p>
          </table:table-cell>
          <table:table-cell office:value-type="string" calcext:value-type="string">
            <text:p>Maryanna /Śżymarcż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0829" calcext:value-type="float">
            <text:p>1843082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Karól /Fitiymikoff/</text:p>
          </table:table-cell>
          <table:table-cell office:value-type="string" calcext:value-type="string">
            <text:p>Konstancia</text:p>
          </table:table-cell>
          <table:table-cell office:value-type="string" calcext:value-type="string">
            <text:p>Franciszek /Klawinski/</text:p>
          </table:table-cell>
          <table:table-cell office:value-type="string" calcext:value-type="string">
            <text:p>Barbara /Łenetkey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0909" calcext:value-type="float">
            <text:p>18430909</text:p>
          </table:table-cell>
          <table:table-cell office:value-type="string" calcext:value-type="string">
            <text:p>Tur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Jakob /Lewandoski/</text:p>
          </table:table-cell>
          <table:table-cell office:value-type="string" calcext:value-type="string">
            <text:p>Barbara /Janiska/</text:p>
          </table:table-cell>
          <table:table-cell office:value-type="string" calcext:value-type="string">
            <text:p>Tomasż /Pysżka/</text:p>
          </table:table-cell>
          <table:table-cell office:value-type="string" calcext:value-type="string">
            <text:p>Maryanna /Torz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0910" calcext:value-type="float">
            <text:p>1843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Tomasż /Sem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Armata/</text:p>
          </table:table-cell>
          <table:table-cell office:value-type="string" calcext:value-type="string">
            <text:p>Maryanna /Styie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0920" calcext:value-type="float">
            <text:p>184309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Michał /Domowicż/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ey /Grat/</text:p>
          </table:table-cell>
          <table:table-cell office:value-type="string" calcext:value-type="string">
            <text:p>Jozefa /Pazde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0926" calcext:value-type="float">
            <text:p>1843092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Walenty /Przybył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yciech /Przybyłski/</text:p>
          </table:table-cell>
          <table:table-cell office:value-type="string" calcext:value-type="string">
            <text:p>Anna /Dob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0926" calcext:value-type="float">
            <text:p>1843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Michał /Dudek/ komornik</text:p>
          </table:table-cell>
          <table:table-cell office:value-type="string" calcext:value-type="string">
            <text:p>Agniszka</text:p>
          </table:table-cell>
          <table:table-cell office:value-type="string" calcext:value-type="string">
            <text:p>Sżymon /Maday/</text:p>
          </table:table-cell>
          <table:table-cell office:value-type="string" calcext:value-type="string">
            <text:p>Maryanna /Śmuł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0927" calcext:value-type="float">
            <text:p>184309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żymon</text:p>
          </table:table-cell>
          <table:table-cell office:value-type="string" calcext:value-type="string">
            <text:p>Marcin /Juńcewski/ gospodarz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Śżymon /Juńceski/</text:p>
          </table:table-cell>
          <table:table-cell office:value-type="string" calcext:value-type="string">
            <text:p>Rozyna /Armat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0928" calcext:value-type="float">
            <text:p>1843092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Valentinus /Romel/</text:p>
          </table:table-cell>
          <table:table-cell office:value-type="string" calcext:value-type="string">
            <text:p>Katarzyna /Strzelecka/ służąca</text:p>
          </table:table-cell>
          <table:table-cell office:value-type="string" calcext:value-type="string">
            <text:p>Jakób /Strzelecki/</text:p>
          </table:table-cell>
          <table:table-cell office:value-type="string" calcext:value-type="string">
            <text:p>Maryanna /Bielska/</text:p>
          </table:table-cell>
          <table:table-cell/>
          <table:table-cell office:value-type="string" calcext:value-type="string">
            <text:p>legitimized by subsequent marriage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001" calcext:value-type="float">
            <text:p>184310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Woyciech /Kędziora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yciech /Kędziora/</text:p>
          </table:table-cell>
          <table:table-cell office:value-type="string" calcext:value-type="string">
            <text:p>Agnisżka /Adam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005" calcext:value-type="float">
            <text:p>1843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n /Kubasiak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ób /Kubasiak/</text:p>
          </table:table-cell>
          <table:table-cell office:value-type="string" calcext:value-type="string">
            <text:p>Justyna /Mni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016" calcext:value-type="float">
            <text:p>184310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Tomasż /Gapski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n /Kaneski/</text:p>
          </table:table-cell>
          <table:table-cell office:value-type="string" calcext:value-type="string">
            <text:p>Anastazya <text:s/>/Mrowcż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008" calcext:value-type="float">
            <text:p>1843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Andrzy /Mazurkiewicz/ parobek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alenty /Szcżuhoski/</text:p>
          </table:table-cell>
          <table:table-cell office:value-type="string" calcext:value-type="string">
            <text:p>Anna /Zbiera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015" calcext:value-type="float">
            <text:p>184310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alenty /Wroble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Kuroski/</text:p>
          </table:table-cell>
          <table:table-cell office:value-type="string" calcext:value-type="string">
            <text:p>Małgorzata /Przybył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015" calcext:value-type="float">
            <text:p>18431015</text:p>
          </table:table-cell>
          <table:table-cell office:value-type="string" calcext:value-type="string">
            <text:p>Leonard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 Marcin</text:p>
          </table:table-cell>
          <table:table-cell office:value-type="string" calcext:value-type="string">
            <text:p>Francisżek /Mysżek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Nowak/</text:p>
          </table:table-cell>
          <table:table-cell office:value-type="string" calcext:value-type="string">
            <text:p>Karolina /Lema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023" calcext:value-type="float">
            <text:p>184310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Andrzyeski/ parob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awrzyn /Stachoski/</text:p>
          </table:table-cell>
          <table:table-cell office:value-type="string" calcext:value-type="string">
            <text:p>Maryanna /Rybarcżow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027" calcext:value-type="float">
            <text:p>1843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ozef /Wroble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Jaworski/</text:p>
          </table:table-cell>
          <table:table-cell office:value-type="string" calcext:value-type="string">
            <text:p>Rozalia /Dob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029" calcext:value-type="float">
            <text:p>1843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Andrzyi /Przygoda/ parobek</text:p>
          </table:table-cell>
          <table:table-cell office:value-type="string" calcext:value-type="string">
            <text:p>Jozefata</text:p>
          </table:table-cell>
          <table:table-cell office:value-type="string" calcext:value-type="string">
            <text:p>Ignacy /Byk/</text:p>
          </table:table-cell>
          <table:table-cell office:value-type="string" calcext:value-type="string">
            <text:p>Maryanna /By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103" calcext:value-type="float">
            <text:p>1843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yanna /Jankorska/ służąca</text:p>
          </table:table-cell>
          <table:table-cell office:value-type="string" calcext:value-type="string">
            <text:p>Wincenty /Pazderski/</text:p>
          </table:table-cell>
          <table:table-cell office:value-type="string" calcext:value-type="string">
            <text:p>Jozefa /Pazde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107" calcext:value-type="float">
            <text:p>1843110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ozef /Kusż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oyciech /Kusż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110" calcext:value-type="float">
            <text:p>18431110</text:p>
          </table:table-cell>
          <table:table-cell office:value-type="string" calcext:value-type="string">
            <text:p>Leonard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Zielinski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Piotr /Łożynski/</text:p>
          </table:table-cell>
          <table:table-cell office:value-type="string" calcext:value-type="string">
            <text:p>Katarzyna /Jan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116" calcext:value-type="float">
            <text:p>1843111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Piotr /Grzechowiak/ komornik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Jan /Wichłacż/</text:p>
          </table:table-cell>
          <table:table-cell office:value-type="string" calcext:value-type="string">
            <text:p>maryanna /Ja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117" calcext:value-type="float">
            <text:p>184311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Fydrych/ komornik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Marcin /Zielinski/</text:p>
          </table:table-cell>
          <table:table-cell office:value-type="string" calcext:value-type="string">
            <text:p>Katarzyna /Wasż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122" calcext:value-type="float">
            <text:p>18431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arcin /Kriesżka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chał /Łukomski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122" calcext:value-type="float">
            <text:p>184311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Woyciech /Chaurka/ komornik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Jakób /Borucki/</text:p>
          </table:table-cell>
          <table:table-cell office:value-type="string" calcext:value-type="string">
            <text:p>Jadwiga /Jan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125" calcext:value-type="float">
            <text:p>1843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Przybył/ komorni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ozef /Kusż/</text:p>
          </table:table-cell>
          <table:table-cell office:value-type="string" calcext:value-type="string">
            <text:p>Maryanna /Styie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1127" calcext:value-type="float">
            <text:p>184311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chał /Gęsin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Kubasiak/</text:p>
          </table:table-cell>
          <table:table-cell office:value-type="string" calcext:value-type="string">
            <text:p>Jozev /Barcżor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0" calcext:value-type="float">
            <text:p>20</text:p>
          </table:table-cell>
          <table:table-cell office:value-type="float" office:value="18430522" calcext:value-type="float">
            <text:p>18430522</text:p>
          </table:table-cell>
          <table:table-cell office:value-type="string" calcext:value-type="string">
            <text:p>Staręz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sephus /Markiewicż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skiewicż/</text:p>
          </table:table-cell>
          <table:table-cell office:value-type="string" calcext:value-type="string">
            <text:p>Marianna /Mas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31128" calcext:value-type="float">
            <text:p>1843112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drzyi /Przybył/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Woyciech /Okonieski/</text:p>
          </table:table-cell>
          <table:table-cell office:value-type="string" calcext:value-type="string">
            <text:p>Maryanna /Woz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31204" calcext:value-type="float">
            <text:p>1843120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hilda</text:p>
          </table:table-cell>
          <table:table-cell office:value-type="string" calcext:value-type="string">
            <text:p>Jan /Śomelfeld/ gospodarz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Mateusż /Malicki/</text:p>
          </table:table-cell>
          <table:table-cell office:value-type="string" calcext:value-type="string">
            <text:p>Rozalia /Wegne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31204" calcext:value-type="float">
            <text:p>1843120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a</text:p>
          </table:table-cell>
          <table:table-cell office:value-type="string" calcext:value-type="string">
            <text:p>Jan /Śomelfeld/ gospodarz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Michał /Janowiak/</text:p>
          </table:table-cell>
          <table:table-cell office:value-type="string" calcext:value-type="string">
            <text:p>Katarzyna /Kubas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31208" calcext:value-type="float">
            <text:p>1843120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ktorya</text:p>
          </table:table-cell>
          <table:table-cell office:value-type="string" calcext:value-type="string">
            <text:p>Francisżek /Bielski/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ozef /Pietczyski/</text:p>
          </table:table-cell>
          <table:table-cell office:value-type="string" calcext:value-type="string">
            <text:p>Michalina /Bielska/</text:p>
          </table:table-cell>
          <table:table-cell/>
          <table:table-cell office:value-type="string" calcext:value-type="string">
            <text:p>Victoria was married to Constantine /Lichocisnki/ 19151106 in Żnin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31130" calcext:value-type="float">
            <text:p>18431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masż</text:p>
          </table:table-cell>
          <table:table-cell office:value-type="string" calcext:value-type="string">
            <text:p>Stanisław /Frasż/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oyciech /Frasż/</text:p>
          </table:table-cell>
          <table:table-cell office:value-type="string" calcext:value-type="string">
            <text:p>Agnisżka /Głon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31222" calcext:value-type="float">
            <text:p>184312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eressa /Bucżynska/</text:p>
          </table:table-cell>
          <table:table-cell office:value-type="string" calcext:value-type="string">
            <text:p>Wawrzyn /Bucżynski/</text:p>
          </table:table-cell>
          <table:table-cell office:value-type="string" calcext:value-type="string">
            <text:p>Wiktorya /Jabło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31217" calcext:value-type="float">
            <text:p>1843121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Jakob /Woytkowiak/</text:p>
          </table:table-cell>
          <table:table-cell office:value-type="string" calcext:value-type="string">
            <text:p>Michalina /Piekorska/</text:p>
          </table:table-cell>
          <table:table-cell office:value-type="string" calcext:value-type="string">
            <text:p>Woyciech /Kusż/</text:p>
          </table:table-cell>
          <table:table-cell office:value-type="string" calcext:value-type="string">
            <text:p>Justyna /Wawrzynska/</text:p>
          </table:table-cell>
          <table:table-cell/>
          <table:table-cell office:value-type="string" calcext:value-type="string">
            <text:p>talak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31226" calcext:value-type="float">
            <text:p>18431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wrzyn /Gawroński/</text:p>
          </table:table-cell>
          <table:table-cell office:value-type="string" calcext:value-type="string">
            <text:p>Ulianna</text:p>
          </table:table-cell>
          <table:table-cell office:value-type="string" calcext:value-type="string">
            <text:p>Michał /Gawroński/</text:p>
          </table:table-cell>
          <table:table-cell office:value-type="string" calcext:value-type="string">
            <text:p>Maryanna /Paul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31227" calcext:value-type="float">
            <text:p>18431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ob /Bogacki/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Śżymon /Janowiak/</text:p>
          </table:table-cell>
          <table:table-cell office:value-type="string" calcext:value-type="string">
            <text:p>Teressa /Jan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108" calcext:value-type="float">
            <text:p>18440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Walenty /Palusiak/ komorni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Andrzyi /Głon/</text:p>
          </table:table-cell>
          <table:table-cell office:value-type="string" calcext:value-type="string">
            <text:p>Rożalia /Armat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108" calcext:value-type="float">
            <text:p>18440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Walenty /Palusiak/ komorni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Konstanty /Zamiar/</text:p>
          </table:table-cell>
          <table:table-cell office:value-type="string" calcext:value-type="string">
            <text:p>Jozefa /Nowacż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106" calcext:value-type="float">
            <text:p>184401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ozef /Sniadecki/ parobek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Śżymon /Kubasiak/</text:p>
          </table:table-cell>
          <table:table-cell office:value-type="string" calcext:value-type="string">
            <text:p>Francisżka /Łukom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112" calcext:value-type="float">
            <text:p>184401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Wawrzyn /Stachoski/ parobek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Andrzyi /Zamiar/</text:p>
          </table:table-cell>
          <table:table-cell office:value-type="string" calcext:value-type="string">
            <text:p>Teofila /Klem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115" calcext:value-type="float">
            <text:p>184401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żka Antonina</text:p>
          </table:table-cell>
          <table:table-cell office:value-type="string" calcext:value-type="string">
            <text:p>Piotr /Kaurów/ gospodarz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Paweł /Nowak/</text:p>
          </table:table-cell>
          <table:table-cell office:value-type="string" calcext:value-type="string">
            <text:p>Maryanna /Kacżor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118" calcext:value-type="float">
            <text:p>18440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Katarzyna /Klucżinska/ służąca</text:p>
          </table:table-cell>
          <table:table-cell office:value-type="string" calcext:value-type="string">
            <text:p>Francisżek /Byk/</text:p>
          </table:table-cell>
          <table:table-cell office:value-type="string" calcext:value-type="string">
            <text:p>Jadwiga /Belew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126" calcext:value-type="float">
            <text:p>184401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y</text:p>
          </table:table-cell>
          <table:table-cell office:value-type="string" calcext:value-type="string">
            <text:p>Jan /Głon/ parobek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Śżymon /Głon/</text:p>
          </table:table-cell>
          <table:table-cell office:value-type="string" calcext:value-type="string">
            <text:p>Małgorzata /Fra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131" calcext:value-type="float">
            <text:p>184401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kob /Cżaykoski/ komornik</text:p>
          </table:table-cell>
          <table:table-cell office:value-type="string" calcext:value-type="string">
            <text:p>Łucya</text:p>
          </table:table-cell>
          <table:table-cell office:value-type="string" calcext:value-type="string">
            <text:p>Jan /Śżielcżeski/</text:p>
          </table:table-cell>
          <table:table-cell office:value-type="string" calcext:value-type="string">
            <text:p>Maryanna /Brzez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204" calcext:value-type="float">
            <text:p>18440204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Walenty /Woźny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Woźny/</text:p>
          </table:table-cell>
          <table:table-cell office:value-type="string" calcext:value-type="string">
            <text:p>Katarzyna /Woź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207" calcext:value-type="float">
            <text:p>1844020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Michał /Przybył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Tomasż /Woźny/</text:p>
          </table:table-cell>
          <table:table-cell office:value-type="string" calcext:value-type="string">
            <text:p>Teressa /Kędzior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209" calcext:value-type="float">
            <text:p>1844020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Śżymon /Sżafrański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yi /Ulatoski/</text:p>
          </table:table-cell>
          <table:table-cell office:value-type="string" calcext:value-type="string">
            <text:p>Malwina /Śżafra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221" calcext:value-type="float">
            <text:p>18440221</text:p>
          </table:table-cell>
          <table:table-cell office:value-type="string" calcext:value-type="string">
            <text:p>Ś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yanna /Nowacżonka/ służąca</text:p>
          </table:table-cell>
          <table:table-cell office:value-type="string" calcext:value-type="string">
            <text:p>Piotr /Mroz/</text:p>
          </table:table-cell>
          <table:table-cell office:value-type="string" calcext:value-type="string">
            <text:p>Barbara /Śżymkow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222" calcext:value-type="float">
            <text:p>184402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Marcin /Kacżmarek/ parobek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Marcin /Harmata/</text:p>
          </table:table-cell>
          <table:table-cell office:value-type="string" calcext:value-type="string">
            <text:p>Agnisz /Kacżmare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223" calcext:value-type="float">
            <text:p>184402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teusz /Śzymkowiak/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awrzyn /Mącżynski/</text:p>
          </table:table-cell>
          <table:table-cell office:value-type="string" calcext:value-type="string">
            <text:p>Maryanna /Mro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223" calcext:value-type="float">
            <text:p>184402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Jozef /Gor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Wegner/</text:p>
          </table:table-cell>
          <table:table-cell office:value-type="string" calcext:value-type="string">
            <text:p>Maryanna /Jan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224" calcext:value-type="float">
            <text:p>1844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Michał /Janowiak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iotr /Tefelski/</text:p>
          </table:table-cell>
          <table:table-cell office:value-type="string" calcext:value-type="string">
            <text:p>Anna /Jan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0227" calcext:value-type="float">
            <text:p>1844022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Francisżka /Cichackina/ słuząca</text:p>
          </table:table-cell>
          <table:table-cell office:value-type="string" calcext:value-type="string">
            <text:p>Woyciech /Kusż/</text:p>
          </table:table-cell>
          <table:table-cell office:value-type="string" calcext:value-type="string">
            <text:p>Barbara /Kusżow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1" calcext:value-type="float">
            <text:p>21</text:p>
          </table:table-cell>
          <table:table-cell office:value-type="float" office:value="18441118" calcext:value-type="float">
            <text:p>184411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iny</text:p>
          </table:table-cell>
          <table:table-cell office:value-type="string" calcext:value-type="string">
            <text:p>Joseph /Drzazial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Walenty /Nowak/</text:p>
          </table:table-cell>
          <table:table-cell office:value-type="string" calcext:value-type="string">
            <text:p>Jozefa /Drzazial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229" calcext:value-type="float">
            <text:p>184402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Katarzyna /Lewandoska/ służąca</text:p>
          </table:table-cell>
          <table:table-cell office:value-type="string" calcext:value-type="string">
            <text:p>Piotr /Tomaszeski/</text:p>
          </table:table-cell>
          <table:table-cell office:value-type="string" calcext:value-type="string">
            <text:p>Małgorzata /Lewand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323" calcext:value-type="float">
            <text:p>184403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Francisżek /Byk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Szczuhoski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323" calcext:value-type="float">
            <text:p>184403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yciech</text:p>
          </table:table-cell>
          <table:table-cell office:value-type="string" calcext:value-type="string">
            <text:p>Mateusż /Wozny/ parob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zef /Wozniak/</text:p>
          </table:table-cell>
          <table:table-cell office:value-type="string" calcext:value-type="string">
            <text:p>Maryanna /Armat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327" calcext:value-type="float">
            <text:p>184403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Koniarski/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chał /Lewandoski/</text:p>
          </table:table-cell>
          <table:table-cell office:value-type="string" calcext:value-type="string">
            <text:p>Jozefa /Przybył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327" calcext:value-type="float">
            <text:p>184403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Jan /Hisków/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Maci /Lemański/</text:p>
          </table:table-cell>
          <table:table-cell office:value-type="string" calcext:value-type="string">
            <text:p>Teofila /Klam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404" calcext:value-type="float">
            <text:p>1844040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 /Wegner/ gospodarz</text:p>
          </table:table-cell>
          <table:table-cell office:value-type="string" calcext:value-type="string">
            <text:p>Jozefa Michalina</text:p>
          </table:table-cell>
          <table:table-cell office:value-type="string" calcext:value-type="string">
            <text:p>Maci /Jankiewicż/</text:p>
          </table:table-cell>
          <table:table-cell office:value-type="string" calcext:value-type="string">
            <text:p>Maryanna /Strzel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000" calcext:value-type="float">
            <text:p>18440000</text:p>
          </table:table-cell>
          <table:table-cell office:value-type="string" calcext:value-type="string">
            <text:p>Turz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Antoni /Rozwarski/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/Bielaski/</text:p>
          </table:table-cell>
          <table:table-cell office:value-type="string" calcext:value-type="string">
            <text:p>Marianna</text:p>
          </table:table-cell>
          <table:table-cell office:value-type="float" office:value="18041114" calcext:value-type="float">
            <text:p>18041114</text:p>
          </table:table-cell>
          <table:table-cell office:value-type="string" calcext:value-type="string">
            <text:p>in the margin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411" calcext:value-type="float">
            <text:p>1844041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dislaus Josephus</text:p>
          </table:table-cell>
          <table:table-cell office:value-type="string" calcext:value-type="string">
            <text:p>Silvestrus Agustinius /Kinicki/</text:p>
          </table:table-cell>
          <table:table-cell office:value-type="string" calcext:value-type="string">
            <text:p>Providentia /Arnold/</text:p>
          </table:table-cell>
          <table:table-cell office:value-type="string" calcext:value-type="string">
            <text:p>Josephus /Konecki/ curatus de Juńcewo</text:p>
          </table:table-cell>
          <table:table-cell office:value-type="string" calcext:value-type="string">
            <text:p>Josepha /Rockoska/</text:p>
          </table:table-cell>
          <table:table-cell office:value-type="float" office:value="18360727" calcext:value-type="float">
            <text:p>18360727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411" calcext:value-type="float">
            <text:p>1844041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pollinarius</text:p>
          </table:table-cell>
          <table:table-cell office:value-type="string" calcext:value-type="string">
            <text:p>Silvestrus Agustinius /Kinicki/</text:p>
          </table:table-cell>
          <table:table-cell office:value-type="string" calcext:value-type="string">
            <text:p>Providentia /Arnold/</text:p>
          </table:table-cell>
          <table:table-cell office:value-type="string" calcext:value-type="string">
            <text:p>Antonius /Kicżicki/ curatus de Gambie</text:p>
          </table:table-cell>
          <table:table-cell office:value-type="string" calcext:value-type="string">
            <text:p>Faustina /Rockowska/</text:p>
          </table:table-cell>
          <table:table-cell office:value-type="float" office:value="18380623" calcext:value-type="float">
            <text:p>18380623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413" calcext:value-type="float">
            <text:p>184404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yciech</text:p>
          </table:table-cell>
          <table:table-cell office:value-type="string" calcext:value-type="string">
            <text:p>Walenty /Gawroński/ parobek</text:p>
          </table:table-cell>
          <table:table-cell office:value-type="string" calcext:value-type="string">
            <text:p>Agnisż</text:p>
          </table:table-cell>
          <table:table-cell office:value-type="string" calcext:value-type="string">
            <text:p>Andrzyi /Janowiak/</text:p>
          </table:table-cell>
          <table:table-cell office:value-type="string" calcext:value-type="string">
            <text:p>Julianna /Gawro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423" calcext:value-type="float">
            <text:p>184404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yciech /Okonieski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Ignacy /Bykoski/</text:p>
          </table:table-cell>
          <table:table-cell office:value-type="string" calcext:value-type="string">
            <text:p>Katarzyna /Okoni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503" calcext:value-type="float">
            <text:p>184405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orentina</text:p>
          </table:table-cell>
          <table:table-cell office:value-type="string" calcext:value-type="string">
            <text:p>Antoni /Rząrzew/ possessor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Ignacy /Langiewicz/</text:p>
          </table:table-cell>
          <table:table-cell office:value-type="string" calcext:value-type="string">
            <text:p>Wiktorya /Win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503" calcext:value-type="float">
            <text:p>184405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Jan /Biel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Francisżek /Klamiński/</text:p>
          </table:table-cell>
          <table:table-cell office:value-type="string" calcext:value-type="string">
            <text:p>Maryanna /Bielska/</text:p>
          </table:table-cell>
          <table:table-cell/>
          <table:table-cell office:value-type="string" calcext:value-type="string">
            <text:p>although the name Jakob is present and not scratched out the counter for a male child is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503" calcext:value-type="float">
            <text:p>184405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a</text:p>
          </table:table-cell>
          <table:table-cell office:value-type="string" calcext:value-type="string">
            <text:p>Łukasż /Antkowiak/ parobek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Mateusż /Malicki/</text:p>
          </table:table-cell>
          <table:table-cell office:value-type="string" calcext:value-type="string">
            <text:p>Katarzyna /Antk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505" calcext:value-type="float">
            <text:p>18440505</text:p>
          </table:table-cell>
          <table:table-cell office:value-type="string" calcext:value-type="string">
            <text:p>Staręz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 Woyciech</text:p>
          </table:table-cell>
          <table:table-cell office:value-type="string" calcext:value-type="string">
            <text:p>Walenty /Kowalski/ komorni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Frańcisżek /Cholewiczski/</text:p>
          </table:table-cell>
          <table:table-cell office:value-type="string" calcext:value-type="string">
            <text:p>Karolina /Lema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511" calcext:value-type="float">
            <text:p>18440511</text:p>
          </table:table-cell>
          <table:table-cell office:value-type="string" calcext:value-type="string">
            <text:p>Staręz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ozef /Nowakoski/ komornik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Maci /Lemański/</text:p>
          </table:table-cell>
          <table:table-cell office:value-type="string" calcext:value-type="string">
            <text:p>Jozefa /Woyciech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525" calcext:value-type="float">
            <text:p>18440525</text:p>
          </table:table-cell>
          <table:table-cell office:value-type="string" calcext:value-type="string">
            <text:p>Staręz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azmierz /Bacżynski/ gospodarz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Kazmierz /Woźniak/</text:p>
          </table:table-cell>
          <table:table-cell office:value-type="string" calcext:value-type="string">
            <text:p>Maryanna /Jan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505" calcext:value-type="float">
            <text:p>184405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owidencya</text:p>
          </table:table-cell>
          <table:table-cell office:value-type="string" calcext:value-type="string">
            <text:p>Seweryn /Łożynski/</text:p>
          </table:table-cell>
          <table:table-cell office:value-type="string" calcext:value-type="string">
            <text:p>Marcyanna</text:p>
          </table:table-cell>
          <table:table-cell office:value-type="string" calcext:value-type="string">
            <text:p>Hyppolit /Guttry/</text:p>
          </table:table-cell>
          <table:table-cell office:value-type="string" calcext:value-type="string">
            <text:p>Prowidencya /Guttrow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601" calcext:value-type="float">
            <text:p>184406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oyciech /Nowak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yciech /Boreciki/</text:p>
          </table:table-cell>
          <table:table-cell office:value-type="string" calcext:value-type="string">
            <text:p>Michalina /Kolasi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610" calcext:value-type="float">
            <text:p>1844061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 /Gwid/ komornik</text:p>
          </table:table-cell>
          <table:table-cell office:value-type="string" calcext:value-type="string">
            <text:p>Rozalia /Osiriska/</text:p>
          </table:table-cell>
          <table:table-cell office:value-type="string" calcext:value-type="string">
            <text:p>Woyciech /Kusż/</text:p>
          </table:table-cell>
          <table:table-cell office:value-type="string" calcext:value-type="string">
            <text:p>Jadwiga /Gwid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612" calcext:value-type="float">
            <text:p>184406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toni /Klunoski/ parobek</text:p>
          </table:table-cell>
          <table:table-cell office:value-type="string" calcext:value-type="string">
            <text:p>Konstancia</text:p>
          </table:table-cell>
          <table:table-cell office:value-type="string" calcext:value-type="string">
            <text:p>Adam /Kacżor/</text:p>
          </table:table-cell>
          <table:table-cell office:value-type="string" calcext:value-type="string">
            <text:p>Jadwiga /Kacżor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613" calcext:value-type="float">
            <text:p>184406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Zielińska/ służąca</text:p>
          </table:table-cell>
          <table:table-cell office:value-type="string" calcext:value-type="string">
            <text:p>Karól /Dyska/</text:p>
          </table:table-cell>
          <table:table-cell office:value-type="string" calcext:value-type="string">
            <text:p>Jozefa /Armat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614" calcext:value-type="float">
            <text:p>1844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kob /Sżafranski/ gospodarz</text:p>
          </table:table-cell>
          <table:table-cell office:value-type="string" calcext:value-type="string">
            <text:p>Malwina</text:p>
          </table:table-cell>
          <table:table-cell office:value-type="string" calcext:value-type="string">
            <text:p>Śzymon /SZafrański/</text:p>
          </table:table-cell>
          <table:table-cell office:value-type="string" calcext:value-type="string">
            <text:p>Maryanna /Rud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701" calcext:value-type="float">
            <text:p>1844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 Maryanna</text:p>
          </table:table-cell>
          <table:table-cell office:value-type="string" calcext:value-type="string">
            <text:p>Bartlomi /Sżulcże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ozef /Mroz/</text:p>
          </table:table-cell>
          <table:table-cell office:value-type="string" calcext:value-type="string">
            <text:p>Pelagia /Mroź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705" calcext:value-type="float">
            <text:p>184407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Michał /Woytkowiak/ parob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Jan /Etter/</text:p>
          </table:table-cell>
          <table:table-cell office:value-type="string" calcext:value-type="string">
            <text:p>Maryanna /Drzew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714" calcext:value-type="float">
            <text:p>18440714</text:p>
          </table:table-cell>
          <table:table-cell office:value-type="string" calcext:value-type="string">
            <text:p>Staręz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y</text:p>
          </table:table-cell>
          <table:table-cell office:value-type="string" calcext:value-type="string">
            <text:p>Maci /Jankiewicż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Komassa/</text:p>
          </table:table-cell>
          <table:table-cell office:value-type="string" calcext:value-type="string">
            <text:p>Anna /Śkib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719" calcext:value-type="float">
            <text:p>18440719</text:p>
          </table:table-cell>
          <table:table-cell office:value-type="string" calcext:value-type="string">
            <text:p>Staręz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Michał /Oleynicżak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żymon /Łupacż/</text:p>
          </table:table-cell>
          <table:table-cell office:value-type="string" calcext:value-type="string">
            <text:p>Jozefa /Hi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727" calcext:value-type="float">
            <text:p>18440727</text:p>
          </table:table-cell>
          <table:table-cell office:value-type="string" calcext:value-type="string">
            <text:p>Staręz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Jozef /Nowak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iotr /Tomasżewski/</text:p>
          </table:table-cell>
          <table:table-cell office:value-type="string" calcext:value-type="string">
            <text:p>Katarzyna /Mro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729" calcext:value-type="float">
            <text:p>1844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ław Ignacy</text:p>
          </table:table-cell>
          <table:table-cell office:value-type="string" calcext:value-type="string">
            <text:p>Francisżek /Pazderski/</text:p>
          </table:table-cell>
          <table:table-cell office:value-type="string" calcext:value-type="string">
            <text:p>Anna Jozefa</text:p>
          </table:table-cell>
          <table:table-cell office:value-type="string" calcext:value-type="string">
            <text:p>Frańciszek /Mrożinski/</text:p>
          </table:table-cell>
          <table:table-cell office:value-type="string" calcext:value-type="string">
            <text:p>Pelagia /Mroź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802" calcext:value-type="float">
            <text:p>1844080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Jakob /Guliń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ci /Lemański/</text:p>
          </table:table-cell>
          <table:table-cell office:value-type="string" calcext:value-type="string">
            <text:p>Justyna /Fydrychi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803" calcext:value-type="float">
            <text:p>184408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Woyciech /Kubasiak/ parobe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an /Przygoda/</text:p>
          </table:table-cell>
          <table:table-cell office:value-type="string" calcext:value-type="string">
            <text:p>Maryanna /Kubasi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4" calcext:value-type="float">
            <text:p>24</text:p>
          </table:table-cell>
          <table:table-cell office:value-type="float" office:value="18440720" calcext:value-type="float">
            <text:p>184407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Franciscus /Pazderski/ patrium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Franciscus Mrozinski/</text:p>
          </table:table-cell>
          <table:table-cell office:value-type="string" calcext:value-type="string">
            <text:p>cum uxore sua</text:p>
          </table:table-cell>
          <table:table-cell/>
          <table:table-cell office:value-type="string" calcext:value-type="string">
            <text:p>date mostly illegible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0803" calcext:value-type="float">
            <text:p>1844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 Wawrzyn</text:p>
          </table:table-cell>
          <table:table-cell office:value-type="string" calcext:value-type="string">
            <text:p>Andrzyi /Rymarkiewicż/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Woyciech /Potrykos/</text:p>
          </table:table-cell>
          <table:table-cell office:value-type="string" calcext:value-type="string">
            <text:p>Maryanna /Sław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0808" calcext:value-type="float">
            <text:p>1844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yanna /Jagielskina/ służąca</text:p>
          </table:table-cell>
          <table:table-cell office:value-type="string" calcext:value-type="string">
            <text:p>Michał /Jaskulski/</text:p>
          </table:table-cell>
          <table:table-cell office:value-type="string" calcext:value-type="string">
            <text:p>Angiska /Grzecho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0822" calcext:value-type="float">
            <text:p>1844082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Woyciech /Gurecki/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Frańciszek /Bykoski/</text:p>
          </table:table-cell>
          <table:table-cell office:value-type="string" calcext:value-type="string">
            <text:p>Antoni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0903" calcext:value-type="float">
            <text:p>184409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tanisław /Kacżmarzak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yciech /Wituski/</text:p>
          </table:table-cell>
          <table:table-cell office:value-type="string" calcext:value-type="string">
            <text:p>Jozefa /Loż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0904" calcext:value-type="float">
            <text:p>184409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Bartlomi /Jazwiak/ komornik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Ignacy /Byk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0904" calcext:value-type="float">
            <text:p>1844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Pawlak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Tomasż /Malak/</text:p>
          </table:table-cell>
          <table:table-cell office:value-type="string" calcext:value-type="string">
            <text:p>Małgorzata /Jawo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0908" calcext:value-type="float">
            <text:p>184409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Francisżek /Armata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arcin /Armata/</text:p>
          </table:table-cell>
          <table:table-cell office:value-type="string" calcext:value-type="string">
            <text:p>Wiktorya /Armaci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0914" calcext:value-type="float">
            <text:p>184409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Andrzyi /Mnich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Euchsżtad/</text:p>
          </table:table-cell>
          <table:table-cell office:value-type="string" calcext:value-type="string">
            <text:p>Katarzyna /Komaszi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0915" calcext:value-type="float">
            <text:p>1844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yciech /Kusż/ gospod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ł /Osinski/</text:p>
          </table:table-cell>
          <table:table-cell office:value-type="string" calcext:value-type="string">
            <text:p>Francisżk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0917" calcext:value-type="float">
            <text:p>1844091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Andrzyi /Śzcżepanski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kób /Wegfer/</text:p>
          </table:table-cell>
          <table:table-cell office:value-type="string" calcext:value-type="string">
            <text:p>Michalina /Dojas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018" calcext:value-type="float">
            <text:p>1844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Jakob /Poterek/ komornik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Francisżek /Domagała/</text:p>
          </table:table-cell>
          <table:table-cell office:value-type="string" calcext:value-type="string">
            <text:p>Katarzyna /Jan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026" calcext:value-type="float">
            <text:p>184410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Michał /Kuklinski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arcin /Armata/</text:p>
          </table:table-cell>
          <table:table-cell office:value-type="string" calcext:value-type="string">
            <text:p>Maryanna /Wichła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026" calcext:value-type="float">
            <text:p>184410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Jan /Kuśnierz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Jozwiak/</text:p>
          </table:table-cell>
          <table:table-cell office:value-type="string" calcext:value-type="string">
            <text:p>Jozefa /Hiskow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012" calcext:value-type="float">
            <text:p>184410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Walenty /Kalasinski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eusż /Malicki/</text:p>
          </table:table-cell>
          <table:table-cell office:value-type="string" calcext:value-type="string">
            <text:p>Magdalena /Cha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019" calcext:value-type="float">
            <text:p>184410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Adam /Grochowiak/ komornik</text:p>
          </table:table-cell>
          <table:table-cell office:value-type="string" calcext:value-type="string">
            <text:p>Agnisż</text:p>
          </table:table-cell>
          <table:table-cell office:value-type="string" calcext:value-type="string">
            <text:p>Jozef /Pulusiak/</text:p>
          </table:table-cell>
          <table:table-cell office:value-type="string" calcext:value-type="string">
            <text:p>Maryanna /Kurcżew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019" calcext:value-type="float">
            <text:p>184410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Gotębieff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arcin /Armata/</text:p>
          </table:table-cell>
          <table:table-cell office:value-type="string" calcext:value-type="string">
            <text:p>Katarzyna /Kacżor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016" calcext:value-type="float">
            <text:p>184410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gdalena /Wesotoskina/ służąca</text:p>
          </table:table-cell>
          <table:table-cell office:value-type="string" calcext:value-type="string">
            <text:p>Jozef /Zbierański/</text:p>
          </table:table-cell>
          <table:table-cell office:value-type="string" calcext:value-type="string">
            <text:p>Rozalia /Wawrzy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016" calcext:value-type="float">
            <text:p>184410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Walenty /Lewando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Woytkow/</text:p>
          </table:table-cell>
          <table:table-cell office:value-type="string" calcext:value-type="string">
            <text:p>Karolina /Krzew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015" calcext:value-type="float">
            <text:p>184410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alenty /Tusżeski/ parobek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Woyciech /Borucki/</text:p>
          </table:table-cell>
          <table:table-cell office:value-type="string" calcext:value-type="string">
            <text:p>Maryanna /Kubasi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017" calcext:value-type="float">
            <text:p>184410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altenty /Frasż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Frasż/</text:p>
          </table:table-cell>
          <table:table-cell office:value-type="string" calcext:value-type="string">
            <text:p>Maryanna /Światk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014" calcext:value-type="float">
            <text:p>184410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Michał /Brant/ komornik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Stanisław /Gurski/</text:p>
          </table:table-cell>
          <table:table-cell office:value-type="string" calcext:value-type="string">
            <text:p>Katarzyna /Głog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102" calcext:value-type="float">
            <text:p>1844110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Antoni /Puticki/ gospodarz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Tomasż /Pałecki/</text:p>
          </table:table-cell>
          <table:table-cell office:value-type="string" calcext:value-type="string">
            <text:p>Katarzyna /Śniad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104" calcext:value-type="float">
            <text:p>184411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Marcin /Krysztofiak/ komorni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ichał /Ulatoski/</text:p>
          </table:table-cell>
          <table:table-cell office:value-type="string" calcext:value-type="string">
            <text:p>Katarzyna /Mroz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105" calcext:value-type="float">
            <text:p>1844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Andrzyi /Krąkoski/ parobek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Francisżek /Krąkoski/</text:p>
          </table:table-cell>
          <table:table-cell office:value-type="string" calcext:value-type="string">
            <text:p>Maryanna /D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104" calcext:value-type="float">
            <text:p>184411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Ignacy /Mnichowski/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Michał /Mnich/</text:p>
          </table:table-cell>
          <table:table-cell office:value-type="string" calcext:value-type="string">
            <text:p>Michalina /Pawl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110" calcext:value-type="float">
            <text:p>1844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arcin /Chmiel/ parobe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Michał /Sipiorski/</text:p>
          </table:table-cell>
          <table:table-cell office:value-type="string" calcext:value-type="string">
            <text:p>Ewa /Sipio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118" calcext:value-type="float">
            <text:p>1844111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polion /Pawłowicż/ parob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ichał /Łukomski/</text:p>
          </table:table-cell>
          <table:table-cell office:value-type="string" calcext:value-type="string">
            <text:p>Anna /Jan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128" calcext:value-type="float">
            <text:p>184411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ktorya</text:p>
          </table:table-cell>
          <table:table-cell office:value-type="string" calcext:value-type="string">
            <text:p>Szymon /Krzewin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Krzewinski/</text:p>
          </table:table-cell>
          <table:table-cell office:value-type="string" calcext:value-type="string">
            <text:p>Agnisżka /Wolen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128" calcext:value-type="float">
            <text:p>184411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Andrzyi /Gołębieski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artlomi /Żielinski/</text:p>
          </table:table-cell>
          <table:table-cell office:value-type="string" calcext:value-type="string">
            <text:p>Jozefa /Wendlaud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124" calcext:value-type="float">
            <text:p>1844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ofila</text:p>
          </table:table-cell>
          <table:table-cell office:value-type="string" calcext:value-type="string">
            <text:p>Franciszek /Weber/ ubogi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Jakob /Armata/</text:p>
          </table:table-cell>
          <table:table-cell office:value-type="string" calcext:value-type="string">
            <text:p>Maryanna /Gał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201" calcext:value-type="float">
            <text:p>18441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alenty /Nowak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ozef /Wozniak/</text:p>
          </table:table-cell>
          <table:table-cell office:value-type="string" calcext:value-type="string">
            <text:p>Magdalena /Nowacz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202" calcext:value-type="float">
            <text:p>184412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Andrzy /Głon/ parobek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Mateusz /Malicki/</text:p>
          </table:table-cell>
          <table:table-cell office:value-type="string" calcext:value-type="string">
            <text:p>Małgorzata /Fra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204" calcext:value-type="float">
            <text:p>1844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 /Rumiński/ komornik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Walenty /Szcżuhoski/</text:p>
          </table:table-cell>
          <table:table-cell office:value-type="string" calcext:value-type="string">
            <text:p>Magdalena /Brzez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124" calcext:value-type="float">
            <text:p>1844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 /Gruszczyński/ służący</text:p>
          </table:table-cell>
          <table:table-cell office:value-type="string" calcext:value-type="string">
            <text:p>Anastazya</text:p>
          </table:table-cell>
          <table:table-cell office:value-type="string" calcext:value-type="string">
            <text:p>Jan /Dądejeski/</text:p>
          </table:table-cell>
          <table:table-cell office:value-type="string" calcext:value-type="string">
            <text:p>Maryanna /Służisż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127" calcext:value-type="float">
            <text:p>184411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 /Tefelski/ wyro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Piotr /Tefelski/</text:p>
          </table:table-cell>
          <table:table-cell office:value-type="string" calcext:value-type="string">
            <text:p>Teressa /Kędzior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129" calcext:value-type="float">
            <text:p>1844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Woyciech /Kaczor/ komorni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Michał /Gołębieski/</text:p>
          </table:table-cell>
          <table:table-cell office:value-type="string" calcext:value-type="string">
            <text:p>Maryanna /Nowacz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205" calcext:value-type="float">
            <text:p>184412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kołay</text:p>
          </table:table-cell>
          <table:table-cell office:value-type="string" calcext:value-type="string">
            <text:p>Maci /Zbierański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Śżymon /Janowiak/</text:p>
          </table:table-cell>
          <table:table-cell office:value-type="string" calcext:value-type="string">
            <text:p>Magdalena /Ciehus...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1209" calcext:value-type="float">
            <text:p>18441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Jozef /Drozdziń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Nowak/</text:p>
          </table:table-cell>
          <table:table-cell office:value-type="string" calcext:value-type="string">
            <text:p>Jozefa /Drezd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5" calcext:value-type="float">
            <text:p>25</text:p>
          </table:table-cell>
          <table:table-cell office:value-type="float" office:value="18440918" calcext:value-type="float">
            <text:p>18440918</text:p>
          </table:table-cell>
          <table:table-cell office:value-type="string" calcext:value-type="string">
            <text:p>Tur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Paweł /Szczech/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Szcżech/</text:p>
          </table:table-cell>
          <table:table-cell office:value-type="string" calcext:value-type="string">
            <text:p>Tseha /Nowakoska/</text:p>
          </table:table-cell>
          <table:table-cell table:number-columns-repeated="1014"/>
        </table:table-row>
        <table:table-row table:style-name="ro2">
          <table:table-cell office:value-type="float" office:value="2125674" calcext:value-type="float">
            <text:p>2125674</text:p>
          </table:table-cell>
          <table:table-cell office:value-type="float" office:value="26" calcext:value-type="float">
            <text:p>26</text:p>
          </table:table-cell>
          <table:table-cell office:value-type="float" office:value="18441205" calcext:value-type="float">
            <text:p>1844120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Walenty /Nowak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Kędziora/</text:p>
          </table:table-cell>
          <table:table-cell office:value-type="string" calcext:value-type="string">
            <text:p>Maryanna /Go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41208" calcext:value-type="float">
            <text:p>1844120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masż</text:p>
          </table:table-cell>
          <table:table-cell office:value-type="string" calcext:value-type="string">
            <text:p>Michał /Gwid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Jaworski/</text:p>
          </table:table-cell>
          <table:table-cell office:value-type="string" calcext:value-type="string">
            <text:p>Maryanna /Budzisz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41226" calcext:value-type="float">
            <text:p>1844122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Jakob /Wegfert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Szcżepanski/</text:p>
          </table:table-cell>
          <table:table-cell office:value-type="string" calcext:value-type="string">
            <text:p>Michalena /Dojaś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116" calcext:value-type="float">
            <text:p>184501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Paweł /Jackowiak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Konstanty /Żamiar/</text:p>
          </table:table-cell>
          <table:table-cell office:value-type="string" calcext:value-type="string">
            <text:p>Justyna /Mni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116" calcext:value-type="float">
            <text:p>18450116</text:p>
          </table:table-cell>
          <table:table-cell office:value-type="string" calcext:value-type="string">
            <text:p>Leonard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 Marcyanna</text:p>
          </table:table-cell>
          <table:table-cell office:value-type="string" calcext:value-type="string">
            <text:p>Jan /Janko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Ludwik /Urban/ z Leonardowa</text:p>
          </table:table-cell>
          <table:table-cell office:value-type="string" calcext:value-type="string">
            <text:p>żona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117" calcext:value-type="float">
            <text:p>184501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y Władysław</text:p>
          </table:table-cell>
          <table:table-cell office:value-type="string" calcext:value-type="string">
            <text:p>Walenty /Maszek/ kołodzi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ładysław /Mejer/</text:p>
          </table:table-cell>
          <table:table-cell office:value-type="string" calcext:value-type="string">
            <text:p>Faustyna /Rakowska/</text:p>
          </table:table-cell>
          <table:table-cell/>
          <table:table-cell office:value-type="string" calcext:value-type="string">
            <text:p>kołodziej = wheelwright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123" calcext:value-type="float">
            <text:p>184501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Gapski/ komornik</text:p>
          </table:table-cell>
          <table:table-cell office:value-type="string" calcext:value-type="string">
            <text:p>Anastazya</text:p>
          </table:table-cell>
          <table:table-cell office:value-type="string" calcext:value-type="string">
            <text:p>Jan /Kanecki/</text:p>
          </table:table-cell>
          <table:table-cell office:value-type="string" calcext:value-type="string">
            <text:p>Małgorzata /Fydry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124" calcext:value-type="float">
            <text:p>1845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Jozef /Palusiak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Kuroski/</text:p>
          </table:table-cell>
          <table:table-cell office:value-type="string" calcext:value-type="string">
            <text:p>Jozefa /Palus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124" calcext:value-type="float">
            <text:p>1845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Mikołay /Jarzynski/ parobe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iotr /Łomżynski/</text:p>
          </table:table-cell>
          <table:table-cell office:value-type="string" calcext:value-type="string">
            <text:p>Maryanna /Lewandow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127" calcext:value-type="float">
            <text:p>1845012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Woyciech /Przybylski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Ignacy /Adamski/</text:p>
          </table:table-cell>
          <table:table-cell office:value-type="string" calcext:value-type="string">
            <text:p>Magdalena /Cha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203" calcext:value-type="float">
            <text:p>18450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Michał /Mędlik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ozef /Kusż/</text:p>
          </table:table-cell>
          <table:table-cell office:value-type="string" calcext:value-type="string">
            <text:p>Maryan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203" calcext:value-type="float">
            <text:p>1845020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Jozef /Żbierań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Tomasż /Nowicki/</text:p>
          </table:table-cell>
          <table:table-cell office:value-type="string" calcext:value-type="string">
            <text:p>Katarzyna /Kurz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205" calcext:value-type="float">
            <text:p>1845020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Jan /Zomerfeld/ ewan.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Piotr /Tefelski/</text:p>
          </table:table-cell>
          <table:table-cell office:value-type="string" calcext:value-type="string">
            <text:p>Anna /Jan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210" calcext:value-type="float">
            <text:p>18450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Tomasż /Gapski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n /Wegner/</text:p>
          </table:table-cell>
          <table:table-cell office:value-type="string" calcext:value-type="string">
            <text:p>Maryanna /Jan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211" calcext:value-type="float">
            <text:p>1845021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i</text:p>
          </table:table-cell>
          <table:table-cell office:value-type="string" calcext:value-type="string">
            <text:p>Walenty /Cżubejów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zmierz /Fydrych/</text:p>
          </table:table-cell>
          <table:table-cell office:value-type="string" calcext:value-type="string">
            <text:p>Małgorzata /Fydry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217" calcext:value-type="float">
            <text:p>1845021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Andrzyi /Jano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Roch /Błochowiak/</text:p>
          </table:table-cell>
          <table:table-cell office:value-type="string" calcext:value-type="string">
            <text:p>Maryanna /Bartkow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222" calcext:value-type="float">
            <text:p>184502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ktorya</text:p>
          </table:table-cell>
          <table:table-cell office:value-type="string" calcext:value-type="string">
            <text:p>Jan /Gałecki/ wyro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incenty /Łaljski/</text:p>
          </table:table-cell>
          <table:table-cell office:value-type="string" calcext:value-type="string">
            <text:p>Klementyna /Żal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302" calcext:value-type="float">
            <text:p>184503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tefan /Albrecht/ kowal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Frańciszek /Klawinski/</text:p>
          </table:table-cell>
          <table:table-cell office:value-type="string" calcext:value-type="string">
            <text:p>Antoni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303" calcext:value-type="float">
            <text:p>184503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yciech /Ulatoski/ parob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arcin /Armata/</text:p>
          </table:table-cell>
          <table:table-cell office:value-type="string" calcext:value-type="string">
            <text:p>Katarzyna /Mro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310" calcext:value-type="float">
            <text:p>184503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yciech</text:p>
          </table:table-cell>
          <table:table-cell office:value-type="string" calcext:value-type="string">
            <text:p>Wincenty /Okonieski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Tomasż /Saskoski/</text:p>
          </table:table-cell>
          <table:table-cell office:value-type="string" calcext:value-type="string">
            <text:p>Teressa /Przybył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311" calcext:value-type="float">
            <text:p>184503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Sżymon /Jackowiak/ wyro.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n /Fydrych/</text:p>
          </table:table-cell>
          <table:table-cell office:value-type="string" calcext:value-type="string">
            <text:p>Żuzanna /Tusż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314" calcext:value-type="float">
            <text:p>18450314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Nowak/ wyr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oyciech /Cżubaja/</text:p>
          </table:table-cell>
          <table:table-cell office:value-type="string" calcext:value-type="string">
            <text:p>Katarzyna /Wegne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316" calcext:value-type="float">
            <text:p>184503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Śżymon /Jankoski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kób /Bogacki/</text:p>
          </table:table-cell>
          <table:table-cell office:value-type="string" calcext:value-type="string">
            <text:p>Jozefa /Pażderz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317" calcext:value-type="float">
            <text:p>184503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yciech</text:p>
          </table:table-cell>
          <table:table-cell office:value-type="string" calcext:value-type="string">
            <text:p>Marcin /Napierata/ wyro.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Frańciszek /Armata/</text:p>
          </table:table-cell>
          <table:table-cell office:value-type="string" calcext:value-type="string">
            <text:p>Maryanna /Slyżiń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319" calcext:value-type="float">
            <text:p>184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Piotr /Pioterek/ gospodar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Łukasż /Kusż/</text:p>
          </table:table-cell>
          <table:table-cell office:value-type="string" calcext:value-type="string">
            <text:p>Francisżka /Piotere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320" calcext:value-type="float">
            <text:p>1845032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yciech</text:p>
          </table:table-cell>
          <table:table-cell office:value-type="string" calcext:value-type="string">
            <text:p>Walenty /Nowicki/ wyro.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Andrzyi /Janowiak/</text:p>
          </table:table-cell>
          <table:table-cell office:value-type="string" calcext:value-type="string">
            <text:p>Maryanna /Now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320" calcext:value-type="float">
            <text:p>184503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elli</text:p>
          </table:table-cell>
          <table:table-cell office:value-type="string" calcext:value-type="string">
            <text:p>Ignaci /Pazderski/ kra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Hyppolit /Guttry/</text:p>
          </table:table-cell>
          <table:table-cell office:value-type="string" calcext:value-type="string">
            <text:p>Prowidencya /Guttry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325" calcext:value-type="float">
            <text:p>184503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Woyciech /Dębski/ tom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Hyppolit /Guttry/</text:p>
          </table:table-cell>
          <table:table-cell office:value-type="string" calcext:value-type="string">
            <text:p>Prowidencya /Guttry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326" calcext:value-type="float">
            <text:p>184503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zmierz Antoni Jan</text:p>
          </table:table-cell>
          <table:table-cell office:value-type="string" calcext:value-type="string">
            <text:p>Jozef /Markiewicz/ dzied.</text:p>
          </table:table-cell>
          <table:table-cell office:value-type="string" calcext:value-type="string">
            <text:p>Konstancia /Gozimirska/</text:p>
          </table:table-cell>
          <table:table-cell office:value-type="string" calcext:value-type="string">
            <text:p>Stanisław /Markiewicz/</text:p>
          </table:table-cell>
          <table:table-cell office:value-type="string" calcext:value-type="string">
            <text:p>Walerya /Gozimi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410" calcext:value-type="float">
            <text:p>1845041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yciech</text:p>
          </table:table-cell>
          <table:table-cell office:value-type="string" calcext:value-type="string">
            <text:p>Teofil /Łomzyn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Stanisław /Kacżmarak/</text:p>
          </table:table-cell>
          <table:table-cell office:value-type="string" calcext:value-type="string">
            <text:p>Agnisż /Łomż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412" calcext:value-type="float">
            <text:p>18450412</text:p>
          </table:table-cell>
          <table:table-cell office:value-type="string" calcext:value-type="string">
            <text:p>Staręz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yciech</text:p>
          </table:table-cell>
          <table:table-cell office:value-type="string" calcext:value-type="string">
            <text:p>Bartlomi /Manusżeski/ wyer.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Jozef /Kazmierski/</text:p>
          </table:table-cell>
          <table:table-cell office:value-type="string" calcext:value-type="string">
            <text:p>Barbara /Kalas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516" calcext:value-type="float">
            <text:p>1845051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 /Brylacż/ komorni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ozef /Kusż/</text:p>
          </table:table-cell>
          <table:table-cell office:value-type="string" calcext:value-type="string">
            <text:p>Maryanna /Klaw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517" calcext:value-type="float">
            <text:p>1845051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Tomasż /Sobcżak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żek /Kantorski/</text:p>
          </table:table-cell>
          <table:table-cell office:value-type="string" calcext:value-type="string">
            <text:p>Maryanna /Jan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602" calcext:value-type="float">
            <text:p>184506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Żuzanna</text:p>
          </table:table-cell>
          <table:table-cell office:value-type="string" calcext:value-type="string">
            <text:p>Mateusż /Szcżecho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Brzeźiński/</text:p>
          </table:table-cell>
          <table:table-cell office:value-type="string" calcext:value-type="string">
            <text:p>Maryanna /Szcżech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603" calcext:value-type="float">
            <text:p>184506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Jozef /Petcżynski/ komornik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Antoni /Nowicki/</text:p>
          </table:table-cell>
          <table:table-cell office:value-type="string" calcext:value-type="string">
            <text:p>Maryanna /Now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609" calcext:value-type="float">
            <text:p>184506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ozef /Dabecki/ parobek</text:p>
          </table:table-cell>
          <table:table-cell office:value-type="string" calcext:value-type="string">
            <text:p>Konstancia</text:p>
          </table:table-cell>
          <table:table-cell office:value-type="string" calcext:value-type="string">
            <text:p>Łukasż /Kusż/</text:p>
          </table:table-cell>
          <table:table-cell office:value-type="string" calcext:value-type="string">
            <text:p>Maryanna /Woż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613" calcext:value-type="float">
            <text:p>184506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an /Kuro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Szcżepaniak/</text:p>
          </table:table-cell>
          <table:table-cell office:value-type="string" calcext:value-type="string">
            <text:p>Maryanna /Paluz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627" calcext:value-type="float">
            <text:p>184506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akob /Chysków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Woyciech /Cziebaja/</text:p>
          </table:table-cell>
          <table:table-cell office:value-type="string" calcext:value-type="string">
            <text:p>Maryanna /Szcżech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627" calcext:value-type="float">
            <text:p>1845062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ób</text:p>
          </table:table-cell>
          <table:table-cell office:value-type="string" calcext:value-type="string">
            <text:p>Andrzyi /Sniadec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toni /Pałucki/</text:p>
          </table:table-cell>
          <table:table-cell office:value-type="string" calcext:value-type="string">
            <text:p>Maryanna /Pału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6" calcext:value-type="float">
            <text:p>26</text:p>
          </table:table-cell>
          <table:table-cell office:value-type="float" office:value="18450031" calcext:value-type="float">
            <text:p>184500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pumucena Kajetan Silwata</text:p>
          </table:table-cell>
          <table:table-cell office:value-type="string" calcext:value-type="string">
            <text:p>Jozef /Mroźiński/</text:p>
          </table:table-cell>
          <table:table-cell office:value-type="string" calcext:value-type="string">
            <text:p>Pelagia /Racżynska/</text:p>
          </table:table-cell>
          <table:table-cell office:value-type="string" calcext:value-type="string">
            <text:p>Jozef /Bieganski/</text:p>
          </table:table-cell>
          <table:table-cell office:value-type="string" calcext:value-type="string">
            <text:p>Francisżka /Bieganska/</text:p>
          </table:table-cell>
          <table:table-cell/>
          <table:table-cell office:value-type="string" calcext:value-type="string">
            <text:p>month illegible starts with G but does not look like Grud...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703" calcext:value-type="float">
            <text:p>184507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Michał /Kędziora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Walenty /Frasż/</text:p>
          </table:table-cell>
          <table:table-cell office:value-type="string" calcext:value-type="string">
            <text:p>Maryanna /Kurasi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703" calcext:value-type="float">
            <text:p>1845070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iela Rozali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Katarzyna /Sininskińa/ służąca</text:p>
          </table:table-cell>
          <table:table-cell office:value-type="string" calcext:value-type="string">
            <text:p>Jozef /Tański/</text:p>
          </table:table-cell>
          <table:table-cell office:value-type="string" calcext:value-type="string">
            <text:p>Maryanna /Markiewicż/</text:p>
          </table:table-cell>
          <table:table-cell/>
          <table:table-cell office:value-type="string" calcext:value-type="string">
            <text:p>father omitted but tallied in legitimate column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708" calcext:value-type="float">
            <text:p>1845070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alenty /Kowal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Wegner/</text:p>
          </table:table-cell>
          <table:table-cell office:value-type="string" calcext:value-type="string">
            <text:p>Maryanna /Strzel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712" calcext:value-type="float">
            <text:p>1845071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ci /Sżymanski/ parobek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Wawrzyn /Mroźiński/</text:p>
          </table:table-cell>
          <table:table-cell office:value-type="string" calcext:value-type="string">
            <text:p>Jozefa /Sżyma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713" calcext:value-type="float">
            <text:p>184507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Hertmann/ komornik</text:p>
          </table:table-cell>
          <table:table-cell office:value-type="string" calcext:value-type="string">
            <text:p>Nepumucena</text:p>
          </table:table-cell>
          <table:table-cell office:value-type="string" calcext:value-type="string">
            <text:p>Kazmierz /Paprocki/</text:p>
          </table:table-cell>
          <table:table-cell office:value-type="string" calcext:value-type="string">
            <text:p>Maryanna /Wegfert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716" calcext:value-type="float">
            <text:p>184507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Tomasż /Nowak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ci /Jańkiewicż/</text:p>
          </table:table-cell>
          <table:table-cell office:value-type="string" calcext:value-type="string">
            <text:p>Antonina /Strzel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712" calcext:value-type="float">
            <text:p>1845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Jan /Biel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Frańciszek /Bielski/</text:p>
          </table:table-cell>
          <table:table-cell office:value-type="string" calcext:value-type="string">
            <text:p>Rozalia /Os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726" calcext:value-type="float">
            <text:p>184507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lomi /Bucżko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Rożiński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728" calcext:value-type="float">
            <text:p>184507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Janowiak/ parobe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iotr /Ciesielski/</text:p>
          </table:table-cell>
          <table:table-cell office:value-type="string" calcext:value-type="string">
            <text:p>Agnisżka /Jan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730" calcext:value-type="float">
            <text:p>184507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ńcisżk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tonina /Salkowskińa/ służąca</text:p>
          </table:table-cell>
          <table:table-cell/>
          <table:table-cell office:value-type="string" calcext:value-type="string">
            <text:p>Paweł /Ciehorski/</text:p>
          </table:table-cell>
          <table:table-cell office:value-type="string" calcext:value-type="string">
            <text:p>Katarzyna /Frasż/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801" calcext:value-type="float">
            <text:p>1845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Śżymon /Kubasiak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chał /Łukomski/</text:p>
          </table:table-cell>
          <table:table-cell office:value-type="string" calcext:value-type="string">
            <text:p>Maryanna /Kubas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803" calcext:value-type="float">
            <text:p>184508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Michał /Goęgorek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Śżcżepaniak/</text:p>
          </table:table-cell>
          <table:table-cell office:value-type="string" calcext:value-type="string">
            <text:p>Jozefa /Kur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819" calcext:value-type="float">
            <text:p>1845081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Woyciech /Kusż/ wyr.</text:p>
          </table:table-cell>
          <table:table-cell office:value-type="string" calcext:value-type="string">
            <text:p>Ulianna</text:p>
          </table:table-cell>
          <table:table-cell office:value-type="string" calcext:value-type="string">
            <text:p>Michał /Mnich/</text:p>
          </table:table-cell>
          <table:table-cell office:value-type="string" calcext:value-type="string">
            <text:p>Maryanna /Kusz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828" calcext:value-type="float">
            <text:p>184508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Marcin /Krusżka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Paweł /Kusż/</text:p>
          </table:table-cell>
          <table:table-cell office:value-type="string" calcext:value-type="string">
            <text:p>Michalina /Tef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905" calcext:value-type="float">
            <text:p>184509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Walenty /Komassa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Saskoski/</text:p>
          </table:table-cell>
          <table:table-cell office:value-type="string" calcext:value-type="string">
            <text:p>Maryan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910" calcext:value-type="float">
            <text:p>184509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Walenty /Komassa/ parobek</text:p>
          </table:table-cell>
          <table:table-cell office:value-type="string" calcext:value-type="string">
            <text:p>Łucia</text:p>
          </table:table-cell>
          <table:table-cell office:value-type="string" calcext:value-type="string">
            <text:p>Wawrzyn /Gawroński/</text:p>
          </table:table-cell>
          <table:table-cell office:value-type="string" calcext:value-type="string">
            <text:p>Antoni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915" calcext:value-type="float">
            <text:p>1845091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Woyciech /Woźny/ komorni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Walenty /Sżcżechoski/</text:p>
          </table:table-cell>
          <table:table-cell office:value-type="string" calcext:value-type="string">
            <text:p>Maryanna /Woyciech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916" calcext:value-type="float">
            <text:p>184509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ł /Kędziora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ób /Jozwiak/</text:p>
          </table:table-cell>
          <table:table-cell office:value-type="string" calcext:value-type="string">
            <text:p>Jozefa /Pat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917" calcext:value-type="float">
            <text:p>1845091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azmierz /Kusż/ gospodarz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Francisżek /Klawiński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919" calcext:value-type="float">
            <text:p>184509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kob /Osiński/ wry.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ci /Armata/</text:p>
          </table:table-cell>
          <table:table-cell office:value-type="string" calcext:value-type="string">
            <text:p>Antoni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920" calcext:value-type="float">
            <text:p>184509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Jan /Fydrych/ parobek</text:p>
          </table:table-cell>
          <table:table-cell office:value-type="string" calcext:value-type="string">
            <text:p>Frańciszka</text:p>
          </table:table-cell>
          <table:table-cell office:value-type="string" calcext:value-type="string">
            <text:p>Jakób /Światowiak/</text:p>
          </table:table-cell>
          <table:table-cell office:value-type="string" calcext:value-type="string">
            <text:p>Katarzyna /Roma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921" calcext:value-type="float">
            <text:p>1845092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Piotr /Tomasziski/ wyr.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kób /Kożniecki/</text:p>
          </table:table-cell>
          <table:table-cell office:value-type="string" calcext:value-type="string">
            <text:p>Katarzyna /Mro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924" calcext:value-type="float">
            <text:p>184509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żyna</text:p>
          </table:table-cell>
          <table:table-cell office:value-type="string" calcext:value-type="string">
            <text:p>Wawrzyn /Gawroński/ komornik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Walenty /Nowicki/</text:p>
          </table:table-cell>
          <table:table-cell office:value-type="string" calcext:value-type="string">
            <text:p>Antonina /Gawro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925" calcext:value-type="float">
            <text:p>184509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Walenty /Nowak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wrzyn /Nowak/</text:p>
          </table:table-cell>
          <table:table-cell office:value-type="string" calcext:value-type="string">
            <text:p>Maryanna /Trechnisż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929" calcext:value-type="float">
            <text:p>184509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ńcisżek</text:p>
          </table:table-cell>
          <table:table-cell office:value-type="string" calcext:value-type="string">
            <text:p>Michał /Śupercżak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Paweł /Bialkoski/</text:p>
          </table:table-cell>
          <table:table-cell office:value-type="string" calcext:value-type="string">
            <text:p>Maryanna /Erfert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1002" calcext:value-type="float">
            <text:p>184510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ńcisżka</text:p>
          </table:table-cell>
          <table:table-cell office:value-type="string" calcext:value-type="string">
            <text:p>Francisżek /Manoski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ozef /Mikołaycżak/</text:p>
          </table:table-cell>
          <table:table-cell office:value-type="string" calcext:value-type="string">
            <text:p>Anna /Jerze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1007" calcext:value-type="float">
            <text:p>1845100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chał /Kusż/ gospodarz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an /Kusż/</text:p>
          </table:table-cell>
          <table:table-cell office:value-type="string" calcext:value-type="string">
            <text:p>Agnisżka /Śtrę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1010" calcext:value-type="float">
            <text:p>184510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Marcin /Juńcewski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Marcin /Armata/</text:p>
          </table:table-cell>
          <table:table-cell office:value-type="string" calcext:value-type="string">
            <text:p>Anna /Szewcży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1012" calcext:value-type="float">
            <text:p>184510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kob /Gacki/ for.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Jan /Komassa/</text:p>
          </table:table-cell>
          <table:table-cell office:value-type="string" calcext:value-type="string">
            <text:p>Jadwiga /Woytk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1023" calcext:value-type="float">
            <text:p>184510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alenty /Przygoda/ parob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ł /Twardoski/</text:p>
          </table:table-cell>
          <table:table-cell office:value-type="string" calcext:value-type="string">
            <text:p>Jozefa /Przygod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1023" calcext:value-type="float">
            <text:p>184510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a</text:p>
          </table:table-cell>
          <table:table-cell office:value-type="string" calcext:value-type="string">
            <text:p>Michał /Gęsin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Śżymon /Jańkoski/</text:p>
          </table:table-cell>
          <table:table-cell office:value-type="string" calcext:value-type="string">
            <text:p>Maryanna /Krzyw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1028" calcext:value-type="float">
            <text:p>184510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oyciech /Okonieski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Etter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1101" calcext:value-type="float">
            <text:p>1845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Francisżek /Bykoski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Paweł /Kusż/</text:p>
          </table:table-cell>
          <table:table-cell office:value-type="string" calcext:value-type="string">
            <text:p>Barbara /Ja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926" calcext:value-type="float">
            <text:p>184509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Marcin /Armata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Ulatoski/</text:p>
          </table:table-cell>
          <table:table-cell office:value-type="string" calcext:value-type="string">
            <text:p>Ludowika /Ette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1108" calcext:value-type="float">
            <text:p>1845110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Tomasż /Kędziora/ komorni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awrzyn /Pioterek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1108" calcext:value-type="float">
            <text:p>1845110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Andrzyi /Szcżepanski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Teofil /Łomżynski/</text:p>
          </table:table-cell>
          <table:table-cell office:value-type="string" calcext:value-type="string">
            <text:p>Anna /Sad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7" calcext:value-type="float">
            <text:p>27</text:p>
          </table:table-cell>
          <table:table-cell office:value-type="float" office:value="18450920" calcext:value-type="float">
            <text:p>184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 Alesandor</text:p>
          </table:table-cell>
          <table:table-cell office:value-type="string" calcext:value-type="string">
            <text:p>Jan /Etter/</text:p>
          </table:table-cell>
          <table:table-cell office:value-type="string" calcext:value-type="string">
            <text:p>Ludowika /Bętkoska/</text:p>
          </table:table-cell>
          <table:table-cell office:value-type="string" calcext:value-type="string">
            <text:p>/Szulcżewski/</text:p>
          </table:table-cell>
          <table:table-cell office:value-type="string" calcext:value-type="string">
            <text:p>Jozefa /Rakow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115" calcext:value-type="float">
            <text:p>1845111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Szcżechoski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Etter/</text:p>
          </table:table-cell>
          <table:table-cell office:value-type="string" calcext:value-type="string">
            <text:p>Jozefa /Rakow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118" calcext:value-type="float">
            <text:p>184511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ozef /Fydrych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Krysżtofiak/</text:p>
          </table:table-cell>
          <table:table-cell office:value-type="string" calcext:value-type="string">
            <text:p>Jozefa /Komas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120" calcext:value-type="float">
            <text:p>18451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Francisżek /Biel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Bielski/</text:p>
          </table:table-cell>
          <table:table-cell office:value-type="string" calcext:value-type="string">
            <text:p>Anna /Andrzej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126" calcext:value-type="float">
            <text:p>1845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Katarzyna /Winickińa/ służąca</text:p>
          </table:table-cell>
          <table:table-cell office:value-type="string" calcext:value-type="string">
            <text:p>Karól /Flimikoski/</text:p>
          </table:table-cell>
          <table:table-cell office:value-type="string" calcext:value-type="string">
            <text:p>Barbara /Lenethey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128" calcext:value-type="float">
            <text:p>184511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ób</text:p>
          </table:table-cell>
          <table:table-cell office:value-type="string" calcext:value-type="string">
            <text:p>Michał /Gorzycki/ parobek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Jakób /Kucżmiński/</text:p>
          </table:table-cell>
          <table:table-cell office:value-type="string" calcext:value-type="string">
            <text:p>Rozalia /Wichła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201" calcext:value-type="float">
            <text:p>184512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nstancya</text:p>
          </table:table-cell>
          <table:table-cell office:value-type="string" calcext:value-type="string">
            <text:p>Wawrzyn /Bącżynski/ młyn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Piotr /Ciesielski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201" calcext:value-type="float">
            <text:p>184512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Bogusław /Ferszter/ parobek</text:p>
          </table:table-cell>
          <table:table-cell office:value-type="string" calcext:value-type="string">
            <text:p>Agniszka</text:p>
          </table:table-cell>
          <table:table-cell office:value-type="string" calcext:value-type="string">
            <text:p>Jakob /Reyment/</text:p>
          </table:table-cell>
          <table:table-cell office:value-type="string" calcext:value-type="string">
            <text:p>Katarzyna /Gołębi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207" calcext:value-type="float">
            <text:p>1845120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Marcin /Lumber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arcin /Lechliński/</text:p>
          </table:table-cell>
          <table:table-cell office:value-type="string" calcext:value-type="string">
            <text:p>Agnisżka /Chyska/</text:p>
          </table:table-cell>
          <table:table-cell/>
          <table:table-cell office:value-type="string" calcext:value-type="string">
            <text:p>looks like Jozefa to me but counted as male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203" calcext:value-type="float">
            <text:p>1845120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ichał /Oleynik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 /Przybył/</text:p>
          </table:table-cell>
          <table:table-cell office:value-type="string" calcext:value-type="string">
            <text:p>Antonina /Łusa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204" calcext:value-type="float">
            <text:p>1845120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Jozwiak/ komorni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toni /Jęzioroski//</text:p>
          </table:table-cell>
          <table:table-cell office:value-type="string" calcext:value-type="string">
            <text:p>Maryanna /Dob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209" calcext:value-type="float">
            <text:p>18451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Nepumucen /Kozło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Przygoda/</text:p>
          </table:table-cell>
          <table:table-cell office:value-type="string" calcext:value-type="string">
            <text:p>Cecylia /Olęde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215" calcext:value-type="float">
            <text:p>1845121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n /Krysżtofiak/ parobek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Jozef /Fydrych/</text:p>
          </table:table-cell>
          <table:table-cell office:value-type="string" calcext:value-type="string">
            <text:p>Jozefa /Buja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216" calcext:value-type="float">
            <text:p>1845121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n komornik</text:p>
          </table:table-cell>
          <table:table-cell office:value-type="string" calcext:value-type="string">
            <text:p>Tekla</text:p>
          </table:table-cell>
          <table:table-cell office:value-type="string" calcext:value-type="string">
            <text:p>Mateusż /Malicki/</text:p>
          </table:table-cell>
          <table:table-cell office:value-type="string" calcext:value-type="string">
            <text:p>Katarzyna /Harmat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217" calcext:value-type="float">
            <text:p>184512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an /Cheynicki/ kowal</text:p>
          </table:table-cell>
          <table:table-cell office:value-type="string" calcext:value-type="string">
            <text:p>Konstancia</text:p>
          </table:table-cell>
          <table:table-cell office:value-type="string" calcext:value-type="string">
            <text:p>Wincenty /Nowacki/</text:p>
          </table:table-cell>
          <table:table-cell office:value-type="string" calcext:value-type="string">
            <text:p>Maryanna /Cicho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217" calcext:value-type="float">
            <text:p>184512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Jakob /Kucżmiński/ parobek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Wawrzyn /Wichłacż/</text:p>
          </table:table-cell>
          <table:table-cell office:value-type="string" calcext:value-type="string">
            <text:p>Jozefa /Przyby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219" calcext:value-type="float">
            <text:p>18451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Krąkoski/ parobek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Walenty /Frasż/</text:p>
          </table:table-cell>
          <table:table-cell office:value-type="string" calcext:value-type="string">
            <text:p>Maryanna /Krą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226" calcext:value-type="float">
            <text:p>18451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Michał /Sżymań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ugustyn /Katamayka/</text:p>
          </table:table-cell>
          <table:table-cell office:value-type="string" calcext:value-type="string">
            <text:p>Jozefa /Pazde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51228" calcext:value-type="float">
            <text:p>1845122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Woyciech /Żieliń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Franciszek /Klawinski/</text:p>
          </table:table-cell>
          <table:table-cell office:value-type="string" calcext:value-type="string">
            <text:p>Maryanna /By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60105" calcext:value-type="float">
            <text:p>1846010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Walenty /Janko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Kędziora/</text:p>
          </table:table-cell>
          <table:table-cell office:value-type="string" calcext:value-type="string">
            <text:p>Dorota /Adam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60108" calcext:value-type="float">
            <text:p>1846010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Śżymon /Śżafranski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yi /Ulatoski/</text:p>
          </table:table-cell>
          <table:table-cell office:value-type="string" calcext:value-type="string">
            <text:p>Balwina /Śżafra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60110" calcext:value-type="float">
            <text:p>1846011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Jozef /Kusż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Paweł /Kusż/</text:p>
          </table:table-cell>
          <table:table-cell office:value-type="string" calcext:value-type="string">
            <text:p>Francisżka /Dudkow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60112" calcext:value-type="float">
            <text:p>184601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Gaspar /Frasż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Janowiak/</text:p>
          </table:table-cell>
          <table:table-cell office:value-type="string" calcext:value-type="string">
            <text:p>Michalina /Tef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60116" calcext:value-type="float">
            <text:p>18460116</text:p>
          </table:table-cell>
          <table:table-cell office:value-type="string" calcext:value-type="string">
            <text:p>Leonard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rancisżek /Katulski/ komornik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Jozef /Palusiak/</text:p>
          </table:table-cell>
          <table:table-cell office:value-type="string" calcext:value-type="string">
            <text:p>Katarzyna /Jan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60125" calcext:value-type="float">
            <text:p>184601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n /Dziechliński/ parobek</text:p>
          </table:table-cell>
          <table:table-cell office:value-type="string" calcext:value-type="string">
            <text:p>Chrystyna</text:p>
          </table:table-cell>
          <table:table-cell office:value-type="string" calcext:value-type="string">
            <text:p>Jan /Garstecki/</text:p>
          </table:table-cell>
          <table:table-cell office:value-type="string" calcext:value-type="string">
            <text:p>Choronata /Wisni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60128" calcext:value-type="float">
            <text:p>184601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Walenty /Mankoski/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Jan /Jaroż/</text:p>
          </table:table-cell>
          <table:table-cell office:value-type="string" calcext:value-type="string">
            <text:p>Katarzyna /Wozna/</text:p>
          </table:table-cell>
          <table:table-cell table:number-columns-repeated="2"/>
          <table:table-cell office:value-type="string" calcext:value-type="string">
            <text:p>either Jozef or Franciszek has no godparents listed</text:p>
          </table:table-cell>
          <table:table-cell table:number-columns-repeated="1011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60131" calcext:value-type="float">
            <text:p>184601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Kaźmierz /Ostroski/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Jaroż/</text:p>
          </table:table-cell>
          <table:table-cell office:value-type="string" calcext:value-type="string">
            <text:p>Katarzyna /Wozna/</text:p>
          </table:table-cell>
          <table:table-cell table:number-columns-repeated="2"/>
          <table:table-cell office:value-type="string" calcext:value-type="string">
            <text:p>either Jozef or Franciszek has no godparents listed</text:p>
          </table:table-cell>
          <table:table-cell table:number-columns-repeated="1011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60202" calcext:value-type="float">
            <text:p>1846020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weł Walenty</text:p>
          </table:table-cell>
          <table:table-cell office:value-type="string" calcext:value-type="string">
            <text:p>Franciszek /Kantorski/ possess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Chrzanowski/</text:p>
          </table:table-cell>
          <table:table-cell office:value-type="string" calcext:value-type="string">
            <text:p>Jozefa /Rakow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60208" calcext:value-type="float">
            <text:p>1846020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Kazmierz /Basiński/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Andrzyi /Lewandoski/</text:p>
          </table:table-cell>
          <table:table-cell office:value-type="string" calcext:value-type="string">
            <text:p>Wiktorya /Grzechowiak/</text:p>
          </table:table-cell>
          <table:table-cell/>
          <table:table-cell office:value-type="string" calcext:value-type="string">
            <text:p>both names Walenty and Maryanna recorded but male tally scratched out and female written in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60213" calcext:value-type="float">
            <text:p>184602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Michał /Koniarski/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oyciech /Przekurad/</text:p>
          </table:table-cell>
          <table:table-cell office:value-type="string" calcext:value-type="string">
            <text:p>Michalina /Wegne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60214" calcext:value-type="float">
            <text:p>184602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Franciszek /Kujawa/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Michał /Kusż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60220" calcext:value-type="float">
            <text:p>18460220</text:p>
          </table:table-cell>
          <table:table-cell office:value-type="string" calcext:value-type="string">
            <text:p>Piotrkowice</text:p>
          </table:table-cell>
          <table:table-cell/>
          <table:table-cell office:value-type="string" calcext:value-type="string">
            <text:p>omitted</text:p>
          </table:table-cell>
          <table:table-cell office:value-type="string" calcext:value-type="string">
            <text:p>Franciszek /Pazderski/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Ignacy /Chetmaniak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60223" calcext:value-type="float">
            <text:p>1846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n /Majeski/ wyr.</text:p>
          </table:table-cell>
          <table:table-cell office:value-type="string" calcext:value-type="string">
            <text:p>Żuzanna</text:p>
          </table:table-cell>
          <table:table-cell office:value-type="string" calcext:value-type="string">
            <text:p>Maycher /Rumel/</text:p>
          </table:table-cell>
          <table:table-cell office:value-type="string" calcext:value-type="string">
            <text:p>Rozalia /Śas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60220" calcext:value-type="float">
            <text:p>18460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ela Pelagia</text:p>
          </table:table-cell>
          <table:table-cell office:value-type="string" calcext:value-type="string">
            <text:p>Jozef /Mroźinski/ wy.</text:p>
          </table:table-cell>
          <table:table-cell office:value-type="string" calcext:value-type="string">
            <text:p>Pelagia /Racżynska/</text:p>
          </table:table-cell>
          <table:table-cell office:value-type="string" calcext:value-type="string">
            <text:p>Franciscus /Bieginski/</text:p>
          </table:table-cell>
          <table:table-cell office:value-type="string" calcext:value-type="string">
            <text:p>Josepha consors eius</text:p>
          </table:table-cell>
          <table:table-cell office:value-type="float" office:value="18460311" calcext:value-type="float">
            <text:p>18460311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28" calcext:value-type="float">
            <text:p>28</text:p>
          </table:table-cell>
          <table:table-cell office:value-type="float" office:value="18470900" calcext:value-type="float">
            <text:p>1847090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 Geranda</text:p>
          </table:table-cell>
          <table:table-cell office:value-type="string" calcext:value-type="string">
            <text:p>Leon /Janicki/</text:p>
          </table:table-cell>
          <table:table-cell office:value-type="string" calcext:value-type="string">
            <text:p>Martianna /Beganóska/</text:p>
          </table:table-cell>
          <table:table-cell office:value-type="string" calcext:value-type="string">
            <text:p>Nepumucenus /Chrzaciowski/ de Obiecanowo</text:p>
          </table:table-cell>
          <table:table-cell office:value-type="string" calcext:value-type="string">
            <text:p>Marianna /Markiewicż/</text:p>
          </table:table-cell>
          <table:table-cell office:value-type="float" office:value="18470924" calcext:value-type="float">
            <text:p>18470924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Antonius /Markiewicż/ de Swiątostawie</text:p>
          </table:table-cell>
          <table:table-cell office:value-type="string" calcext:value-type="string">
            <text:p>Veronica /Markiewicż/</text:p>
          </table:table-cell>
          <table:table-cell table:number-columns-repeated="1010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0" calcext:value-type="float">
            <text:p>30</text:p>
          </table:table-cell>
          <table:table-cell office:value-type="float" office:value="18460400" calcext:value-type="float">
            <text:p>18460400</text:p>
          </table:table-cell>
          <table:table-cell office:value-type="string" calcext:value-type="string">
            <text:p>Leonard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wigis</text:p>
          </table:table-cell>
          <table:table-cell office:value-type="string" calcext:value-type="string">
            <text:p>Ludovicus /Urban/ possessor</text:p>
          </table:table-cell>
          <table:table-cell office:value-type="string" calcext:value-type="string">
            <text:p>Ludovica</text:p>
          </table:table-cell>
          <table:table-cell office:value-type="string" calcext:value-type="string">
            <text:p>Casimirus /Kalusiak/</text:p>
          </table:table-cell>
          <table:table-cell office:value-type="string" calcext:value-type="string">
            <text:p>Maria /Sokowicka/ nee /Kosżutska/</text:p>
          </table:table-cell>
          <table:table-cell office:value-type="float" office:value="18460415" calcext:value-type="float">
            <text:p>18460415</text:p>
          </table:table-cell>
          <table:table-cell office:value-type="string" calcext:value-type="string">
            <text:p>attachment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227" calcext:value-type="float">
            <text:p>184602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Andrzyi /Kwiatkoski/ wyro.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Michał /Kusż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403" calcext:value-type="float">
            <text:p>184604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Antoni /Kusż/ goscinny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Kusż/</text:p>
          </table:table-cell>
          <table:table-cell office:value-type="string" calcext:value-type="string">
            <text:p>Antoni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405" calcext:value-type="float">
            <text:p>184604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Andrzyi /Komassa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Komassa/</text:p>
          </table:table-cell>
          <table:table-cell office:value-type="string" calcext:value-type="string">
            <text:p>Maryanna /Euchsżted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406" calcext:value-type="float">
            <text:p>184604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Francisżek /Jatkoski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aci /Rataycżak/</text:p>
          </table:table-cell>
          <table:table-cell office:value-type="string" calcext:value-type="string">
            <text:p>Michalina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213" calcext:value-type="float">
            <text:p>1846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Walenty /Scżechoski/ gospodarz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Hyppolit /Guttry/</text:p>
          </table:table-cell>
          <table:table-cell office:value-type="string" calcext:value-type="string">
            <text:p>Jozefa /Ra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407" calcext:value-type="float">
            <text:p>184604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ozef /Boguc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aci /Ertman/</text:p>
          </table:table-cell>
          <table:table-cell office:value-type="string" calcext:value-type="string">
            <text:p>Michalina /Dejaś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407" calcext:value-type="float">
            <text:p>184604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n /Kubasiak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teusż /Malicki/</text:p>
          </table:table-cell>
          <table:table-cell office:value-type="string" calcext:value-type="string">
            <text:p>Michalena /Pawl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412" calcext:value-type="float">
            <text:p>1846041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Andrzyi /Pijano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ob /Graboski/</text:p>
          </table:table-cell>
          <table:table-cell office:value-type="string" calcext:value-type="string">
            <text:p>Michalina /Dejaś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414" calcext:value-type="float">
            <text:p>1846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ncenty</text:p>
          </table:table-cell>
          <table:table-cell office:value-type="string" calcext:value-type="string">
            <text:p>Szymon /Jarzyna/ komornik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zyi /Brzeźiński/</text:p>
          </table:table-cell>
          <table:table-cell office:value-type="string" calcext:value-type="string">
            <text:p>Franciszka /Łukom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416" calcext:value-type="float">
            <text:p>1846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Ignaci /Mnich/ komornik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Andrzyi /Żielinski/</text:p>
          </table:table-cell>
          <table:table-cell office:value-type="string" calcext:value-type="string">
            <text:p>Maryanna /Klaw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421" calcext:value-type="float">
            <text:p>1846042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Maci /Jańkiewicż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Skibcinski/</text:p>
          </table:table-cell>
          <table:table-cell office:value-type="string" calcext:value-type="string">
            <text:p>Francisżka /Komass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429" calcext:value-type="float">
            <text:p>184604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Andrzyi /Głon/ komornik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Maci /Palusiak/</text:p>
          </table:table-cell>
          <table:table-cell office:value-type="string" calcext:value-type="string">
            <text:p>Teofila /Klam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430" calcext:value-type="float">
            <text:p>184604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zya</text:p>
          </table:table-cell>
          <table:table-cell office:value-type="string" calcext:value-type="string">
            <text:p>Wawrzyn /Jasiak/ wyro.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Paweł /Kusż/</text:p>
          </table:table-cell>
          <table:table-cell office:value-type="string" calcext:value-type="string">
            <text:p>Maryanna /Cygane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507" calcext:value-type="float">
            <text:p>184605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zya</text:p>
          </table:table-cell>
          <table:table-cell office:value-type="string" calcext:value-type="string">
            <text:p>Antoni /Klunoski/ parobek</text:p>
          </table:table-cell>
          <table:table-cell office:value-type="string" calcext:value-type="string">
            <text:p>Konstancia</text:p>
          </table:table-cell>
          <table:table-cell office:value-type="string" calcext:value-type="string">
            <text:p>Woyciech /Borucki/</text:p>
          </table:table-cell>
          <table:table-cell office:value-type="string" calcext:value-type="string">
            <text:p>Jozefa /Garcż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510" calcext:value-type="float">
            <text:p>1846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artlomi /Bielski/ komorni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Jan /Lenethey/</text:p>
          </table:table-cell>
          <table:table-cell office:value-type="string" calcext:value-type="string">
            <text:p>Antoni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512" calcext:value-type="float">
            <text:p>184605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Jan /Kuro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Sżcżepaniak</text:p>
          </table:table-cell>
          <table:table-cell office:value-type="string" calcext:value-type="string">
            <text:p>Maryanna /Sżulcż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520" calcext:value-type="float">
            <text:p>184605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Andrzyi /Gołębie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alenty /Borucki/</text:p>
          </table:table-cell>
          <table:table-cell office:value-type="string" calcext:value-type="string">
            <text:p>Jadwiga /Kacżor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524" calcext:value-type="float">
            <text:p>184605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Langa/ komorni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Piotr /Łukomski/</text:p>
          </table:table-cell>
          <table:table-cell office:value-type="string" calcext:value-type="string">
            <text:p>Małgorzata /Mal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530" calcext:value-type="float">
            <text:p>1846053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żata Magdalena</text:p>
          </table:table-cell>
          <table:table-cell office:value-type="string" calcext:value-type="string">
            <text:p>Michał /Royal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Bujara/</text:p>
          </table:table-cell>
          <table:table-cell office:value-type="string" calcext:value-type="string">
            <text:p>Małgorzata /Ra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616" calcext:value-type="float">
            <text:p>184606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Michał /Tefelski/ wyrob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yciech /Kusż/</text:p>
          </table:table-cell>
          <table:table-cell office:value-type="string" calcext:value-type="string">
            <text:p>Katarzyna /Pioterkow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607" calcext:value-type="float">
            <text:p>18460607</text:p>
          </table:table-cell>
          <table:table-cell office:value-type="string" calcext:value-type="string">
            <text:p>Staręz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Walenty /Jozwiak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ób /Kuźniecki/</text:p>
          </table:table-cell>
          <table:table-cell office:value-type="string" calcext:value-type="string">
            <text:p>Apolonia /Dęb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619" calcext:value-type="float">
            <text:p>184606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ób</text:p>
          </table:table-cell>
          <table:table-cell office:value-type="string" calcext:value-type="string">
            <text:p>Jozef /Nowak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zyi /Nowak/</text:p>
          </table:table-cell>
          <table:table-cell office:value-type="string" calcext:value-type="string">
            <text:p>Małgorzata /Roźni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622" calcext:value-type="float">
            <text:p>184606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oyciech /Charków/ kowal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Bartlomi /Mącżyński/</text:p>
          </table:table-cell>
          <table:table-cell office:value-type="string" calcext:value-type="string">
            <text:p>Jozefa /Pazde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624" calcext:value-type="float">
            <text:p>1846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Woyciech /Gurecki/ komornik</text:p>
          </table:table-cell>
          <table:table-cell office:value-type="string" calcext:value-type="string">
            <text:p>Maryanna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628" calcext:value-type="float">
            <text:p>18460628</text:p>
          </table:table-cell>
          <table:table-cell office:value-type="string" calcext:value-type="string">
            <text:p>Staręz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Woyciech /Nowak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Ruman /Gozimirski/</text:p>
          </table:table-cell>
          <table:table-cell office:value-type="string" calcext:value-type="string">
            <text:p>Weronika /Mar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630" calcext:value-type="float">
            <text:p>1846063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Jakob /Ozinski/ komornik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Michał /Osiński/</text:p>
          </table:table-cell>
          <table:table-cell office:value-type="string" calcext:value-type="string">
            <text:p>Maryan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703" calcext:value-type="float">
            <text:p>184607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Tomasż /Śmoroc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toni /Szermicżki/</text:p>
          </table:table-cell>
          <table:table-cell office:value-type="string" calcext:value-type="string">
            <text:p>Rozalia /Wichłacż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703" calcext:value-type="float">
            <text:p>184607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Jozef /Szewcżyko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ob /Wegner/</text:p>
          </table:table-cell>
          <table:table-cell office:value-type="string" calcext:value-type="string">
            <text:p>Barbara /Hofmann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709" calcext:value-type="float">
            <text:p>1846070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Jan /Gwid/ komornik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zef /Gwid/</text:p>
          </table:table-cell>
          <table:table-cell office:value-type="string" calcext:value-type="string">
            <text:p>Maryanna /Klaw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707" calcext:value-type="float">
            <text:p>1846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Walenty /Przybył/ komornik</text:p>
          </table:table-cell>
          <table:table-cell office:value-type="string" calcext:value-type="string">
            <text:p>Jozefa /Kędzierska/</text:p>
          </table:table-cell>
          <table:table-cell office:value-type="string" calcext:value-type="string">
            <text:p>Marcin /Napierata/</text:p>
          </table:table-cell>
          <table:table-cell office:value-type="string" calcext:value-type="string">
            <text:p>Maryanna /Śtyże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716" calcext:value-type="float">
            <text:p>1846071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Andrzyi /Rymarkiewicż/ śżewc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Michał /Kusż/</text:p>
          </table:table-cell>
          <table:table-cell office:value-type="string" calcext:value-type="string">
            <text:p>Katarzyna /Szcżuchoska/</text:p>
          </table:table-cell>
          <table:table-cell/>
          <table:table-cell office:value-type="string" calcext:value-type="string">
            <text:p>szewc = shoemaker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804" calcext:value-type="float">
            <text:p>184608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Jan /Rumiński/ komornik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Jozef /Kuberski/</text:p>
          </table:table-cell>
          <table:table-cell office:value-type="string" calcext:value-type="string">
            <text:p>Maryanna /Pijan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806" calcext:value-type="float">
            <text:p>184608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Jozef /Kusż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Kusż/</text:p>
          </table:table-cell>
          <table:table-cell office:value-type="string" calcext:value-type="string">
            <text:p>Maryanna /Grzyb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812" calcext:value-type="float">
            <text:p>184608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Jan /Frasż/ parobek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Wawrzyn /Kujawa/</text:p>
          </table:table-cell>
          <table:table-cell office:value-type="string" calcext:value-type="string">
            <text:p>Katarzyna /Fra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816" calcext:value-type="float">
            <text:p>1846081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Jan /Wegner/ gospodarz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Michał /Dębny/</text:p>
          </table:table-cell>
          <table:table-cell office:value-type="string" calcext:value-type="string">
            <text:p>Maryanna /Mroz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819" calcext:value-type="float">
            <text:p>1846081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Krysże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yciech /Rozpłochoski/</text:p>
          </table:table-cell>
          <table:table-cell office:value-type="string" calcext:value-type="string">
            <text:p>Maryanna /Woz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820" calcext:value-type="float">
            <text:p>184608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Maci /Barecikoski/ forn.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n /Matecki/</text:p>
          </table:table-cell>
          <table:table-cell office:value-type="string" calcext:value-type="string">
            <text:p>Maryanna /Nowacż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2" calcext:value-type="float">
            <text:p>32</text:p>
          </table:table-cell>
          <table:table-cell office:value-type="float" office:value="18460827" calcext:value-type="float">
            <text:p>184608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Przygoda/ komorni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Mathias /Malicki/</text:p>
          </table:table-cell>
          <table:table-cell office:value-type="string" calcext:value-type="string">
            <text:p>Maryanna /Sniad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0823" calcext:value-type="float">
            <text:p>184608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Walenty /Frasż/ pro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Śtanisław /Frasż/</text:p>
          </table:table-cell>
          <table:table-cell office:value-type="string" calcext:value-type="string">
            <text:p>Francisżka /Smoł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0823" calcext:value-type="float">
            <text:p>1846082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Andryi /Lewandoski/ for.</text:p>
          </table:table-cell>
          <table:table-cell office:value-type="string" calcext:value-type="string">
            <text:p>Agata /Kusz/</text:p>
          </table:table-cell>
          <table:table-cell office:value-type="string" calcext:value-type="string">
            <text:p>Andrzyi /Domagała/</text:p>
          </table:table-cell>
          <table:table-cell office:value-type="string" calcext:value-type="string">
            <text:p>Małgorzat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0903" calcext:value-type="float">
            <text:p>184609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Jan /Gołębie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Szulcżeski/</text:p>
          </table:table-cell>
          <table:table-cell office:value-type="string" calcext:value-type="string">
            <text:p>Katarzyna /Kacżor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0905" calcext:value-type="float">
            <text:p>184609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Marcin /Paprocki/ parobe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Eugeni /Tumicki/</text:p>
          </table:table-cell>
          <table:table-cell office:value-type="string" calcext:value-type="string">
            <text:p>Klodylda /Dzierzan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0908" calcext:value-type="float">
            <text:p>184609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Antoni /Patecki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ozef /Cerak/</text:p>
          </table:table-cell>
          <table:table-cell office:value-type="string" calcext:value-type="string">
            <text:p>Franciszka /Barcż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0908" calcext:value-type="float">
            <text:p>184609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Antoni /Nowak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Wisnieski/</text:p>
          </table:table-cell>
          <table:table-cell office:value-type="string" calcext:value-type="string">
            <text:p>Katarzyna /Gawro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0911" calcext:value-type="float">
            <text:p>184609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Jakob /Rośiński/ parobe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n /Rośiński/</text:p>
          </table:table-cell>
          <table:table-cell office:value-type="string" calcext:value-type="string">
            <text:p>Maryanna /Neryng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0914" calcext:value-type="float">
            <text:p>1846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Maci /Krąkoski/ fo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Sławiński/</text:p>
          </table:table-cell>
          <table:table-cell office:value-type="string" calcext:value-type="string">
            <text:p>Maryanna /Sżulcż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0924" calcext:value-type="float">
            <text:p>1846092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Kazmierz /Paprocki komornik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Frańcisżek /Chędżiński/</text:p>
          </table:table-cell>
          <table:table-cell office:value-type="string" calcext:value-type="string">
            <text:p>Michalena /Dojaś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0928" calcext:value-type="float">
            <text:p>1846092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Michał /Przybył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Marcin /Pioterek/</text:p>
          </table:table-cell>
          <table:table-cell office:value-type="string" calcext:value-type="string">
            <text:p>Maryanna /Piotere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0929" calcext:value-type="float">
            <text:p>184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Franciszek /Krąkoski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Augustyn /Katamayski/</text:p>
          </table:table-cell>
          <table:table-cell office:value-type="string" calcext:value-type="string">
            <text:p>Magdalena /Gł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001" calcext:value-type="float">
            <text:p>184610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ktorya</text:p>
          </table:table-cell>
          <table:table-cell office:value-type="string" calcext:value-type="string">
            <text:p>Marcin /Golejeski/ komornik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n /Frasż/</text:p>
          </table:table-cell>
          <table:table-cell office:value-type="string" calcext:value-type="string">
            <text:p>Katarzyna /Kub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003" calcext:value-type="float">
            <text:p>184610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Jozef /Kuroski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Śżymon /Śżafrański/</text:p>
          </table:table-cell>
          <table:table-cell office:value-type="string" calcext:value-type="string">
            <text:p>Żofia /Gur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003" calcext:value-type="float">
            <text:p>1846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Michał /Nowacżeski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Śolivar /Trzebny/</text:p>
          </table:table-cell>
          <table:table-cell office:value-type="string" calcext:value-type="string">
            <text:p>Maryanna /Sżulcż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007" calcext:value-type="float">
            <text:p>184610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Żbieran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Piotr /Łukomski/</text:p>
          </table:table-cell>
          <table:table-cell office:value-type="string" calcext:value-type="string">
            <text:p>Katarzyna /Kurza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003" calcext:value-type="float">
            <text:p>184610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tanisław /Frasż/ komorni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Michał /Głon/</text:p>
          </table:table-cell>
          <table:table-cell office:value-type="string" calcext:value-type="string">
            <text:p>Małgorzata /Mal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008" calcext:value-type="float">
            <text:p>184610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ktorya</text:p>
          </table:table-cell>
          <table:table-cell office:value-type="string" calcext:value-type="string">
            <text:p>Mikołay /Kukliński/ komorni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drzyi /Śżafrański/</text:p>
          </table:table-cell>
          <table:table-cell office:value-type="string" calcext:value-type="string">
            <text:p>Katarzyna /Śżafra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020" calcext:value-type="float">
            <text:p>184610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dam /Deja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Kolassa/</text:p>
          </table:table-cell>
          <table:table-cell office:value-type="string" calcext:value-type="string">
            <text:p>Maryanna /Gwid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021" calcext:value-type="float">
            <text:p>184610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Jan /Kaczoro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arcin /Napieralski/</text:p>
          </table:table-cell>
          <table:table-cell office:value-type="string" calcext:value-type="string">
            <text:p>Maryanna /Śtyżiń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028" calcext:value-type="float">
            <text:p>1846102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Michał /Wożny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Tomasż /Woytysiak/</text:p>
          </table:table-cell>
          <table:table-cell office:value-type="string" calcext:value-type="string">
            <text:p>Antonina /Woź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029" calcext:value-type="float">
            <text:p>184610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Jozef /Kazmiercżak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Bujara/</text:p>
          </table:table-cell>
          <table:table-cell office:value-type="string" calcext:value-type="string">
            <text:p>Agnisżka /Łomż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110" calcext:value-type="float">
            <text:p>1846111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kob /Chysków/ for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chał /Dębny/</text:p>
          </table:table-cell>
          <table:table-cell office:value-type="string" calcext:value-type="string">
            <text:p>Maryanna /Kędzior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114" calcext:value-type="float">
            <text:p>184611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Tomasż /Gapski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n /Fydrych/</text:p>
          </table:table-cell>
          <table:table-cell office:value-type="string" calcext:value-type="string">
            <text:p>Nepumucena /Popta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115" calcext:value-type="float">
            <text:p>184611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wrzyn /Pioterek/ gospodar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oyciech /Kusż/</text:p>
          </table:table-cell>
          <table:table-cell office:value-type="string" calcext:value-type="string">
            <text:p>Francisżka /Joz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115" calcext:value-type="float">
            <text:p>1846111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zef /Rogalinski</text:p>
          </table:table-cell>
          <table:table-cell office:value-type="string" calcext:value-type="string">
            <text:p>Maryanna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119" calcext:value-type="float">
            <text:p>18461119</text:p>
          </table:table-cell>
          <table:table-cell office:value-type="string" calcext:value-type="string">
            <text:p>Leonard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Jakob /Reyment/ komornik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Jozef /Palusiak/</text:p>
          </table:table-cell>
          <table:table-cell office:value-type="string" calcext:value-type="string">
            <text:p>Agnisżka /Reyment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122" calcext:value-type="float">
            <text:p>184611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Paweł /Paryaski parob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zef /Mroz/</text:p>
          </table:table-cell>
          <table:table-cell office:value-type="string" calcext:value-type="string">
            <text:p>Maryanna /Mro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123" calcext:value-type="float">
            <text:p>1846112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Walenty /Przybyl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Piotr /Ciesielski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125" calcext:value-type="float">
            <text:p>184611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Woyciech /Dęb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alenty /Bielski/</text:p>
          </table:table-cell>
          <table:table-cell office:value-type="string" calcext:value-type="string">
            <text:p>Maryanna /Andrzij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127" calcext:value-type="float">
            <text:p>184611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Francisżek /Armata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kob /Armata/</text:p>
          </table:table-cell>
          <table:table-cell office:value-type="string" calcext:value-type="string">
            <text:p>Rozalia /Armat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131" calcext:value-type="float">
            <text:p>184611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Kazmierz /Fydrych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ozef /Fydrych/</text:p>
          </table:table-cell>
          <table:table-cell office:value-type="string" calcext:value-type="string">
            <text:p>Frańcisżka /Komaś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208" calcext:value-type="float">
            <text:p>18461208</text:p>
          </table:table-cell>
          <table:table-cell office:value-type="string" calcext:value-type="string">
            <text:p>Turz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ktorya</text:p>
          </table:table-cell>
          <table:table-cell office:value-type="string" calcext:value-type="string">
            <text:p>Sżymon /Zawadzki/ komornik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Woyciech /Kędziora/</text:p>
          </table:table-cell>
          <table:table-cell office:value-type="string" calcext:value-type="string">
            <text:p>Francisżka /Nowa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212" calcext:value-type="float">
            <text:p>184612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Andrzyi /Jozwiak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Ignacy /Gęsinski/</text:p>
          </table:table-cell>
          <table:table-cell office:value-type="string" calcext:value-type="string">
            <text:p>Francisżka /Fydrych/</text:p>
          </table:table-cell>
          <table:table-cell/>
          <table:table-cell office:value-type="string" calcext:value-type="string">
            <text:p>counted as male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216" calcext:value-type="float">
            <text:p>18461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Jakob /Salkoski/ komornik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an /Strzelecki/</text:p>
          </table:table-cell>
          <table:table-cell office:value-type="string" calcext:value-type="string">
            <text:p>Magdalena /Michał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218" calcext:value-type="float">
            <text:p>184612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ktorya</text:p>
          </table:table-cell>
          <table:table-cell office:value-type="string" calcext:value-type="string">
            <text:p>Walenty /Nowak/ komorni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Piotr /Mroż/</text:p>
          </table:table-cell>
          <table:table-cell office:value-type="string" calcext:value-type="string">
            <text:p>Maryanna /Wozn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3" calcext:value-type="float">
            <text:p>33</text:p>
          </table:table-cell>
          <table:table-cell office:value-type="float" office:value="18461218" calcext:value-type="float">
            <text:p>1846121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arol /Flemikoski/ szewie.</text:p>
          </table:table-cell>
          <table:table-cell office:value-type="string" calcext:value-type="string">
            <text:p>Konstancia</text:p>
          </table:table-cell>
          <table:table-cell office:value-type="string" calcext:value-type="string">
            <text:p>Jan /Etter/</text:p>
          </table:table-cell>
          <table:table-cell office:value-type="string" calcext:value-type="string">
            <text:p>Jozefa /Rakowska/</text:p>
          </table:table-cell>
          <table:table-cell/>
          <table:table-cell office:value-type="string" calcext:value-type="string">
            <text:p>shoemaker?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61224" calcext:value-type="float">
            <text:p>18461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Walenty /Tucżynski/ pro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chał /Dudek/</text:p>
          </table:table-cell>
          <table:table-cell office:value-type="string" calcext:value-type="string">
            <text:p>Francisżka /Smocżonka/</text:p>
          </table:table-cell>
          <table:table-cell/>
          <table:table-cell office:value-type="string" calcext:value-type="string">
            <text:p>godmother reads as Tsżka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61224" calcext:value-type="float">
            <text:p>1846122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alenty /Bielski/ komornik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Jozef /Gwid/</text:p>
          </table:table-cell>
          <table:table-cell office:value-type="string" calcext:value-type="string">
            <text:p>Maryanna /Bi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61226" calcext:value-type="float">
            <text:p>184612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Piotr /Wegner/ gospodarz</text:p>
          </table:table-cell>
          <table:table-cell office:value-type="string" calcext:value-type="string">
            <text:p>Balwina</text:p>
          </table:table-cell>
          <table:table-cell office:value-type="string" calcext:value-type="string">
            <text:p>Andrzyi /Armata/</text:p>
          </table:table-cell>
          <table:table-cell office:value-type="string" calcext:value-type="string">
            <text:p>Agnisżka /Woźn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103" calcext:value-type="float">
            <text:p>184701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Willadt/ parobek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an /Gęsiński/</text:p>
          </table:table-cell>
          <table:table-cell office:value-type="string" calcext:value-type="string">
            <text:p>Katarzyna /Wasżkowiak/</text:p>
          </table:table-cell>
          <table:table-cell/>
          <table:table-cell office:value-type="string" calcext:value-type="string">
            <text:p>parents originally recorded as Woyciech and Maryanna then written over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106" calcext:value-type="float">
            <text:p>1847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ichał /Kusż/ gospodarz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an /Lenthey/</text:p>
          </table:table-cell>
          <table:table-cell office:value-type="string" calcext:value-type="string">
            <text:p>Maryanna /Klaw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107" calcext:value-type="float">
            <text:p>1847010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Walenty /Ferszt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ł /Gwid/</text:p>
          </table:table-cell>
          <table:table-cell office:value-type="string" calcext:value-type="string">
            <text:p>Maryanna /Gwid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323" calcext:value-type="float">
            <text:p>184703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an /Etter/</text:p>
          </table:table-cell>
          <table:table-cell office:value-type="string" calcext:value-type="string">
            <text:p>Ludwika</text:p>
          </table:table-cell>
          <table:table-cell table:number-columns-repeated="3"/>
          <table:table-cell office:value-type="string" calcext:value-type="string">
            <text:p>attachment; statement of witnesses on 18910629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108" calcext:value-type="float">
            <text:p>184701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kołay /Jarzynski/ wyr.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n /Strzelecki/</text:p>
          </table:table-cell>
          <table:table-cell office:value-type="string" calcext:value-type="string">
            <text:p>Rozalia /Armat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109" calcext:value-type="float">
            <text:p>1847010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 Jozefa</text:p>
          </table:table-cell>
          <table:table-cell office:value-type="string" calcext:value-type="string">
            <text:p>Woyciech /Kusż/ gospodarz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Jan /Gwid/</text:p>
          </table:table-cell>
          <table:table-cell office:value-type="string" calcext:value-type="string">
            <text:p>Małgorzat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110" calcext:value-type="float">
            <text:p>1847011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Francisżek /Bykoski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Kubasiak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219" calcext:value-type="float">
            <text:p>1847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Jozefa /Gwid/</text:p>
          </table:table-cell>
          <table:table-cell office:value-type="string" calcext:value-type="string">
            <text:p>Marcin /Paprota/</text:p>
          </table:table-cell>
          <table:table-cell office:value-type="string" calcext:value-type="string">
            <text:p>Maryanna /Bi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310" calcext:value-type="float">
            <text:p>184703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n /Jaracżeski/ komornik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Jakob /Śipior/</text:p>
          </table:table-cell>
          <table:table-cell office:value-type="string" calcext:value-type="string">
            <text:p>Justyna /Mni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311" calcext:value-type="float">
            <text:p>184703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Marcin /Chmiel/ komorni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Jakob /Śipior/</text:p>
          </table:table-cell>
          <table:table-cell office:value-type="string" calcext:value-type="string">
            <text:p>Justyna /Mni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315" calcext:value-type="float">
            <text:p>184703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Tomasż /Konopieski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toni /Mysżka/</text:p>
          </table:table-cell>
          <table:table-cell office:value-type="string" calcext:value-type="string">
            <text:p>Francisżka /Koniecż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316" calcext:value-type="float">
            <text:p>184703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Wincenty /Bagnoski/ wyr.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Woyciech /Kuklassa/</text:p>
          </table:table-cell>
          <table:table-cell office:value-type="string" calcext:value-type="string">
            <text:p>Jozefa /Chanyż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318" calcext:value-type="float">
            <text:p>184703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Borucki/ parobek</text:p>
          </table:table-cell>
          <table:table-cell office:value-type="string" calcext:value-type="string">
            <text:p>Teressa</text:p>
          </table:table-cell>
          <table:table-cell office:value-type="string" calcext:value-type="string">
            <text:p>Woyciech /Borucki/</text:p>
          </table:table-cell>
          <table:table-cell office:value-type="string" calcext:value-type="string">
            <text:p>Katarzyna /Dob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327" calcext:value-type="float">
            <text:p>184703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Jakob /Woytalak/ wy.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Jozef /Wichlacż/</text:p>
          </table:table-cell>
          <table:table-cell office:value-type="string" calcext:value-type="string">
            <text:p>Rozalia /Wichlacż/</text:p>
          </table:table-cell>
          <table:table-cell/>
          <table:table-cell office:value-type="string" calcext:value-type="string">
            <text:p>counted as male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330" calcext:value-type="float">
            <text:p>1847033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Jakob /Jankoski/ wyr.</text:p>
          </table:table-cell>
          <table:table-cell office:value-type="string" calcext:value-type="string">
            <text:p>Tekla</text:p>
          </table:table-cell>
          <table:table-cell office:value-type="string" calcext:value-type="string">
            <text:p>Michał /Kusż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409" calcext:value-type="float">
            <text:p>18470409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yciech</text:p>
          </table:table-cell>
          <table:table-cell office:value-type="string" calcext:value-type="string">
            <text:p>Jan /Grochoski/</text:p>
          </table:table-cell>
          <table:table-cell office:value-type="string" calcext:value-type="string">
            <text:p>Elżbieta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409" calcext:value-type="float">
            <text:p>1847040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yciech</text:p>
          </table:table-cell>
          <table:table-cell office:value-type="string" calcext:value-type="string">
            <text:p>Jakob /Sżafranski/ gospodarz</text:p>
          </table:table-cell>
          <table:table-cell office:value-type="string" calcext:value-type="string">
            <text:p>Malwina</text:p>
          </table:table-cell>
          <table:table-cell office:value-type="string" calcext:value-type="string">
            <text:p>Tomasż /Diesżynski/</text:p>
          </table:table-cell>
          <table:table-cell office:value-type="string" calcext:value-type="string">
            <text:p>Katarzyna /Sżafra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426" calcext:value-type="float">
            <text:p>184704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Walenty /Palusiak/ wyro.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Balcer /Armata/</text:p>
          </table:table-cell>
          <table:table-cell office:value-type="string" calcext:value-type="string">
            <text:p>Maryanna /Palus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430" calcext:value-type="float">
            <text:p>1847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ób</text:p>
          </table:table-cell>
          <table:table-cell office:value-type="string" calcext:value-type="string">
            <text:p>Woyciech /Kubasiak/ parobe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akób /Kubasiak/</text:p>
          </table:table-cell>
          <table:table-cell office:value-type="string" calcext:value-type="string">
            <text:p>Jozefa /Przygodzi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502" calcext:value-type="float">
            <text:p>184705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Jozef /Mroziński/ haredes</text:p>
          </table:table-cell>
          <table:table-cell office:value-type="string" calcext:value-type="string">
            <text:p>Pelagia /Racżyńska/</text:p>
          </table:table-cell>
          <table:table-cell office:value-type="string" calcext:value-type="string">
            <text:p>Jan Hipolit /Guttry/ dziedzic Piotrkowice</text:p>
          </table:table-cell>
          <table:table-cell office:value-type="string" calcext:value-type="string">
            <text:p>Emilia /Miller/ z Poznania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506" calcext:value-type="float">
            <text:p>184705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yanna /Leszczynskina/ słuząca</text:p>
          </table:table-cell>
          <table:table-cell office:value-type="string" calcext:value-type="string">
            <text:p>Piotr /Nowakoski/</text:p>
          </table:table-cell>
          <table:table-cell office:value-type="string" calcext:value-type="string">
            <text:p>Justyna /Mni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506" calcext:value-type="float">
            <text:p>1847050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ozalia /Kostudźkina/ służąca</text:p>
          </table:table-cell>
          <table:table-cell office:value-type="string" calcext:value-type="string">
            <text:p>Jozef /Żbierański/</text:p>
          </table:table-cell>
          <table:table-cell office:value-type="string" calcext:value-type="string">
            <text:p>Katarzyna /Kacżor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509" calcext:value-type="float">
            <text:p>1847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Michał /Kujawa/ parobe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Ludwid /Urbanoski/</text:p>
          </table:table-cell>
          <table:table-cell office:value-type="string" calcext:value-type="string">
            <text:p>Faustyna /Rakow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513" calcext:value-type="float">
            <text:p>184705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Kazmierz /Bacżynski/ komornik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Sżymon /Rozłoski/</text:p>
          </table:table-cell>
          <table:table-cell office:value-type="string" calcext:value-type="string">
            <text:p>Maryanna /Przekurad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603" calcext:value-type="float">
            <text:p>1847060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yanna /Puziskińa/ służąca</text:p>
          </table:table-cell>
          <table:table-cell office:value-type="string" calcext:value-type="string">
            <text:p>Leon /Janicki/</text:p>
          </table:table-cell>
          <table:table-cell office:value-type="string" calcext:value-type="string">
            <text:p>Maryanna /Mar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529" calcext:value-type="float">
            <text:p>184705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incenty /Okonieski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Kusż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515" calcext:value-type="float">
            <text:p>184705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Katarzyna /Kusż/ służąca</text:p>
          </table:table-cell>
          <table:table-cell office:value-type="string" calcext:value-type="string">
            <text:p>Maci /Bielski/</text:p>
          </table:table-cell>
          <table:table-cell office:value-type="string" calcext:value-type="string">
            <text:p>Maryanna /Meledycż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620" calcext:value-type="float">
            <text:p>184706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ł /Gawroński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alenty /Nowakoski/</text:p>
          </table:table-cell>
          <table:table-cell office:value-type="string" calcext:value-type="string">
            <text:p>Agnisżka /Nowa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619" calcext:value-type="float">
            <text:p>18470619</text:p>
          </table:table-cell>
          <table:table-cell office:value-type="string" calcext:value-type="string">
            <text:p>Damasłą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ób</text:p>
          </table:table-cell>
          <table:table-cell office:value-type="string" calcext:value-type="string">
            <text:p>Bartlomi /Sżulcże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Szulcżeski/</text:p>
          </table:table-cell>
          <table:table-cell office:value-type="string" calcext:value-type="string">
            <text:p>Katarzyna /Now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629" calcext:value-type="float">
            <text:p>1847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Stefan /Albrecht/ kowal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Michał /Kusż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702" calcext:value-type="float">
            <text:p>184707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Walenty /Lewando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Kędziora/</text:p>
          </table:table-cell>
          <table:table-cell office:value-type="string" calcext:value-type="string">
            <text:p>Francisżka /Baran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714" calcext:value-type="float">
            <text:p>184707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Jakob /Bogacki/ fors.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Michał /Andrzejiski/</text:p>
          </table:table-cell>
          <table:table-cell office:value-type="string" calcext:value-type="string">
            <text:p>Agnisżka /Topa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718" calcext:value-type="float">
            <text:p>184707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Śnadecki/ komorni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Wawrzyn /Gawroński/</text:p>
          </table:table-cell>
          <table:table-cell office:value-type="string" calcext:value-type="string">
            <text:p>Antonina /Kubas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721" calcext:value-type="float">
            <text:p>1847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lomi</text:p>
          </table:table-cell>
          <table:table-cell office:value-type="string" calcext:value-type="string">
            <text:p>Jan /Tismiski/ komornik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Jozef /Kuberski/</text:p>
          </table:table-cell>
          <table:table-cell office:value-type="string" calcext:value-type="string">
            <text:p>Nepumucena /Gadni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317" calcext:value-type="float">
            <text:p>1847031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Teofil /Dobrzyn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toni /Słucżyński/</text:p>
          </table:table-cell>
          <table:table-cell office:value-type="string" calcext:value-type="string">
            <text:p>Katarzyna /Wozn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4" calcext:value-type="float">
            <text:p>34</text:p>
          </table:table-cell>
          <table:table-cell office:value-type="float" office:value="18470726" calcext:value-type="float">
            <text:p>184707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ł /Gawroński/</text:p>
          </table:table-cell>
          <table:table-cell office:value-type="string" calcext:value-type="string">
            <text:p>Katarzyna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0821" calcext:value-type="float">
            <text:p>1847082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Michał /Konierski/ wyro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Pioterek/</text:p>
          </table:table-cell>
          <table:table-cell office:value-type="string" calcext:value-type="string">
            <text:p>Katarzyna /Okoni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0817" calcext:value-type="float">
            <text:p>1847081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Śżymon /Śżafrański/ wyro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arcin /Armata/</text:p>
          </table:table-cell>
          <table:table-cell office:value-type="string" calcext:value-type="string">
            <text:p>Barbara /Śżafra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0817" calcext:value-type="float">
            <text:p>184708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ozef /Gotowicż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ozef /Filarcżyk/</text:p>
          </table:table-cell>
          <table:table-cell office:value-type="string" calcext:value-type="string">
            <text:p>Małgorzata /Papro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0830" calcext:value-type="float">
            <text:p>184708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efana Maryanna</text:p>
          </table:table-cell>
          <table:table-cell office:value-type="string" calcext:value-type="string">
            <text:p>Walenty /Tucżynski/ eko.</text:p>
          </table:table-cell>
          <table:table-cell office:value-type="string" calcext:value-type="string">
            <text:p>Jozefa /Ławilska/</text:p>
          </table:table-cell>
          <table:table-cell office:value-type="string" calcext:value-type="string">
            <text:p>Piotr /Ciesielski/</text:p>
          </table:table-cell>
          <table:table-cell office:value-type="string" calcext:value-type="string">
            <text:p>Magdalena /Jan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0918" calcext:value-type="float">
            <text:p>1847091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Łukasż</text:p>
          </table:table-cell>
          <table:table-cell office:value-type="string" calcext:value-type="string">
            <text:p>Tomasż /Dudek/ komornik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Kazmierz /Kusż/</text:p>
          </table:table-cell>
          <table:table-cell office:value-type="string" calcext:value-type="string">
            <text:p>Antonina /Brykacż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0915" calcext:value-type="float">
            <text:p>184709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Jan /Kiązkiewicz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wrzyn /Bącżynski/</text:p>
          </table:table-cell>
          <table:table-cell office:value-type="string" calcext:value-type="string">
            <text:p>Jozefa /Fydry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0917" calcext:value-type="float">
            <text:p>184709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Jakob /Mikołaycżak/ parobek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Jozef /Klisżeski/</text:p>
          </table:table-cell>
          <table:table-cell office:value-type="string" calcext:value-type="string">
            <text:p>Antonina /Sżmaj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0918" calcext:value-type="float">
            <text:p>1847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Sniadecki/ parobek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Jakob /Sniadecki/</text:p>
          </table:table-cell>
          <table:table-cell office:value-type="string" calcext:value-type="string">
            <text:p>Justyna /Mni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0927" calcext:value-type="float">
            <text:p>1847092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taczyżek</text:p>
          </table:table-cell>
          <table:table-cell office:value-type="string" calcext:value-type="string">
            <text:p>Michał /Piosik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ci /Piosik/</text:p>
          </table:table-cell>
          <table:table-cell office:value-type="string" calcext:value-type="string">
            <text:p>Wiktorya /Armat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0924" calcext:value-type="float">
            <text:p>184709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Woyciech /Okonieski/ komornik</text:p>
          </table:table-cell>
          <table:table-cell office:value-type="string" calcext:value-type="string">
            <text:p>Katarzyna /Kędziora/</text:p>
          </table:table-cell>
          <table:table-cell office:value-type="string" calcext:value-type="string">
            <text:p>Francisżek /Klawiński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0925" calcext:value-type="float">
            <text:p>184709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Napoleon /Pawłowicż/ wyro.</text:p>
          </table:table-cell>
          <table:table-cell office:value-type="string" calcext:value-type="string">
            <text:p>Żofia</text:p>
          </table:table-cell>
          <table:table-cell office:value-type="string" calcext:value-type="string">
            <text:p>Michał /Janowiak/</text:p>
          </table:table-cell>
          <table:table-cell office:value-type="string" calcext:value-type="string">
            <text:p>Małgorzata /Gł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0927" calcext:value-type="float">
            <text:p>184709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Wawrzyn /Gawronski/ wyro.</text:p>
          </table:table-cell>
          <table:table-cell office:value-type="string" calcext:value-type="string">
            <text:p>Ulianna</text:p>
          </table:table-cell>
          <table:table-cell office:value-type="string" calcext:value-type="string">
            <text:p>Jan /Sniadecki/</text:p>
          </table:table-cell>
          <table:table-cell office:value-type="string" calcext:value-type="string">
            <text:p>Agnisżka /Połoń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002" calcext:value-type="float">
            <text:p>184710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ozef /Moczynski/ komorni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Michał /Jaworski/</text:p>
          </table:table-cell>
          <table:table-cell office:value-type="string" calcext:value-type="string">
            <text:p>Maryanna /Pjącż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009" calcext:value-type="float">
            <text:p>184710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Piotr /Łukomski/ gospodarz</text:p>
          </table:table-cell>
          <table:table-cell office:value-type="string" calcext:value-type="string">
            <text:p>Chelena</text:p>
          </table:table-cell>
          <table:table-cell office:value-type="string" calcext:value-type="string">
            <text:p>Michał /Łukomski/</text:p>
          </table:table-cell>
          <table:table-cell office:value-type="string" calcext:value-type="string">
            <text:p>Teressa /Ciąż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011" calcext:value-type="float">
            <text:p>184710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Marcin /Jarecki/ wyro.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Tomasż /Kazmierski/</text:p>
          </table:table-cell>
          <table:table-cell office:value-type="string" calcext:value-type="string">
            <text:p>Francisżka /Joz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011" calcext:value-type="float">
            <text:p>1847101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Tomasż /Wądolek/ wyro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Ignacy /Bartkowiak/</text:p>
          </table:table-cell>
          <table:table-cell office:value-type="string" calcext:value-type="string">
            <text:p>Maryanna /Rybi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015" calcext:value-type="float">
            <text:p>1847101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Andrzyi /Kwiatkoski/ wyro.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Jozef /Żieliński/</text:p>
          </table:table-cell>
          <table:table-cell office:value-type="string" calcext:value-type="string">
            <text:p>Antoni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102" calcext:value-type="float">
            <text:p>1847110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ł /Dęmski/ wyro.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Francisżek /Gwid/</text:p>
          </table:table-cell>
          <table:table-cell office:value-type="string" calcext:value-type="string">
            <text:p>Maryanna /Bi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104" calcext:value-type="float">
            <text:p>18471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źbiet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yanna /Żdunionkiew/ służąca</text:p>
          </table:table-cell>
          <table:table-cell office:value-type="string" calcext:value-type="string">
            <text:p>Maci /Szcżuhoski/</text:p>
          </table:table-cell>
          <table:table-cell office:value-type="string" calcext:value-type="string">
            <text:p>Maryanna /Domo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115" calcext:value-type="float">
            <text:p>1847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yi /Pioterek/</text:p>
          </table:table-cell>
          <table:table-cell office:value-type="string" calcext:value-type="string">
            <text:p>Magdalena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126" calcext:value-type="float">
            <text:p>18471126</text:p>
          </table:table-cell>
          <table:table-cell office:value-type="string" calcext:value-type="string">
            <text:p>Leonard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masż</text:p>
          </table:table-cell>
          <table:table-cell office:value-type="string" calcext:value-type="string">
            <text:p>Kazmierz /Dudek/ wyro.</text:p>
          </table:table-cell>
          <table:table-cell office:value-type="string" calcext:value-type="string">
            <text:p>Łucia</text:p>
          </table:table-cell>
          <table:table-cell office:value-type="string" calcext:value-type="string">
            <text:p>Jozef /Palusiak/</text:p>
          </table:table-cell>
          <table:table-cell office:value-type="string" calcext:value-type="string">
            <text:p>Ulianna /Kazmiersż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126" calcext:value-type="float">
            <text:p>1847112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ozef /Walentoski/ wyro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Kusż/</text:p>
          </table:table-cell>
          <table:table-cell office:value-type="string" calcext:value-type="string">
            <text:p>Maryanna /By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128" calcext:value-type="float">
            <text:p>184711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Jozefa /Graboskina/ służąca</text:p>
          </table:table-cell>
          <table:table-cell office:value-type="string" calcext:value-type="string">
            <text:p>Śeliwar /Trzebny/</text:p>
          </table:table-cell>
          <table:table-cell office:value-type="string" calcext:value-type="string">
            <text:p>Wiktorya /Koniecż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128" calcext:value-type="float">
            <text:p>184711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ichał /Kędziora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n /Jasiński/</text:p>
          </table:table-cell>
          <table:table-cell office:value-type="string" calcext:value-type="string">
            <text:p>Maryanna /Woytk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201" calcext:value-type="float">
            <text:p>184712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Janowiak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chał /Janowiak/</text:p>
          </table:table-cell>
          <table:table-cell office:value-type="string" calcext:value-type="string">
            <text:p>Michalena /Tef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206" calcext:value-type="float">
            <text:p>184712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Gwid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ozef /Gwid/</text:p>
          </table:table-cell>
          <table:table-cell office:value-type="string" calcext:value-type="string">
            <text:p>Małgorzat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228" calcext:value-type="float">
            <text:p>184712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ichał /Kędziora/ wyr.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n /Jasiński/</text:p>
          </table:table-cell>
          <table:table-cell office:value-type="string" calcext:value-type="string">
            <text:p>Maryanna /Woytkowiak/</text:p>
          </table:table-cell>
          <table:table-cell/>
          <table:table-cell office:value-type="string" calcext:value-type="string">
            <text:p>duplicate? see 18471128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228" calcext:value-type="float">
            <text:p>1847122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Walenty /Kowalski/</text:p>
          </table:table-cell>
          <table:table-cell office:value-type="string" calcext:value-type="string">
            <text:p>Jozefa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71115" calcext:value-type="float">
            <text:p>1847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yi /Maczurek/</text:p>
          </table:table-cell>
          <table:table-cell office:value-type="string" calcext:value-type="string">
            <text:p>Magdalena</text:p>
          </table:table-cell>
          <table:table-cell table:number-columns-repeated="3"/>
          <table:table-cell office:value-type="string" calcext:value-type="string">
            <text:p>surname of father overwritten by banner starting 1847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80101" calcext:value-type="float">
            <text:p>1848010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Woyciech /Żieliński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ozef /Żielinski/</text:p>
          </table:table-cell>
          <table:table-cell office:value-type="string" calcext:value-type="string">
            <text:p>Antoni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80113" calcext:value-type="float">
            <text:p>1848011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Woyciech /Witieski/ komorni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Jozef /Fydrych/</text:p>
          </table:table-cell>
          <table:table-cell office:value-type="string" calcext:value-type="string">
            <text:p>Balwina /Wegne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80205" calcext:value-type="float">
            <text:p>1848020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Michał /Kędziora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wrzyn /Kędziora/</text:p>
          </table:table-cell>
          <table:table-cell office:value-type="string" calcext:value-type="string">
            <text:p>Michalena /Adam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80312" calcext:value-type="float">
            <text:p>1848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alenty /Sniadec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ob /Thill/</text:p>
          </table:table-cell>
          <table:table-cell office:value-type="string" calcext:value-type="string">
            <text:p>Maryanna /Nadol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80316" calcext:value-type="float">
            <text:p>1848031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Jozef /Kusż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Piotr /Kusż/</text:p>
          </table:table-cell>
          <table:table-cell office:value-type="string" calcext:value-type="string">
            <text:p>Małgorzat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80408" calcext:value-type="float">
            <text:p>184804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yciech</text:p>
          </table:table-cell>
          <table:table-cell office:value-type="string" calcext:value-type="string">
            <text:p>Jan /Włodarcżyk/ komornik</text:p>
          </table:table-cell>
          <table:table-cell office:value-type="string" calcext:value-type="string">
            <text:p>Tekla</text:p>
          </table:table-cell>
          <table:table-cell office:value-type="string" calcext:value-type="string">
            <text:p>Jan /Tefelski/</text:p>
          </table:table-cell>
          <table:table-cell office:value-type="string" calcext:value-type="string">
            <text:p>Magdalena /Chetmn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7" calcext:value-type="float">
            <text:p>37</text:p>
          </table:table-cell>
          <table:table-cell office:value-type="float" office:value="18480416" calcext:value-type="float">
            <text:p>18480416</text:p>
          </table:table-cell>
          <table:table-cell office:value-type="string" calcext:value-type="string">
            <text:p>Pod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Dojaś/ komornik</text:p>
          </table:table-cell>
          <table:table-cell office:value-type="string" calcext:value-type="string">
            <text:p>Nepumucena</text:p>
          </table:table-cell>
          <table:table-cell office:value-type="string" calcext:value-type="string">
            <text:p>Andrzyi /Łosiński/</text:p>
          </table:table-cell>
          <table:table-cell office:value-type="string" calcext:value-type="string">
            <text:p>Katarzyna /Grzech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425" calcext:value-type="float">
            <text:p>1848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yciech</text:p>
          </table:table-cell>
          <table:table-cell office:value-type="string" calcext:value-type="string">
            <text:p>Michał /Grzechowiak/ komorni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alenty /Frasż/</text:p>
          </table:table-cell>
          <table:table-cell office:value-type="string" calcext:value-type="string">
            <text:p>Małgorzata /Bant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512" calcext:value-type="float">
            <text:p>184805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alenty /Frasż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Fydrych/</text:p>
          </table:table-cell>
          <table:table-cell office:value-type="string" calcext:value-type="string">
            <text:p>Katarzyna /Dob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512" calcext:value-type="float">
            <text:p>184805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n /Fydrych/ parobek</text:p>
          </table:table-cell>
          <table:table-cell office:value-type="string" calcext:value-type="string">
            <text:p>Frańcisżka</text:p>
          </table:table-cell>
          <table:table-cell office:value-type="string" calcext:value-type="string">
            <text:p>Śobestyan /Kumański/</text:p>
          </table:table-cell>
          <table:table-cell office:value-type="string" calcext:value-type="string">
            <text:p>Frańcisżka /Fydry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526" calcext:value-type="float">
            <text:p>1848052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drzyi /Sżafrański/ komornik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Śżymon /Śżafrański/</text:p>
          </table:table-cell>
          <table:table-cell office:value-type="string" calcext:value-type="string">
            <text:p>Balwina /Śżafra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524" calcext:value-type="float">
            <text:p>184805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ci /Śżymański/ pro.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Walenty /Kolassa/</text:p>
          </table:table-cell>
          <table:table-cell office:value-type="string" calcext:value-type="string">
            <text:p>Maryanna /Dob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524" calcext:value-type="float">
            <text:p>184805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rcin /Głon/ parobek</text:p>
          </table:table-cell>
          <table:table-cell office:value-type="string" calcext:value-type="string">
            <text:p>Ludowika</text:p>
          </table:table-cell>
          <table:table-cell office:value-type="string" calcext:value-type="string">
            <text:p>Michał /Grzechowiak/</text:p>
          </table:table-cell>
          <table:table-cell office:value-type="string" calcext:value-type="string">
            <text:p>Michalena /Kujaw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528" calcext:value-type="float">
            <text:p>1848052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Jan /Brykacż/ komorni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Michał /Janowiak/</text:p>
          </table:table-cell>
          <table:table-cell office:value-type="string" calcext:value-type="string">
            <text:p>Michalena /Tef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616" calcext:value-type="float">
            <text:p>1848061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Woyciech /Gurecki/ słoż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Lenethiy/</text:p>
          </table:table-cell>
          <table:table-cell office:value-type="string" calcext:value-type="string">
            <text:p>Maryanna /By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622" calcext:value-type="float">
            <text:p>1848062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Jan /Adamski/ gospod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ław /Jarzynski/</text:p>
          </table:table-cell>
          <table:table-cell office:value-type="string" calcext:value-type="string">
            <text:p>Małgorzat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624" calcext:value-type="float">
            <text:p>18480624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Kazmierz /Fydrych/</text:p>
          </table:table-cell>
          <table:table-cell office:value-type="string" calcext:value-type="string">
            <text:p>Jozefa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630" calcext:value-type="float">
            <text:p>1848063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Andrzyi /Tokarski/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Kusż/</text:p>
          </table:table-cell>
          <table:table-cell office:value-type="string" calcext:value-type="string">
            <text:p>Antoni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715" calcext:value-type="float">
            <text:p>184807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ób</text:p>
          </table:table-cell>
          <table:table-cell office:value-type="string" calcext:value-type="string">
            <text:p>Sżymon /Janowiak/ wy.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Jan /Fydrych/</text:p>
          </table:table-cell>
          <table:table-cell office:value-type="string" calcext:value-type="string">
            <text:p>Maryanna /Jan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719" calcext:value-type="float">
            <text:p>1848071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Maci /Jańkiewicż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Skibiński/</text:p>
          </table:table-cell>
          <table:table-cell office:value-type="string" calcext:value-type="string">
            <text:p>Michalena /Wegne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720" calcext:value-type="float">
            <text:p>1848072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Jakób /Wrobleski/ wyr.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Marcin /Sżydłoski/</text:p>
          </table:table-cell>
          <table:table-cell office:value-type="string" calcext:value-type="string">
            <text:p>Maryanna /Głębo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720" calcext:value-type="float">
            <text:p>184807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Woźny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teusż /Czubaja/</text:p>
          </table:table-cell>
          <table:table-cell office:value-type="string" calcext:value-type="string">
            <text:p>Maryanna /Woź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721" calcext:value-type="float">
            <text:p>1848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Łukasż /Lewandoski/ wyr.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Wawrzyn /Lewandoski/</text:p>
          </table:table-cell>
          <table:table-cell office:value-type="string" calcext:value-type="string">
            <text:p>Maryanna /Adam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808" calcext:value-type="float">
            <text:p>1848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Żuzanna</text:p>
          </table:table-cell>
          <table:table-cell office:value-type="string" calcext:value-type="string">
            <text:p>Woyciech /Ulatoski/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arcin /Armata/</text:p>
          </table:table-cell>
          <table:table-cell office:value-type="string" calcext:value-type="string">
            <text:p>Jadwiga /Dys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811" calcext:value-type="float">
            <text:p>184808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yciech /Borucki/ wyr.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Jan /Woytysiak/</text:p>
          </table:table-cell>
          <table:table-cell office:value-type="string" calcext:value-type="string">
            <text:p>Maryanna /Woytkowiak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815" calcext:value-type="float">
            <text:p>1848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Frańcisżek /Żawadcki/ młynarz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Wincenty /Żawadźki/</text:p>
          </table:table-cell>
          <table:table-cell office:value-type="string" calcext:value-type="string">
            <text:p>Karolina /Biela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820" calcext:value-type="float">
            <text:p>1848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toni /Patecki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Warcżeski/</text:p>
          </table:table-cell>
          <table:table-cell office:value-type="string" calcext:value-type="string">
            <text:p>Jozefa /Jeruzal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1007" calcext:value-type="float">
            <text:p>184810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sephus /Mrozinski/ haeres</text:p>
          </table:table-cell>
          <table:table-cell office:value-type="string" calcext:value-type="string">
            <text:p>Pelagia /Racżynska/</text:p>
          </table:table-cell>
          <table:table-cell office:value-type="string" calcext:value-type="string">
            <text:p>Cyprianus /Jarochoski/ haeres in Pokolniki</text:p>
          </table:table-cell>
          <table:table-cell office:value-type="string" calcext:value-type="string">
            <text:p>Providentia /Guttry/ haeredissa in Paryż</text:p>
          </table:table-cell>
          <table:table-cell office:value-type="float" office:value="18480819" calcext:value-type="float">
            <text:p>18480819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1030" calcext:value-type="float">
            <text:p>184810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Marcin /Armata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ob /Armata/</text:p>
          </table:table-cell>
          <table:table-cell office:value-type="string" calcext:value-type="string">
            <text:p>Katarzyna /Szafra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901" calcext:value-type="float">
            <text:p>1848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Jankoski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Kanecki/</text:p>
          </table:table-cell>
          <table:table-cell office:value-type="string" calcext:value-type="string">
            <text:p>Jozefa /Fydry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903" calcext:value-type="float">
            <text:p>184809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Walenty /Kolassa/</text:p>
          </table:table-cell>
          <table:table-cell office:value-type="string" calcext:value-type="string">
            <text:p>Łucia</text:p>
          </table:table-cell>
          <table:table-cell office:value-type="string" calcext:value-type="string">
            <text:p>Hipolit /Guttry/ dziedzie z Piotrkowice</text:p>
          </table:table-cell>
          <table:table-cell office:value-type="string" calcext:value-type="string">
            <text:p>Faustyna /Rakow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906" calcext:value-type="float">
            <text:p>1848090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Antoni /Jańkowicż/ wyr.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awrzyn /Rakocy/</text:p>
          </table:table-cell>
          <table:table-cell office:value-type="string" calcext:value-type="string">
            <text:p>Bilbina /Jan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909" calcext:value-type="float">
            <text:p>18480909</text:p>
          </table:table-cell>
          <table:table-cell office:value-type="string" calcext:value-type="string">
            <text:p>Leonard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Jozef /Palusiak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Jasiński/</text:p>
          </table:table-cell>
          <table:table-cell office:value-type="string" calcext:value-type="string">
            <text:p>Francisżka /Ryba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919" calcext:value-type="float">
            <text:p>184809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Jan /Chęsiak/ komornik</text:p>
          </table:table-cell>
          <table:table-cell office:value-type="string" calcext:value-type="string">
            <text:p>Teressa</text:p>
          </table:table-cell>
          <table:table-cell office:value-type="string" calcext:value-type="string">
            <text:p>Michał /Andrzejeski/</text:p>
          </table:table-cell>
          <table:table-cell office:value-type="string" calcext:value-type="string">
            <text:p>Maryanna /Krą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920" calcext:value-type="float">
            <text:p>1848092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Jan /Gwid/ komornik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Stanisław /Przybył/</text:p>
          </table:table-cell>
          <table:table-cell office:value-type="string" calcext:value-type="string">
            <text:p>An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921" calcext:value-type="float">
            <text:p>184809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i</text:p>
          </table:table-cell>
          <table:table-cell office:value-type="string" calcext:value-type="string">
            <text:p>Walenty /Kowalski/ komorni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Woyciech /Przekurat/</text:p>
          </table:table-cell>
          <table:table-cell office:value-type="string" calcext:value-type="string">
            <text:p>Wiktorya /Palcż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922" calcext:value-type="float">
            <text:p>184809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Gaspar /Frasż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Frasż/</text:p>
          </table:table-cell>
          <table:table-cell office:value-type="string" calcext:value-type="string">
            <text:p>Małgorzata /Mal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924" calcext:value-type="float">
            <text:p>1848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Walenty /Nowicki/ parobek</text:p>
          </table:table-cell>
          <table:table-cell office:value-type="string" calcext:value-type="string">
            <text:p>Agniszka</text:p>
          </table:table-cell>
          <table:table-cell office:value-type="string" calcext:value-type="string">
            <text:p>Woyciech /Demski/</text:p>
          </table:table-cell>
          <table:table-cell office:value-type="string" calcext:value-type="string">
            <text:p>Maryanna /Pant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0924" calcext:value-type="float">
            <text:p>184809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Andrzyi /Mnich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dalbertus /Lenethey/</text:p>
          </table:table-cell>
          <table:table-cell office:value-type="string" calcext:value-type="string">
            <text:p>Maryanna /Szcżech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1004" calcext:value-type="float">
            <text:p>1848100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arcin /Strzelecki/ komorni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Jakób /Raźniecki/</text:p>
          </table:table-cell>
          <table:table-cell office:value-type="string" calcext:value-type="string">
            <text:p>Jozefa /Chyskow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1006" calcext:value-type="float">
            <text:p>18481006</text:p>
          </table:table-cell>
          <table:table-cell office:value-type="string" calcext:value-type="string">
            <text:p>Leonard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Jozef /Palusiak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Jasiński/</text:p>
          </table:table-cell>
          <table:table-cell office:value-type="string" calcext:value-type="string">
            <text:p>Francisżka /Rybarska/</text:p>
          </table:table-cell>
          <table:table-cell/>
          <table:table-cell office:value-type="string" calcext:value-type="string">
            <text:p>crossed out; duplicate?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1006" calcext:value-type="float">
            <text:p>184810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Jan /Chęsiak/ komornik</text:p>
          </table:table-cell>
          <table:table-cell office:value-type="string" calcext:value-type="string">
            <text:p>Teressa</text:p>
          </table:table-cell>
          <table:table-cell office:value-type="string" calcext:value-type="string">
            <text:p>Michał /Andrzejeski/</text:p>
          </table:table-cell>
          <table:table-cell office:value-type="string" calcext:value-type="string">
            <text:p>Maryanna /Krąkoska/</text:p>
          </table:table-cell>
          <table:table-cell/>
          <table:table-cell office:value-type="string" calcext:value-type="string">
            <text:p>crossed out; duplicate?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1006" calcext:value-type="float">
            <text:p>1848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Jan /Gwid/ wyr.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Stanisław /Przybył/</text:p>
          </table:table-cell>
          <table:table-cell office:value-type="string" calcext:value-type="string">
            <text:p>Anna /Kusż/</text:p>
          </table:table-cell>
          <table:table-cell/>
          <table:table-cell office:value-type="string" calcext:value-type="string">
            <text:p>crossed out; duplicate?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1009" calcext:value-type="float">
            <text:p>184810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lcer /Przybylinski/ wyro.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Stanisław /Jarzynski/</text:p>
          </table:table-cell>
          <table:table-cell office:value-type="string" calcext:value-type="string">
            <text:p>Anna /Ja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1012" calcext:value-type="float">
            <text:p>184810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Jozwiak/ komorni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Tomasż /Mroz/</text:p>
          </table:table-cell>
          <table:table-cell office:value-type="string" calcext:value-type="string">
            <text:p>Maryanna /Joz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1015" calcext:value-type="float">
            <text:p>184810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Michał /Janowiak/ parobe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awrzyn /Janowiak/</text:p>
          </table:table-cell>
          <table:table-cell office:value-type="string" calcext:value-type="string">
            <text:p>Antonina /Brykacż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8" calcext:value-type="float">
            <text:p>38</text:p>
          </table:table-cell>
          <table:table-cell office:value-type="float" office:value="18481028" calcext:value-type="float">
            <text:p>1848102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Jankiewicż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cin /Komasa/</text:p>
          </table:table-cell>
          <table:table-cell office:value-type="string" calcext:value-type="string">
            <text:p>Antonina /Beym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81015" calcext:value-type="float">
            <text:p>1848101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alenty /Bogdanski/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Wincenty /Sobierayski/</text:p>
          </table:table-cell>
          <table:table-cell office:value-type="string" calcext:value-type="string">
            <text:p>Eufro. /Kosżu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81027" calcext:value-type="float">
            <text:p>184810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Stanisław /Wrobleski/ wyr.</text:p>
          </table:table-cell>
          <table:table-cell office:value-type="string" calcext:value-type="string">
            <text:p>Anna /Mnichowskina/</text:p>
          </table:table-cell>
          <table:table-cell office:value-type="string" calcext:value-type="string">
            <text:p>Jozef /Gwid/</text:p>
          </table:table-cell>
          <table:table-cell office:value-type="string" calcext:value-type="string">
            <text:p>Maryanna /Gwid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81029" calcext:value-type="float">
            <text:p>184810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odor</text:p>
          </table:table-cell>
          <table:table-cell office:value-type="string" calcext:value-type="string">
            <text:p>Jozef /Putcżynski/ wyr.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Andrzyi /Żamiar/</text:p>
          </table:table-cell>
          <table:table-cell office:value-type="string" calcext:value-type="string">
            <text:p>Maryan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81029" calcext:value-type="float">
            <text:p>1848102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ktorya</text:p>
          </table:table-cell>
          <table:table-cell office:value-type="string" calcext:value-type="string">
            <text:p>Jakob /Kubasiak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arcin /Adamski/</text:p>
          </table:table-cell>
          <table:table-cell office:value-type="string" calcext:value-type="string">
            <text:p>Anna /Adam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81104" calcext:value-type="float">
            <text:p>1848110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Marcin /Niewolnicżak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Bielski/</text:p>
          </table:table-cell>
          <table:table-cell office:value-type="string" calcext:value-type="string">
            <text:p>Michalena /Barsz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9210613" calcext:value-type="float">
            <text:p>1921061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ymon Petrus</text:p>
          </table:table-cell>
          <table:table-cell office:value-type="string" calcext:value-type="string">
            <text:p>Francis /Rawlor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lthasar /Felcyn/</text:p>
          </table:table-cell>
          <table:table-cell/>
          <table:table-cell office:value-type="float" office:value="18481002" calcext:value-type="float">
            <text:p>18481002</text:p>
          </table:table-cell>
          <table:table-cell office:value-type="string" calcext:value-type="string">
            <text:p>attachment; apparently baptised episcopal confirmed catholic in 1921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81105" calcext:value-type="float">
            <text:p>18481105</text:p>
          </table:table-cell>
          <table:table-cell office:value-type="string" calcext:value-type="string">
            <text:p>Damasłą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Katarzyna /Skibińskina/ służąca</text:p>
          </table:table-cell>
          <table:table-cell office:value-type="string" calcext:value-type="string">
            <text:p>Jan /Sżulcżeski/</text:p>
          </table:table-cell>
          <table:table-cell office:value-type="string" calcext:value-type="string">
            <text:p>Katarzyna /Dob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81110" calcext:value-type="float">
            <text:p>1848111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ronika Elzbiet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yanna /Jańkiewicż/</text:p>
          </table:table-cell>
          <table:table-cell office:value-type="string" calcext:value-type="string">
            <text:p>Leon /Janicki/</text:p>
          </table:table-cell>
          <table:table-cell office:value-type="string" calcext:value-type="string">
            <text:p>Maryanna /Markiewicz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81116" calcext:value-type="float">
            <text:p>18481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Jan /Kuroski/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Francisżek /Kuwjawa/</text:p>
          </table:table-cell>
          <table:table-cell office:value-type="string" calcext:value-type="string">
            <text:p>Katarzyna /Stańkiewicz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81118" calcext:value-type="float">
            <text:p>184811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ozef /Fydrych/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Francisżek /Fydrych/</text:p>
          </table:table-cell>
          <table:table-cell office:value-type="string" calcext:value-type="string">
            <text:p>Katarzyna /Dęb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81202" calcext:value-type="float">
            <text:p>1848120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rańcisżek /Kantor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 /Hakdanoski/</text:p>
          </table:table-cell>
          <table:table-cell office:value-type="string" calcext:value-type="string">
            <text:p>Ewa /Hi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81210" calcext:value-type="float">
            <text:p>184812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kob /Bogacki/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ozef /Pilarski/</text:p>
          </table:table-cell>
          <table:table-cell office:value-type="string" calcext:value-type="string">
            <text:p>Katarzyna /Rubasi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81210" calcext:value-type="float">
            <text:p>1848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 Jan</text:p>
          </table:table-cell>
          <table:table-cell office:value-type="string" calcext:value-type="string">
            <text:p>Michał /Bujarski/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Teofil /Lomżynski/</text:p>
          </table:table-cell>
          <table:table-cell office:value-type="string" calcext:value-type="string">
            <text:p>Maryanna /Buja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81220" calcext:value-type="float">
            <text:p>18481220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zyi /Pijanoski/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ób /Sżafrański/</text:p>
          </table:table-cell>
          <table:table-cell office:value-type="string" calcext:value-type="string">
            <text:p>Zuzanna /Arent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81226" calcext:value-type="float">
            <text:p>184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Gołębieski/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kób /Andrzejeski/</text:p>
          </table:table-cell>
          <table:table-cell office:value-type="string" calcext:value-type="string">
            <text:p>Maryanna /Bi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81227" calcext:value-type="float">
            <text:p>184812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Francisżek /Kujawa/ parobek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Jozef /Deschelski/</text:p>
          </table:table-cell>
          <table:table-cell office:value-type="string" calcext:value-type="string">
            <text:p>Michalina /Tef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81229" calcext:value-type="float">
            <text:p>1848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Stanisław /Sżulcżeski/</text:p>
          </table:table-cell>
          <table:table-cell office:value-type="string" calcext:value-type="string">
            <text:p>Marianna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106" calcext:value-type="float">
            <text:p>1849010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Marcin /Lomberski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n /Jozwiak/</text:p>
          </table:table-cell>
          <table:table-cell office:value-type="string" calcext:value-type="string">
            <text:p>Katarzyna /Dęb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107" calcext:value-type="float">
            <text:p>18490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ikołay /Banasżak/ komornik</text:p>
          </table:table-cell>
          <table:table-cell office:value-type="string" calcext:value-type="string">
            <text:p>Kunegundis</text:p>
          </table:table-cell>
          <table:table-cell office:value-type="string" calcext:value-type="string">
            <text:p>Woyciech /Kraska/</text:p>
          </table:table-cell>
          <table:table-cell office:value-type="string" calcext:value-type="string">
            <text:p>Maryanna /Gur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114" calcext:value-type="float">
            <text:p>1849011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ozef /Wegner/ komornik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żek /Cwik/</text:p>
          </table:table-cell>
          <table:table-cell office:value-type="string" calcext:value-type="string">
            <text:p>Barbara /Cwi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119" calcext:value-type="float">
            <text:p>1849011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Kusż/ gospodarz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ozef /Gwid/</text:p>
          </table:table-cell>
          <table:table-cell office:value-type="string" calcext:value-type="string">
            <text:p>Jozefa /Ette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121" calcext:value-type="float">
            <text:p>18490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toni /Karoleski/ komornik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Jozef /Duchoski/</text:p>
          </table:table-cell>
          <table:table-cell office:value-type="string" calcext:value-type="string">
            <text:p>Jozefa /Bin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131" calcext:value-type="float">
            <text:p>184901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ozef /Wichłacż/ parobe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Marcin /Paprocki/</text:p>
          </table:table-cell>
          <table:table-cell office:value-type="string" calcext:value-type="string">
            <text:p>Maryan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201" calcext:value-type="float">
            <text:p>1849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ozef /Wichłacż/ komornik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Francisżek /Wichłacż/</text:p>
          </table:table-cell>
          <table:table-cell office:value-type="string" calcext:value-type="string">
            <text:p>Agnisżka /Gu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211" calcext:value-type="float">
            <text:p>1849021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Michał /Dębski/ wyrob.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Stanisław /Przybył/</text:p>
          </table:table-cell>
          <table:table-cell office:value-type="string" calcext:value-type="string">
            <text:p>Anna /Andrzej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212" calcext:value-type="float">
            <text:p>184902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yciech</text:p>
          </table:table-cell>
          <table:table-cell office:value-type="string" calcext:value-type="string">
            <text:p>Jozef /Kuber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incenty /Wisnieski/</text:p>
          </table:table-cell>
          <table:table-cell office:value-type="string" calcext:value-type="string">
            <text:p>Magdalena /Mazurkow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216" calcext:value-type="float">
            <text:p>18490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Marcin /Paprocki/ parobe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Jakób /Kacżmarek/</text:p>
          </table:table-cell>
          <table:table-cell office:value-type="string" calcext:value-type="string">
            <text:p>Maryanna /Zdroj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217" calcext:value-type="float">
            <text:p>184902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Stanisław /Ozimiń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toni /Janowiak/</text:p>
          </table:table-cell>
          <table:table-cell office:value-type="string" calcext:value-type="string">
            <text:p>Jozefa /Bręcż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221" calcext:value-type="float">
            <text:p>184902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Michał /Andrzeje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yciech /Borucki/</text:p>
          </table:table-cell>
          <table:table-cell office:value-type="string" calcext:value-type="string">
            <text:p>Maryanna /Gęs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221" calcext:value-type="float">
            <text:p>1849022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Teodor /Żuchliński/ wyrob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Wegner/</text:p>
          </table:table-cell>
          <table:table-cell office:value-type="string" calcext:value-type="string">
            <text:p>Frańcisżka /Kwasni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301" calcext:value-type="float">
            <text:p>184903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wrzyn /Rosżkoski/ wyrob.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Jan /Reniki/</text:p>
          </table:table-cell>
          <table:table-cell office:value-type="string" calcext:value-type="string">
            <text:p>Apolonia /Pantol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305" calcext:value-type="float">
            <text:p>1849030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Michał /Łukomski/ komornik</text:p>
          </table:table-cell>
          <table:table-cell office:value-type="string" calcext:value-type="string">
            <text:p>Chelena</text:p>
          </table:table-cell>
          <table:table-cell office:value-type="string" calcext:value-type="string">
            <text:p>Łukasż /Ciężynski</text:p>
          </table:table-cell>
          <table:table-cell office:value-type="string" calcext:value-type="string">
            <text:p>Małgorzata /Lang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307" calcext:value-type="float">
            <text:p>184903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Andrzyi /Głon/ komornik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Andrzyi /Żamiar/</text:p>
          </table:table-cell>
          <table:table-cell office:value-type="string" calcext:value-type="string">
            <text:p>Tekla /Tceław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310" calcext:value-type="float">
            <text:p>184903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Jan /Przybylski/ wyro.</text:p>
          </table:table-cell>
          <table:table-cell office:value-type="string" calcext:value-type="string">
            <text:p>Jadwiga /Wisneska/</text:p>
          </table:table-cell>
          <table:table-cell office:value-type="string" calcext:value-type="string">
            <text:p>Bogosław /Fersż/</text:p>
          </table:table-cell>
          <table:table-cell office:value-type="string" calcext:value-type="string">
            <text:p>Jozefa /Wichła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318" calcext:value-type="float">
            <text:p>184903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ńcisżka</text:p>
          </table:table-cell>
          <table:table-cell office:value-type="string" calcext:value-type="string">
            <text:p>Walenty /Bonecki/ parobek</text:p>
          </table:table-cell>
          <table:table-cell office:value-type="string" calcext:value-type="string">
            <text:p>Teressa /Naczynska/</text:p>
          </table:table-cell>
          <table:table-cell office:value-type="string" calcext:value-type="string">
            <text:p>Michał /Nowak/</text:p>
          </table:table-cell>
          <table:table-cell office:value-type="string" calcext:value-type="string">
            <text:p>Jadwiga /Woytk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39" calcext:value-type="float">
            <text:p>39</text:p>
          </table:table-cell>
          <table:table-cell office:value-type="float" office:value="18490402" calcext:value-type="float">
            <text:p>1849040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toni /Kusż/ wyrob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Pioterek/</text:p>
          </table:table-cell>
          <table:table-cell office:value-type="string" calcext:value-type="string">
            <text:p>Maryanna /Szcżech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406" calcext:value-type="float">
            <text:p>1849040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 Woyciech</text:p>
          </table:table-cell>
          <table:table-cell office:value-type="string" calcext:value-type="string">
            <text:p>Jan /Jankoski/ wyro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Żieliński/</text:p>
          </table:table-cell>
          <table:table-cell office:value-type="string" calcext:value-type="string">
            <text:p>Maryanna /Grą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421" calcext:value-type="float">
            <text:p>1849042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kob /Śżafrański/ komornik</text:p>
          </table:table-cell>
          <table:table-cell office:value-type="string" calcext:value-type="string">
            <text:p>Balwina</text:p>
          </table:table-cell>
          <table:table-cell office:value-type="string" calcext:value-type="string">
            <text:p>August /Rytkoski/</text:p>
          </table:table-cell>
          <table:table-cell office:value-type="string" calcext:value-type="string">
            <text:p>Katarzyna /Sżafra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416" calcext:value-type="float">
            <text:p>184904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Franciscus /Pazderski/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Hippolit /Guttry/</text:p>
          </table:table-cell>
          <table:table-cell office:value-type="string" calcext:value-type="string">
            <text:p>Wanda /Rudzim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428" calcext:value-type="float">
            <text:p>1849042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Kazmierz /Baczynski/ komornik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Michał /Kujawa/</text:p>
          </table:table-cell>
          <table:table-cell office:value-type="string" calcext:value-type="string">
            <text:p>Żofia /Przekurad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502" calcext:value-type="float">
            <text:p>1849050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yciech /Kusż/ wyro.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n /Gwid/</text:p>
          </table:table-cell>
          <table:table-cell office:value-type="string" calcext:value-type="string">
            <text:p>Frańciszka /Bi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506" calcext:value-type="float">
            <text:p>184905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Jozef /Żieliński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oyciech /Żieliński/</text:p>
          </table:table-cell>
          <table:table-cell office:value-type="string" calcext:value-type="string">
            <text:p>Maryanna /Kubasi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510" calcext:value-type="float">
            <text:p>184905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ci /Dąbków/ komornik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Michal /Slord/</text:p>
          </table:table-cell>
          <table:table-cell office:value-type="string" calcext:value-type="string">
            <text:p>Katarzyna /Gołębi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515" calcext:value-type="float">
            <text:p>1849051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Jozef /Markiewicz/ dziedic</text:p>
          </table:table-cell>
          <table:table-cell office:value-type="string" calcext:value-type="string">
            <text:p>Jozefa /Racinska/</text:p>
          </table:table-cell>
          <table:table-cell office:value-type="string" calcext:value-type="string">
            <text:p>Jan /Markiewicz/ rodzic</text:p>
          </table:table-cell>
          <table:table-cell office:value-type="string" calcext:value-type="string">
            <text:p>Maryanna /Markiewicz/ dziedic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519" calcext:value-type="float">
            <text:p>184905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an /Śzulczeski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kołay /Szulcżeski/</text:p>
          </table:table-cell>
          <table:table-cell office:value-type="string" calcext:value-type="string">
            <text:p>Maryanna /Szczech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605" calcext:value-type="float">
            <text:p>184906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 /Tucżynski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Michał /Kędziora/</text:p>
          </table:table-cell>
          <table:table-cell office:value-type="string" calcext:value-type="string">
            <text:p>Anna /Dob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607" calcext:value-type="float">
            <text:p>184906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Marcin /Krusżków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Tefelski/</text:p>
          </table:table-cell>
          <table:table-cell office:value-type="string" calcext:value-type="string">
            <text:p>Magdale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608" calcext:value-type="float">
            <text:p>184906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Tomasż /Fydrych/ vel /Nowak/ wyr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toni /Bujara/</text:p>
          </table:table-cell>
          <table:table-cell office:value-type="string" calcext:value-type="string">
            <text:p>Maryanna /Fydry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612" calcext:value-type="float">
            <text:p>184906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 Piotr</text:p>
          </table:table-cell>
          <table:table-cell office:value-type="string" calcext:value-type="string">
            <text:p>Jan /Włodarcżyk/ wyro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Piotr /Tefelski/</text:p>
          </table:table-cell>
          <table:table-cell office:value-type="string" calcext:value-type="string">
            <text:p>Anna /Jan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614" calcext:value-type="float">
            <text:p>1849061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zyi /Miskiewicż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toni /Jankiewicż/</text:p>
          </table:table-cell>
          <table:table-cell office:value-type="string" calcext:value-type="string">
            <text:p>Katarzyna /Jan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618" calcext:value-type="float">
            <text:p>184906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awrzyn /Bącżynski/ młyn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teusż /Malicki/</text:p>
          </table:table-cell>
          <table:table-cell office:value-type="string" calcext:value-type="string">
            <text:p>Elzbieta /Sobol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620" calcext:value-type="float">
            <text:p>184906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Kazmierz /Fydrych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Piotr /Wegner/</text:p>
          </table:table-cell>
          <table:table-cell office:value-type="string" calcext:value-type="string">
            <text:p>Małgorzata /Witu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621" calcext:value-type="float">
            <text:p>184906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Śżymon /Jarzynski/ komornik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zef /Palusiak/</text:p>
          </table:table-cell>
          <table:table-cell office:value-type="string" calcext:value-type="string">
            <text:p>Maryanna /Dob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626" calcext:value-type="float">
            <text:p>184906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ładysław</text:p>
          </table:table-cell>
          <table:table-cell office:value-type="string" calcext:value-type="string">
            <text:p>Michał /Nowacżeski/ młynarz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n /Etter/</text:p>
          </table:table-cell>
          <table:table-cell office:value-type="string" calcext:value-type="string">
            <text:p>Jozefa /Ra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626" calcext:value-type="float">
            <text:p>1849062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tanisław /Gorcżykoski/ wyr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chał /Chroctoski/</text:p>
          </table:table-cell>
          <table:table-cell office:value-type="string" calcext:value-type="string">
            <text:p>Ulianna /Kazmie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704" calcext:value-type="float">
            <text:p>184907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pumucena Kajetan Silwata</text:p>
          </table:table-cell>
          <table:table-cell office:value-type="string" calcext:value-type="string">
            <text:p>Marcin /Grzechowiak/ wyr.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Śżymon /Śżafrański/</text:p>
          </table:table-cell>
          <table:table-cell office:value-type="string" calcext:value-type="string">
            <text:p>Nepumucena /Jar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713" calcext:value-type="float">
            <text:p>184907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oyciech /Dęmski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toni /Janowiak/</text:p>
          </table:table-cell>
          <table:table-cell office:value-type="string" calcext:value-type="string">
            <text:p>Francisżka /Śmoł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717" calcext:value-type="float">
            <text:p>184907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ób</text:p>
          </table:table-cell>
          <table:table-cell office:value-type="string" calcext:value-type="string">
            <text:p>Woyciech Kubasiak/ wyr.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an /Kubasiak/</text:p>
          </table:table-cell>
          <table:table-cell office:value-type="string" calcext:value-type="string">
            <text:p>Petronela /Przygod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720" calcext:value-type="float">
            <text:p>184907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lbina</text:p>
          </table:table-cell>
          <table:table-cell office:value-type="string" calcext:value-type="string">
            <text:p>Łukasż /Rabinek/ wyr.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Andrzyi /Nowak/</text:p>
          </table:table-cell>
          <table:table-cell office:value-type="string" calcext:value-type="string">
            <text:p>Agnisżka /Gorzy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722" calcext:value-type="float">
            <text:p>18490722</text:p>
          </table:table-cell>
          <table:table-cell office:value-type="string" calcext:value-type="string">
            <text:p>Leonard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Tomasż /Gap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alenty /Kazmierski/</text:p>
          </table:table-cell>
          <table:table-cell office:value-type="string" calcext:value-type="string">
            <text:p>Maryanna /Jan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724" calcext:value-type="float">
            <text:p>184907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Andrzyi /Gołębieski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kób /Andrzejeski/</text:p>
          </table:table-cell>
          <table:table-cell office:value-type="string" calcext:value-type="string">
            <text:p>Rozalia/Śobie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726" calcext:value-type="float">
            <text:p>184907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Bartlomi /Śżulcże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Tomasż /Nowicki/</text:p>
          </table:table-cell>
          <table:table-cell office:value-type="string" calcext:value-type="string">
            <text:p>Jozefa /Kostrz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729" calcext:value-type="float">
            <text:p>184907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Chrustoski/ wyro.</text:p>
          </table:table-cell>
          <table:table-cell office:value-type="string" calcext:value-type="string">
            <text:p>Konstancia</text:p>
          </table:table-cell>
          <table:table-cell office:value-type="string" calcext:value-type="string">
            <text:p>Wincenty /Żdierski/</text:p>
          </table:table-cell>
          <table:table-cell office:value-type="string" calcext:value-type="string">
            <text:p>Cecylia /Chwiat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804" calcext:value-type="float">
            <text:p>1849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Walenty /Palusiak/ komorni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ozef /Palusiak/</text:p>
          </table:table-cell>
          <table:table-cell office:value-type="string" calcext:value-type="string">
            <text:p>Jozefa /Palus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811" calcext:value-type="float">
            <text:p>184908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Śzymon /Śżafrań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yi /Śżafrański/</text:p>
          </table:table-cell>
          <table:table-cell office:value-type="string" calcext:value-type="string">
            <text:p>Balbina /Śzafra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816" calcext:value-type="float">
            <text:p>184908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Francisżek /Woynoski/ komorni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an /Boroski/</text:p>
          </table:table-cell>
          <table:table-cell office:value-type="string" calcext:value-type="string">
            <text:p>Małgorzata /Jan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814" calcext:value-type="float">
            <text:p>184908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Francisżek /Wichłacż/ komorni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Antoni /Śżelmecki/</text:p>
          </table:table-cell>
          <table:table-cell office:value-type="string" calcext:value-type="string">
            <text:p>Antonina /Śiebut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820" calcext:value-type="float">
            <text:p>1849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Maci /Śżymański/ parobek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Jozef /Duchelski/</text:p>
          </table:table-cell>
          <table:table-cell office:value-type="string" calcext:value-type="string">
            <text:p>Petronela /Bro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826" calcext:value-type="float">
            <text:p>184908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Śżymon /Kubasiak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kob /Kubasiak/</text:p>
          </table:table-cell>
          <table:table-cell office:value-type="string" calcext:value-type="string">
            <text:p>Żofia /Pawło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2" calcext:value-type="float">
            <text:p>42</text:p>
          </table:table-cell>
          <table:table-cell office:value-type="float" office:value="18490827" calcext:value-type="float">
            <text:p>1849082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Walenty /Pawlak/ parob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ł /Przybył/</text:p>
          </table:table-cell>
          <table:table-cell office:value-type="string" calcext:value-type="string">
            <text:p>Teressa /Kędzior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0828" calcext:value-type="float">
            <text:p>184908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Walenty /Nowak/ wyro.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Andrzyi /Żamiar/</text:p>
          </table:table-cell>
          <table:table-cell office:value-type="string" calcext:value-type="string">
            <text:p>Barbara /Dyba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0925" calcext:value-type="float">
            <text:p>184909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ina</text:p>
          </table:table-cell>
          <table:table-cell table:number-columns-repeated="2" office:value-type="string" calcext:value-type="string">
            <text:p>omitted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0829" calcext:value-type="float">
            <text:p>184908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zryi /Janko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Swiatowiak/</text:p>
          </table:table-cell>
          <table:table-cell office:value-type="string" calcext:value-type="string">
            <text:p>Maryanna /Lewand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0901" calcext:value-type="float">
            <text:p>184909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an /Sniadecki/ parobe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Antoni /Janowiak/</text:p>
          </table:table-cell>
          <table:table-cell office:value-type="string" calcext:value-type="string">
            <text:p>Maryanna /Niespodzia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0902" calcext:value-type="float">
            <text:p>1849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Jan /Promiński/ parobek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Jan /Jasiński/</text:p>
          </table:table-cell>
          <table:table-cell office:value-type="string" calcext:value-type="string">
            <text:p>Maryanna /Palus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0907" calcext:value-type="float">
            <text:p>184909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Wawrzyn /Kujawa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Gołębieski/</text:p>
          </table:table-cell>
          <table:table-cell office:value-type="string" calcext:value-type="string">
            <text:p>Karolina /Łab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0908" calcext:value-type="float">
            <text:p>1849090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Jan /Szcżechoski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Kusż/</text:p>
          </table:table-cell>
          <table:table-cell office:value-type="string" calcext:value-type="string">
            <text:p>Katarzyna /Sżulcż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0911" calcext:value-type="float">
            <text:p>1849091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 Michalena</text:p>
          </table:table-cell>
          <table:table-cell office:value-type="string" calcext:value-type="string">
            <text:p>Francisżek /Bykoski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Ignacy /Adamski/</text:p>
          </table:table-cell>
          <table:table-cell office:value-type="string" calcext:value-type="string">
            <text:p>Barbara /Lenethaj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0917" calcext:value-type="float">
            <text:p>184909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rcin /Armata/ parobe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Kazmierz /Ortoski/</text:p>
          </table:table-cell>
          <table:table-cell office:value-type="string" calcext:value-type="string">
            <text:p>Anna /Dob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0920" calcext:value-type="float">
            <text:p>184909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ob /Kacżmarek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Paprocki/</text:p>
          </table:table-cell>
          <table:table-cell office:value-type="string" calcext:value-type="string">
            <text:p>Jozefa /Kędzior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0927" calcext:value-type="float">
            <text:p>184909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Łukasż</text:p>
          </table:table-cell>
          <table:table-cell office:value-type="string" calcext:value-type="string">
            <text:p>Tomasż /Pawęzoski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Głon/</text:p>
          </table:table-cell>
          <table:table-cell office:value-type="string" calcext:value-type="string">
            <text:p>Katarzyna /Pioterkow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0929" calcext:value-type="float">
            <text:p>18490929</text:p>
          </table:table-cell>
          <table:table-cell office:value-type="string" calcext:value-type="string">
            <text:p>Ustasż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rcin /Śiewko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Chyska/</text:p>
          </table:table-cell>
          <table:table-cell office:value-type="string" calcext:value-type="string">
            <text:p>Maryanna /Brzez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004" calcext:value-type="float">
            <text:p>18491004</text:p>
          </table:table-cell>
          <table:table-cell office:value-type="string" calcext:value-type="string">
            <text:p>Tur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oyciech /Nowicki/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Mikołay /Rechekla/</text:p>
          </table:table-cell>
          <table:table-cell office:value-type="string" calcext:value-type="string">
            <text:p>Katarzyna /Klucż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009" calcext:value-type="float">
            <text:p>184910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ob /Chiska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Alexander /Dalesżynski</text:p>
          </table:table-cell>
          <table:table-cell office:value-type="string" calcext:value-type="string">
            <text:p>Weronika /Mar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010" calcext:value-type="float">
            <text:p>1849101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Tomasż /Śobcżak/ wyr.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n /Wichłacż/</text:p>
          </table:table-cell>
          <table:table-cell office:value-type="string" calcext:value-type="string">
            <text:p>Małgorzata /Tomasż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012" calcext:value-type="float">
            <text:p>184910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incenty /Kruszcżyński/ zdżiak parobek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Andrzyi /Jankoski/</text:p>
          </table:table-cell>
          <table:table-cell office:value-type="string" calcext:value-type="string">
            <text:p>Maryanna /Korbalka/</text:p>
          </table:table-cell>
          <table:table-cell/>
          <table:table-cell office:value-type="string" calcext:value-type="string">
            <text:p>zdżinąc? kashubian for znikąć = disappeared?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012" calcext:value-type="float">
            <text:p>184910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Stefan /Albrecht/ kowal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Michał /Mnich/</text:p>
          </table:table-cell>
          <table:table-cell office:value-type="string" calcext:value-type="string">
            <text:p>Maryanna /Śzcżech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015" calcext:value-type="float">
            <text:p>184910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alenty /Bielski/ wyr.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Woyciech /Kusż/</text:p>
          </table:table-cell>
          <table:table-cell office:value-type="string" calcext:value-type="string">
            <text:p>Catharina /Piotere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019" calcext:value-type="float">
            <text:p>1849101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ob /Osiński/ wyr.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Jan /Gwid/</text:p>
          </table:table-cell>
          <table:table-cell office:value-type="string" calcext:value-type="string">
            <text:p>Jozefa /Rataycż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024" calcext:value-type="float">
            <text:p>184910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Andrzyi /Mazurek/</text:p>
          </table:table-cell>
          <table:table-cell office:value-type="string" calcext:value-type="string">
            <text:p>Magdalena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029" calcext:value-type="float">
            <text:p>184910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ł /Gorzycki/ wyro.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Wawrzyn /Wichłacż/</text:p>
          </table:table-cell>
          <table:table-cell office:value-type="string" calcext:value-type="string">
            <text:p>Magdalena /Sżymare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101" calcext:value-type="float">
            <text:p>184911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ról</text:p>
          </table:table-cell>
          <table:table-cell office:value-type="string" calcext:value-type="string">
            <text:p>Michał /Wojchiecho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yciech /Woyciechoski/</text:p>
          </table:table-cell>
          <table:table-cell office:value-type="string" calcext:value-type="string">
            <text:p>Maryanna /Wal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015" calcext:value-type="float">
            <text:p>184910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Jan /Sibik/ parobek</text:p>
          </table:table-cell>
          <table:table-cell office:value-type="string" calcext:value-type="string">
            <text:p>Małgorzata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108" calcext:value-type="float">
            <text:p>184911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Frasż/ wyrba.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Walenty /Frasż/</text:p>
          </table:table-cell>
          <table:table-cell office:value-type="string" calcext:value-type="string">
            <text:p>Katarzyna /Szcżuch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114" calcext:value-type="float">
            <text:p>18491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Kusż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Saskoski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115" calcext:value-type="float">
            <text:p>1849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yi /Mazurek/</text:p>
          </table:table-cell>
          <table:table-cell office:value-type="string" calcext:value-type="string">
            <text:p>Magdalena</text:p>
          </table:table-cell>
          <table:table-cell table:number-columns-repeated="3"/>
          <table:table-cell office:value-type="string" calcext:value-type="string">
            <text:p>duplicate?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116" calcext:value-type="float">
            <text:p>1849111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elena</text:p>
          </table:table-cell>
          <table:table-cell office:value-type="string" calcext:value-type="string">
            <text:p>Michał /Marciniak/ parobek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isander /Dalisżyński/</text:p>
          </table:table-cell>
          <table:table-cell office:value-type="string" calcext:value-type="string">
            <text:p>Maryanna /Markiewicz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120" calcext:value-type="float">
            <text:p>18491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lcer /Przybyliński/ parobek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Ignacy /Chetmaniak/</text:p>
          </table:table-cell>
          <table:table-cell office:value-type="string" calcext:value-type="string">
            <text:p>Maryanna /Malicka/</text:p>
          </table:table-cell>
          <table:table-cell/>
          <table:table-cell office:value-type="string" calcext:value-type="string">
            <text:p>twins?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120" calcext:value-type="float">
            <text:p>18491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lcer /Przybyliński/ parobek</text:p>
          </table:table-cell>
          <table:table-cell office:value-type="string" calcext:value-type="string">
            <text:p>Agnisżka</text:p>
          </table:table-cell>
          <table:table-cell table:number-columns-repeated="3"/>
          <table:table-cell office:value-type="string" calcext:value-type="string">
            <text:p>twins?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120" calcext:value-type="float">
            <text:p>1849112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yi /Kwiatkoski/ wyr.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Maci /Cżajkoski/</text:p>
          </table:table-cell>
          <table:table-cell office:value-type="string" calcext:value-type="string">
            <text:p>Jozefa /Ette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126" calcext:value-type="float">
            <text:p>1849112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oyciech /Żieliński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ozef /Bykoski/</text:p>
          </table:table-cell>
          <table:table-cell office:value-type="string" calcext:value-type="string">
            <text:p>Anna /Adam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203" calcext:value-type="float">
            <text:p>18491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Jan /Sniadec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tanisław /Frasż/</text:p>
          </table:table-cell>
          <table:table-cell office:value-type="string" calcext:value-type="string">
            <text:p>Maryanna /Sniad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208" calcext:value-type="float">
            <text:p>184912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kob /Cżmiński/ wyro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Ignacy /Mnich/</text:p>
          </table:table-cell>
          <table:table-cell office:value-type="string" calcext:value-type="string">
            <text:p>Nepumucena /Jan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213" calcext:value-type="float">
            <text:p>184912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ichał /Bucżkoski/ komornik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Jozef /Kalacżynski/</text:p>
          </table:table-cell>
          <table:table-cell office:value-type="string" calcext:value-type="string">
            <text:p>Rozalia /Rumel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215" calcext:value-type="float">
            <text:p>184912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Stanisław /Frasż/ komorni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awrzyn /Bącżynski/</text:p>
          </table:table-cell>
          <table:table-cell office:value-type="string" calcext:value-type="string">
            <text:p>Michalena /Tef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216" calcext:value-type="float">
            <text:p>18491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Andrzyi /Rochowiak/ parobek</text:p>
          </table:table-cell>
          <table:table-cell office:value-type="string" calcext:value-type="string">
            <text:p>Magdalena /Głon/</text:p>
          </table:table-cell>
          <table:table-cell office:value-type="string" calcext:value-type="string">
            <text:p>Michał /Głon/</text:p>
          </table:table-cell>
          <table:table-cell office:value-type="string" calcext:value-type="string">
            <text:p>Jadwiga /Lewand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216" calcext:value-type="float">
            <text:p>18491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nstancya Felicyana Ambrozia</text:p>
          </table:table-cell>
          <table:table-cell office:value-type="string" calcext:value-type="string">
            <text:p>Jozef /Dalesżynsk/ dziedzic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Alesander /Dalesżynski/</text:p>
          </table:table-cell>
          <table:table-cell office:value-type="string" calcext:value-type="string">
            <text:p>Weronika /Mar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225" calcext:value-type="float">
            <text:p>184912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yanna /Rzeskina/ służąca</text:p>
          </table:table-cell>
          <table:table-cell office:value-type="string" calcext:value-type="string">
            <text:p>Tomasż /Kleparski/</text:p>
          </table:table-cell>
          <table:table-cell office:value-type="string" calcext:value-type="string">
            <text:p>Walerya /Mar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225" calcext:value-type="float">
            <text:p>18491225</text:p>
          </table:table-cell>
          <table:table-cell office:value-type="string" calcext:value-type="string">
            <text:p>Janowi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/Kopczyński/ auriga de Dąbrow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ielinski/ de Dąbrowa</text:p>
          </table:table-cell>
          <table:table-cell office:value-type="string" calcext:value-type="string">
            <text:p>Marianna /Korbal/ de Dąbrowa</text:p>
          </table:table-cell>
          <table:table-cell/>
          <table:table-cell office:value-type="string" calcext:value-type="string">
            <text:p>born in Janowiec but lives in Dąbrowa; tests pater Joannes et Martin /Armata/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227" calcext:value-type="float">
            <text:p>184912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Jan /Kusmierz/ wł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Stanisław /Markiewicż/</text:p>
          </table:table-cell>
          <table:table-cell office:value-type="string" calcext:value-type="string">
            <text:p>Weronika /Mar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229" calcext:value-type="float">
            <text:p>1849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Andrzyi /Jankoski/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Swiatowiak/</text:p>
          </table:table-cell>
          <table:table-cell office:value-type="string" calcext:value-type="string">
            <text:p>Michalena /Jan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3" calcext:value-type="float">
            <text:p>43</text:p>
          </table:table-cell>
          <table:table-cell office:value-type="float" office:value="18491227" calcext:value-type="float">
            <text:p>18491227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ktorya</text:p>
          </table:table-cell>
          <table:table-cell office:value-type="string" calcext:value-type="string">
            <text:p>Kazmierz /Jankoski/</text:p>
          </table:table-cell>
          <table:table-cell office:value-type="string" calcext:value-type="string">
            <text:p>Jozefa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101" calcext:value-type="float">
            <text:p>1850010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weryn</text:p>
          </table:table-cell>
          <table:table-cell office:value-type="string" calcext:value-type="string">
            <text:p>Maci /Cżajkoski/ gospodarz</text:p>
          </table:table-cell>
          <table:table-cell office:value-type="string" calcext:value-type="string">
            <text:p>Joanna /Krygier/</text:p>
          </table:table-cell>
          <table:table-cell office:value-type="string" calcext:value-type="string">
            <text:p>Mateusż /Malicki/</text:p>
          </table:table-cell>
          <table:table-cell office:value-type="string" calcext:value-type="string">
            <text:p>Jozefa /Ette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102" calcext:value-type="float">
            <text:p>185001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Mateusż /Cżubaja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jciech /Cżubaja/</text:p>
          </table:table-cell>
          <table:table-cell office:value-type="string" calcext:value-type="string">
            <text:p>Maryanna /Łomż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110" calcext:value-type="float">
            <text:p>18500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Głon/ wyr.</text:p>
          </table:table-cell>
          <table:table-cell office:value-type="string" calcext:value-type="string">
            <text:p>Ludowika</text:p>
          </table:table-cell>
          <table:table-cell office:value-type="string" calcext:value-type="string">
            <text:p>Jakob /Głon/</text:p>
          </table:table-cell>
          <table:table-cell office:value-type="string" calcext:value-type="string">
            <text:p>Małgorzata /Gł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126" calcext:value-type="float">
            <text:p>185001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Francisżek /Biel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Andrzejeski/</text:p>
          </table:table-cell>
          <table:table-cell office:value-type="string" calcext:value-type="string">
            <text:p>Katarzyna /Kołodziej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129" calcext:value-type="float">
            <text:p>185001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n /Sniadec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Śżymon /Katulski/</text:p>
          </table:table-cell>
          <table:table-cell office:value-type="string" calcext:value-type="string">
            <text:p>Maryanna /Tef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129" calcext:value-type="float">
            <text:p>185001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Fydrych/ wyr.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Wojciech /Witucki/</text:p>
          </table:table-cell>
          <table:table-cell office:value-type="string" calcext:value-type="string">
            <text:p>Maryanna /Fydry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125" calcext:value-type="float">
            <text:p>1850012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Wincenty /Okonieski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alenty /Sus/</text:p>
          </table:table-cell>
          <table:table-cell office:value-type="string" calcext:value-type="string">
            <text:p>Małgorzat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201" calcext:value-type="float">
            <text:p>185002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Stanisław /Sżulcże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Kleparski/</text:p>
          </table:table-cell>
          <table:table-cell office:value-type="string" calcext:value-type="string">
            <text:p>Wiktorya /Micha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121" calcext:value-type="float">
            <text:p>18500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lerya Jozefa</text:p>
          </table:table-cell>
          <table:table-cell office:value-type="string" calcext:value-type="string">
            <text:p>Marcin /Sulokoski/ eko.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Andrzyi /Tomasieski/</text:p>
          </table:table-cell>
          <table:table-cell office:value-type="string" calcext:value-type="string">
            <text:p>Magdalena /Jacieni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213" calcext:value-type="float">
            <text:p>185002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Jozef /Walento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jciech /Walentoski/</text:p>
          </table:table-cell>
          <table:table-cell office:value-type="string" calcext:value-type="string">
            <text:p>Francisżk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222" calcext:value-type="float">
            <text:p>185002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Antoni /Patecki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Piotr /Jaruzak/</text:p>
          </table:table-cell>
          <table:table-cell office:value-type="string" calcext:value-type="string">
            <text:p>Małgorzata /Gł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223" calcext:value-type="float">
            <text:p>185002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Karól /Otto/ wyr.</text:p>
          </table:table-cell>
          <table:table-cell office:value-type="string" calcext:value-type="string">
            <text:p>Chelena</text:p>
          </table:table-cell>
          <table:table-cell office:value-type="string" calcext:value-type="string">
            <text:p>Antoni /Bujara/</text:p>
          </table:table-cell>
          <table:table-cell office:value-type="string" calcext:value-type="string">
            <text:p>Agnisżka /Wojtkow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221" calcext:value-type="float">
            <text:p>1850022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kob /Krysztofiak/ parobe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ł /Lenethy/</text:p>
          </table:table-cell>
          <table:table-cell office:value-type="string" calcext:value-type="string">
            <text:p>Maryanna /Kusż/</text:p>
          </table:table-cell>
          <table:table-cell/>
          <table:table-cell office:value-type="string" calcext:value-type="string">
            <text:p>twins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221" calcext:value-type="float">
            <text:p>1850022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Jakob /Krysztofiak/ parobe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kób /Lenethy/</text:p>
          </table:table-cell>
          <table:table-cell office:value-type="string" calcext:value-type="string">
            <text:p>Maryanna /Kusż/</text:p>
          </table:table-cell>
          <table:table-cell/>
          <table:table-cell office:value-type="string" calcext:value-type="string">
            <text:p>twins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225" calcext:value-type="float">
            <text:p>1850022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Wojciech /Witucki/ parobe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Michał /Mroz/</text:p>
          </table:table-cell>
          <table:table-cell office:value-type="string" calcext:value-type="string">
            <text:p>Anna /Mroz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228" calcext:value-type="float">
            <text:p>1850022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Jozef /Kusż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arcin /Pioterek/</text:p>
          </table:table-cell>
          <table:table-cell office:value-type="string" calcext:value-type="string">
            <text:p>Anna /Kusż/</text:p>
          </table:table-cell>
          <table:table-cell/>
          <table:table-cell office:value-type="string" calcext:value-type="string">
            <text:p>Paulus written in the margin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301" calcext:value-type="float">
            <text:p>185003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Jozef /Kazmierski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Teofil /Łomżynski/</text:p>
          </table:table-cell>
          <table:table-cell office:value-type="string" calcext:value-type="string">
            <text:p>Anna /Adam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303" calcext:value-type="float">
            <text:p>185003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Jozefa /Frasż/ służąca</text:p>
          </table:table-cell>
          <table:table-cell office:value-type="string" calcext:value-type="string">
            <text:p>Jan /Gwid/</text:p>
          </table:table-cell>
          <table:table-cell office:value-type="string" calcext:value-type="string">
            <text:p>Katarzy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305" calcext:value-type="float">
            <text:p>1850030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Andrzyi /Śżafrański/ gospodarz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Jakob /Sżafranski/</text:p>
          </table:table-cell>
          <table:table-cell office:value-type="string" calcext:value-type="string">
            <text:p>Katarzyna /Śżafra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307" calcext:value-type="float">
            <text:p>185003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Walenty /Wietrzyko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yi /Nowakoski/</text:p>
          </table:table-cell>
          <table:table-cell office:value-type="string" calcext:value-type="string">
            <text:p>Regina /Wietrzy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310" calcext:value-type="float">
            <text:p>185003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Konstanci /Potulny/ wyr.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Ignacy /Głębocki/</text:p>
          </table:table-cell>
          <table:table-cell office:value-type="string" calcext:value-type="string">
            <text:p>Jozefa /Marcż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311" calcext:value-type="float">
            <text:p>185003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n /Fiążkiewicż/ wy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Stanisław /Konowalski/</text:p>
          </table:table-cell>
          <table:table-cell office:value-type="string" calcext:value-type="string">
            <text:p>Maryanna /Gur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324" calcext:value-type="float">
            <text:p>185003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w</text:p>
          </table:table-cell>
          <table:table-cell office:value-type="string" calcext:value-type="string">
            <text:p>Franciscus /Pazderski/</text:p>
          </table:table-cell>
          <table:table-cell office:value-type="string" calcext:value-type="string">
            <text:p>Josef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Marianna /Bac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329" calcext:value-type="float">
            <text:p>185003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Francisżek /Żiolkoski/ wyr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Wegner/</text:p>
          </table:table-cell>
          <table:table-cell office:value-type="string" calcext:value-type="string">
            <text:p>Agnisżka /Buja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314" calcext:value-type="float">
            <text:p>18500314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Wincenty /Bogdański/ wy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Piotr /Wegner/</text:p>
          </table:table-cell>
          <table:table-cell office:value-type="string" calcext:value-type="string">
            <text:p>Katarzyna /Woź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403" calcext:value-type="float">
            <text:p>1850040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Jozwiak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Stanisław /Choriński/</text:p>
          </table:table-cell>
          <table:table-cell office:value-type="string" calcext:value-type="string">
            <text:p>Maryanna /Joz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408" calcext:value-type="float">
            <text:p>185004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Marcin /Juńceski/ komorni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Karól /Dyska/</text:p>
          </table:table-cell>
          <table:table-cell office:value-type="string" calcext:value-type="string">
            <text:p>Wiktorya /Żawadz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415" calcext:value-type="float">
            <text:p>185004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Grajek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Franciszek /Kizawiński/</text:p>
          </table:table-cell>
          <table:table-cell office:value-type="string" calcext:value-type="string">
            <text:p>Maryanna /Graje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420" calcext:value-type="float">
            <text:p>185004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Georgina</text:p>
          </table:table-cell>
          <table:table-cell office:value-type="string" calcext:value-type="string">
            <text:p>Jan /Prędko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ob /Każnicki/</text:p>
          </table:table-cell>
          <table:table-cell office:value-type="string" calcext:value-type="string">
            <text:p>Magdalena /Pręd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423" calcext:value-type="float">
            <text:p>185004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Jan /Śomelfeld/ gospodarz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Francisżek /Mukalski/</text:p>
          </table:table-cell>
          <table:table-cell office:value-type="string" calcext:value-type="string">
            <text:p>Małgorzata /Mal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505" calcext:value-type="float">
            <text:p>185005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 /Matawic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jciech /Dęmski/</text:p>
          </table:table-cell>
          <table:table-cell office:value-type="string" calcext:value-type="string">
            <text:p>Agnisżka /Boru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509" calcext:value-type="float">
            <text:p>1850050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kob /Kurzaski/ wyr.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Piotr /Łukomski/</text:p>
          </table:table-cell>
          <table:table-cell office:value-type="string" calcext:value-type="string">
            <text:p>Maryanna /Potuli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509" calcext:value-type="float">
            <text:p>1850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rtlomi /Lewandoski/ wyr.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ogusław /Ranet/</text:p>
          </table:table-cell>
          <table:table-cell office:value-type="string" calcext:value-type="string">
            <text:p>Michalena /Gorzy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508" calcext:value-type="float">
            <text:p>1850050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ł /Dęmski/ parobek</text:p>
          </table:table-cell>
          <table:table-cell office:value-type="string" calcext:value-type="string">
            <text:p>Michalena /Bielska/</text:p>
          </table:table-cell>
          <table:table-cell office:value-type="string" calcext:value-type="string">
            <text:p>Stanisław /Jaczyna/</text:p>
          </table:table-cell>
          <table:table-cell office:value-type="string" calcext:value-type="string">
            <text:p>Maryan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515" calcext:value-type="float">
            <text:p>1850051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 /Fydrych/ komornik</text:p>
          </table:table-cell>
          <table:table-cell office:value-type="string" calcext:value-type="string">
            <text:p>Frańcisżka</text:p>
          </table:table-cell>
          <table:table-cell office:value-type="string" calcext:value-type="string">
            <text:p>Jan /Kubasiak/</text:p>
          </table:table-cell>
          <table:table-cell office:value-type="string" calcext:value-type="string">
            <text:p>Małgorzata /Mal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517" calcext:value-type="float">
            <text:p>185005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ozalia /Sobielajskina/ służąca</text:p>
          </table:table-cell>
          <table:table-cell office:value-type="string" calcext:value-type="string">
            <text:p>Jan /Kleparski/</text:p>
          </table:table-cell>
          <table:table-cell office:value-type="string" calcext:value-type="string">
            <text:p>Aniela /Ryb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4" calcext:value-type="float">
            <text:p>44</text:p>
          </table:table-cell>
          <table:table-cell office:value-type="float" office:value="18500517" calcext:value-type="float">
            <text:p>185005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Przygoda/ parob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zyi /Janowiak/</text:p>
          </table:table-cell>
          <table:table-cell office:value-type="string" calcext:value-type="string">
            <text:p>Barbara /Now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519" calcext:value-type="float">
            <text:p>1850051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ozalia służąca</text:p>
          </table:table-cell>
          <table:table-cell office:value-type="string" calcext:value-type="string">
            <text:p>Hippolit /Drosżeski/</text:p>
          </table:table-cell>
          <table:table-cell office:value-type="string" calcext:value-type="string">
            <text:p>Walerya /Mar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520" calcext:value-type="float">
            <text:p>185005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Andrzyi /Rozpłochoski/ komornik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Michał /Rozpłochoski/</text:p>
          </table:table-cell>
          <table:table-cell office:value-type="string" calcext:value-type="string">
            <text:p>Michalina /Joz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520" calcext:value-type="float">
            <text:p>18500520</text:p>
          </table:table-cell>
          <table:table-cell office:value-type="string" calcext:value-type="string">
            <text:p>Ustasż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Andrzyi /Pochalski/ komornik</text:p>
          </table:table-cell>
          <table:table-cell office:value-type="string" calcext:value-type="string">
            <text:p>Katarzyna /Kuszawicż/</text:p>
          </table:table-cell>
          <table:table-cell office:value-type="string" calcext:value-type="string">
            <text:p>Jan /Kolassa/</text:p>
          </table:table-cell>
          <table:table-cell office:value-type="string" calcext:value-type="string">
            <text:p>Zuzanna /Gumu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524" calcext:value-type="float">
            <text:p>185005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Kazmierz /Dudek/ komornik</text:p>
          </table:table-cell>
          <table:table-cell office:value-type="string" calcext:value-type="string">
            <text:p>Łucia</text:p>
          </table:table-cell>
          <table:table-cell office:value-type="string" calcext:value-type="string">
            <text:p>Francisżek /Wichłacż/</text:p>
          </table:table-cell>
          <table:table-cell office:value-type="string" calcext:value-type="string">
            <text:p>Apolonia /Ant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528" calcext:value-type="float">
            <text:p>185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rcin /Armata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Karól /Dyska/</text:p>
          </table:table-cell>
          <table:table-cell office:value-type="string" calcext:value-type="string">
            <text:p>Maryanna /Armat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602" calcext:value-type="float">
            <text:p>1850060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rcin /Jarocki/ komorni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Bogusław /Kantz/</text:p>
          </table:table-cell>
          <table:table-cell office:value-type="string" calcext:value-type="string">
            <text:p>Konstancia /Chrustoz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609" calcext:value-type="float">
            <text:p>1850060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liana</text:p>
          </table:table-cell>
          <table:table-cell office:value-type="string" calcext:value-type="string">
            <text:p>Jan /Grochoski/ tocż.</text:p>
          </table:table-cell>
          <table:table-cell office:value-type="string" calcext:value-type="string">
            <text:p>Dorota /Kolankiewicż/</text:p>
          </table:table-cell>
          <table:table-cell office:value-type="string" calcext:value-type="string">
            <text:p>Jan /Mnich/</text:p>
          </table:table-cell>
          <table:table-cell office:value-type="string" calcext:value-type="string">
            <text:p>Ludowika /Masżkow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610" calcext:value-type="float">
            <text:p>185006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alenty /Kolassa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ogusław /Ferszt/</text:p>
          </table:table-cell>
          <table:table-cell office:value-type="string" calcext:value-type="string">
            <text:p>Anna /Dob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616" calcext:value-type="float">
            <text:p>185006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zyi /Mnich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ci /Szcżechoski/</text:p>
          </table:table-cell>
          <table:table-cell office:value-type="string" calcext:value-type="string">
            <text:p>Anna /Mnich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610" calcext:value-type="float">
            <text:p>185006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n /Biel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Gwid/</text:p>
          </table:table-cell>
          <table:table-cell office:value-type="string" calcext:value-type="string">
            <text:p>An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620" calcext:value-type="float">
            <text:p>185006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Jan /Wegner/ gospodarz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Francisżek /Żiolkoski/</text:p>
          </table:table-cell>
          <table:table-cell office:value-type="string" calcext:value-type="string">
            <text:p>Maryanna /Woź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621" calcext:value-type="float">
            <text:p>185006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Koztoski/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Stanisław /Katulski/</text:p>
          </table:table-cell>
          <table:table-cell office:value-type="string" calcext:value-type="string">
            <text:p>Maryanna /Korbal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627" calcext:value-type="float">
            <text:p>185006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toni /Jankiewicż/ kowal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tanisław /Markiewicż/</text:p>
          </table:table-cell>
          <table:table-cell office:value-type="string" calcext:value-type="string">
            <text:p>Weronika /Mar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721" calcext:value-type="float">
            <text:p>185007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Walenty /Frasż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toni /Janowiak/</text:p>
          </table:table-cell>
          <table:table-cell office:value-type="string" calcext:value-type="string">
            <text:p>Paulina /Śmoł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728" calcext:value-type="float">
            <text:p>185007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Wawrzyn /Wisnieski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n /Knaś/</text:p>
          </table:table-cell>
          <table:table-cell office:value-type="string" calcext:value-type="string">
            <text:p>Michalena /Wichła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28500728" calcext:value-type="float">
            <text:p>2850072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lagia</text:p>
          </table:table-cell>
          <table:table-cell office:value-type="string" calcext:value-type="string">
            <text:p>Jakob /Gnechowiak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lexander /Dalesżynski</text:p>
          </table:table-cell>
          <table:table-cell office:value-type="string" calcext:value-type="string">
            <text:p>Pelagia /Jęzio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727" calcext:value-type="float">
            <text:p>185007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Michał /Gawronski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kób /Nowakoski/</text:p>
          </table:table-cell>
          <table:table-cell office:value-type="string" calcext:value-type="string">
            <text:p>Antonina /Sniad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813" calcext:value-type="float">
            <text:p>185008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Michał /Sżymarek/ komornik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ł /Kowalski/</text:p>
          </table:table-cell>
          <table:table-cell office:value-type="string" calcext:value-type="string">
            <text:p>Agnisżkak /Gorzy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825" calcext:value-type="float">
            <text:p>185008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nstancya</text:p>
          </table:table-cell>
          <table:table-cell office:value-type="string" calcext:value-type="string">
            <text:p>Jakob /Jakuboski/ komornik</text:p>
          </table:table-cell>
          <table:table-cell office:value-type="string" calcext:value-type="string">
            <text:p>Petronela</text:p>
          </table:table-cell>
          <table:table-cell office:value-type="string" calcext:value-type="string">
            <text:p>Stanisław /Katulski/</text:p>
          </table:table-cell>
          <table:table-cell office:value-type="string" calcext:value-type="string">
            <text:p>Maryanna /Korbal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827" calcext:value-type="float">
            <text:p>1850082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Jozef /Baranoski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yi /Nadolny/</text:p>
          </table:table-cell>
          <table:table-cell office:value-type="string" calcext:value-type="string">
            <text:p>Katarzyna /Gorcży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906" calcext:value-type="float">
            <text:p>185009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Kędziora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n /Fydrych/</text:p>
          </table:table-cell>
          <table:table-cell office:value-type="string" calcext:value-type="string">
            <text:p>Anna /Wilkic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907" calcext:value-type="float">
            <text:p>1850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Palusiak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Maci /Palusiak/</text:p>
          </table:table-cell>
          <table:table-cell office:value-type="string" calcext:value-type="string">
            <text:p>Maryanna /Mni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909" calcext:value-type="float">
            <text:p>185009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jciech /Kędziora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żek /Andrzejeski/</text:p>
          </table:table-cell>
          <table:table-cell office:value-type="string" calcext:value-type="string">
            <text:p>Jozefa /Nowacż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921" calcext:value-type="float">
            <text:p>185009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Walenty /Nowakoski/ parobek</text:p>
          </table:table-cell>
          <table:table-cell office:value-type="string" calcext:value-type="string">
            <text:p>Maryanna /Jankiewicż/</text:p>
          </table:table-cell>
          <table:table-cell office:value-type="string" calcext:value-type="string">
            <text:p>Antoni /Janowiak/</text:p>
          </table:table-cell>
          <table:table-cell office:value-type="string" calcext:value-type="string">
            <text:p>Katarzyna /Gawro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923" calcext:value-type="float">
            <text:p>185009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gnaci /Adamski/ gospod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n /Adamski/</text:p>
          </table:table-cell>
          <table:table-cell office:value-type="string" calcext:value-type="string">
            <text:p>Katarzyna /Żiel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927" calcext:value-type="float">
            <text:p>185009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alenty /Pyszcżynski/ wyrob.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kób /Pyszcżyński/</text:p>
          </table:table-cell>
          <table:table-cell office:value-type="string" calcext:value-type="string">
            <text:p>Maryanna /Klaw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927" calcext:value-type="float">
            <text:p>185009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a Jadwiga</text:p>
          </table:table-cell>
          <table:table-cell office:value-type="string" calcext:value-type="string">
            <text:p>Macin /Krusżka/ wyro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Piotr /Tefelski/</text:p>
          </table:table-cell>
          <table:table-cell office:value-type="string" calcext:value-type="string">
            <text:p>Małgorzata /Mal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0928" calcext:value-type="float">
            <text:p>185009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Jan /Kubasiak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Fydrych/</text:p>
          </table:table-cell>
          <table:table-cell office:value-type="string" calcext:value-type="string">
            <text:p>Michalena /Tef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1003" calcext:value-type="float">
            <text:p>185010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Łukasż</text:p>
          </table:table-cell>
          <table:table-cell office:value-type="string" calcext:value-type="string">
            <text:p>Tomasż /Rybarkiewicż/ wyr.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Ignacy /Bykoski/</text:p>
          </table:table-cell>
          <table:table-cell office:value-type="string" calcext:value-type="string">
            <text:p>Franisżka /Os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1013" calcext:value-type="float">
            <text:p>1850101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gnaci /Chetmaniak/ wyr.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żek /Krąkoski/</text:p>
          </table:table-cell>
          <table:table-cell office:value-type="string" calcext:value-type="string">
            <text:p>Katarzyna /Piotere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1019" calcext:value-type="float">
            <text:p>185010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n /Knaś/ wyr.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Stanisław /Charinski/</text:p>
          </table:table-cell>
          <table:table-cell office:value-type="string" calcext:value-type="string">
            <text:p>Maryanna /Knaś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1024" calcext:value-type="float">
            <text:p>1850102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n /Jozwiak/ wyr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tanisław /Olinicżak/</text:p>
          </table:table-cell>
          <table:table-cell office:value-type="string" calcext:value-type="string">
            <text:p>Maryanna /Dob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1025" calcext:value-type="float">
            <text:p>185010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Adam /Wegner/ owczarz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Mateusż /Malicki/</text:p>
          </table:table-cell>
          <table:table-cell office:value-type="string" calcext:value-type="string">
            <text:p>Maryanna /Graw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1029" calcext:value-type="float">
            <text:p>185010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Jan /Gwid/ gospodarz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an /Osiński/</text:p>
          </table:table-cell>
          <table:table-cell office:value-type="string" calcext:value-type="string">
            <text:p>Katarzyna /Os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1024" calcext:value-type="float">
            <text:p>1850102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n /Jozwiak/ wyr.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Stanisław /Olejnicżak/</text:p>
          </table:table-cell>
          <table:table-cell office:value-type="string" calcext:value-type="string">
            <text:p>Maryanna /Dobrzy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5" calcext:value-type="float">
            <text:p>45</text:p>
          </table:table-cell>
          <table:table-cell office:value-type="float" office:value="18501104" calcext:value-type="float">
            <text:p>1850110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Marcin /Strzelewicż/ parob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Antoni /Strzelecki/</text:p>
          </table:table-cell>
          <table:table-cell office:value-type="string" calcext:value-type="string">
            <text:p>Maryanna /Jaracż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104" calcext:value-type="float">
            <text:p>185011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Napolion /Pawłowicż/ wyr.</text:p>
          </table:table-cell>
          <table:table-cell office:value-type="string" calcext:value-type="string">
            <text:p>Żofia</text:p>
          </table:table-cell>
          <table:table-cell office:value-type="string" calcext:value-type="string">
            <text:p>Piotr /Tefelski/</text:p>
          </table:table-cell>
          <table:table-cell office:value-type="string" calcext:value-type="string">
            <text:p>Anna /Jan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105" calcext:value-type="float">
            <text:p>185011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Michał /Nowicki/ komornik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Michał /Grzechowiak/</text:p>
          </table:table-cell>
          <table:table-cell office:value-type="string" calcext:value-type="string">
            <text:p>Agnisżka /Now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107" calcext:value-type="float">
            <text:p>1850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Tomasż /Głon/ fo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Stanisław /Frasż/</text:p>
          </table:table-cell>
          <table:table-cell office:value-type="string" calcext:value-type="string">
            <text:p>Magdalena /Groch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111" calcext:value-type="float">
            <text:p>1850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Katarzyna /Śupplickińa/ służąca</text:p>
          </table:table-cell>
          <table:table-cell office:value-type="string" calcext:value-type="string">
            <text:p>Michał /Nowicki/</text:p>
          </table:table-cell>
          <table:table-cell office:value-type="string" calcext:value-type="string">
            <text:p>Francisżka /Fydry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111" calcext:value-type="float">
            <text:p>1850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ja</text:p>
          </table:table-cell>
          <table:table-cell office:value-type="string" calcext:value-type="string">
            <text:p>Francisżek /Mukielski/ komornik</text:p>
          </table:table-cell>
          <table:table-cell office:value-type="string" calcext:value-type="string">
            <text:p>Żuzanna</text:p>
          </table:table-cell>
          <table:table-cell office:value-type="string" calcext:value-type="string">
            <text:p>Wawrzyn /Bącżynski/</text:p>
          </table:table-cell>
          <table:table-cell office:value-type="string" calcext:value-type="string">
            <text:p>Michalena /Tef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110" calcext:value-type="float">
            <text:p>185011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incenty /Słoma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Ignacy /Głębocki/</text:p>
          </table:table-cell>
          <table:table-cell office:value-type="string" calcext:value-type="string">
            <text:p>Angiela /Grzechowicż/</text:p>
          </table:table-cell>
          <table:table-cell table:number-columns-repeated="2"/>
          <table:table-cell office:value-type="string" calcext:value-type="string">
            <text:p>surname could be /Homa/</text:p>
          </table:table-cell>
          <table:table-cell table:number-columns-repeated="1011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115" calcext:value-type="float">
            <text:p>1850111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Koniarski/ wyr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awrzyn /Pioterek/</text:p>
          </table:table-cell>
          <table:table-cell office:value-type="string" calcext:value-type="string">
            <text:p>Agnisżk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124" calcext:value-type="float">
            <text:p>1850112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pumucena</text:p>
          </table:table-cell>
          <table:table-cell office:value-type="string" calcext:value-type="string">
            <text:p>Teodor /Cżekaf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Stanisław /Charęski/</text:p>
          </table:table-cell>
          <table:table-cell office:value-type="string" calcext:value-type="string">
            <text:p>Maryanna /Jań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125" calcext:value-type="float">
            <text:p>1850112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Wiktorya /Malak/ służąca</text:p>
          </table:table-cell>
          <table:table-cell office:value-type="string" calcext:value-type="string">
            <text:p>Andrzyi /Saskoski/</text:p>
          </table:table-cell>
          <table:table-cell office:value-type="string" calcext:value-type="string">
            <text:p>Małgorzat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126" calcext:value-type="float">
            <text:p>185011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Ignaci /Mnich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Nadolny/</text:p>
          </table:table-cell>
          <table:table-cell office:value-type="string" calcext:value-type="string">
            <text:p>Agnisżka /Mni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127" calcext:value-type="float">
            <text:p>18501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Paprocki/ komorni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Michał /Wojtkowiak/</text:p>
          </table:table-cell>
          <table:table-cell office:value-type="string" calcext:value-type="string">
            <text:p>Maryanna /Kąci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201" calcext:value-type="float">
            <text:p>1850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masż</text:p>
          </table:table-cell>
          <table:table-cell office:value-type="string" calcext:value-type="string">
            <text:p>Michał /Gołębieski/ komornik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łaży /Rżeżniak/</text:p>
          </table:table-cell>
          <table:table-cell office:value-type="string" calcext:value-type="string">
            <text:p>Antonina /Knaś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204" calcext:value-type="float">
            <text:p>18501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 /Pietrzycki/ komorni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Michał /Mnich/</text:p>
          </table:table-cell>
          <table:table-cell office:value-type="string" calcext:value-type="string">
            <text:p>Małgorzata /Mal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207" calcext:value-type="float">
            <text:p>185012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ojciech /Dobrzynski/ wyro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ojciech /Dębny/</text:p>
          </table:table-cell>
          <table:table-cell office:value-type="string" calcext:value-type="string">
            <text:p>Maryanna /Obe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213" calcext:value-type="float">
            <text:p>18501213</text:p>
          </table:table-cell>
          <table:table-cell office:value-type="string" calcext:value-type="string">
            <text:p>Ustasż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iotr /Szcżechoski/ parobe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Łukasż /Rabinek/</text:p>
          </table:table-cell>
          <table:table-cell office:value-type="string" calcext:value-type="string">
            <text:p>Maryanna /Trzebni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215" calcext:value-type="float">
            <text:p>185012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rcin /Dobrzynski/ komornik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zymon /Maras/</text:p>
          </table:table-cell>
          <table:table-cell office:value-type="string" calcext:value-type="string">
            <text:p>Agnieszka /Maras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01225" calcext:value-type="float">
            <text:p>185012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Antoni /Wirwiński/ wyro.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Tomasż /Gapski/</text:p>
          </table:table-cell>
          <table:table-cell office:value-type="string" calcext:value-type="string">
            <text:p>Agnisżka /Ferst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103" calcext:value-type="float">
            <text:p>185101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omitted /Korbal/ wyro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incenty /Lawadźki/</text:p>
          </table:table-cell>
          <table:table-cell office:value-type="string" calcext:value-type="string">
            <text:p>Anna /Żiel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104" calcext:value-type="float">
            <text:p>185101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Tomasż /Rumell/ wyro.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Piotr /Tefelski/</text:p>
          </table:table-cell>
          <table:table-cell office:value-type="string" calcext:value-type="string">
            <text:p>Małgorzat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107" calcext:value-type="float">
            <text:p>1851010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Jozef /Fydrych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Teofil /Łomżynski/</text:p>
          </table:table-cell>
          <table:table-cell office:value-type="string" calcext:value-type="string">
            <text:p>Jozefa /Roch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108" calcext:value-type="float">
            <text:p>1851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Francisżek /Kujawa/ wyr.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Piotr /Tefelski/</text:p>
          </table:table-cell>
          <table:table-cell office:value-type="string" calcext:value-type="string">
            <text:p>Małgorzata /Gł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110" calcext:value-type="float">
            <text:p>1851011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Andrzyi /Kwiatkoski/ wyr.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gnacy /Bykoski/</text:p>
          </table:table-cell>
          <table:table-cell office:value-type="string" calcext:value-type="string">
            <text:p>Barbara /Piotere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120" calcext:value-type="float">
            <text:p>1851012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Walenty /Pawlak/ wyr.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ojciech /Wesolek/</text:p>
          </table:table-cell>
          <table:table-cell office:value-type="string" calcext:value-type="string">
            <text:p>Katarzyna /Piotere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124" calcext:value-type="float">
            <text:p>1851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Jakob /Pawlak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Knaś/</text:p>
          </table:table-cell>
          <table:table-cell office:value-type="string" calcext:value-type="string">
            <text:p>Maryanna /Kujaw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125" calcext:value-type="float">
            <text:p>18510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Wojciech /Kusż/ gospodarz syn Piotr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zef /Kusż/</text:p>
          </table:table-cell>
          <table:table-cell office:value-type="string" calcext:value-type="string">
            <text:p>Małgorzata /Sas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128" calcext:value-type="float">
            <text:p>1851012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Adam /Deja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Jaworski/</text:p>
          </table:table-cell>
          <table:table-cell office:value-type="string" calcext:value-type="string">
            <text:p>Michalena /Tef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127" calcext:value-type="float">
            <text:p>18510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Wojciech /Kubasiak/ parobe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Śzcżepan /Kubasiak/</text:p>
          </table:table-cell>
          <table:table-cell office:value-type="string" calcext:value-type="string">
            <text:p>Antonina /Sniad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201" calcext:value-type="float">
            <text:p>185102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Katarzyna /Nowackińa/ komornik</text:p>
          </table:table-cell>
          <table:table-cell office:value-type="string" calcext:value-type="string">
            <text:p>Jan /Gołębieski/</text:p>
          </table:table-cell>
          <table:table-cell office:value-type="string" calcext:value-type="string">
            <text:p>Rozalia /Dul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201" calcext:value-type="float">
            <text:p>18510201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Wojciech /Nowak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Francisżek /Kobus/</text:p>
          </table:table-cell>
          <table:table-cell office:value-type="string" calcext:value-type="string">
            <text:p>Maryanna /Lewand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202" calcext:value-type="float">
            <text:p>185102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Woźny/ komorni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Jakob /Woźny/</text:p>
          </table:table-cell>
          <table:table-cell office:value-type="string" calcext:value-type="string">
            <text:p>Maryanna /Wojtkowia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205" calcext:value-type="float">
            <text:p>185102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Andrzyi /Krędho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Kotów/</text:p>
          </table:table-cell>
          <table:table-cell office:value-type="string" calcext:value-type="string">
            <text:p>Barbara /Now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208" calcext:value-type="float">
            <text:p>185102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Stanisław /Wrobleski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eusż /Malicki/</text:p>
          </table:table-cell>
          <table:table-cell office:value-type="string" calcext:value-type="string">
            <text:p>Barbara /Lenethij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209" calcext:value-type="float">
            <text:p>1851020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Wojciech /Okonieski/ wyr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Lucyan /Bątkoski/</text:p>
          </table:table-cell>
          <table:table-cell office:value-type="string" calcext:value-type="string">
            <text:p>Jozefa /Ette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213" calcext:value-type="float">
            <text:p>185102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Francisżek /Gwid/ gospodarz</text:p>
          </table:table-cell>
          <table:table-cell office:value-type="string" calcext:value-type="string">
            <text:p>Maryanna /Krakowiaków/</text:p>
          </table:table-cell>
          <table:table-cell office:value-type="string" calcext:value-type="string">
            <text:p>Wojciech /Gwid/</text:p>
          </table:table-cell>
          <table:table-cell office:value-type="string" calcext:value-type="string">
            <text:p>Katarzyna /Kra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222" calcext:value-type="float">
            <text:p>1851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Michał /Tefelski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Tefelski/</text:p>
          </table:table-cell>
          <table:table-cell office:value-type="string" calcext:value-type="string">
            <text:p>Michalena /Tef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6" calcext:value-type="float">
            <text:p>46</text:p>
          </table:table-cell>
          <table:table-cell office:value-type="float" office:value="18510223" calcext:value-type="float">
            <text:p>1851022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Śzymon /Katul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Katulski/</text:p>
          </table:table-cell>
          <table:table-cell office:value-type="string" calcext:value-type="string">
            <text:p>Michalena /Sniade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226" calcext:value-type="float">
            <text:p>1851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sander</text:p>
          </table:table-cell>
          <table:table-cell office:value-type="string" calcext:value-type="string">
            <text:p>August /Katamajski/ kuch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Bogusław /Marcinkoski/</text:p>
          </table:table-cell>
          <table:table-cell office:value-type="string" calcext:value-type="string">
            <text:p>Jozefa /Sław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228" calcext:value-type="float">
            <text:p>185102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Jan /Gołębieski/ wyro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Francisżek /Andrzejeski/</text:p>
          </table:table-cell>
          <table:table-cell office:value-type="string" calcext:value-type="string">
            <text:p>Maryanna /Kacżo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303" calcext:value-type="float">
            <text:p>185103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Wojciech /Kusż/ gospod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zef /Gwid/</text:p>
          </table:table-cell>
          <table:table-cell office:value-type="string" calcext:value-type="string">
            <text:p>Rozalia /Gwid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304" calcext:value-type="float">
            <text:p>185103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Wawrzyn /Gawroński/ wyr.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n /Nowakoski/</text:p>
          </table:table-cell>
          <table:table-cell office:value-type="string" calcext:value-type="string">
            <text:p>Maryanna /Papr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307" calcext:value-type="float">
            <text:p>1851030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Wawrzyn /Pioterek/ gospodar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żek /Gwid/</text:p>
          </table:table-cell>
          <table:table-cell office:value-type="string" calcext:value-type="string">
            <text:p>Ann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317" calcext:value-type="float">
            <text:p>185103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Jakob /Andrzejeski/ parobe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Francisżek /Andrzejeski/</text:p>
          </table:table-cell>
          <table:table-cell office:value-type="string" calcext:value-type="string">
            <text:p>Francisżka /Kus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322" calcext:value-type="float">
            <text:p>1851032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Andrzyi /Kujawa/ parobek</text:p>
          </table:table-cell>
          <table:table-cell office:value-type="string" calcext:value-type="string">
            <text:p>Żofia</text:p>
          </table:table-cell>
          <table:table-cell office:value-type="string" calcext:value-type="string">
            <text:p>Maci /Jańkiewicż/</text:p>
          </table:table-cell>
          <table:table-cell office:value-type="string" calcext:value-type="string">
            <text:p>Jozefa /Fydry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325" calcext:value-type="float">
            <text:p>185103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wiakorskińa/ służąca</text:p>
          </table:table-cell>
          <table:table-cell office:value-type="string" calcext:value-type="string">
            <text:p>Tomasż /Sławinski/</text:p>
          </table:table-cell>
          <table:table-cell office:value-type="string" calcext:value-type="string">
            <text:p>Konstancya /Bor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327" calcext:value-type="float">
            <text:p>185103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Marcin /Lewandoski/ wyro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Mroż/</text:p>
          </table:table-cell>
          <table:table-cell office:value-type="string" calcext:value-type="string">
            <text:p>Michalena /Cżubaj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328" calcext:value-type="float">
            <text:p>185103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drzyi /Biatkoski/ żeb.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Jan /Lenethej/</text:p>
          </table:table-cell>
          <table:table-cell office:value-type="string" calcext:value-type="string">
            <text:p>Cecylia /Biat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329" calcext:value-type="float">
            <text:p>1851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Walenty /Lewandoski/ wyr.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Michał /Kusż/</text:p>
          </table:table-cell>
          <table:table-cell office:value-type="string" calcext:value-type="string">
            <text:p>Jozefa /Sżyma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331" calcext:value-type="float">
            <text:p>1851033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Francisżek /Biatkoski/ zebr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Lenethej/</text:p>
          </table:table-cell>
          <table:table-cell office:value-type="string" calcext:value-type="string">
            <text:p>Cecylia /Biat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327" calcext:value-type="float">
            <text:p>185103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drzyi /Głon/ komornik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Śzymon /Głon/</text:p>
          </table:table-cell>
          <table:table-cell office:value-type="string" calcext:value-type="string">
            <text:p>Maryanna /Gł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330" calcext:value-type="float">
            <text:p>185103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Antoni /Nowak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Wesinski/</text:p>
          </table:table-cell>
          <table:table-cell office:value-type="string" calcext:value-type="string">
            <text:p>Ludowika /Masżkow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406" calcext:value-type="float">
            <text:p>1851040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ichał /Kujawa/ wyro.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Piotr /Wegner/</text:p>
          </table:table-cell>
          <table:table-cell office:value-type="string" calcext:value-type="string">
            <text:p>Anna /Dęb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407" calcext:value-type="float">
            <text:p>185104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Gaspar /Gurec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incenty /Żawadźki/</text:p>
          </table:table-cell>
          <table:table-cell office:value-type="string" calcext:value-type="string">
            <text:p>Maryanna /Głon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411" calcext:value-type="float">
            <text:p>1851041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Jozef /Kusż/ gospodarz</text:p>
          </table:table-cell>
          <table:table-cell office:value-type="string" calcext:value-type="string">
            <text:p>Katarzyna /Okonieska/</text:p>
          </table:table-cell>
          <table:table-cell office:value-type="string" calcext:value-type="string">
            <text:p>Paweł /Kusż/</text:p>
          </table:table-cell>
          <table:table-cell office:value-type="string" calcext:value-type="string">
            <text:p>Katarzyna /Wiecżore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416" calcext:value-type="float">
            <text:p>1851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ozef /Woźny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żymon /Wożniak/</text:p>
          </table:table-cell>
          <table:table-cell office:value-type="string" calcext:value-type="string">
            <text:p>Katarzyna /Żamia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417" calcext:value-type="float">
            <text:p>1851041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ofila</text:p>
          </table:table-cell>
          <table:table-cell office:value-type="string" calcext:value-type="string">
            <text:p>Szymon /Sżafranski/ gospodarz</text:p>
          </table:table-cell>
          <table:table-cell office:value-type="string" calcext:value-type="string">
            <text:p>Malwina</text:p>
          </table:table-cell>
          <table:table-cell office:value-type="string" calcext:value-type="string">
            <text:p>Jozef /Łukomski/</text:p>
          </table:table-cell>
          <table:table-cell office:value-type="string" calcext:value-type="string">
            <text:p>Katarzyna /Sżafra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418" calcext:value-type="float">
            <text:p>1851041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Wawrzyn /Galwas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Tomasż /Głon/</text:p>
          </table:table-cell>
          <table:table-cell office:value-type="string" calcext:value-type="string">
            <text:p>Katarzyna /Tomrzal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422" calcext:value-type="float">
            <text:p>1851042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arol /Otto/ kowal</text:p>
          </table:table-cell>
          <table:table-cell office:value-type="string" calcext:value-type="string">
            <text:p>Chelena</text:p>
          </table:table-cell>
          <table:table-cell office:value-type="string" calcext:value-type="string">
            <text:p>Teofil /Łomżynski/</text:p>
          </table:table-cell>
          <table:table-cell office:value-type="string" calcext:value-type="string">
            <text:p>Jozefa /Smogol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423" calcext:value-type="float">
            <text:p>185104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wik</text:p>
          </table:table-cell>
          <table:table-cell office:value-type="string" calcext:value-type="string">
            <text:p>Jan /Pazderski/ ekono.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Ludwik /Sławinski/</text:p>
          </table:table-cell>
          <table:table-cell office:value-type="string" calcext:value-type="string">
            <text:p>Michalena /Ciesi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506" calcext:value-type="float">
            <text:p>185105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żymon /Olejnicżak/ wyro.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Śzcżepan /Sobiak/</text:p>
          </table:table-cell>
          <table:table-cell office:value-type="string" calcext:value-type="string">
            <text:p>Maryanna /Głon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603" calcext:value-type="float">
            <text:p>185106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teusż /Cżubaja/ wyr.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Stanisław /Pichtoski/</text:p>
          </table:table-cell>
          <table:table-cell office:value-type="string" calcext:value-type="string">
            <text:p>Małgorzata /Woźn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606" calcext:value-type="float">
            <text:p>185106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ób</text:p>
          </table:table-cell>
          <table:table-cell office:value-type="string" calcext:value-type="string">
            <text:p>Jan /Fydrych/ parobek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Michał /Nowicki/</text:p>
          </table:table-cell>
          <table:table-cell office:value-type="string" calcext:value-type="string">
            <text:p>katarzyna /Kubasia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620" calcext:value-type="float">
            <text:p>1851062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Ignaci /Goraje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toni /Klunoski/</text:p>
          </table:table-cell>
          <table:table-cell office:value-type="string" calcext:value-type="string">
            <text:p>Maryanna /Bi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625" calcext:value-type="float">
            <text:p>185106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otr Władysław</text:p>
          </table:table-cell>
          <table:table-cell office:value-type="string" calcext:value-type="string">
            <text:p>Ignaci /Żalka/ wyr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lesandr /Dalesżynski/</text:p>
          </table:table-cell>
          <table:table-cell office:value-type="string" calcext:value-type="string">
            <text:p>Walerya /Markiewicż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627" calcext:value-type="float">
            <text:p>185106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Michał /Kowalski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Sżymarek/</text:p>
          </table:table-cell>
          <table:table-cell office:value-type="string" calcext:value-type="string">
            <text:p>Maryanna /Kowa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705" calcext:value-type="float">
            <text:p>1851070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ob Franciszek</text:p>
          </table:table-cell>
          <table:table-cell office:value-type="string" calcext:value-type="string">
            <text:p>Jakob /Wrebleski/ wyro.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Ignacy /Glębocki/</text:p>
          </table:table-cell>
          <table:table-cell office:value-type="string" calcext:value-type="string">
            <text:p>Agnisżka /Wrobl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706" calcext:value-type="float">
            <text:p>185107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alenty /Tusżynski/ parobek</text:p>
          </table:table-cell>
          <table:table-cell office:value-type="string" calcext:value-type="string">
            <text:p>Żuzanna</text:p>
          </table:table-cell>
          <table:table-cell office:value-type="string" calcext:value-type="string">
            <text:p>Francisżek /Jasiński/</text:p>
          </table:table-cell>
          <table:table-cell office:value-type="string" calcext:value-type="string">
            <text:p>Wanda /Rudzimin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706" calcext:value-type="float">
            <text:p>185107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ł /Gęsinski/ fo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Andrzejeski/</text:p>
          </table:table-cell>
          <table:table-cell office:value-type="string" calcext:value-type="string">
            <text:p>Jozefa /Lewand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48" calcext:value-type="float">
            <text:p>48</text:p>
          </table:table-cell>
          <table:table-cell office:value-type="float" office:value="18510707" calcext:value-type="float">
            <text:p>1851070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Walenty /Kusnierski/ parobek</text:p>
          </table:table-cell>
          <table:table-cell office:value-type="string" calcext:value-type="string">
            <text:p>Żuzanna</text:p>
          </table:table-cell>
          <table:table-cell office:value-type="string" calcext:value-type="string">
            <text:p>Jakob /Rozniecki/</text:p>
          </table:table-cell>
          <table:table-cell office:value-type="string" calcext:value-type="string">
            <text:p>Barbara /Jas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710" calcext:value-type="float">
            <text:p>185107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ób</text:p>
          </table:table-cell>
          <table:table-cell office:value-type="string" calcext:value-type="string">
            <text:p>Wojciech /Borucki/ parobek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Michał /Kusż/</text:p>
          </table:table-cell>
          <table:table-cell office:value-type="string" calcext:value-type="string">
            <text:p>Anna /Piąl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717" calcext:value-type="float">
            <text:p>1851071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n /Kuro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Janowiak/</text:p>
          </table:table-cell>
          <table:table-cell office:value-type="string" calcext:value-type="string">
            <text:p>Katarzyna /Chanyż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810" calcext:value-type="float">
            <text:p>185108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Jozef /Strzemkoski/ parobek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Wawrzyn Trojanoski/</text:p>
          </table:table-cell>
          <table:table-cell office:value-type="string" calcext:value-type="string">
            <text:p>Katarzyna /Słom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812" calcext:value-type="float">
            <text:p>185108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Francisżek /Krąkoski/ komornik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Maci /Krąkoski/</text:p>
          </table:table-cell>
          <table:table-cell office:value-type="string" calcext:value-type="string">
            <text:p>Maryanna /Gęs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814" calcext:value-type="float">
            <text:p>185108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Frańcisżek /Kusż/ wyrobu.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Mateusż /Woźny/</text:p>
          </table:table-cell>
          <table:table-cell office:value-type="string" calcext:value-type="string">
            <text:p>Nepumucena /Katu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815" calcext:value-type="float">
            <text:p>1851081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Teofil /Łomżyn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Tomasż /Przestaski/</text:p>
          </table:table-cell>
          <table:table-cell office:value-type="string" calcext:value-type="string">
            <text:p>Małgorzata /Mali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816" calcext:value-type="float">
            <text:p>1851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drzyi /Mnich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ób /Mnich/</text:p>
          </table:table-cell>
          <table:table-cell office:value-type="string" calcext:value-type="string">
            <text:p>Agnisżka /Komass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816" calcext:value-type="float">
            <text:p>1851081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ozef /Walento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Kubasiak/</text:p>
          </table:table-cell>
          <table:table-cell office:value-type="string" calcext:value-type="string">
            <text:p>Orsżula /Walent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820" calcext:value-type="float">
            <text:p>185108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awrzyn /Kujawa/ wyro.</text:p>
          </table:table-cell>
          <table:table-cell office:value-type="string" calcext:value-type="string">
            <text:p>Żuzanna</text:p>
          </table:table-cell>
          <table:table-cell office:value-type="string" calcext:value-type="string">
            <text:p>Walenty /Saskoski/</text:p>
          </table:table-cell>
          <table:table-cell office:value-type="string" calcext:value-type="string">
            <text:p>Katarzyna /Żieli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825" calcext:value-type="float">
            <text:p>185108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Jan /Wrobliski/ wyro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incenty /Żawadźki/</text:p>
          </table:table-cell>
          <table:table-cell office:value-type="string" calcext:value-type="string">
            <text:p>Maryanna /Mni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827" calcext:value-type="float">
            <text:p>1851082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Wojciech /Szcżerniak/ zebr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Ignacy /Bykoski/</text:p>
          </table:table-cell>
          <table:table-cell office:value-type="string" calcext:value-type="string">
            <text:p>Anna /Etter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902" calcext:value-type="float">
            <text:p>1851090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jciech /Wesotoski/ gospodarz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Jakob /Przybył/</text:p>
          </table:table-cell>
          <table:table-cell office:value-type="string" calcext:value-type="string">
            <text:p>Maryanna /Petry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904" calcext:value-type="float">
            <text:p>18510904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jciech /Pruchnoski/ wyro.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Teofil /Łumżynski/</text:p>
          </table:table-cell>
          <table:table-cell office:value-type="string" calcext:value-type="string">
            <text:p>Maryanna /Fydry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907" calcext:value-type="float">
            <text:p>1851090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Karol /Dyska/ wyr.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Śżymon /Katulski/</text:p>
          </table:table-cell>
          <table:table-cell office:value-type="string" calcext:value-type="string">
            <text:p>Maryanna /Wojciech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912" calcext:value-type="float">
            <text:p>185109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ktorya</text:p>
          </table:table-cell>
          <table:table-cell office:value-type="string" calcext:value-type="string">
            <text:p>Bartlomi /Sżulcżeski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toni /Sżermerka/</text:p>
          </table:table-cell>
          <table:table-cell office:value-type="string" calcext:value-type="string">
            <text:p>Teressa /Sżulcż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916" calcext:value-type="float">
            <text:p>185109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Jan /Pilar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chał /Pilarcżyk/</text:p>
          </table:table-cell>
          <table:table-cell office:value-type="string" calcext:value-type="string">
            <text:p>Barbara /Skibań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914" calcext:value-type="float">
            <text:p>1851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Janowiak/ wyr.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ńcisżek /Makielski/</text:p>
          </table:table-cell>
          <table:table-cell office:value-type="string" calcext:value-type="string">
            <text:p>Maryanna /Bącżynski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0929" calcext:value-type="float">
            <text:p>185109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Andrzyi /Bagnoski/ wyro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Hieronymus /Jaracżeski/</text:p>
          </table:table-cell>
          <table:table-cell office:value-type="string" calcext:value-type="string">
            <text:p>Anna panna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002" calcext:value-type="float">
            <text:p>1851100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Andrzyi /Pijanoski/ wyro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ci /Berbacż/</text:p>
          </table:table-cell>
          <table:table-cell office:value-type="string" calcext:value-type="string">
            <text:p>Maryanna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010" calcext:value-type="float">
            <text:p>1851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alcer /Przybylski/ wyr.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Ignacy /Adamski/</text:p>
          </table:table-cell>
          <table:table-cell office:value-type="string" calcext:value-type="string">
            <text:p>Francisżka /Jęzior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103" calcext:value-type="float">
            <text:p>185111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wrzyn /Żieliński/ wyro.</text:p>
          </table:table-cell>
          <table:table-cell office:value-type="string" calcext:value-type="string">
            <text:p>Łucya</text:p>
          </table:table-cell>
          <table:table-cell office:value-type="string" calcext:value-type="string">
            <text:p>Szcżepan /Tensiński/</text:p>
          </table:table-cell>
          <table:table-cell office:value-type="string" calcext:value-type="string">
            <text:p>Jozefa /Jarosz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113" calcext:value-type="float">
            <text:p>1851111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 /Kusż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Piotr /Kusż/</text:p>
          </table:table-cell>
          <table:table-cell office:value-type="string" calcext:value-type="string">
            <text:p>Barbara /Króll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115" calcext:value-type="float">
            <text:p>1851111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chał /Przybył/ gospodarz</text:p>
          </table:table-cell>
          <table:table-cell office:value-type="string" calcext:value-type="string">
            <text:p>Jozefa /Pioterek/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117" calcext:value-type="float">
            <text:p>185111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Gaspar /Frasż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Francisżek /Makielski/</text:p>
          </table:table-cell>
          <table:table-cell office:value-type="string" calcext:value-type="string">
            <text:p>Anna /Janowi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122" calcext:value-type="float">
            <text:p>1851112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yanna /Dębnij/ służąca</text:p>
          </table:table-cell>
          <table:table-cell office:value-type="string" calcext:value-type="string">
            <text:p>Walenty /Jozwiak/</text:p>
          </table:table-cell>
          <table:table-cell office:value-type="string" calcext:value-type="string">
            <text:p>Katarzyna /Nowa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123" calcext:value-type="float">
            <text:p>18511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chał /Żawadźki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chał Kowalksi/</text:p>
          </table:table-cell>
          <table:table-cell office:value-type="string" calcext:value-type="string">
            <text:p>Magdalena /Sżymarek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124" calcext:value-type="float">
            <text:p>1851112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ichał /Dembski/ owczarz</text:p>
          </table:table-cell>
          <table:table-cell office:value-type="string" calcext:value-type="string">
            <text:p>Michalina /Bielska/</text:p>
          </table:table-cell>
          <table:table-cell office:value-type="string" calcext:value-type="string">
            <text:p>Jan /Bielski/</text:p>
          </table:table-cell>
          <table:table-cell office:value-type="string" calcext:value-type="string">
            <text:p>Maryanna /Mnich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203" calcext:value-type="float">
            <text:p>185112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dam /Mutelski/ parobek</text:p>
          </table:table-cell>
          <table:table-cell office:value-type="string" calcext:value-type="string">
            <text:p>Anastazya</text:p>
          </table:table-cell>
          <table:table-cell office:value-type="string" calcext:value-type="string">
            <text:p>Konstanty /Klawiński/</text:p>
          </table:table-cell>
          <table:table-cell office:value-type="string" calcext:value-type="string">
            <text:p>Julianna /Cżajko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206" calcext:value-type="float">
            <text:p>185112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Wojciech /Ciesiel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Wojtkowiak/</text:p>
          </table:table-cell>
          <table:table-cell office:value-type="string" calcext:value-type="string">
            <text:p>Małgorzata /Paproc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210" calcext:value-type="float">
            <text:p>1851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Tomasż /Klapecki/ wyrobn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ób /Hiska/</text:p>
          </table:table-cell>
          <table:table-cell office:value-type="string" calcext:value-type="string">
            <text:p>Katarzyna /Nowacżon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211" calcext:value-type="float">
            <text:p>1851121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Marcin /Głon/ komornik</text:p>
          </table:table-cell>
          <table:table-cell office:value-type="string" calcext:value-type="string">
            <text:p>Ludowika</text:p>
          </table:table-cell>
          <table:table-cell office:value-type="string" calcext:value-type="string">
            <text:p>Andrzyi /Głon/</text:p>
          </table:table-cell>
          <table:table-cell office:value-type="string" calcext:value-type="string">
            <text:p>Agnisżka /Lesńie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210" calcext:value-type="float">
            <text:p>185112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ozef /Żbieran/ wyr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Stanisław /Dobrzynski/</text:p>
          </table:table-cell>
          <table:table-cell office:value-type="string" calcext:value-type="string">
            <text:p>Michalena /Tefelsk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212" calcext:value-type="float">
            <text:p>185112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masż</text:p>
          </table:table-cell>
          <table:table-cell office:value-type="string" calcext:value-type="string">
            <text:p>Andrzyi /Wejszdeski/ wyr.</text:p>
          </table:table-cell>
          <table:table-cell office:value-type="string" calcext:value-type="string">
            <text:p>Maryanna /Galwas/</text:p>
          </table:table-cell>
          <table:table-cell office:value-type="string" calcext:value-type="string">
            <text:p>Jan /Galwas/</text:p>
          </table:table-cell>
          <table:table-cell office:value-type="string" calcext:value-type="string">
            <text:p>Maryanna /Galwas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222" calcext:value-type="float">
            <text:p>185112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Antoni /Koroleski/ wyr.</text:p>
          </table:table-cell>
          <table:table-cell office:value-type="string" calcext:value-type="string">
            <text:p>Michalena /Gorska/</text:p>
          </table:table-cell>
          <table:table-cell office:value-type="string" calcext:value-type="string">
            <text:p>Marcin /Koróleski/</text:p>
          </table:table-cell>
          <table:table-cell office:value-type="string" calcext:value-type="string">
            <text:p>Magdalena /Chetmaniak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0" calcext:value-type="float">
            <text:p>50</text:p>
          </table:table-cell>
          <table:table-cell office:value-type="float" office:value="18511224" calcext:value-type="float">
            <text:p>185112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Jozef /Ogrodowicz/</text:p>
          </table:table-cell>
          <table:table-cell office:value-type="string" calcext:value-type="string">
            <text:p>Maryanna /Waskoski/</text:p>
          </table:table-cell>
          <table:table-cell office:value-type="string" calcext:value-type="string">
            <text:p>Jozef /Dasyzynski/</text:p>
          </table:table-cell>
          <table:table-cell office:value-type="string" calcext:value-type="string">
            <text:p>Maryanna /Armata/</text:p>
          </table:table-cell>
          <table:table-cell table:number-columns-repeated="1014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105" calcext:value-type="float">
            <text:p>1852010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Piotr /Piokowiak/ wyrob.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Stanisław /Gorczykoski/</text:p>
          </table:table-cell>
          <table:table-cell office:value-type="string" calcext:value-type="string">
            <text:p>Maryanna /Janoska/</text:p>
          </table:table-cell>
          <table:table-cell office:value-type="float" office:value="18520102" calcext:value-type="float">
            <text:p>18520102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106" calcext:value-type="float">
            <text:p>1852010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jciech /Bykoski/ parobe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Ignacy /Adamski/</text:p>
          </table:table-cell>
          <table:table-cell office:value-type="string" calcext:value-type="string">
            <text:p>Katarzyna /Adamska/</text:p>
          </table:table-cell>
          <table:table-cell office:value-type="float" office:value="18510104" calcext:value-type="float">
            <text:p>18510104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111" calcext:value-type="float">
            <text:p>185201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ob /Cioniński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Ignacy /Żawadźki/</text:p>
          </table:table-cell>
          <table:table-cell office:value-type="string" calcext:value-type="string">
            <text:p>Wiktorya /Żawadźka/</text:p>
          </table:table-cell>
          <table:table-cell office:value-type="float" office:value="18520111" calcext:value-type="float">
            <text:p>18520111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114" calcext:value-type="float">
            <text:p>185201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masż David Jozef</text:p>
          </table:table-cell>
          <table:table-cell office:value-type="string" calcext:value-type="string">
            <text:p>Jozef dziedzic</text:p>
          </table:table-cell>
          <table:table-cell office:value-type="string" calcext:value-type="string">
            <text:p>Jozefa /Fryza/</text:p>
          </table:table-cell>
          <table:table-cell office:value-type="string" calcext:value-type="string">
            <text:p>Hilary /Retz/</text:p>
          </table:table-cell>
          <table:table-cell office:value-type="string" calcext:value-type="string">
            <text:p>Emilia /Soredyńska/</text:p>
          </table:table-cell>
          <table:table-cell office:value-type="float" office:value="18520114" calcext:value-type="float">
            <text:p>18520114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116" calcext:value-type="float">
            <text:p>1852011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lwina</text:p>
          </table:table-cell>
          <table:table-cell office:value-type="string" calcext:value-type="string">
            <text:p>Teofil /Wegner/ parobek</text:p>
          </table:table-cell>
          <table:table-cell office:value-type="string" calcext:value-type="string">
            <text:p>Michalena /Strozów/</text:p>
          </table:table-cell>
          <table:table-cell office:value-type="string" calcext:value-type="string">
            <text:p>Jozef /Stam/</text:p>
          </table:table-cell>
          <table:table-cell office:value-type="string" calcext:value-type="string">
            <text:p>Balwina /Wegner/</text:p>
          </table:table-cell>
          <table:table-cell office:value-type="float" office:value="18520116" calcext:value-type="float">
            <text:p>18520116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121" calcext:value-type="float">
            <text:p>18520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Jozef /Bogucki/ parobek</text:p>
          </table:table-cell>
          <table:table-cell office:value-type="string" calcext:value-type="string">
            <text:p>Maryanna /Rachel/</text:p>
          </table:table-cell>
          <table:table-cell office:value-type="string" calcext:value-type="string">
            <text:p>Stanisław /Gorcżak/</text:p>
          </table:table-cell>
          <table:table-cell office:value-type="string" calcext:value-type="string">
            <text:p>Anna /Woźna/</text:p>
          </table:table-cell>
          <table:table-cell office:value-type="float" office:value="18520119" calcext:value-type="float">
            <text:p>18520119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124" calcext:value-type="float">
            <text:p>1852012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Stanisław /Gorcżykoski/ komorni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ozef /Baranoski/</text:p>
          </table:table-cell>
          <table:table-cell office:value-type="string" calcext:value-type="string">
            <text:p>Anna /Lewandoska/</text:p>
          </table:table-cell>
          <table:table-cell office:value-type="float" office:value="18520119" calcext:value-type="float">
            <text:p>18520119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126" calcext:value-type="float">
            <text:p>185201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ichał /Andrzeje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Francisżek /Andrzejeski/</text:p>
          </table:table-cell>
          <table:table-cell office:value-type="string" calcext:value-type="string">
            <text:p>Anna /Piątkoska/</text:p>
          </table:table-cell>
          <table:table-cell office:value-type="float" office:value="18520125" calcext:value-type="float">
            <text:p>18520125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127" calcext:value-type="float">
            <text:p>18520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Jan /Koties/ forsżp.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Janowiak/</text:p>
          </table:table-cell>
          <table:table-cell office:value-type="string" calcext:value-type="string">
            <text:p>Maryanna /Katamejska/</text:p>
          </table:table-cell>
          <table:table-cell office:value-type="float" office:value="18520126" calcext:value-type="float">
            <text:p>18520126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128" calcext:value-type="float">
            <text:p>1852012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Jan /Pawłowicz/ komornik</text:p>
          </table:table-cell>
          <table:table-cell office:value-type="string" calcext:value-type="string">
            <text:p>Barbara /Wesotoska/</text:p>
          </table:table-cell>
          <table:table-cell office:value-type="string" calcext:value-type="string">
            <text:p>Jozef /Duchelski/</text:p>
          </table:table-cell>
          <table:table-cell office:value-type="string" calcext:value-type="string">
            <text:p>Maryanna /Głon/</text:p>
          </table:table-cell>
          <table:table-cell office:value-type="float" office:value="18520127" calcext:value-type="float">
            <text:p>18520127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130" calcext:value-type="float">
            <text:p>18520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Jan /Wirwiński/ wyrob.</text:p>
          </table:table-cell>
          <table:table-cell office:value-type="string" calcext:value-type="string">
            <text:p>Ewa /Wiśniewska/</text:p>
          </table:table-cell>
          <table:table-cell office:value-type="string" calcext:value-type="string">
            <text:p>Michał /Wądalak/</text:p>
          </table:table-cell>
          <table:table-cell office:value-type="string" calcext:value-type="string">
            <text:p>Antonina /Knaś/</text:p>
          </table:table-cell>
          <table:table-cell office:value-type="float" office:value="18520128" calcext:value-type="float">
            <text:p>18520128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131" calcext:value-type="float">
            <text:p>185201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Cżarnecki/ wyrob.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akób /Cżarnecki/</text:p>
          </table:table-cell>
          <table:table-cell office:value-type="string" calcext:value-type="string">
            <text:p>Katarzyna /Rozołochoska/</text:p>
          </table:table-cell>
          <table:table-cell office:value-type="float" office:value="18520130" calcext:value-type="float">
            <text:p>18520130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131" calcext:value-type="float">
            <text:p>185201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Andrzyi /Janowiak/ owczarz</text:p>
          </table:table-cell>
          <table:table-cell office:value-type="string" calcext:value-type="string">
            <text:p>Maryanna /Kusż/</text:p>
          </table:table-cell>
          <table:table-cell office:value-type="string" calcext:value-type="string">
            <text:p>Maci /Sżcżechoski/</text:p>
          </table:table-cell>
          <table:table-cell office:value-type="string" calcext:value-type="string">
            <text:p>Agnisżka /Kusż/</text:p>
          </table:table-cell>
          <table:table-cell office:value-type="float" office:value="18520130" calcext:value-type="float">
            <text:p>18520130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212" calcext:value-type="float">
            <text:p>185202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Kazmierz /Fydrych/ parobek</text:p>
          </table:table-cell>
          <table:table-cell office:value-type="string" calcext:value-type="string">
            <text:p>Jozefa /Komasów/</text:p>
          </table:table-cell>
          <table:table-cell office:value-type="string" calcext:value-type="string">
            <text:p>Maci /Jankiewicż/</text:p>
          </table:table-cell>
          <table:table-cell office:value-type="string" calcext:value-type="string">
            <text:p>Jozefa /Fydrych/</text:p>
          </table:table-cell>
          <table:table-cell office:value-type="float" office:value="18520209" calcext:value-type="float">
            <text:p>18520209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219" calcext:value-type="float">
            <text:p>185202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oyciech /Żieliński/ wyrobnik</text:p>
          </table:table-cell>
          <table:table-cell office:value-type="string" calcext:value-type="string">
            <text:p>Maryanna /Bykoska/</text:p>
          </table:table-cell>
          <table:table-cell office:value-type="string" calcext:value-type="string">
            <text:p>Ignacy /Adamski/</text:p>
          </table:table-cell>
          <table:table-cell office:value-type="string" calcext:value-type="string">
            <text:p>Katarzyna /Wiecżorek/</text:p>
          </table:table-cell>
          <table:table-cell office:value-type="float" office:value="18520202" calcext:value-type="float">
            <text:p>18520202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222" calcext:value-type="float">
            <text:p>18520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i</text:p>
          </table:table-cell>
          <table:table-cell office:value-type="string" calcext:value-type="string">
            <text:p>Tomasż /Gapski/ komornik</text:p>
          </table:table-cell>
          <table:table-cell office:value-type="string" calcext:value-type="string">
            <text:p>Francisżka /Kacżmarkiewicż/</text:p>
          </table:table-cell>
          <table:table-cell office:value-type="string" calcext:value-type="string">
            <text:p>Michał /Gołęsiński/</text:p>
          </table:table-cell>
          <table:table-cell office:value-type="string" calcext:value-type="string">
            <text:p>Maryanna /Wyrwinska/</text:p>
          </table:table-cell>
          <table:table-cell office:value-type="float" office:value="18520214" calcext:value-type="float">
            <text:p>18520214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222" calcext:value-type="float">
            <text:p>185202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Francisżek /Mukielski/ kowal</text:p>
          </table:table-cell>
          <table:table-cell office:value-type="string" calcext:value-type="string">
            <text:p>Żuzanna /Grubich/</text:p>
          </table:table-cell>
          <table:table-cell office:value-type="string" calcext:value-type="string">
            <text:p>Jozef /Duchelski/</text:p>
          </table:table-cell>
          <table:table-cell office:value-type="string" calcext:value-type="string">
            <text:p>Felisa /Koniecżka/</text:p>
          </table:table-cell>
          <table:table-cell office:value-type="float" office:value="18520218" calcext:value-type="float">
            <text:p>18520218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223" calcext:value-type="float">
            <text:p>185202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lb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Konstancya /Chetmaniak/ służąca</text:p>
          </table:table-cell>
          <table:table-cell office:value-type="string" calcext:value-type="string">
            <text:p>Jan /Boróski/</text:p>
          </table:table-cell>
          <table:table-cell office:value-type="string" calcext:value-type="string">
            <text:p>Rozalia /Wegner/</text:p>
          </table:table-cell>
          <table:table-cell office:value-type="float" office:value="18520213" calcext:value-type="float">
            <text:p>18520213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224" calcext:value-type="float">
            <text:p>1852022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kob /Wiecżorek/ gospodarz</text:p>
          </table:table-cell>
          <table:table-cell office:value-type="string" calcext:value-type="string">
            <text:p>Katarzyna /Stachowiak/</text:p>
          </table:table-cell>
          <table:table-cell office:value-type="string" calcext:value-type="string">
            <text:p>Wojciech /Żieliński/</text:p>
          </table:table-cell>
          <table:table-cell office:value-type="string" calcext:value-type="string">
            <text:p>Anna /Adamska/</text:p>
          </table:table-cell>
          <table:table-cell office:value-type="float" office:value="18520220" calcext:value-type="float">
            <text:p>18520220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226" calcext:value-type="float">
            <text:p>1852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ł /Pilarcżyk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Łukasż /Andrzejeski/</text:p>
          </table:table-cell>
          <table:table-cell office:value-type="string" calcext:value-type="string">
            <text:p>Maryanna /Kacżor/</text:p>
          </table:table-cell>
          <table:table-cell office:value-type="float" office:value="18520225" calcext:value-type="float">
            <text:p>18520225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302" calcext:value-type="float">
            <text:p>1852030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sander Stanisław</text:p>
          </table:table-cell>
          <table:table-cell office:value-type="string" calcext:value-type="string">
            <text:p>Jan /Dobrzyn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teusż /Kacżor/</text:p>
          </table:table-cell>
          <table:table-cell office:value-type="string" calcext:value-type="string">
            <text:p>Maryanna /Dolesżynska/</text:p>
          </table:table-cell>
          <table:table-cell office:value-type="float" office:value="18520302" calcext:value-type="float">
            <text:p>18520302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303" calcext:value-type="float">
            <text:p>1852030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Piotr /Łukomski/ komornik</text:p>
          </table:table-cell>
          <table:table-cell office:value-type="string" calcext:value-type="string">
            <text:p>Chelena</text:p>
          </table:table-cell>
          <table:table-cell office:value-type="string" calcext:value-type="string">
            <text:p>Tomasż /Duman/</text:p>
          </table:table-cell>
          <table:table-cell office:value-type="string" calcext:value-type="string">
            <text:p>Małgorzata /Malicka/</text:p>
          </table:table-cell>
          <table:table-cell office:value-type="float" office:value="18520303" calcext:value-type="float">
            <text:p>18520303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308" calcext:value-type="float">
            <text:p>185203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Weśnieski/ wyrob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n /Boroski/</text:p>
          </table:table-cell>
          <table:table-cell office:value-type="string" calcext:value-type="string">
            <text:p>Ludowika /Głonka/</text:p>
          </table:table-cell>
          <table:table-cell office:value-type="float" office:value="18520306" calcext:value-type="float">
            <text:p>18520306</text:p>
          </table:table-cell>
          <table:table-cell office:value-type="string" calcext:value-type="string">
            <text:p>wyrobnik = roustabout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310" calcext:value-type="float">
            <text:p>185203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kob /Kolassa/ parobek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Stanisław /Dobrzynski/</text:p>
          </table:table-cell>
          <table:table-cell office:value-type="string" calcext:value-type="string">
            <text:p>Żofia /Pawłowicż/</text:p>
          </table:table-cell>
          <table:table-cell office:value-type="float" office:value="18520309" calcext:value-type="float">
            <text:p>18520309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314" calcext:value-type="float">
            <text:p>1852031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ncenty /Okonieski/ gospodarz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kób /Przybył/</text:p>
          </table:table-cell>
          <table:table-cell office:value-type="string" calcext:value-type="string">
            <text:p>Antonina /Saskoska/</text:p>
          </table:table-cell>
          <table:table-cell office:value-type="float" office:value="18520313" calcext:value-type="float">
            <text:p>18520313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325" calcext:value-type="float">
            <text:p>185203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 Theophilus</text:p>
          </table:table-cell>
          <table:table-cell office:value-type="string" calcext:value-type="string">
            <text:p>Jozef /Dabecki/ młynarz</text:p>
          </table:table-cell>
          <table:table-cell office:value-type="string" calcext:value-type="string">
            <text:p>Konstancia /Łowiak/</text:p>
          </table:table-cell>
          <table:table-cell office:value-type="string" calcext:value-type="string">
            <text:p>Gaspar /Żdiarski/</text:p>
          </table:table-cell>
          <table:table-cell office:value-type="string" calcext:value-type="string">
            <text:p>Maryanna /Żdiarska/</text:p>
          </table:table-cell>
          <table:table-cell office:value-type="float" office:value="18520318" calcext:value-type="float">
            <text:p>18520318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329" calcext:value-type="float">
            <text:p>1852032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Michał /Przybył/ gospodarz</text:p>
          </table:table-cell>
          <table:table-cell office:value-type="string" calcext:value-type="string">
            <text:p>Jozefa /Pioterek/</text:p>
          </table:table-cell>
          <table:table-cell office:value-type="string" calcext:value-type="string">
            <text:p>Marcin /Pioterek/</text:p>
          </table:table-cell>
          <table:table-cell office:value-type="string" calcext:value-type="string">
            <text:p>Katarzyna /Woźna/</text:p>
          </table:table-cell>
          <table:table-cell office:value-type="float" office:value="18520329" calcext:value-type="float">
            <text:p>18520329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401" calcext:value-type="float">
            <text:p>1852040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Stanisław /Michalski/</text:p>
          </table:table-cell>
          <table:table-cell office:value-type="string" calcext:value-type="string">
            <text:p>Maryanna /Hyska/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407" calcext:value-type="float">
            <text:p>1852040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Francisżek /Woźny/ wyrobni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Marcin /Knaś/</text:p>
          </table:table-cell>
          <table:table-cell office:value-type="string" calcext:value-type="string">
            <text:p>Maryanna /Woźna/</text:p>
          </table:table-cell>
          <table:table-cell office:value-type="float" office:value="18520406" calcext:value-type="float">
            <text:p>18520406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419" calcext:value-type="float">
            <text:p>185204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Walenty /Komassa/ parobek</text:p>
          </table:table-cell>
          <table:table-cell office:value-type="string" calcext:value-type="string">
            <text:p>Łucya</text:p>
          </table:table-cell>
          <table:table-cell office:value-type="string" calcext:value-type="string">
            <text:p>Wojciech /Ciesielski/</text:p>
          </table:table-cell>
          <table:table-cell office:value-type="string" calcext:value-type="string">
            <text:p>Katarzyna /Brzeżinska/</text:p>
          </table:table-cell>
          <table:table-cell office:value-type="float" office:value="18520416" calcext:value-type="float">
            <text:p>18520416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419" calcext:value-type="float">
            <text:p>185204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Tomasż /Sobisiak/ parobek</text:p>
          </table:table-cell>
          <table:table-cell office:value-type="string" calcext:value-type="string">
            <text:p>Anna /Hiska/</text:p>
          </table:table-cell>
          <table:table-cell office:value-type="string" calcext:value-type="string">
            <text:p>Walenty /Bielski/</text:p>
          </table:table-cell>
          <table:table-cell office:value-type="string" calcext:value-type="string">
            <text:p>Konstancya /Klinska/</text:p>
          </table:table-cell>
          <table:table-cell office:value-type="float" office:value="18520418" calcext:value-type="float">
            <text:p>18520418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429" calcext:value-type="float">
            <text:p>18520429</text:p>
          </table:table-cell>
          <table:table-cell office:value-type="string" calcext:value-type="string">
            <text:p>Ustasż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Andrzyi /Pochejski/ komornik</text:p>
          </table:table-cell>
          <table:table-cell office:value-type="string" calcext:value-type="string">
            <text:p>Katarzyna /Kusż/</text:p>
          </table:table-cell>
          <table:table-cell office:value-type="string" calcext:value-type="string">
            <text:p>Jan /Kolasa/</text:p>
          </table:table-cell>
          <table:table-cell office:value-type="string" calcext:value-type="string">
            <text:p>Żuzanna /Przybyła/</text:p>
          </table:table-cell>
          <table:table-cell office:value-type="float" office:value="18520427" calcext:value-type="float">
            <text:p>18520427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429" calcext:value-type="float">
            <text:p>185204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Marcin /Armata/ gospodarz</text:p>
          </table:table-cell>
          <table:table-cell office:value-type="string" calcext:value-type="string">
            <text:p>Maryanna /Ulatoska/</text:p>
          </table:table-cell>
          <table:table-cell office:value-type="string" calcext:value-type="string">
            <text:p>Francisżek /Ulatoski/</text:p>
          </table:table-cell>
          <table:table-cell office:value-type="string" calcext:value-type="string">
            <text:p>Magdalena /Armata/</text:p>
          </table:table-cell>
          <table:table-cell office:value-type="float" office:value="18520428" calcext:value-type="float">
            <text:p>18520428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5" calcext:value-type="float">
            <text:p>55</text:p>
          </table:table-cell>
          <table:table-cell office:value-type="float" office:value="18520215" calcext:value-type="float">
            <text:p>185202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Stanisław /Ożinski/ kowal</text:p>
          </table:table-cell>
          <table:table-cell office:value-type="string" calcext:value-type="string">
            <text:p>Maryanna</text:p>
          </table:table-cell>
          <table:table-cell table:number-columns-repeated="1016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429" calcext:value-type="float">
            <text:p>185204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rancisżek /Żiolkoski/ parobe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aról /Łomżynski/</text:p>
          </table:table-cell>
          <table:table-cell office:value-type="string" calcext:value-type="string">
            <text:p>Maryanna /Kazmierska/</text:p>
          </table:table-cell>
          <table:table-cell office:value-type="float" office:value="18520427" calcext:value-type="float">
            <text:p>18520427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429" calcext:value-type="float">
            <text:p>185204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ojciech /Dębski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Łukasż /Andrzejeski/</text:p>
          </table:table-cell>
          <table:table-cell office:value-type="string" calcext:value-type="string">
            <text:p>Anna /Dębska/</text:p>
          </table:table-cell>
          <table:table-cell office:value-type="float" office:value="18520428" calcext:value-type="float">
            <text:p>18520428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528" calcext:value-type="float">
            <text:p>1852052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ojciech komornik</text:p>
          </table:table-cell>
          <table:table-cell office:value-type="string" calcext:value-type="string">
            <text:p>Maryanna /Żeska/</text:p>
          </table:table-cell>
          <table:table-cell office:value-type="string" calcext:value-type="string">
            <text:p>Andrzyi /Matusziak/</text:p>
          </table:table-cell>
          <table:table-cell office:value-type="string" calcext:value-type="string">
            <text:p>Agnisżka /Krysztofiak/</text:p>
          </table:table-cell>
          <table:table-cell office:value-type="float" office:value="18520503" calcext:value-type="float">
            <text:p>18520503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529" calcext:value-type="float">
            <text:p>185205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orent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Barbara /Rejmont/ służąca</text:p>
          </table:table-cell>
          <table:table-cell office:value-type="string" calcext:value-type="string">
            <text:p>Bogusław /Ferst/</text:p>
          </table:table-cell>
          <table:table-cell office:value-type="string" calcext:value-type="string">
            <text:p>Ludowika /Masżkowna/</text:p>
          </table:table-cell>
          <table:table-cell office:value-type="float" office:value="18520512" calcext:value-type="float">
            <text:p>18520512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529" calcext:value-type="float">
            <text:p>185205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Teofil /Ferst/ komornik</text:p>
          </table:table-cell>
          <table:table-cell office:value-type="string" calcext:value-type="string">
            <text:p>Rozalia /Sobierojska/</text:p>
          </table:table-cell>
          <table:table-cell office:value-type="string" calcext:value-type="string">
            <text:p>Antoni /Wyrnoski/</text:p>
          </table:table-cell>
          <table:table-cell office:value-type="string" calcext:value-type="string">
            <text:p>Jozefa /Sobierojska/</text:p>
          </table:table-cell>
          <table:table-cell office:value-type="float" office:value="18520512" calcext:value-type="float">
            <text:p>18520512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529" calcext:value-type="float">
            <text:p>185205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akób /Sżafrański/ wyrobnik</text:p>
          </table:table-cell>
          <table:table-cell office:value-type="string" calcext:value-type="string">
            <text:p>Balwina /Dusżynska/</text:p>
          </table:table-cell>
          <table:table-cell office:value-type="string" calcext:value-type="string">
            <text:p>Sżymon /Sżafrański/</text:p>
          </table:table-cell>
          <table:table-cell office:value-type="string" calcext:value-type="string">
            <text:p>Łucya /Dusżynska/</text:p>
          </table:table-cell>
          <table:table-cell office:value-type="float" office:value="18520514" calcext:value-type="float">
            <text:p>18520514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530" calcext:value-type="float">
            <text:p>1852053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y</text:p>
          </table:table-cell>
          <table:table-cell office:value-type="string" calcext:value-type="string">
            <text:p>Ignaci /Adamski/ gospod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ł /Sżymarek/</text:p>
          </table:table-cell>
          <table:table-cell office:value-type="string" calcext:value-type="string">
            <text:p>Magdalena /Rochowiak/</text:p>
          </table:table-cell>
          <table:table-cell office:value-type="float" office:value="18520526" calcext:value-type="float">
            <text:p>18520526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531" calcext:value-type="float">
            <text:p>185205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Katarzyna /Mercżynska/ służąca</text:p>
          </table:table-cell>
          <table:table-cell office:value-type="string" calcext:value-type="string">
            <text:p>Michał /Dobrzyński/</text:p>
          </table:table-cell>
          <table:table-cell office:value-type="string" calcext:value-type="string">
            <text:p>Jozefa /Kusnierz/</text:p>
          </table:table-cell>
          <table:table-cell office:value-type="float" office:value="18520527" calcext:value-type="float">
            <text:p>18520527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610" calcext:value-type="float">
            <text:p>185206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ób</text:p>
          </table:table-cell>
          <table:table-cell office:value-type="string" calcext:value-type="string">
            <text:p>Stanisław /Frasż/ wyrobnik</text:p>
          </table:table-cell>
          <table:table-cell office:value-type="string" calcext:value-type="string">
            <text:p>Małgorzata /Głon/</text:p>
          </table:table-cell>
          <table:table-cell office:value-type="string" calcext:value-type="string">
            <text:p>Francisżek /Makielski/</text:p>
          </table:table-cell>
          <table:table-cell office:value-type="string" calcext:value-type="string">
            <text:p>Magdalena /Rochowiak/</text:p>
          </table:table-cell>
          <table:table-cell office:value-type="float" office:value="18520603" calcext:value-type="float">
            <text:p>18520603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710" calcext:value-type="float">
            <text:p>185207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Wojciech /Ulatoski/ wyrobnik</text:p>
          </table:table-cell>
          <table:table-cell office:value-type="string" calcext:value-type="string">
            <text:p>Ewa /Korbal/</text:p>
          </table:table-cell>
          <table:table-cell office:value-type="string" calcext:value-type="string">
            <text:p>Sżymon /Gularski/</text:p>
          </table:table-cell>
          <table:table-cell office:value-type="string" calcext:value-type="string">
            <text:p>Maryanna /Teresinska/</text:p>
          </table:table-cell>
          <table:table-cell office:value-type="float" office:value="18520701" calcext:value-type="float">
            <text:p>18520701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712" calcext:value-type="float">
            <text:p>1852071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Jan /Borucki/ parobek</text:p>
          </table:table-cell>
          <table:table-cell office:value-type="string" calcext:value-type="string">
            <text:p>Zuzanna /Krakoska/</text:p>
          </table:table-cell>
          <table:table-cell office:value-type="string" calcext:value-type="string">
            <text:p>Jozef /Duchelski/</text:p>
          </table:table-cell>
          <table:table-cell office:value-type="string" calcext:value-type="string">
            <text:p>Jozefa /Marcińkoska/</text:p>
          </table:table-cell>
          <table:table-cell office:value-type="float" office:value="18520701" calcext:value-type="float">
            <text:p>18520701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710" calcext:value-type="float">
            <text:p>185207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kób /Krysżtofiak/ wyrob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ł /Putcżyński/</text:p>
          </table:table-cell>
          <table:table-cell office:value-type="string" calcext:value-type="string">
            <text:p>Katarzyna /Przechnoska/</text:p>
          </table:table-cell>
          <table:table-cell office:value-type="float" office:value="18520706" calcext:value-type="float">
            <text:p>18520706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710" calcext:value-type="float">
            <text:p>1852071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łgorzata</text:p>
          </table:table-cell>
          <table:table-cell office:value-type="string" calcext:value-type="string">
            <text:p>Michał /Mnichoski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Tomasż /Kacżoroski/</text:p>
          </table:table-cell>
          <table:table-cell office:value-type="string" calcext:value-type="string">
            <text:p>Agnisżka /Mnich/</text:p>
          </table:table-cell>
          <table:table-cell office:value-type="float" office:value="18520708" calcext:value-type="float">
            <text:p>18520708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711" calcext:value-type="float">
            <text:p>1852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Wawrzyn /Wisnieski/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Śzcżepan /Lanfer/</text:p>
          </table:table-cell>
          <table:table-cell office:value-type="string" calcext:value-type="string">
            <text:p>Francisżka /Gapska/</text:p>
          </table:table-cell>
          <table:table-cell office:value-type="float" office:value="18520708" calcext:value-type="float">
            <text:p>18520708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711" calcext:value-type="float">
            <text:p>185207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y</text:p>
          </table:table-cell>
          <table:table-cell office:value-type="string" calcext:value-type="string">
            <text:p>Andrzyi /Śżafrański/ komornik</text:p>
          </table:table-cell>
          <table:table-cell office:value-type="string" calcext:value-type="string">
            <text:p>Michalena /Diesżynska/</text:p>
          </table:table-cell>
          <table:table-cell office:value-type="string" calcext:value-type="string">
            <text:p>Andrzyi /Rytter/</text:p>
          </table:table-cell>
          <table:table-cell office:value-type="string" calcext:value-type="string">
            <text:p>Balwina /Śżafranska/</text:p>
          </table:table-cell>
          <table:table-cell office:value-type="float" office:value="18520708" calcext:value-type="float">
            <text:p>18520708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718" calcext:value-type="float">
            <text:p>185207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Gołębieski/ wyrobnik</text:p>
          </table:table-cell>
          <table:table-cell office:value-type="string" calcext:value-type="string">
            <text:p>Magdalena /Wożna/</text:p>
          </table:table-cell>
          <table:table-cell office:value-type="string" calcext:value-type="string">
            <text:p>Michał /Wądołek/</text:p>
          </table:table-cell>
          <table:table-cell office:value-type="string" calcext:value-type="string">
            <text:p>Maryanna /Wyrwinska/</text:p>
          </table:table-cell>
          <table:table-cell office:value-type="float" office:value="18520713" calcext:value-type="float">
            <text:p>18520713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725" calcext:value-type="float">
            <text:p>1852072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n /Swidak/</text:p>
          </table:table-cell>
          <table:table-cell office:value-type="string" calcext:value-type="string">
            <text:p>Maryanna /Olsżeska/</text:p>
          </table:table-cell>
          <table:table-cell office:value-type="string" calcext:value-type="string">
            <text:p>Kazmierz /Paproski/</text:p>
          </table:table-cell>
          <table:table-cell office:value-type="string" calcext:value-type="string">
            <text:p>Elzbieta /Wachowiak/</text:p>
          </table:table-cell>
          <table:table-cell office:value-type="float" office:value="18520717" calcext:value-type="float">
            <text:p>18520717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725" calcext:value-type="float">
            <text:p>1852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Ignacy /Mnichówski/</text:p>
          </table:table-cell>
          <table:table-cell office:value-type="string" calcext:value-type="string">
            <text:p>Maryanna /Nadolny/</text:p>
          </table:table-cell>
          <table:table-cell office:value-type="string" calcext:value-type="string">
            <text:p>Tomasż /Kacżor/</text:p>
          </table:table-cell>
          <table:table-cell office:value-type="string" calcext:value-type="string">
            <text:p>Maryanna /Mnichoska/</text:p>
          </table:table-cell>
          <table:table-cell office:value-type="float" office:value="18520720" calcext:value-type="float">
            <text:p>18520720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727" calcext:value-type="float">
            <text:p>185207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Ignacy /Mnichoski/ gospodarz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Tomasż /Kacżoroski/</text:p>
          </table:table-cell>
          <table:table-cell office:value-type="string" calcext:value-type="string">
            <text:p>Maryanna /Mnich/</text:p>
          </table:table-cell>
          <table:table-cell office:value-type="float" office:value="18520725" calcext:value-type="float">
            <text:p>18520725</text:p>
          </table:table-cell>
          <table:table-cell office:value-type="string" calcext:value-type="string">
            <text:p>duplicate?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727" calcext:value-type="float">
            <text:p>185207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kób</text:p>
          </table:table-cell>
          <table:table-cell office:value-type="string" calcext:value-type="string">
            <text:p>Andrzyi /Rochowski/</text:p>
          </table:table-cell>
          <table:table-cell office:value-type="string" calcext:value-type="string">
            <text:p>Magdalena /Głon/</text:p>
          </table:table-cell>
          <table:table-cell office:value-type="string" calcext:value-type="string">
            <text:p>Sżymon /Głon/</text:p>
          </table:table-cell>
          <table:table-cell office:value-type="string" calcext:value-type="string">
            <text:p>Maryanna /Rochowiak/</text:p>
          </table:table-cell>
          <table:table-cell office:value-type="float" office:value="18520723" calcext:value-type="float">
            <text:p>18520723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728" calcext:value-type="float">
            <text:p>185207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ł /Rzyski/ wyrob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ł /Wądolek/</text:p>
          </table:table-cell>
          <table:table-cell office:value-type="string" calcext:value-type="string">
            <text:p>Anna /Rzyska/</text:p>
          </table:table-cell>
          <table:table-cell office:value-type="float" office:value="18520727" calcext:value-type="float">
            <text:p>18520727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728" calcext:value-type="float">
            <text:p>1852072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ci /Jozwiak/ komornik</text:p>
          </table:table-cell>
          <table:table-cell office:value-type="string" calcext:value-type="string">
            <text:p>Katarzyna /Szcżechoska/</text:p>
          </table:table-cell>
          <table:table-cell office:value-type="string" calcext:value-type="string">
            <text:p>Ignacy /Byk/</text:p>
          </table:table-cell>
          <table:table-cell office:value-type="string" calcext:value-type="string">
            <text:p>Barbara /Pioterek/</text:p>
          </table:table-cell>
          <table:table-cell office:value-type="float" office:value="18520728" calcext:value-type="float">
            <text:p>18520728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731" calcext:value-type="float">
            <text:p>185207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Michał /Kozłoski/</text:p>
          </table:table-cell>
          <table:table-cell office:value-type="string" calcext:value-type="string">
            <text:p>Rozalia /Beńkoska/</text:p>
          </table:table-cell>
          <table:table-cell office:value-type="string" calcext:value-type="string">
            <text:p>Piotr /Kornet/</text:p>
          </table:table-cell>
          <table:table-cell office:value-type="string" calcext:value-type="string">
            <text:p>magdalena /Śżymarek/</text:p>
          </table:table-cell>
          <table:table-cell office:value-type="float" office:value="18520730" calcext:value-type="float">
            <text:p>18520730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818" calcext:value-type="float">
            <text:p>185208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Bogusław /Ferszter/ fornal</text:p>
          </table:table-cell>
          <table:table-cell office:value-type="string" calcext:value-type="string">
            <text:p>Agniszka</text:p>
          </table:table-cell>
          <table:table-cell office:value-type="string" calcext:value-type="string">
            <text:p>Walenty /Kwasinski/</text:p>
          </table:table-cell>
          <table:table-cell office:value-type="string" calcext:value-type="string">
            <text:p>Konstancya /Klunoska/</text:p>
          </table:table-cell>
          <table:table-cell office:value-type="float" office:value="18520815" calcext:value-type="float">
            <text:p>18520815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825" calcext:value-type="float">
            <text:p>185208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ław Antoni</text:p>
          </table:table-cell>
          <table:table-cell office:value-type="string" calcext:value-type="string">
            <text:p>Mateusż /Kacżanoski/ ekonom</text:p>
          </table:table-cell>
          <table:table-cell office:value-type="string" calcext:value-type="string">
            <text:p>Francisżka /Jesionoska/</text:p>
          </table:table-cell>
          <table:table-cell office:value-type="string" calcext:value-type="string">
            <text:p>Alesander /Dalesżynski/</text:p>
          </table:table-cell>
          <table:table-cell office:value-type="string" calcext:value-type="string">
            <text:p>Leonora /Markiewicż/</text:p>
          </table:table-cell>
          <table:table-cell office:value-type="float" office:value="18520825" calcext:value-type="float">
            <text:p>18520825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825" calcext:value-type="float">
            <text:p>185208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Andrzyi /Brzeziński/ parobek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lomi /Sżulcżeski/</text:p>
          </table:table-cell>
          <table:table-cell office:value-type="string" calcext:value-type="string">
            <text:p>Michalena /Tefelska/</text:p>
          </table:table-cell>
          <table:table-cell office:value-type="float" office:value="18520822" calcext:value-type="float">
            <text:p>18520822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828" calcext:value-type="float">
            <text:p>185208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an /Głon/ komor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Sżymon /Głon/</text:p>
          </table:table-cell>
          <table:table-cell office:value-type="string" calcext:value-type="string">
            <text:p>Jozefa /Jarocka/</text:p>
          </table:table-cell>
          <table:table-cell office:value-type="float" office:value="18520826" calcext:value-type="float">
            <text:p>18520826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829" calcext:value-type="float">
            <text:p>1852082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Tomasż /Kacżoroski/ szewe.</text:p>
          </table:table-cell>
          <table:table-cell office:value-type="string" calcext:value-type="string">
            <text:p>Jozefa /Mnich/</text:p>
          </table:table-cell>
          <table:table-cell office:value-type="string" calcext:value-type="string">
            <text:p>Konstanty /Klawiński/</text:p>
          </table:table-cell>
          <table:table-cell office:value-type="string" calcext:value-type="string">
            <text:p>Maryanna /Mnich/</text:p>
          </table:table-cell>
          <table:table-cell office:value-type="float" office:value="18520829" calcext:value-type="float">
            <text:p>18520829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830" calcext:value-type="float">
            <text:p>1852083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iya</text:p>
          </table:table-cell>
          <table:table-cell office:value-type="string" calcext:value-type="string">
            <text:p>Stanisław /Cżajkoski/ gospodarz</text:p>
          </table:table-cell>
          <table:table-cell office:value-type="string" calcext:value-type="string">
            <text:p>Joanna /Krygier/</text:p>
          </table:table-cell>
          <table:table-cell office:value-type="string" calcext:value-type="string">
            <text:p>Antoni /Jardonoski/</text:p>
          </table:table-cell>
          <table:table-cell office:value-type="string" calcext:value-type="string">
            <text:p>Katarzyna /Lipińska/</text:p>
          </table:table-cell>
          <table:table-cell office:value-type="float" office:value="18520830" calcext:value-type="float">
            <text:p>18520830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912" calcext:value-type="float">
            <text:p>1852091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Jozef /Kusż/ gospodarz</text:p>
          </table:table-cell>
          <table:table-cell office:value-type="string" calcext:value-type="string">
            <text:p>Małgorzata /Okonieska/</text:p>
          </table:table-cell>
          <table:table-cell office:value-type="string" calcext:value-type="string">
            <text:p>Frańcisżek /Sżulcżeski/</text:p>
          </table:table-cell>
          <table:table-cell office:value-type="string" calcext:value-type="string">
            <text:p>Jozefa /Rahowiak/</text:p>
          </table:table-cell>
          <table:table-cell office:value-type="float" office:value="18520901" calcext:value-type="float">
            <text:p>18520901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913" calcext:value-type="float">
            <text:p>185209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Walenty /Szcżuhoski/ gospodarz</text:p>
          </table:table-cell>
          <table:table-cell office:value-type="string" calcext:value-type="string">
            <text:p>Katarzyna /Nowak/</text:p>
          </table:table-cell>
          <table:table-cell office:value-type="string" calcext:value-type="string">
            <text:p>Walenty /Mnich/</text:p>
          </table:table-cell>
          <table:table-cell office:value-type="string" calcext:value-type="string">
            <text:p>Anna /Dobrzynska/</text:p>
          </table:table-cell>
          <table:table-cell office:value-type="float" office:value="18520901" calcext:value-type="float">
            <text:p>18520901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915" calcext:value-type="float">
            <text:p>185209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Michał /Gwid/ gospodarz</text:p>
          </table:table-cell>
          <table:table-cell office:value-type="string" calcext:value-type="string">
            <text:p>Maryanna /Gesrolów/</text:p>
          </table:table-cell>
          <table:table-cell office:value-type="string" calcext:value-type="string">
            <text:p>Piotr /Tefelski/</text:p>
          </table:table-cell>
          <table:table-cell office:value-type="string" calcext:value-type="string">
            <text:p>Chelena /Łukomska/</text:p>
          </table:table-cell>
          <table:table-cell office:value-type="float" office:value="18520913" calcext:value-type="float">
            <text:p>18520913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920" calcext:value-type="float">
            <text:p>185209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Michał /Jaworski/ gospodarz</text:p>
          </table:table-cell>
          <table:table-cell office:value-type="string" calcext:value-type="string">
            <text:p>Maryanna /Nagańska/</text:p>
          </table:table-cell>
          <table:table-cell office:value-type="string" calcext:value-type="string">
            <text:p>Adam /Jaworski/</text:p>
          </table:table-cell>
          <table:table-cell office:value-type="string" calcext:value-type="string">
            <text:p>Anna /Bieganska/</text:p>
          </table:table-cell>
          <table:table-cell office:value-type="float" office:value="18520917" calcext:value-type="float">
            <text:p>18520917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6" calcext:value-type="float">
            <text:p>56</text:p>
          </table:table-cell>
          <table:table-cell office:value-type="float" office:value="18520921" calcext:value-type="float">
            <text:p>185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Paułowski/ gospodarz</text:p>
          </table:table-cell>
          <table:table-cell office:value-type="string" calcext:value-type="string">
            <text:p>Antonina /Oerzeska/</text:p>
          </table:table-cell>
          <table:table-cell office:value-type="string" calcext:value-type="string">
            <text:p>Michał /Bednar/</text:p>
          </table:table-cell>
          <table:table-cell office:value-type="string" calcext:value-type="string">
            <text:p>Jozefa /Jorazeska/</text:p>
          </table:table-cell>
          <table:table-cell office:value-type="float" office:value="18520917" calcext:value-type="float">
            <text:p>18520917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026" calcext:value-type="float">
            <text:p>185210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Andrzejeski/ gospodarz</text:p>
          </table:table-cell>
          <table:table-cell office:value-type="string" calcext:value-type="string">
            <text:p>Maryanna /Malak/</text:p>
          </table:table-cell>
          <table:table-cell office:value-type="string" calcext:value-type="string">
            <text:p>Maci /Malak/</text:p>
          </table:table-cell>
          <table:table-cell office:value-type="string" calcext:value-type="string">
            <text:p>Maryanna /Żielinska/</text:p>
          </table:table-cell>
          <table:table-cell office:value-type="float" office:value="18521022" calcext:value-type="float">
            <text:p>18521022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026" calcext:value-type="float">
            <text:p>185210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Walenty /Jozwiak/ wyrobnik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Stanisław /Markiewicż/</text:p>
          </table:table-cell>
          <table:table-cell office:value-type="string" calcext:value-type="string">
            <text:p>Weronika /Markiewicż/</text:p>
          </table:table-cell>
          <table:table-cell office:value-type="float" office:value="18521022" calcext:value-type="float">
            <text:p>18521022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027" calcext:value-type="float">
            <text:p>185210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arol /Łomzynski/ wyrobnik</text:p>
          </table:table-cell>
          <table:table-cell office:value-type="string" calcext:value-type="string">
            <text:p>Maryanna /Bujarska/</text:p>
          </table:table-cell>
          <table:table-cell office:value-type="string" calcext:value-type="string">
            <text:p>Antoni /Bujarski/</text:p>
          </table:table-cell>
          <table:table-cell office:value-type="string" calcext:value-type="string">
            <text:p>Katarzyna /Woźna/</text:p>
          </table:table-cell>
          <table:table-cell office:value-type="float" office:value="18521024" calcext:value-type="float">
            <text:p>18521024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027" calcext:value-type="float">
            <text:p>1852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arcin /Kosoliski/ parobek</text:p>
          </table:table-cell>
          <table:table-cell office:value-type="string" calcext:value-type="string">
            <text:p>Jadwiga /Saszów/</text:p>
          </table:table-cell>
          <table:table-cell office:value-type="string" calcext:value-type="string">
            <text:p>Francisżek /Magiński/</text:p>
          </table:table-cell>
          <table:table-cell office:value-type="string" calcext:value-type="string">
            <text:p>Anna /Dobrzynska/</text:p>
          </table:table-cell>
          <table:table-cell office:value-type="float" office:value="18521025" calcext:value-type="float">
            <text:p>18521025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027" calcext:value-type="float">
            <text:p>1852102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ńcisżka</text:p>
          </table:table-cell>
          <table:table-cell office:value-type="string" calcext:value-type="string">
            <text:p>Jan /Bielski/ wyrobnik</text:p>
          </table:table-cell>
          <table:table-cell office:value-type="string" calcext:value-type="string">
            <text:p>Maryanna /Gwid/</text:p>
          </table:table-cell>
          <table:table-cell office:value-type="string" calcext:value-type="string">
            <text:p>Walenty /Kwasnieski/</text:p>
          </table:table-cell>
          <table:table-cell office:value-type="string" calcext:value-type="string">
            <text:p>Francisżka /Gwid/</text:p>
          </table:table-cell>
          <table:table-cell office:value-type="float" office:value="18521025" calcext:value-type="float">
            <text:p>18521025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028" calcext:value-type="float">
            <text:p>185210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ktorya</text:p>
          </table:table-cell>
          <table:table-cell office:value-type="string" calcext:value-type="string">
            <text:p>Jan /Adamski/ parobek</text:p>
          </table:table-cell>
          <table:table-cell office:value-type="string" calcext:value-type="string">
            <text:p>Maryanna /Sniadecka/</text:p>
          </table:table-cell>
          <table:table-cell office:value-type="string" calcext:value-type="string">
            <text:p>Piotr /Klucżynski/</text:p>
          </table:table-cell>
          <table:table-cell office:value-type="string" calcext:value-type="string">
            <text:p>Żofia /Mężydłoska/</text:p>
          </table:table-cell>
          <table:table-cell office:value-type="float" office:value="18521025" calcext:value-type="float">
            <text:p>18521025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028" calcext:value-type="float">
            <text:p>185210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Michał /Szcżahoski/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yi /Janowiak/ parobek</text:p>
          </table:table-cell>
          <table:table-cell office:value-type="string" calcext:value-type="string">
            <text:p>Maryanna /Oziminska/</text:p>
          </table:table-cell>
          <table:table-cell office:value-type="float" office:value="18521026" calcext:value-type="float">
            <text:p>18521026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028" calcext:value-type="float">
            <text:p>185210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Jan /Frasż/ parobek</text:p>
          </table:table-cell>
          <table:table-cell office:value-type="string" calcext:value-type="string">
            <text:p>Michalena /Kolassa/</text:p>
          </table:table-cell>
          <table:table-cell office:value-type="string" calcext:value-type="string">
            <text:p>Jan /Gołębieski/</text:p>
          </table:table-cell>
          <table:table-cell office:value-type="string" calcext:value-type="string">
            <text:p>Maryanna /Kacżor/</text:p>
          </table:table-cell>
          <table:table-cell office:value-type="float" office:value="18521026" calcext:value-type="float">
            <text:p>18521026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029" calcext:value-type="float">
            <text:p>185210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Mateusż /Woźny/ wyrob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Ignacy /Mnich/</text:p>
          </table:table-cell>
          <table:table-cell office:value-type="string" calcext:value-type="string">
            <text:p>Anna /Woźna/</text:p>
          </table:table-cell>
          <table:table-cell office:value-type="float" office:value="18521028" calcext:value-type="float">
            <text:p>18521028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029" calcext:value-type="float">
            <text:p>1852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yi /Mazur/ wyrobnik</text:p>
          </table:table-cell>
          <table:table-cell office:value-type="string" calcext:value-type="string">
            <text:p>Magdalena /Brzezinska/</text:p>
          </table:table-cell>
          <table:table-cell office:value-type="string" calcext:value-type="string">
            <text:p>Łukasż /Brzeźinski/</text:p>
          </table:table-cell>
          <table:table-cell office:value-type="string" calcext:value-type="string">
            <text:p>Maryanna /Kusż/</text:p>
          </table:table-cell>
          <table:table-cell office:value-type="float" office:value="18521024" calcext:value-type="float">
            <text:p>18521024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105" calcext:value-type="float">
            <text:p>185211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ojciech /Kubicki/ wyrobnik</text:p>
          </table:table-cell>
          <table:table-cell office:value-type="string" calcext:value-type="string">
            <text:p>Maryanna /Woźna/</text:p>
          </table:table-cell>
          <table:table-cell office:value-type="string" calcext:value-type="string">
            <text:p>Michał /Gołębieski/</text:p>
          </table:table-cell>
          <table:table-cell office:value-type="string" calcext:value-type="string">
            <text:p>Małgorzata /Woźna/</text:p>
          </table:table-cell>
          <table:table-cell office:value-type="float" office:value="18521101" calcext:value-type="float">
            <text:p>18521101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100" calcext:value-type="float">
            <text:p>185211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żka</text:p>
          </table:table-cell>
          <table:table-cell office:value-type="string" calcext:value-type="string">
            <text:p>Andrzyi /Mazurek/</text:p>
          </table:table-cell>
          <table:table-cell office:value-type="string" calcext:value-type="string">
            <text:p>Magdalena</text:p>
          </table:table-cell>
          <table:table-cell table:number-columns-repeated="2"/>
          <table:table-cell office:value-type="float" office:value="18521101" calcext:value-type="float">
            <text:p>18521101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106" calcext:value-type="float">
            <text:p>18521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</text:p>
          </table:table-cell>
          <table:table-cell office:value-type="string" calcext:value-type="string">
            <text:p>Michał /Gawronski/ wyrobnik</text:p>
          </table:table-cell>
          <table:table-cell office:value-type="string" calcext:value-type="string">
            <text:p>Katarzyna /Nowakoska/</text:p>
          </table:table-cell>
          <table:table-cell office:value-type="string" calcext:value-type="string">
            <text:p>Jozef /Kujawa/</text:p>
          </table:table-cell>
          <table:table-cell office:value-type="string" calcext:value-type="string">
            <text:p>Paulina /Andrzejeska/</text:p>
          </table:table-cell>
          <table:table-cell office:value-type="float" office:value="18521101" calcext:value-type="float">
            <text:p>18521101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107" calcext:value-type="float">
            <text:p>1852110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alenty /Bielski/ parobek</text:p>
          </table:table-cell>
          <table:table-cell office:value-type="string" calcext:value-type="string">
            <text:p>Franciszka /Kantorska/</text:p>
          </table:table-cell>
          <table:table-cell office:value-type="string" calcext:value-type="string">
            <text:p>Marcin /Adamski/</text:p>
          </table:table-cell>
          <table:table-cell office:value-type="string" calcext:value-type="string">
            <text:p>Anna /Adamska/</text:p>
          </table:table-cell>
          <table:table-cell office:value-type="float" office:value="18521103" calcext:value-type="float">
            <text:p>18521103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108" calcext:value-type="float">
            <text:p>1852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August /Katamajski/ kuch</text:p>
          </table:table-cell>
          <table:table-cell office:value-type="string" calcext:value-type="string">
            <text:p>Maryanna /Piątkoska/</text:p>
          </table:table-cell>
          <table:table-cell office:value-type="string" calcext:value-type="string">
            <text:p>Hyppolit /Guttry/</text:p>
          </table:table-cell>
          <table:table-cell office:value-type="string" calcext:value-type="string">
            <text:p>Chelena /Maszcżynska/</text:p>
          </table:table-cell>
          <table:table-cell office:value-type="float" office:value="18521103" calcext:value-type="float">
            <text:p>18521103</text:p>
          </table:table-cell>
          <table:table-cell office:value-type="string" calcext:value-type="string">
            <text:p>twins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108" calcext:value-type="float">
            <text:p>1852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odor</text:p>
          </table:table-cell>
          <table:table-cell office:value-type="string" calcext:value-type="string">
            <text:p>August /Katamajski/ kuch</text:p>
          </table:table-cell>
          <table:table-cell office:value-type="string" calcext:value-type="string">
            <text:p>Maryanna /Piątkoska/</text:p>
          </table:table-cell>
          <table:table-cell office:value-type="string" calcext:value-type="string">
            <text:p>Francisżek /Jasinski/</text:p>
          </table:table-cell>
          <table:table-cell office:value-type="string" calcext:value-type="string">
            <text:p>Anna /Piątkoska/</text:p>
          </table:table-cell>
          <table:table-cell office:value-type="float" office:value="18521103" calcext:value-type="float">
            <text:p>18521103</text:p>
          </table:table-cell>
          <table:table-cell office:value-type="string" calcext:value-type="string">
            <text:p>twins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116" calcext:value-type="float">
            <text:p>1852111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Ignacy /Bykoski/ gospodarz</text:p>
          </table:table-cell>
          <table:table-cell office:value-type="string" calcext:value-type="string">
            <text:p>Maryanna /Szcżechoska/</text:p>
          </table:table-cell>
          <table:table-cell office:value-type="string" calcext:value-type="string">
            <text:p>Marcin /Pioterek/</text:p>
          </table:table-cell>
          <table:table-cell office:value-type="string" calcext:value-type="string">
            <text:p>Maryanna /Szcżechoska/</text:p>
          </table:table-cell>
          <table:table-cell office:value-type="float" office:value="18521106" calcext:value-type="float">
            <text:p>18521106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117" calcext:value-type="float">
            <text:p>1852111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rancisżek /Gwid/ gospodarz</text:p>
          </table:table-cell>
          <table:table-cell office:value-type="string" calcext:value-type="string">
            <text:p>Maryanna /Krakoska/</text:p>
          </table:table-cell>
          <table:table-cell office:value-type="string" calcext:value-type="string">
            <text:p>Jozef /Gwid/</text:p>
          </table:table-cell>
          <table:table-cell office:value-type="string" calcext:value-type="string">
            <text:p>Katarzyna /Szcżechoska/</text:p>
          </table:table-cell>
          <table:table-cell office:value-type="float" office:value="18521109" calcext:value-type="float">
            <text:p>18521109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120" calcext:value-type="float">
            <text:p>185211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n /Jankoski/ parobek</text:p>
          </table:table-cell>
          <table:table-cell office:value-type="string" calcext:value-type="string">
            <text:p>Teressa /Assik/</text:p>
          </table:table-cell>
          <table:table-cell office:value-type="string" calcext:value-type="string">
            <text:p>Jakób /Jozwiak/</text:p>
          </table:table-cell>
          <table:table-cell office:value-type="string" calcext:value-type="string">
            <text:p>Maryanna /Oźiminska/</text:p>
          </table:table-cell>
          <table:table-cell office:value-type="float" office:value="18521120" calcext:value-type="float">
            <text:p>18521120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126" calcext:value-type="float">
            <text:p>1852112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zef /Łukomski/ komornik</text:p>
          </table:table-cell>
          <table:table-cell office:value-type="string" calcext:value-type="string">
            <text:p>Wiktorya /Matycżynska/</text:p>
          </table:table-cell>
          <table:table-cell office:value-type="string" calcext:value-type="string">
            <text:p>Andrzyi /Śżafrański/</text:p>
          </table:table-cell>
          <table:table-cell office:value-type="string" calcext:value-type="string">
            <text:p>Katarzyna /Śżafranska/</text:p>
          </table:table-cell>
          <table:table-cell office:value-type="float" office:value="18521121" calcext:value-type="float">
            <text:p>18521121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127" calcext:value-type="float">
            <text:p>18521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żek Xawerz</text:p>
          </table:table-cell>
          <table:table-cell office:value-type="string" calcext:value-type="string">
            <text:p>Bartlomi /Wojtkowiak/ młynarz</text:p>
          </table:table-cell>
          <table:table-cell office:value-type="string" calcext:value-type="string">
            <text:p>Maryanna /Baczyńska/</text:p>
          </table:table-cell>
          <table:table-cell office:value-type="string" calcext:value-type="string">
            <text:p>Hyppolit /Guttry/</text:p>
          </table:table-cell>
          <table:table-cell office:value-type="string" calcext:value-type="string">
            <text:p>Maryanna /Katamajska/</text:p>
          </table:table-cell>
          <table:table-cell office:value-type="float" office:value="18521126" calcext:value-type="float">
            <text:p>18521126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213" calcext:value-type="float">
            <text:p>185212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Mnich/ gospodarz</text:p>
          </table:table-cell>
          <table:table-cell office:value-type="string" calcext:value-type="string">
            <text:p>Agniszka /Raminska/</text:p>
          </table:table-cell>
          <table:table-cell office:value-type="string" calcext:value-type="string">
            <text:p>Konstanty /Klawiński/</text:p>
          </table:table-cell>
          <table:table-cell office:value-type="string" calcext:value-type="string">
            <text:p>Maryanna /Mnich/</text:p>
          </table:table-cell>
          <table:table-cell office:value-type="float" office:value="18521205" calcext:value-type="float">
            <text:p>18521205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7" calcext:value-type="float">
            <text:p>57</text:p>
          </table:table-cell>
          <table:table-cell office:value-type="float" office:value="18521213" calcext:value-type="float">
            <text:p>18521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Borucki/ komornik</text:p>
          </table:table-cell>
          <table:table-cell office:value-type="string" calcext:value-type="string">
            <text:p>Teressa /Bącżynska/</text:p>
          </table:table-cell>
          <table:table-cell office:value-type="string" calcext:value-type="string">
            <text:p>Wojciech /Borucki/</text:p>
          </table:table-cell>
          <table:table-cell/>
          <table:table-cell office:value-type="float" office:value="18521205" calcext:value-type="float">
            <text:p>18521205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21212" calcext:value-type="float">
            <text:p>185212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ktorya</text:p>
          </table:table-cell>
          <table:table-cell office:value-type="string" calcext:value-type="string">
            <text:p>Jan /Kubasiak/ gospodarz</text:p>
          </table:table-cell>
          <table:table-cell office:value-type="string" calcext:value-type="string">
            <text:p>Maryanna /Pawlak/</text:p>
          </table:table-cell>
          <table:table-cell office:value-type="string" calcext:value-type="string">
            <text:p>Ignacy /Mnich/</text:p>
          </table:table-cell>
          <table:table-cell office:value-type="string" calcext:value-type="string">
            <text:p>Katarzyna /Kubasiak/</text:p>
          </table:table-cell>
          <table:table-cell office:value-type="float" office:value="18521206" calcext:value-type="float">
            <text:p>18521206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21213" calcext:value-type="float">
            <text:p>185212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iktor /Sobecki/ komornik</text:p>
          </table:table-cell>
          <table:table-cell office:value-type="string" calcext:value-type="string">
            <text:p>Walentyna /Jankoska/</text:p>
          </table:table-cell>
          <table:table-cell office:value-type="string" calcext:value-type="string">
            <text:p>Jan /Dąbroski/</text:p>
          </table:table-cell>
          <table:table-cell office:value-type="string" calcext:value-type="string">
            <text:p>Pelagia /Kieller/</text:p>
          </table:table-cell>
          <table:table-cell office:value-type="float" office:value="18521205" calcext:value-type="float">
            <text:p>18521205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21219" calcext:value-type="float">
            <text:p>18521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iktor /Jankoska/</text:p>
          </table:table-cell>
          <table:table-cell office:value-type="string" calcext:value-type="string">
            <text:p>Walentyna /Sobecka/</text:p>
          </table:table-cell>
          <table:table-cell office:value-type="string" calcext:value-type="string">
            <text:p>Jan /Dąbroski/</text:p>
          </table:table-cell>
          <table:table-cell office:value-type="string" calcext:value-type="string">
            <text:p>Pelagia /Keitter/</text:p>
          </table:table-cell>
          <table:table-cell office:value-type="float" office:value="18521207" calcext:value-type="float">
            <text:p>18521207</text:p>
          </table:table-cell>
          <table:table-cell office:value-type="string" calcext:value-type="string">
            <text:p>duplicate? has switched to father and mother z genetive nominative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21219" calcext:value-type="float">
            <text:p>1852121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ojciech /Gularski/ wyrobnik</text:p>
          </table:table-cell>
          <table:table-cell office:value-type="string" calcext:value-type="string">
            <text:p>Katarzyna /Chańkiewicż/</text:p>
          </table:table-cell>
          <table:table-cell office:value-type="string" calcext:value-type="string">
            <text:p>Marcin /Jaworski/</text:p>
          </table:table-cell>
          <table:table-cell office:value-type="string" calcext:value-type="string">
            <text:p>Magnalina /Chańkiewicż/</text:p>
          </table:table-cell>
          <table:table-cell office:value-type="float" office:value="18521214" calcext:value-type="float">
            <text:p>18521214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21220" calcext:value-type="float">
            <text:p>185212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ktorya</text:p>
          </table:table-cell>
          <table:table-cell office:value-type="string" calcext:value-type="string">
            <text:p>Andrzyi /Głon/ fornal</text:p>
          </table:table-cell>
          <table:table-cell office:value-type="string" calcext:value-type="string">
            <text:p>Maryanna /Armata/</text:p>
          </table:table-cell>
          <table:table-cell office:value-type="string" calcext:value-type="string">
            <text:p>Walenty /Armata/</text:p>
          </table:table-cell>
          <table:table-cell office:value-type="string" calcext:value-type="string">
            <text:p>Magdalena /Chetmaniak</text:p>
          </table:table-cell>
          <table:table-cell office:value-type="float" office:value="18521216" calcext:value-type="float">
            <text:p>18521216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21220" calcext:value-type="float">
            <text:p>185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żepan</text:p>
          </table:table-cell>
          <table:table-cell office:value-type="string" calcext:value-type="string">
            <text:p>Marcyin /Rzyski/ wyrobnik</text:p>
          </table:table-cell>
          <table:table-cell office:value-type="string" calcext:value-type="string">
            <text:p>Anna /Wysocka/</text:p>
          </table:table-cell>
          <table:table-cell office:value-type="string" calcext:value-type="string">
            <text:p>Antoni /Wyrwinski/</text:p>
          </table:table-cell>
          <table:table-cell office:value-type="string" calcext:value-type="string">
            <text:p>Agnisżka /Korzenieska/</text:p>
          </table:table-cell>
          <table:table-cell office:value-type="float" office:value="18521215" calcext:value-type="float">
            <text:p>18521215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21223" calcext:value-type="float">
            <text:p>1852122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Walenty /Pawlak/ wyrobnik</text:p>
          </table:table-cell>
          <table:table-cell office:value-type="string" calcext:value-type="string">
            <text:p>Barbara /Klisżeska/</text:p>
          </table:table-cell>
          <table:table-cell office:value-type="string" calcext:value-type="string">
            <text:p>Jan /Etter/</text:p>
          </table:table-cell>
          <table:table-cell office:value-type="string" calcext:value-type="string">
            <text:p>Jozefa /Rakowska/</text:p>
          </table:table-cell>
          <table:table-cell office:value-type="float" office:value="18521223" calcext:value-type="float">
            <text:p>18521223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21228" calcext:value-type="float">
            <text:p>18521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i</text:p>
          </table:table-cell>
          <table:table-cell office:value-type="string" calcext:value-type="string">
            <text:p>Woyciech /Hetmann/ komornik</text:p>
          </table:table-cell>
          <table:table-cell office:value-type="string" calcext:value-type="string">
            <text:p>Antonina /Rzyska/</text:p>
          </table:table-cell>
          <table:table-cell office:value-type="string" calcext:value-type="string">
            <text:p>Michał /Wądolek/</text:p>
          </table:table-cell>
          <table:table-cell office:value-type="string" calcext:value-type="string">
            <text:p>Jozefa /Juńcewska/</text:p>
          </table:table-cell>
          <table:table-cell office:value-type="float" office:value="18521225" calcext:value-type="float">
            <text:p>18521225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21231" calcext:value-type="float">
            <text:p>1852123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Karol /Chetmann/ wyrobnik</text:p>
          </table:table-cell>
          <table:table-cell office:value-type="string" calcext:value-type="string">
            <text:p>Chelena /Janicki/</text:p>
          </table:table-cell>
          <table:table-cell office:value-type="string" calcext:value-type="string">
            <text:p>Jan /Walkoski/</text:p>
          </table:table-cell>
          <table:table-cell office:value-type="string" calcext:value-type="string">
            <text:p>Angiela /Janicka/</text:p>
          </table:table-cell>
          <table:table-cell office:value-type="float" office:value="18521228" calcext:value-type="float">
            <text:p>18521228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21208" calcext:value-type="float">
            <text:p>185212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ł /Kowalski/ wyrobnik</text:p>
          </table:table-cell>
          <table:table-cell office:value-type="string" calcext:value-type="string">
            <text:p>Maryanna</text:p>
          </table:table-cell>
          <table:table-cell table:number-columns-repeated="2"/>
          <table:table-cell office:value-type="float" office:value="18521208" calcext:value-type="float">
            <text:p>18521208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30100" calcext:value-type="float">
            <text:p>185301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efania Jozefa</text:p>
          </table:table-cell>
          <table:table-cell office:value-type="string" calcext:value-type="string">
            <text:p>Wawrzyn /Kujawa/ włodarz</text:p>
          </table:table-cell>
          <table:table-cell office:value-type="string" calcext:value-type="string">
            <text:p>Żużanna /Zielińska/</text:p>
          </table:table-cell>
          <table:table-cell office:value-type="string" calcext:value-type="string">
            <text:p>Jozef /Duchelski/</text:p>
          </table:table-cell>
          <table:table-cell office:value-type="string" calcext:value-type="string">
            <text:p>Jozefa /Dalesżyzeska/</text:p>
          </table:table-cell>
          <table:table-cell office:value-type="float" office:value="18530101" calcext:value-type="float">
            <text:p>18530101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30100" calcext:value-type="float">
            <text:p>185301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Francisżek /Stomkoski/</text:p>
          </table:table-cell>
          <table:table-cell office:value-type="string" calcext:value-type="string">
            <text:p>Michalena</text:p>
          </table:table-cell>
          <table:table-cell table:number-columns-repeated="3"/>
          <table:table-cell office:value-type="string" calcext:value-type="string">
            <text:p>incomplete entry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30106" calcext:value-type="float">
            <text:p>1853010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negunda</text:p>
          </table:table-cell>
          <table:table-cell office:value-type="string" calcext:value-type="string">
            <text:p>Śoliwar /Trzebny/ kowal</text:p>
          </table:table-cell>
          <table:table-cell office:value-type="string" calcext:value-type="string">
            <text:p>Maryanna /Kusż/</text:p>
          </table:table-cell>
          <table:table-cell office:value-type="string" calcext:value-type="string">
            <text:p>Michał /Ozminski/</text:p>
          </table:table-cell>
          <table:table-cell office:value-type="string" calcext:value-type="string">
            <text:p>Maryanna /Bykowska/</text:p>
          </table:table-cell>
          <table:table-cell office:value-type="float" office:value="18530106" calcext:value-type="float">
            <text:p>18530106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30111" calcext:value-type="float">
            <text:p>1853011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Piotr /Kusż/ gospodarz</text:p>
          </table:table-cell>
          <table:table-cell office:value-type="string" calcext:value-type="string">
            <text:p>Anna /Śżmaja/</text:p>
          </table:table-cell>
          <table:table-cell office:value-type="string" calcext:value-type="string">
            <text:p>Jan /Kusż/</text:p>
          </table:table-cell>
          <table:table-cell office:value-type="string" calcext:value-type="string">
            <text:p>Agnisżka /Śżmaja/</text:p>
          </table:table-cell>
          <table:table-cell office:value-type="float" office:value="18530110" calcext:value-type="float">
            <text:p>18530110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30111" calcext:value-type="float">
            <text:p>1853011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Marcin /Pioterek/</text:p>
          </table:table-cell>
          <table:table-cell office:value-type="string" calcext:value-type="string">
            <text:p>Katarzyna /Janowiak/</text:p>
          </table:table-cell>
          <table:table-cell office:value-type="string" calcext:value-type="string">
            <text:p>Roch /Janowiak/</text:p>
          </table:table-cell>
          <table:table-cell office:value-type="string" calcext:value-type="string">
            <text:p>Maryanna /Wozna/</text:p>
          </table:table-cell>
          <table:table-cell office:value-type="float" office:value="18530110" calcext:value-type="float">
            <text:p>18530110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30116" calcext:value-type="float">
            <text:p>1853011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Wincenty /Kowaleski/</text:p>
          </table:table-cell>
          <table:table-cell office:value-type="string" calcext:value-type="string">
            <text:p>Anna /Dębska/</text:p>
          </table:table-cell>
          <table:table-cell office:value-type="string" calcext:value-type="string">
            <text:p>Łukasż /Andrzejewski/</text:p>
          </table:table-cell>
          <table:table-cell office:value-type="string" calcext:value-type="string">
            <text:p>Anna /Dobrzyńska/</text:p>
          </table:table-cell>
          <table:table-cell office:value-type="float" office:value="18530113" calcext:value-type="float">
            <text:p>18530113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30118" calcext:value-type="float">
            <text:p>185301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Michał /Czuja/</text:p>
          </table:table-cell>
          <table:table-cell office:value-type="string" calcext:value-type="string">
            <text:p>Katarzyna /Korbal/</text:p>
          </table:table-cell>
          <table:table-cell office:value-type="string" calcext:value-type="string">
            <text:p>Mateusz /Wozny/</text:p>
          </table:table-cell>
          <table:table-cell office:value-type="string" calcext:value-type="string">
            <text:p>Maryanna /Derezinska/</text:p>
          </table:table-cell>
          <table:table-cell office:value-type="float" office:value="18530110" calcext:value-type="float">
            <text:p>18530110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30118" calcext:value-type="float">
            <text:p>185301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zka</text:p>
          </table:table-cell>
          <table:table-cell office:value-type="string" calcext:value-type="string">
            <text:p>Sobestian /Boniański/</text:p>
          </table:table-cell>
          <table:table-cell office:value-type="string" calcext:value-type="string">
            <text:p>Michalina /Kinkiewiz/</text:p>
          </table:table-cell>
          <table:table-cell office:value-type="string" calcext:value-type="string">
            <text:p>Mateusz /Boniański/</text:p>
          </table:table-cell>
          <table:table-cell office:value-type="string" calcext:value-type="string">
            <text:p>Maryanna /Zwisa/</text:p>
          </table:table-cell>
          <table:table-cell office:value-type="float" office:value="18530111" calcext:value-type="float">
            <text:p>18530111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30121" calcext:value-type="float">
            <text:p>18530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zka</text:p>
          </table:table-cell>
          <table:table-cell office:value-type="string" calcext:value-type="string">
            <text:p>Wojciech /Wesoleski/</text:p>
          </table:table-cell>
          <table:table-cell office:value-type="string" calcext:value-type="string">
            <text:p>Karolina /Kujawa/</text:p>
          </table:table-cell>
          <table:table-cell office:value-type="string" calcext:value-type="string">
            <text:p>Kazimierz /Kujawa/</text:p>
          </table:table-cell>
          <table:table-cell office:value-type="string" calcext:value-type="string">
            <text:p>Katarzyna /Kusz/</text:p>
          </table:table-cell>
          <table:table-cell office:value-type="float" office:value="18530120" calcext:value-type="float">
            <text:p>18530120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30121" calcext:value-type="float">
            <text:p>18530121</text:p>
          </table:table-cell>
          <table:table-cell office:value-type="string" calcext:value-type="string">
            <text:p>Kopan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Maxymillian /Hanyzewski/</text:p>
          </table:table-cell>
          <table:table-cell office:value-type="string" calcext:value-type="string">
            <text:p>Paulina /Wielandoska/</text:p>
          </table:table-cell>
          <table:table-cell office:value-type="string" calcext:value-type="string">
            <text:p>Jozef /Wozny/</text:p>
          </table:table-cell>
          <table:table-cell office:value-type="string" calcext:value-type="string">
            <text:p>Agniszka /Wielandoska/</text:p>
          </table:table-cell>
          <table:table-cell office:value-type="float" office:value="18530121" calcext:value-type="float">
            <text:p>18530121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8" calcext:value-type="float">
            <text:p>58</text:p>
          </table:table-cell>
          <table:table-cell office:value-type="float" office:value="18530100" calcext:value-type="float">
            <text:p>185301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zka</text:p>
          </table:table-cell>
          <table:table-cell office:value-type="string" calcext:value-type="string">
            <text:p>Antonius /Pazderski/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Hippolit /Guttry/</text:p>
          </table:table-cell>
          <table:table-cell office:value-type="string" calcext:value-type="string">
            <text:p>Xavera /Tomaszeska/</text:p>
          </table:table-cell>
          <table:table-cell office:value-type="float" office:value="18530115" calcext:value-type="float">
            <text:p>18530115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9" calcext:value-type="float">
            <text:p>59</text:p>
          </table:table-cell>
          <table:table-cell office:value-type="float" office:value="18530500" calcext:value-type="float">
            <text:p>185305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tinus /Paprock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Hippolit /Guttry/</text:p>
          </table:table-cell>
          <table:table-cell office:value-type="string" calcext:value-type="string">
            <text:p>/Pazderska/</text:p>
          </table:table-cell>
          <table:table-cell office:value-type="float" office:value="18530517" calcext:value-type="float">
            <text:p>18530517</text:p>
          </table:table-cell>
          <table:table-cell table:number-columns-repeated="1013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9" calcext:value-type="float">
            <text:p>59</text:p>
          </table:table-cell>
          <table:table-cell office:value-type="float" office:value="18531000" calcext:value-type="float">
            <text:p>1853100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ieliń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exander /Dalesżynski/ de Starężyn</text:p>
          </table:table-cell>
          <table:table-cell office:value-type="string" calcext:value-type="string">
            <text:p>Veronica /Markiewicz/ de Starężyn</text:p>
          </table:table-cell>
          <table:table-cell office:value-type="float" office:value="18531013" calcext:value-type="float">
            <text:p>18531013</text:p>
          </table:table-cell>
          <table:table-cell office:value-type="string" calcext:value-type="string">
            <text:p>attachment; year assumed</text:p>
          </table:table-cell>
          <table:table-cell table:number-columns-repeated="1012"/>
        </table:table-row>
        <table:table-row table:style-name="ro2">
          <table:table-cell office:value-type="float" office:value="2152674" calcext:value-type="float">
            <text:p>2152674</text:p>
          </table:table-cell>
          <table:table-cell office:value-type="float" office:value="59" calcext:value-type="float">
            <text:p>59</text:p>
          </table:table-cell>
          <table:table-cell office:value-type="float" office:value="18531000" calcext:value-type="float">
            <text:p>1853100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omas /Woźniak/</text:p>
          </table:table-cell>
          <table:table-cell office:value-type="string" calcext:value-type="string">
            <text:p>Marianna /Pioterek/</text:p>
          </table:table-cell>
          <table:table-cell office:value-type="string" calcext:value-type="string">
            <text:p>Martinus /Pioterek/ de Juńcewo</text:p>
          </table:table-cell>
          <table:table-cell office:value-type="string" calcext:value-type="string">
            <text:p>Catharina /Pioterek/ de Juńcewo</text:p>
          </table:table-cell>
          <table:table-cell table:number-columns-repeated="1014"/>
        </table:table-row>
        <table:table-row table:style-name="ro2" table:number-rows-repeated="10472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4:41:42.9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dc:date>2021-12-30T19:40:11.814000000</dc:date>
    <meta:editing-duration>P1DT5H26M55S</meta:editing-duration>
    <meta:editing-cycles>488</meta:editing-cycles>
    <meta:document-statistic meta:table-count="1" meta:cell-count="13203" meta:object-count="0"/>
  </office:meta>
</office:document-meta>
</file>